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865" calcext:value-type="float">
            <text:p>0,000865</text:p>
          </table:table-cell>
          <table:table-cell office:value-type="float" office:value="0.002017" calcext:value-type="float">
            <text:p>0,002017</text:p>
          </table:table-cell>
          <table:table-cell office:value-type="float" office:value="0.00388" calcext:value-type="float">
            <text:p>0,00388</text:p>
          </table:table-cell>
          <table:table-cell office:value-type="float" office:value="0.016344" calcext:value-type="float">
            <text:p>0,016344</text:p>
          </table:table-cell>
          <table:table-cell office:value-type="float" office:value="0.044744" calcext:value-type="float">
            <text:p>0,044744</text:p>
          </table:table-cell>
          <table:table-cell office:value-type="float" office:value="0.098469" calcext:value-type="float">
            <text:p>0,098469</text:p>
          </table:table-cell>
          <table:table-cell office:value-type="float" office:value="0.153374" calcext:value-type="float">
            <text:p>0,153374</text:p>
          </table:table-cell>
          <table:table-cell office:value-type="float" office:value="0.379656" calcext:value-type="float">
            <text:p>0,379656</text:p>
          </table:table-cell>
          <table:table-cell office:value-type="float" office:value="0.752823" calcext:value-type="float">
            <text:p>0,752823</text:p>
          </table:table-cell>
          <table:table-cell office:value-type="float" office:value="0.819379" calcext:value-type="float">
            <text:p>0,819379</text:p>
          </table:table-cell>
          <table:table-cell office:value-type="float" office:value="0.145246" calcext:value-type="float">
            <text:p>0,1452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115" calcext:value-type="float">
            <text:p>0,000115</text:p>
          </table:table-cell>
          <table:table-cell office:value-type="float" office:value="0.003345" calcext:value-type="float">
            <text:p>0,003345</text:p>
          </table:table-cell>
          <table:table-cell office:value-type="float" office:value="0.038959" calcext:value-type="float">
            <text:p>0,038959</text:p>
          </table:table-cell>
          <table:table-cell office:value-type="float" office:value="0.104723" calcext:value-type="float">
            <text:p>0,104723</text:p>
          </table:table-cell>
          <table:table-cell office:value-type="float" office:value="0.17517" calcext:value-type="float">
            <text:p>0,17517</text:p>
          </table:table-cell>
          <table:table-cell office:value-type="float" office:value="0.408729" calcext:value-type="float">
            <text:p>0,408729</text:p>
          </table:table-cell>
          <table:table-cell office:value-type="float" office:value="0.60724" calcext:value-type="float">
            <text:p>0,60724</text:p>
          </table:table-cell>
          <table:table-cell office:value-type="float" office:value="0.714545" calcext:value-type="float">
            <text:p>0,714545</text:p>
          </table:table-cell>
          <table:table-cell office:value-type="float" office:value="0.77554" calcext:value-type="float">
            <text:p>0,77554</text:p>
          </table:table-cell>
          <table:table-cell office:value-type="float" office:value="0.782839" calcext:value-type="float">
            <text:p>0,782839</text:p>
          </table:table-cell>
          <table:table-cell office:value-type="float" office:value="0.794181" calcext:value-type="float">
            <text:p>0,794181</text:p>
          </table:table-cell>
          <table:table-cell office:value-type="float" office:value="0.819379" calcext:value-type="float">
            <text:p>0,819379</text:p>
          </table:table-cell>
          <table:table-cell office:value-type="float" office:value="0.440527" calcext:value-type="float">
            <text:p>0,4405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016208" calcext:value-type="float">
            <text:p>0,016208</text:p>
          </table:table-cell>
          <table:table-cell office:value-type="float" office:value="0.119998" calcext:value-type="float">
            <text:p>0,119998</text:p>
          </table:table-cell>
          <table:table-cell office:value-type="float" office:value="0.371262" calcext:value-type="float">
            <text:p>0,371262</text:p>
          </table:table-cell>
          <table:table-cell office:value-type="float" office:value="0.579185" calcext:value-type="float">
            <text:p>0,579185</text:p>
          </table:table-cell>
          <table:table-cell office:value-type="float" office:value="0.694553" calcext:value-type="float">
            <text:p>0,694553</text:p>
          </table:table-cell>
          <table:table-cell office:value-type="float" office:value="0.758404" calcext:value-type="float">
            <text:p>0,758404</text:p>
          </table:table-cell>
          <table:table-cell office:value-type="float" office:value="0.781823" calcext:value-type="float">
            <text:p>0,781823</text:p>
          </table:table-cell>
          <table:table-cell office:value-type="float" office:value="0.782527" calcext:value-type="float">
            <text:p>0,782527</text:p>
          </table:table-cell>
          <table:table-cell office:value-type="float" office:value="0.783339" calcext:value-type="float">
            <text:p>0,783339</text:p>
          </table:table-cell>
          <table:table-cell office:value-type="float" office:value="0.800629" calcext:value-type="float">
            <text:p>0,800629</text:p>
          </table:table-cell>
          <table:table-cell office:value-type="float" office:value="0.828575" calcext:value-type="float">
            <text:p>0,828575</text:p>
          </table:table-cell>
          <table:table-cell office:value-type="float" office:value="0.568793" calcext:value-type="float">
            <text:p>0,56879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32244" calcext:value-type="float">
            <text:p>0,032244</text:p>
          </table:table-cell>
          <table:table-cell office:value-type="float" office:value="0.225602" calcext:value-type="float">
            <text:p>0,225602</text:p>
          </table:table-cell>
          <table:table-cell office:value-type="float" office:value="0.593948" calcext:value-type="float">
            <text:p>0,593948</text:p>
          </table:table-cell>
          <table:table-cell office:value-type="float" office:value="0.710417" calcext:value-type="float">
            <text:p>0,710417</text:p>
          </table:table-cell>
          <table:table-cell office:value-type="float" office:value="0.762559" calcext:value-type="float">
            <text:p>0,762559</text:p>
          </table:table-cell>
          <table:table-cell office:value-type="float" office:value="0.781097" calcext:value-type="float">
            <text:p>0,781097</text:p>
          </table:table-cell>
          <table:table-cell office:value-type="float" office:value="0.782336" calcext:value-type="float">
            <text:p>0,782336</text:p>
          </table:table-cell>
          <table:table-cell office:value-type="float" office:value="0.782839" calcext:value-type="float">
            <text:p>0,782839</text:p>
          </table:table-cell>
          <table:table-cell office:value-type="float" office:value="0.783542" calcext:value-type="float">
            <text:p>0,783542</text:p>
          </table:table-cell>
          <table:table-cell office:value-type="float" office:value="0.802433" calcext:value-type="float">
            <text:p>0,802433</text:p>
          </table:table-cell>
          <table:table-cell office:value-type="float" office:value="0.828575" calcext:value-type="float">
            <text:p>0,828575</text:p>
          </table:table-cell>
          <table:table-cell office:value-type="float" office:value="0.625702" calcext:value-type="float">
            <text:p>0,6257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3" calcext:value-type="float">
            <text:p>0,000023</text:p>
          </table:table-cell>
          <table:table-cell office:value-type="float" office:value="0.070997" calcext:value-type="float">
            <text:p>0,070997</text:p>
          </table:table-cell>
          <table:table-cell office:value-type="float" office:value="0.49153" calcext:value-type="float">
            <text:p>0,49153</text:p>
          </table:table-cell>
          <table:table-cell office:value-type="float" office:value="0.691764" calcext:value-type="float">
            <text:p>0,691764</text:p>
          </table:table-cell>
          <table:table-cell office:value-type="float" office:value="0.756777" calcext:value-type="float">
            <text:p>0,756777</text:p>
          </table:table-cell>
          <table:table-cell office:value-type="float" office:value="0.779884" calcext:value-type="float">
            <text:p>0,779884</text:p>
          </table:table-cell>
          <table:table-cell office:value-type="float" office:value="0.782144" calcext:value-type="float">
            <text:p>0,782144</text:p>
          </table:table-cell>
          <table:table-cell office:value-type="float" office:value="0.782653" calcext:value-type="float">
            <text:p>0,782653</text:p>
          </table:table-cell>
          <table:table-cell office:value-type="float" office:value="0.783132" calcext:value-type="float">
            <text:p>0,783132</text:p>
          </table:table-cell>
          <table:table-cell office:value-type="float" office:value="0.783618" calcext:value-type="float">
            <text:p>0,783618</text:p>
          </table:table-cell>
          <table:table-cell office:value-type="float" office:value="0.807889" calcext:value-type="float">
            <text:p>0,807889</text:p>
          </table:table-cell>
          <table:table-cell office:value-type="float" office:value="0.828575" calcext:value-type="float">
            <text:p>0,828575</text:p>
          </table:table-cell>
          <table:table-cell office:value-type="float" office:value="0.673039" calcext:value-type="float">
            <text:p>0,6730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77555" calcext:value-type="float">
            <text:p>0,077555</text:p>
          </table:table-cell>
          <table:table-cell office:value-type="float" office:value="0.574714" calcext:value-type="float">
            <text:p>0,574714</text:p>
          </table:table-cell>
          <table:table-cell office:value-type="float" office:value="0.725751" calcext:value-type="float">
            <text:p>0,725751</text:p>
          </table:table-cell>
          <table:table-cell office:value-type="float" office:value="0.772974" calcext:value-type="float">
            <text:p>0,772974</text:p>
          </table:table-cell>
          <table:table-cell office:value-type="float" office:value="0.781661" calcext:value-type="float">
            <text:p>0,781661</text:p>
          </table:table-cell>
          <table:table-cell office:value-type="float" office:value="0.782292" calcext:value-type="float">
            <text:p>0,782292</text:p>
          </table:table-cell>
          <table:table-cell office:value-type="float" office:value="0.782828" calcext:value-type="float">
            <text:p>0,782828</text:p>
          </table:table-cell>
          <table:table-cell office:value-type="float" office:value="0.783274" calcext:value-type="float">
            <text:p>0,783274</text:p>
          </table:table-cell>
          <table:table-cell office:value-type="float" office:value="0.78419" calcext:value-type="float">
            <text:p>0,78419</text:p>
          </table:table-cell>
          <table:table-cell office:value-type="float" office:value="0.811104" calcext:value-type="float">
            <text:p>0,811104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687634" calcext:value-type="float">
            <text:p>0,6876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448" calcext:value-type="float">
            <text:p>0,001448</text:p>
          </table:table-cell>
          <table:table-cell office:value-type="float" office:value="0.137955" calcext:value-type="float">
            <text:p>0,137955</text:p>
          </table:table-cell>
          <table:table-cell office:value-type="float" office:value="0.62372" calcext:value-type="float">
            <text:p>0,62372</text:p>
          </table:table-cell>
          <table:table-cell office:value-type="float" office:value="0.7398" calcext:value-type="float">
            <text:p>0,7398</text:p>
          </table:table-cell>
          <table:table-cell office:value-type="float" office:value="0.778159" calcext:value-type="float">
            <text:p>0,778159</text:p>
          </table:table-cell>
          <table:table-cell office:value-type="float" office:value="0.78161" calcext:value-type="float">
            <text:p>0,78161</text:p>
          </table:table-cell>
          <table:table-cell office:value-type="float" office:value="0.782273" calcext:value-type="float">
            <text:p>0,782273</text:p>
          </table:table-cell>
          <table:table-cell office:value-type="float" office:value="0.782707" calcext:value-type="float">
            <text:p>0,782707</text:p>
          </table:table-cell>
          <table:table-cell office:value-type="float" office:value="0.783157" calcext:value-type="float">
            <text:p>0,783157</text:p>
          </table:table-cell>
          <table:table-cell office:value-type="float" office:value="0.783594" calcext:value-type="float">
            <text:p>0,783594</text:p>
          </table:table-cell>
          <table:table-cell office:value-type="float" office:value="0.8091" calcext:value-type="float">
            <text:p>0,8091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00207" calcext:value-type="float">
            <text:p>0,7002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092" calcext:value-type="float">
            <text:p>0,000092</text:p>
          </table:table-cell>
          <table:table-cell office:value-type="float" office:value="0.124128" calcext:value-type="float">
            <text:p>0,124128</text:p>
          </table:table-cell>
          <table:table-cell office:value-type="float" office:value="0.631141" calcext:value-type="float">
            <text:p>0,631141</text:p>
          </table:table-cell>
          <table:table-cell office:value-type="float" office:value="0.7408" calcext:value-type="float">
            <text:p>0,7408</text:p>
          </table:table-cell>
          <table:table-cell office:value-type="float" office:value="0.777657" calcext:value-type="float">
            <text:p>0,777657</text:p>
          </table:table-cell>
          <table:table-cell office:value-type="float" office:value="0.781673" calcext:value-type="float">
            <text:p>0,781673</text:p>
          </table:table-cell>
          <table:table-cell office:value-type="float" office:value="0.782239" calcext:value-type="float">
            <text:p>0,782239</text:p>
          </table:table-cell>
          <table:table-cell office:value-type="float" office:value="0.782643" calcext:value-type="float">
            <text:p>0,782643</text:p>
          </table:table-cell>
          <table:table-cell office:value-type="float" office:value="0.783109" calcext:value-type="float">
            <text:p>0,783109</text:p>
          </table:table-cell>
          <table:table-cell office:value-type="float" office:value="0.783571" calcext:value-type="float">
            <text:p>0,783571</text:p>
          </table:table-cell>
          <table:table-cell office:value-type="float" office:value="0.810485" calcext:value-type="float">
            <text:p>0,810485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699744" calcext:value-type="float">
            <text:p>0,6997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851" calcext:value-type="float">
            <text:p>0,000851</text:p>
          </table:table-cell>
          <table:table-cell office:value-type="float" office:value="0.282826" calcext:value-type="float">
            <text:p>0,282826</text:p>
          </table:table-cell>
          <table:table-cell office:value-type="float" office:value="0.730046" calcext:value-type="float">
            <text:p>0,730046</text:p>
          </table:table-cell>
          <table:table-cell office:value-type="float" office:value="0.776013" calcext:value-type="float">
            <text:p>0,776013</text:p>
          </table:table-cell>
          <table:table-cell office:value-type="float" office:value="0.781546" calcext:value-type="float">
            <text:p>0,781546</text:p>
          </table:table-cell>
          <table:table-cell office:value-type="float" office:value="0.782058" calcext:value-type="float">
            <text:p>0,782058</text:p>
          </table:table-cell>
          <table:table-cell office:value-type="float" office:value="0.782396" calcext:value-type="float">
            <text:p>0,782396</text:p>
          </table:table-cell>
          <table:table-cell office:value-type="float" office:value="0.782854" calcext:value-type="float">
            <text:p>0,782854</text:p>
          </table:table-cell>
          <table:table-cell office:value-type="float" office:value="0.783274" calcext:value-type="float">
            <text:p>0,783274</text:p>
          </table:table-cell>
          <table:table-cell office:value-type="float" office:value="0.783925" calcext:value-type="float">
            <text:p>0,783925</text:p>
          </table:table-cell>
          <table:table-cell office:value-type="float" office:value="0.812191" calcext:value-type="float">
            <text:p>0,812191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29713" calcext:value-type="float">
            <text:p>0,72971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0529" calcext:value-type="float">
            <text:p>0,050529</text:p>
          </table:table-cell>
          <table:table-cell office:value-type="float" office:value="0.305773" calcext:value-type="float">
            <text:p>0,305773</text:p>
          </table:table-cell>
          <table:table-cell office:value-type="float" office:value="0.718225" calcext:value-type="float">
            <text:p>0,718225</text:p>
          </table:table-cell>
          <table:table-cell office:value-type="float" office:value="0.774577" calcext:value-type="float">
            <text:p>0,774577</text:p>
          </table:table-cell>
          <table:table-cell office:value-type="float" office:value="0.781297" calcext:value-type="float">
            <text:p>0,781297</text:p>
          </table:table-cell>
          <table:table-cell office:value-type="float" office:value="0.781951" calcext:value-type="float">
            <text:p>0,781951</text:p>
          </table:table-cell>
          <table:table-cell office:value-type="float" office:value="0.7823" calcext:value-type="float">
            <text:p>0,7823</text:p>
          </table:table-cell>
          <table:table-cell office:value-type="float" office:value="0.782767" calcext:value-type="float">
            <text:p>0,782767</text:p>
          </table:table-cell>
          <table:table-cell office:value-type="float" office:value="0.783263" calcext:value-type="float">
            <text:p>0,783263</text:p>
          </table:table-cell>
          <table:table-cell office:value-type="float" office:value="0.784622" calcext:value-type="float">
            <text:p>0,784622</text:p>
          </table:table-cell>
          <table:table-cell office:value-type="float" office:value="0.816891" calcext:value-type="float">
            <text:p>0,816891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31167" calcext:value-type="float">
            <text:p>0,7311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437" calcext:value-type="float">
            <text:p>0,000437</text:p>
          </table:table-cell>
          <table:table-cell office:value-type="float" office:value="0.246049" calcext:value-type="float">
            <text:p>0,246049</text:p>
          </table:table-cell>
          <table:table-cell office:value-type="float" office:value="0.72807" calcext:value-type="float">
            <text:p>0,72807</text:p>
          </table:table-cell>
          <table:table-cell office:value-type="float" office:value="0.776152" calcext:value-type="float">
            <text:p>0,776152</text:p>
          </table:table-cell>
          <table:table-cell office:value-type="float" office:value="0.781124" calcext:value-type="float">
            <text:p>0,781124</text:p>
          </table:table-cell>
          <table:table-cell office:value-type="float" office:value="0.781924" calcext:value-type="float">
            <text:p>0,781924</text:p>
          </table:table-cell>
          <table:table-cell office:value-type="float" office:value="0.782361" calcext:value-type="float">
            <text:p>0,782361</text:p>
          </table:table-cell>
          <table:table-cell office:value-type="float" office:value="0.78276" calcext:value-type="float">
            <text:p>0,78276</text:p>
          </table:table-cell>
          <table:table-cell office:value-type="float" office:value="0.783247" calcext:value-type="float">
            <text:p>0,783247</text:p>
          </table:table-cell>
          <table:table-cell office:value-type="float" office:value="0.785017" calcext:value-type="float">
            <text:p>0,785017</text:p>
          </table:table-cell>
          <table:table-cell office:value-type="float" office:value="0.819183" calcext:value-type="float">
            <text:p>0,819183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26589" calcext:value-type="float">
            <text:p>0,72658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44506" calcext:value-type="float">
            <text:p>0,044506</text:p>
          </table:table-cell>
          <table:table-cell office:value-type="float" office:value="0.48902" calcext:value-type="float">
            <text:p>0,48902</text:p>
          </table:table-cell>
          <table:table-cell office:value-type="float" office:value="0.764432" calcext:value-type="float">
            <text:p>0,764432</text:p>
          </table:table-cell>
          <table:table-cell office:value-type="float" office:value="0.780833" calcext:value-type="float">
            <text:p>0,780833</text:p>
          </table:table-cell>
          <table:table-cell office:value-type="float" office:value="0.781808" calcext:value-type="float">
            <text:p>0,781808</text:p>
          </table:table-cell>
          <table:table-cell office:value-type="float" office:value="0.782124" calcext:value-type="float">
            <text:p>0,782124</text:p>
          </table:table-cell>
          <table:table-cell office:value-type="float" office:value="0.782488" calcext:value-type="float">
            <text:p>0,782488</text:p>
          </table:table-cell>
          <table:table-cell office:value-type="float" office:value="0.782839" calcext:value-type="float">
            <text:p>0,782839</text:p>
          </table:table-cell>
          <table:table-cell office:value-type="float" office:value="0.783221" calcext:value-type="float">
            <text:p>0,783221</text:p>
          </table:table-cell>
          <table:table-cell office:value-type="float" office:value="0.78361" calcext:value-type="float">
            <text:p>0,78361</text:p>
          </table:table-cell>
          <table:table-cell office:value-type="float" office:value="0.807957" calcext:value-type="float">
            <text:p>0,807957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3833" calcext:value-type="float">
            <text:p>0,7538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423" calcext:value-type="float">
            <text:p>0,00423</text:p>
          </table:table-cell>
          <table:table-cell office:value-type="float" office:value="0.545203" calcext:value-type="float">
            <text:p>0,545203</text:p>
          </table:table-cell>
          <table:table-cell office:value-type="float" office:value="0.774633" calcext:value-type="float">
            <text:p>0,774633</text:p>
          </table:table-cell>
          <table:table-cell office:value-type="float" office:value="0.78134" calcext:value-type="float">
            <text:p>0,78134</text:p>
          </table:table-cell>
          <table:table-cell office:value-type="float" office:value="0.78202" calcext:value-type="float">
            <text:p>0,78202</text:p>
          </table:table-cell>
          <table:table-cell office:value-type="float" office:value="0.782312" calcext:value-type="float">
            <text:p>0,782312</text:p>
          </table:table-cell>
          <table:table-cell office:value-type="float" office:value="0.78259" calcext:value-type="float">
            <text:p>0,78259</text:p>
          </table:table-cell>
          <table:table-cell office:value-type="float" office:value="0.782874" calcext:value-type="float">
            <text:p>0,782874</text:p>
          </table:table-cell>
          <table:table-cell office:value-type="float" office:value="0.783205" calcext:value-type="float">
            <text:p>0,783205</text:p>
          </table:table-cell>
          <table:table-cell office:value-type="float" office:value="0.783989" calcext:value-type="float">
            <text:p>0,783989</text:p>
          </table:table-cell>
          <table:table-cell office:value-type="float" office:value="0.814474" calcext:value-type="float">
            <text:p>0,814474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61264" calcext:value-type="float">
            <text:p>0,7612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2115" calcext:value-type="float">
            <text:p>0,002115</text:p>
          </table:table-cell>
          <table:table-cell office:value-type="float" office:value="0.512904" calcext:value-type="float">
            <text:p>0,512904</text:p>
          </table:table-cell>
          <table:table-cell office:value-type="float" office:value="0.766564" calcext:value-type="float">
            <text:p>0,766564</text:p>
          </table:table-cell>
          <table:table-cell office:value-type="float" office:value="0.780645" calcext:value-type="float">
            <text:p>0,780645</text:p>
          </table:table-cell>
          <table:table-cell office:value-type="float" office:value="0.781792" calcext:value-type="float">
            <text:p>0,781792</text:p>
          </table:table-cell>
          <table:table-cell office:value-type="float" office:value="0.782119" calcext:value-type="float">
            <text:p>0,782119</text:p>
          </table:table-cell>
          <table:table-cell office:value-type="float" office:value="0.782427" calcext:value-type="float">
            <text:p>0,782427</text:p>
          </table:table-cell>
          <table:table-cell office:value-type="float" office:value="0.782775" calcext:value-type="float">
            <text:p>0,782775</text:p>
          </table:table-cell>
          <table:table-cell office:value-type="float" office:value="0.783208" calcext:value-type="float">
            <text:p>0,783208</text:p>
          </table:table-cell>
          <table:table-cell office:value-type="float" office:value="0.783542" calcext:value-type="float">
            <text:p>0,783542</text:p>
          </table:table-cell>
          <table:table-cell office:value-type="float" office:value="0.804722" calcext:value-type="float">
            <text:p>0,804722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607" calcext:value-type="float">
            <text:p>0,7560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1011" calcext:value-type="float">
            <text:p>0,001011</text:p>
          </table:table-cell>
          <table:table-cell office:value-type="float" office:value="0.482817" calcext:value-type="float">
            <text:p>0,482817</text:p>
          </table:table-cell>
          <table:table-cell office:value-type="float" office:value="0.765217" calcext:value-type="float">
            <text:p>0,765217</text:p>
          </table:table-cell>
          <table:table-cell office:value-type="float" office:value="0.781408" calcext:value-type="float">
            <text:p>0,781408</text:p>
          </table:table-cell>
          <table:table-cell office:value-type="float" office:value="0.781949" calcext:value-type="float">
            <text:p>0,781949</text:p>
          </table:table-cell>
          <table:table-cell office:value-type="float" office:value="0.782243" calcext:value-type="float">
            <text:p>0,782243</text:p>
          </table:table-cell>
          <table:table-cell office:value-type="float" office:value="0.782564" calcext:value-type="float">
            <text:p>0,782564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336" calcext:value-type="float">
            <text:p>0,783336</text:p>
          </table:table-cell>
          <table:table-cell office:value-type="float" office:value="0.784148" calcext:value-type="float">
            <text:p>0,784148</text:p>
          </table:table-cell>
          <table:table-cell office:value-type="float" office:value="0.807586" calcext:value-type="float">
            <text:p>0,807586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3421" calcext:value-type="float">
            <text:p>0,7534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5885" calcext:value-type="float">
            <text:p>0,155885</text:p>
          </table:table-cell>
          <table:table-cell office:value-type="float" office:value="0.603646" calcext:value-type="float">
            <text:p>0,603646</text:p>
          </table:table-cell>
          <table:table-cell office:value-type="float" office:value="0.773166" calcext:value-type="float">
            <text:p>0,773166</text:p>
          </table:table-cell>
          <table:table-cell office:value-type="float" office:value="0.781526" calcext:value-type="float">
            <text:p>0,781526</text:p>
          </table:table-cell>
          <table:table-cell office:value-type="float" office:value="0.78194" calcext:value-type="float">
            <text:p>0,78194</text:p>
          </table:table-cell>
          <table:table-cell office:value-type="float" office:value="0.782244" calcext:value-type="float">
            <text:p>0,782244</text:p>
          </table:table-cell>
          <table:table-cell office:value-type="float" office:value="0.782561" calcext:value-type="float">
            <text:p>0,782561</text:p>
          </table:table-cell>
          <table:table-cell office:value-type="float" office:value="0.782854" calcext:value-type="float">
            <text:p>0,782854</text:p>
          </table:table-cell>
          <table:table-cell office:value-type="float" office:value="0.783289" calcext:value-type="float">
            <text:p>0,783289</text:p>
          </table:table-cell>
          <table:table-cell office:value-type="float" office:value="0.784044" calcext:value-type="float">
            <text:p>0,784044</text:p>
          </table:table-cell>
          <table:table-cell office:value-type="float" office:value="0.808673" calcext:value-type="float">
            <text:p>0,808673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66394" calcext:value-type="float">
            <text:p>0,7663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7103" calcext:value-type="float">
            <text:p>0,007103</text:p>
          </table:table-cell>
          <table:table-cell office:value-type="float" office:value="0.521533" calcext:value-type="float">
            <text:p>0,521533</text:p>
          </table:table-cell>
          <table:table-cell office:value-type="float" office:value="0.780837" calcext:value-type="float">
            <text:p>0,780837</text:p>
          </table:table-cell>
          <table:table-cell office:value-type="float" office:value="0.781791" calcext:value-type="float">
            <text:p>0,781791</text:p>
          </table:table-cell>
          <table:table-cell office:value-type="float" office:value="0.782096" calcext:value-type="float">
            <text:p>0,782096</text:p>
          </table:table-cell>
          <table:table-cell office:value-type="float" office:value="0.782367" calcext:value-type="float">
            <text:p>0,782367</text:p>
          </table:table-cell>
          <table:table-cell office:value-type="float" office:value="0.782624" calcext:value-type="float">
            <text:p>0,782624</text:p>
          </table:table-cell>
          <table:table-cell office:value-type="float" office:value="0.782978" calcext:value-type="float">
            <text:p>0,782978</text:p>
          </table:table-cell>
          <table:table-cell office:value-type="float" office:value="0.783365" calcext:value-type="float">
            <text:p>0,783365</text:p>
          </table:table-cell>
          <table:table-cell office:value-type="float" office:value="0.78405" calcext:value-type="float">
            <text:p>0,78405</text:p>
          </table:table-cell>
          <table:table-cell office:value-type="float" office:value="0.80944" calcext:value-type="float">
            <text:p>0,80944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9108" calcext:value-type="float">
            <text:p>0,7591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4736" calcext:value-type="float">
            <text:p>0,004736</text:p>
          </table:table-cell>
          <table:table-cell office:value-type="float" office:value="0.485016" calcext:value-type="float">
            <text:p>0,485016</text:p>
          </table:table-cell>
          <table:table-cell office:value-type="float" office:value="0.779508" calcext:value-type="float">
            <text:p>0,779508</text:p>
          </table:table-cell>
          <table:table-cell office:value-type="float" office:value="0.78171" calcext:value-type="float">
            <text:p>0,78171</text:p>
          </table:table-cell>
          <table:table-cell office:value-type="float" office:value="0.781998" calcext:value-type="float">
            <text:p>0,781998</text:p>
          </table:table-cell>
          <table:table-cell office:value-type="float" office:value="0.782337" calcext:value-type="float">
            <text:p>0,782337</text:p>
          </table:table-cell>
          <table:table-cell office:value-type="float" office:value="0.782674" calcext:value-type="float">
            <text:p>0,782674</text:p>
          </table:table-cell>
          <table:table-cell office:value-type="float" office:value="0.782982" calcext:value-type="float">
            <text:p>0,782982</text:p>
          </table:table-cell>
          <table:table-cell office:value-type="float" office:value="0.783258" calcext:value-type="float">
            <text:p>0,783258</text:p>
          </table:table-cell>
          <table:table-cell office:value-type="float" office:value="0.78354" calcext:value-type="float">
            <text:p>0,78354</text:p>
          </table:table-cell>
          <table:table-cell office:value-type="float" office:value="0.807549" calcext:value-type="float">
            <text:p>0,807549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5057" calcext:value-type="float">
            <text:p>0,75505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4777" calcext:value-type="float">
            <text:p>0,04777</text:p>
          </table:table-cell>
          <table:table-cell office:value-type="float" office:value="0.629246" calcext:value-type="float">
            <text:p>0,629246</text:p>
          </table:table-cell>
          <table:table-cell office:value-type="float" office:value="0.780962" calcext:value-type="float">
            <text:p>0,780962</text:p>
          </table:table-cell>
          <table:table-cell office:value-type="float" office:value="0.781727" calcext:value-type="float">
            <text:p>0,781727</text:p>
          </table:table-cell>
          <table:table-cell office:value-type="float" office:value="0.782017" calcext:value-type="float">
            <text:p>0,782017</text:p>
          </table:table-cell>
          <table:table-cell office:value-type="float" office:value="0.782348" calcext:value-type="float">
            <text:p>0,782348</text:p>
          </table:table-cell>
          <table:table-cell office:value-type="float" office:value="0.782646" calcext:value-type="float">
            <text:p>0,782646</text:p>
          </table:table-cell>
          <table:table-cell office:value-type="float" office:value="0.78293" calcext:value-type="float">
            <text:p>0,78293</text:p>
          </table:table-cell>
          <table:table-cell office:value-type="float" office:value="0.783216" calcext:value-type="float">
            <text:p>0,783216</text:p>
          </table:table-cell>
          <table:table-cell office:value-type="float" office:value="0.783528" calcext:value-type="float">
            <text:p>0,783528</text:p>
          </table:table-cell>
          <table:table-cell office:value-type="float" office:value="0.801811" calcext:value-type="float">
            <text:p>0,801811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69043" calcext:value-type="float">
            <text:p>0,76904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38759" calcext:value-type="float">
            <text:p>0,038759</text:p>
          </table:table-cell>
          <table:table-cell office:value-type="float" office:value="0.521291" calcext:value-type="float">
            <text:p>0,521291</text:p>
          </table:table-cell>
          <table:table-cell office:value-type="float" office:value="0.779388" calcext:value-type="float">
            <text:p>0,779388</text:p>
          </table:table-cell>
          <table:table-cell office:value-type="float" office:value="0.781731" calcext:value-type="float">
            <text:p>0,781731</text:p>
          </table:table-cell>
          <table:table-cell office:value-type="float" office:value="0.782009" calcext:value-type="float">
            <text:p>0,782009</text:p>
          </table:table-cell>
          <table:table-cell office:value-type="float" office:value="0.782321" calcext:value-type="float">
            <text:p>0,782321</text:p>
          </table:table-cell>
          <table:table-cell office:value-type="float" office:value="0.782646" calcext:value-type="float">
            <text:p>0,782646</text:p>
          </table:table-cell>
          <table:table-cell office:value-type="float" office:value="0.783002" calcext:value-type="float">
            <text:p>0,783002</text:p>
          </table:table-cell>
          <table:table-cell office:value-type="float" office:value="0.783229" calcext:value-type="float">
            <text:p>0,783229</text:p>
          </table:table-cell>
          <table:table-cell office:value-type="float" office:value="0.783529" calcext:value-type="float">
            <text:p>0,783529</text:p>
          </table:table-cell>
          <table:table-cell office:value-type="float" office:value="0.799713" calcext:value-type="float">
            <text:p>0,799713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57886" calcext:value-type="float">
            <text:p>0,75788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29816" calcext:value-type="float">
            <text:p>0,129816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781212" calcext:value-type="float">
            <text:p>0,781212</text:p>
          </table:table-cell>
          <table:table-cell office:value-type="float" office:value="0.781755" calcext:value-type="float">
            <text:p>0,781755</text:p>
          </table:table-cell>
          <table:table-cell office:value-type="float" office:value="0.782032" calcext:value-type="float">
            <text:p>0,782032</text:p>
          </table:table-cell>
          <table:table-cell office:value-type="float" office:value="0.782333" calcext:value-type="float">
            <text:p>0,782333</text:p>
          </table:table-cell>
          <table:table-cell office:value-type="float" office:value="0.782726" calcext:value-type="float">
            <text:p>0,782726</text:p>
          </table:table-cell>
          <table:table-cell office:value-type="float" office:value="0.783066" calcext:value-type="float">
            <text:p>0,783066</text:p>
          </table:table-cell>
          <table:table-cell office:value-type="float" office:value="0.783253" calcext:value-type="float">
            <text:p>0,783253</text:p>
          </table:table-cell>
          <table:table-cell office:value-type="float" office:value="0.78353" calcext:value-type="float">
            <text:p>0,78353</text:p>
          </table:table-cell>
          <table:table-cell office:value-type="float" office:value="0.800442" calcext:value-type="float">
            <text:p>0,800442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73845" calcext:value-type="float">
            <text:p>0,7738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07356" calcext:value-type="float">
            <text:p>0,107356</text:p>
          </table:table-cell>
          <table:table-cell office:value-type="float" office:value="0.641457" calcext:value-type="float">
            <text:p>0,641457</text:p>
          </table:table-cell>
          <table:table-cell office:value-type="float" office:value="0.781147" calcext:value-type="float">
            <text:p>0,781147</text:p>
          </table:table-cell>
          <table:table-cell office:value-type="float" office:value="0.781738" calcext:value-type="float">
            <text:p>0,781738</text:p>
          </table:table-cell>
          <table:table-cell office:value-type="float" office:value="0.782047" calcext:value-type="float">
            <text:p>0,782047</text:p>
          </table:table-cell>
          <table:table-cell office:value-type="float" office:value="0.782386" calcext:value-type="float">
            <text:p>0,782386</text:p>
          </table:table-cell>
          <table:table-cell office:value-type="float" office:value="0.782731" calcext:value-type="float">
            <text:p>0,782731</text:p>
          </table:table-cell>
          <table:table-cell office:value-type="float" office:value="0.78305" calcext:value-type="float">
            <text:p>0,78305</text:p>
          </table:table-cell>
          <table:table-cell office:value-type="float" office:value="0.78328" calcext:value-type="float">
            <text:p>0,78328</text:p>
          </table:table-cell>
          <table:table-cell office:value-type="float" office:value="0.783556" calcext:value-type="float">
            <text:p>0,783556</text:p>
          </table:table-cell>
          <table:table-cell office:value-type="float" office:value="0.801301" calcext:value-type="float">
            <text:p>0,801301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70269" calcext:value-type="float">
            <text:p>0,77026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4115" calcext:value-type="float">
            <text:p>0,024115</text:p>
          </table:table-cell>
          <table:table-cell office:value-type="float" office:value="0.621736" calcext:value-type="float">
            <text:p>0,621736</text:p>
          </table:table-cell>
          <table:table-cell office:value-type="float" office:value="0.781549" calcext:value-type="float">
            <text:p>0,781549</text:p>
          </table:table-cell>
          <table:table-cell office:value-type="float" office:value="0.781888" calcext:value-type="float">
            <text:p>0,781888</text:p>
          </table:table-cell>
          <table:table-cell office:value-type="float" office:value="0.782252" calcext:value-type="float">
            <text:p>0,782252</text:p>
          </table:table-cell>
          <table:table-cell office:value-type="float" office:value="0.782549" calcext:value-type="float">
            <text:p>0,782549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076" calcext:value-type="float">
            <text:p>0,783076</text:p>
          </table:table-cell>
          <table:table-cell office:value-type="float" office:value="0.783314" calcext:value-type="float">
            <text:p>0,783314</text:p>
          </table:table-cell>
          <table:table-cell office:value-type="float" office:value="0.7836" calcext:value-type="float">
            <text:p>0,7836</text:p>
          </table:table-cell>
          <table:table-cell office:value-type="float" office:value="0.804077" calcext:value-type="float">
            <text:p>0,804077</text:p>
          </table:table-cell>
          <table:table-cell office:value-type="float" office:value="0.854644" calcext:value-type="float">
            <text:p>0,854644</text:p>
          </table:table-cell>
          <table:table-cell office:value-type="float" office:value="0.768688" calcext:value-type="float">
            <text:p>0,76868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846" calcext:value-type="float">
            <text:p>0,04846</text:p>
          </table:table-cell>
          <table:table-cell office:value-type="float" office:value="0.667079" calcext:value-type="float">
            <text:p>0,667079</text:p>
          </table:table-cell>
          <table:table-cell office:value-type="float" office:value="0.781411" calcext:value-type="float">
            <text:p>0,781411</text:p>
          </table:table-cell>
          <table:table-cell office:value-type="float" office:value="0.781774" calcext:value-type="float">
            <text:p>0,781774</text:p>
          </table:table-cell>
          <table:table-cell office:value-type="float" office:value="0.78207" calcext:value-type="float">
            <text:p>0,78207</text:p>
          </table:table-cell>
          <table:table-cell office:value-type="float" office:value="0.78237" calcext:value-type="float">
            <text:p>0,78237</text:p>
          </table:table-cell>
          <table:table-cell office:value-type="float" office:value="0.782726" calcext:value-type="float">
            <text:p>0,782726</text:p>
          </table:table-cell>
          <table:table-cell office:value-type="float" office:value="0.782949" calcext:value-type="float">
            <text:p>0,782949</text:p>
          </table:table-cell>
          <table:table-cell office:value-type="float" office:value="0.783116" calcext:value-type="float">
            <text:p>0,783116</text:p>
          </table:table-cell>
          <table:table-cell office:value-type="float" office:value="0.783398" calcext:value-type="float">
            <text:p>0,783398</text:p>
          </table:table-cell>
          <table:table-cell office:value-type="float" office:value="0.804107" calcext:value-type="float">
            <text:p>0,80410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1" calcext:value-type="float">
            <text:p>0,77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6529" calcext:value-type="float">
            <text:p>0,016529</text:p>
          </table:table-cell>
          <table:table-cell office:value-type="float" office:value="0.5506" calcext:value-type="float">
            <text:p>0,5506</text:p>
          </table:table-cell>
          <table:table-cell office:value-type="float" office:value="0.780665" calcext:value-type="float">
            <text:p>0,780665</text:p>
          </table:table-cell>
          <table:table-cell office:value-type="float" office:value="0.781678" calcext:value-type="float">
            <text:p>0,781678</text:p>
          </table:table-cell>
          <table:table-cell office:value-type="float" office:value="0.781954" calcext:value-type="float">
            <text:p>0,781954</text:p>
          </table:table-cell>
          <table:table-cell office:value-type="float" office:value="0.782316" calcext:value-type="float">
            <text:p>0,782316</text:p>
          </table:table-cell>
          <table:table-cell office:value-type="float" office:value="0.782714" calcext:value-type="float">
            <text:p>0,782714</text:p>
          </table:table-cell>
          <table:table-cell office:value-type="float" office:value="0.782984" calcext:value-type="float">
            <text:p>0,782984</text:p>
          </table:table-cell>
          <table:table-cell office:value-type="float" office:value="0.783241" calcext:value-type="float">
            <text:p>0,783241</text:p>
          </table:table-cell>
          <table:table-cell office:value-type="float" office:value="0.783535" calcext:value-type="float">
            <text:p>0,783535</text:p>
          </table:table-cell>
          <table:table-cell office:value-type="float" office:value="0.800371" calcext:value-type="float">
            <text:p>0,80037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61006" calcext:value-type="float">
            <text:p>0,76100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207" calcext:value-type="float">
            <text:p>0,000207</text:p>
          </table:table-cell>
          <table:table-cell office:value-type="float" office:value="0.555007" calcext:value-type="float">
            <text:p>0,555007</text:p>
          </table:table-cell>
          <table:table-cell office:value-type="float" office:value="0.780081" calcext:value-type="float">
            <text:p>0,780081</text:p>
          </table:table-cell>
          <table:table-cell office:value-type="float" office:value="0.781645" calcext:value-type="float">
            <text:p>0,781645</text:p>
          </table:table-cell>
          <table:table-cell office:value-type="float" office:value="0.781933" calcext:value-type="float">
            <text:p>0,781933</text:p>
          </table:table-cell>
          <table:table-cell office:value-type="float" office:value="0.782208" calcext:value-type="float">
            <text:p>0,782208</text:p>
          </table:table-cell>
          <table:table-cell office:value-type="float" office:value="0.782574" calcext:value-type="float">
            <text:p>0,782574</text:p>
          </table:table-cell>
          <table:table-cell office:value-type="float" office:value="0.782944" calcext:value-type="float">
            <text:p>0,782944</text:p>
          </table:table-cell>
          <table:table-cell office:value-type="float" office:value="0.78316" calcext:value-type="float">
            <text:p>0,78316</text:p>
          </table:table-cell>
          <table:table-cell office:value-type="float" office:value="0.783455" calcext:value-type="float">
            <text:p>0,783455</text:p>
          </table:table-cell>
          <table:table-cell office:value-type="float" office:value="0.800632" calcext:value-type="float">
            <text:p>0,80063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61364" calcext:value-type="float">
            <text:p>0,7613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83632" calcext:value-type="float">
            <text:p>0,083632</text:p>
          </table:table-cell>
          <table:table-cell office:value-type="float" office:value="0.673325" calcext:value-type="float">
            <text:p>0,673325</text:p>
          </table:table-cell>
          <table:table-cell office:value-type="float" office:value="0.781221" calcext:value-type="float">
            <text:p>0,781221</text:p>
          </table:table-cell>
          <table:table-cell office:value-type="float" office:value="0.781871" calcext:value-type="float">
            <text:p>0,781871</text:p>
          </table:table-cell>
          <table:table-cell office:value-type="float" office:value="0.78218" calcext:value-type="float">
            <text:p>0,78218</text:p>
          </table:table-cell>
          <table:table-cell office:value-type="float" office:value="0.782464" calcext:value-type="float">
            <text:p>0,782464</text:p>
          </table:table-cell>
          <table:table-cell office:value-type="float" office:value="0.782749" calcext:value-type="float">
            <text:p>0,782749</text:p>
          </table:table-cell>
          <table:table-cell office:value-type="float" office:value="0.782959" calcext:value-type="float">
            <text:p>0,782959</text:p>
          </table:table-cell>
          <table:table-cell office:value-type="float" office:value="0.783234" calcext:value-type="float">
            <text:p>0,783234</text:p>
          </table:table-cell>
          <table:table-cell office:value-type="float" office:value="0.783489" calcext:value-type="float">
            <text:p>0,783489</text:p>
          </table:table-cell>
          <table:table-cell office:value-type="float" office:value="0.797457" calcext:value-type="float">
            <text:p>0,79745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095" calcext:value-type="float">
            <text:p>0,77309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55563" calcext:value-type="float">
            <text:p>0,155563</text:p>
          </table:table-cell>
          <table:table-cell office:value-type="float" office:value="0.659264" calcext:value-type="float">
            <text:p>0,659264</text:p>
          </table:table-cell>
          <table:table-cell office:value-type="float" office:value="0.781349" calcext:value-type="float">
            <text:p>0,781349</text:p>
          </table:table-cell>
          <table:table-cell office:value-type="float" office:value="0.781972" calcext:value-type="float">
            <text:p>0,781972</text:p>
          </table:table-cell>
          <table:table-cell office:value-type="float" office:value="0.782286" calcext:value-type="float">
            <text:p>0,782286</text:p>
          </table:table-cell>
          <table:table-cell office:value-type="float" office:value="0.782556" calcext:value-type="float">
            <text:p>0,782556</text:p>
          </table:table-cell>
          <table:table-cell office:value-type="float" office:value="0.782803" calcext:value-type="float">
            <text:p>0,782803</text:p>
          </table:table-cell>
          <table:table-cell office:value-type="float" office:value="0.783052" calcext:value-type="float">
            <text:p>0,783052</text:p>
          </table:table-cell>
          <table:table-cell office:value-type="float" office:value="0.783322" calcext:value-type="float">
            <text:p>0,783322</text:p>
          </table:table-cell>
          <table:table-cell office:value-type="float" office:value="0.783609" calcext:value-type="float">
            <text:p>0,783609</text:p>
          </table:table-cell>
          <table:table-cell office:value-type="float" office:value="0.804788" calcext:value-type="float">
            <text:p>0,804788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25" calcext:value-type="float">
            <text:p>0,77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54115" calcext:value-type="float">
            <text:p>0,054115</text:p>
          </table:table-cell>
          <table:table-cell office:value-type="float" office:value="0.651031" calcext:value-type="float">
            <text:p>0,651031</text:p>
          </table:table-cell>
          <table:table-cell office:value-type="float" office:value="0.780935" calcext:value-type="float">
            <text:p>0,780935</text:p>
          </table:table-cell>
          <table:table-cell office:value-type="float" office:value="0.781767" calcext:value-type="float">
            <text:p>0,781767</text:p>
          </table:table-cell>
          <table:table-cell office:value-type="float" office:value="0.782092" calcext:value-type="float">
            <text:p>0,782092</text:p>
          </table:table-cell>
          <table:table-cell office:value-type="float" office:value="0.782354" calcext:value-type="float">
            <text:p>0,782354</text:p>
          </table:table-cell>
          <table:table-cell office:value-type="float" office:value="0.782654" calcext:value-type="float">
            <text:p>0,782654</text:p>
          </table:table-cell>
          <table:table-cell office:value-type="float" office:value="0.782933" calcext:value-type="float">
            <text:p>0,782933</text:p>
          </table:table-cell>
          <table:table-cell office:value-type="float" office:value="0.783282" calcext:value-type="float">
            <text:p>0,783282</text:p>
          </table:table-cell>
          <table:table-cell office:value-type="float" office:value="0.783674" calcext:value-type="float">
            <text:p>0,783674</text:p>
          </table:table-cell>
          <table:table-cell office:value-type="float" office:value="0.805053" calcext:value-type="float">
            <text:p>0,80505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1578" calcext:value-type="float">
            <text:p>0,77157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6299" calcext:value-type="float">
            <text:p>0,056299</text:p>
          </table:table-cell>
          <table:table-cell office:value-type="float" office:value="0.658055" calcext:value-type="float">
            <text:p>0,658055</text:p>
          </table:table-cell>
          <table:table-cell office:value-type="float" office:value="0.780594" calcext:value-type="float">
            <text:p>0,780594</text:p>
          </table:table-cell>
          <table:table-cell office:value-type="float" office:value="0.781689" calcext:value-type="float">
            <text:p>0,781689</text:p>
          </table:table-cell>
          <table:table-cell office:value-type="float" office:value="0.782037" calcext:value-type="float">
            <text:p>0,782037</text:p>
          </table:table-cell>
          <table:table-cell office:value-type="float" office:value="0.782261" calcext:value-type="float">
            <text:p>0,782261</text:p>
          </table:table-cell>
          <table:table-cell office:value-type="float" office:value="0.782542" calcext:value-type="float">
            <text:p>0,782542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222" calcext:value-type="float">
            <text:p>0,783222</text:p>
          </table:table-cell>
          <table:table-cell office:value-type="float" office:value="0.783527" calcext:value-type="float">
            <text:p>0,783527</text:p>
          </table:table-cell>
          <table:table-cell office:value-type="float" office:value="0.808488" calcext:value-type="float">
            <text:p>0,808488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2525" calcext:value-type="float">
            <text:p>0,7725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8897" calcext:value-type="float">
            <text:p>0,038897</text:p>
          </table:table-cell>
          <table:table-cell office:value-type="float" office:value="0.649133" calcext:value-type="float">
            <text:p>0,649133</text:p>
          </table:table-cell>
          <table:table-cell office:value-type="float" office:value="0.781222" calcext:value-type="float">
            <text:p>0,781222</text:p>
          </table:table-cell>
          <table:table-cell office:value-type="float" office:value="0.781882" calcext:value-type="float">
            <text:p>0,781882</text:p>
          </table:table-cell>
          <table:table-cell office:value-type="float" office:value="0.782121" calcext:value-type="float">
            <text:p>0,782121</text:p>
          </table:table-cell>
          <table:table-cell office:value-type="float" office:value="0.782337" calcext:value-type="float">
            <text:p>0,782337</text:p>
          </table:table-cell>
          <table:table-cell office:value-type="float" office:value="0.782562" calcext:value-type="float">
            <text:p>0,782562</text:p>
          </table:table-cell>
          <table:table-cell office:value-type="float" office:value="0.782838" calcext:value-type="float">
            <text:p>0,782838</text:p>
          </table:table-cell>
          <table:table-cell office:value-type="float" office:value="0.783153" calcext:value-type="float">
            <text:p>0,783153</text:p>
          </table:table-cell>
          <table:table-cell office:value-type="float" office:value="0.783511" calcext:value-type="float">
            <text:p>0,783511</text:p>
          </table:table-cell>
          <table:table-cell office:value-type="float" office:value="0.808752" calcext:value-type="float">
            <text:p>0,80875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1751" calcext:value-type="float">
            <text:p>0,77175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9816" calcext:value-type="float">
            <text:p>0,029816</text:p>
          </table:table-cell>
          <table:table-cell office:value-type="float" office:value="0.745635" calcext:value-type="float">
            <text:p>0,745635</text:p>
          </table:table-cell>
          <table:table-cell office:value-type="float" office:value="0.781642" calcext:value-type="float">
            <text:p>0,781642</text:p>
          </table:table-cell>
          <table:table-cell office:value-type="float" office:value="0.78198" calcext:value-type="float">
            <text:p>0,78198</text:p>
          </table:table-cell>
          <table:table-cell office:value-type="float" office:value="0.7822" calcext:value-type="float">
            <text:p>0,7822</text:p>
          </table:table-cell>
          <table:table-cell office:value-type="float" office:value="0.782456" calcext:value-type="float">
            <text:p>0,782456</text:p>
          </table:table-cell>
          <table:table-cell office:value-type="float" office:value="0.782672" calcext:value-type="float">
            <text:p>0,782672</text:p>
          </table:table-cell>
          <table:table-cell office:value-type="float" office:value="0.782957" calcext:value-type="float">
            <text:p>0,782957</text:p>
          </table:table-cell>
          <table:table-cell office:value-type="float" office:value="0.783207" calcext:value-type="float">
            <text:p>0,783207</text:p>
          </table:table-cell>
          <table:table-cell office:value-type="float" office:value="0.783491" calcext:value-type="float">
            <text:p>0,783491</text:p>
          </table:table-cell>
          <table:table-cell office:value-type="float" office:value="0.807089" calcext:value-type="float">
            <text:p>0,80708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1333" calcext:value-type="float">
            <text:p>0,78133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55448" calcext:value-type="float">
            <text:p>0,155448</text:p>
          </table:table-cell>
          <table:table-cell office:value-type="float" office:value="0.697255" calcext:value-type="float">
            <text:p>0,697255</text:p>
          </table:table-cell>
          <table:table-cell office:value-type="float" office:value="0.781558" calcext:value-type="float">
            <text:p>0,781558</text:p>
          </table:table-cell>
          <table:table-cell office:value-type="float" office:value="0.782065" calcext:value-type="float">
            <text:p>0,782065</text:p>
          </table:table-cell>
          <table:table-cell office:value-type="float" office:value="0.782344" calcext:value-type="float">
            <text:p>0,782344</text:p>
          </table:table-cell>
          <table:table-cell office:value-type="float" office:value="0.78252" calcext:value-type="float">
            <text:p>0,78252</text:p>
          </table:table-cell>
          <table:table-cell office:value-type="float" office:value="0.782698" calcext:value-type="float">
            <text:p>0,782698</text:p>
          </table:table-cell>
          <table:table-cell office:value-type="float" office:value="0.782992" calcext:value-type="float">
            <text:p>0,782992</text:p>
          </table:table-cell>
          <table:table-cell office:value-type="float" office:value="0.783262" calcext:value-type="float">
            <text:p>0,783262</text:p>
          </table:table-cell>
          <table:table-cell office:value-type="float" office:value="0.783867" calcext:value-type="float">
            <text:p>0,783867</text:p>
          </table:table-cell>
          <table:table-cell office:value-type="float" office:value="0.813054" calcext:value-type="float">
            <text:p>0,81305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7161" calcext:value-type="float">
            <text:p>0,7771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55448" calcext:value-type="float">
            <text:p>0,155448</text:p>
          </table:table-cell>
          <table:table-cell office:value-type="float" office:value="0.700262" calcext:value-type="float">
            <text:p>0,700262</text:p>
          </table:table-cell>
          <table:table-cell office:value-type="float" office:value="0.781407" calcext:value-type="float">
            <text:p>0,781407</text:p>
          </table:table-cell>
          <table:table-cell office:value-type="float" office:value="0.781942" calcext:value-type="float">
            <text:p>0,781942</text:p>
          </table:table-cell>
          <table:table-cell office:value-type="float" office:value="0.782185" calcext:value-type="float">
            <text:p>0,782185</text:p>
          </table:table-cell>
          <table:table-cell office:value-type="float" office:value="0.782411" calcext:value-type="float">
            <text:p>0,782411</text:p>
          </table:table-cell>
          <table:table-cell office:value-type="float" office:value="0.782652" calcext:value-type="float">
            <text:p>0,782652</text:p>
          </table:table-cell>
          <table:table-cell office:value-type="float" office:value="0.782923" calcext:value-type="float">
            <text:p>0,782923</text:p>
          </table:table-cell>
          <table:table-cell office:value-type="float" office:value="0.783233" calcext:value-type="float">
            <text:p>0,783233</text:p>
          </table:table-cell>
          <table:table-cell office:value-type="float" office:value="0.784783" calcext:value-type="float">
            <text:p>0,784783</text:p>
          </table:table-cell>
          <table:table-cell office:value-type="float" office:value="0.816949" calcext:value-type="float">
            <text:p>0,81694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7875" calcext:value-type="float">
            <text:p>0,777875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14667" calcext:value-type="float">
            <text:p>0,214667</text:p>
          </table:table-cell>
          <table:table-cell office:value-type="float" office:value="0.712639" calcext:value-type="float">
            <text:p>0,712639</text:p>
          </table:table-cell>
          <table:table-cell office:value-type="float" office:value="0.781339" calcext:value-type="float">
            <text:p>0,781339</text:p>
          </table:table-cell>
          <table:table-cell office:value-type="float" office:value="0.781849" calcext:value-type="float">
            <text:p>0,781849</text:p>
          </table:table-cell>
          <table:table-cell office:value-type="float" office:value="0.782189" calcext:value-type="float">
            <text:p>0,782189</text:p>
          </table:table-cell>
          <table:table-cell office:value-type="float" office:value="0.78244" calcext:value-type="float">
            <text:p>0,78244</text:p>
          </table:table-cell>
          <table:table-cell office:value-type="float" office:value="0.782708" calcext:value-type="float">
            <text:p>0,782708</text:p>
          </table:table-cell>
          <table:table-cell office:value-type="float" office:value="0.782961" calcext:value-type="float">
            <text:p>0,782961</text:p>
          </table:table-cell>
          <table:table-cell office:value-type="float" office:value="0.78326" calcext:value-type="float">
            <text:p>0,78326</text:p>
          </table:table-cell>
          <table:table-cell office:value-type="float" office:value="0.784495" calcext:value-type="float">
            <text:p>0,784495</text:p>
          </table:table-cell>
          <table:table-cell office:value-type="float" office:value="0.816065" calcext:value-type="float">
            <text:p>0,81606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8994" calcext:value-type="float">
            <text:p>0,77899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5862" calcext:value-type="float">
            <text:p>0,065862</text:p>
          </table:table-cell>
          <table:table-cell office:value-type="float" office:value="0.682077" calcext:value-type="float">
            <text:p>0,682077</text:p>
          </table:table-cell>
          <table:table-cell office:value-type="float" office:value="0.780486" calcext:value-type="float">
            <text:p>0,780486</text:p>
          </table:table-cell>
          <table:table-cell office:value-type="float" office:value="0.781743" calcext:value-type="float">
            <text:p>0,781743</text:p>
          </table:table-cell>
          <table:table-cell office:value-type="float" office:value="0.782209" calcext:value-type="float">
            <text:p>0,782209</text:p>
          </table:table-cell>
          <table:table-cell office:value-type="float" office:value="0.782451" calcext:value-type="float">
            <text:p>0,782451</text:p>
          </table:table-cell>
          <table:table-cell office:value-type="float" office:value="0.782682" calcext:value-type="float">
            <text:p>0,782682</text:p>
          </table:table-cell>
          <table:table-cell office:value-type="float" office:value="0.78299" calcext:value-type="float">
            <text:p>0,78299</text:p>
          </table:table-cell>
          <table:table-cell office:value-type="float" office:value="0.783191" calcext:value-type="float">
            <text:p>0,783191</text:p>
          </table:table-cell>
          <table:table-cell office:value-type="float" office:value="0.783572" calcext:value-type="float">
            <text:p>0,783572</text:p>
          </table:table-cell>
          <table:table-cell office:value-type="float" office:value="0.810696" calcext:value-type="float">
            <text:p>0,81069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521" calcext:value-type="float">
            <text:p>0,775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3471" calcext:value-type="float">
            <text:p>0,063471</text:p>
          </table:table-cell>
          <table:table-cell office:value-type="float" office:value="0.651949" calcext:value-type="float">
            <text:p>0,651949</text:p>
          </table:table-cell>
          <table:table-cell office:value-type="float" office:value="0.781152" calcext:value-type="float">
            <text:p>0,781152</text:p>
          </table:table-cell>
          <table:table-cell office:value-type="float" office:value="0.781815" calcext:value-type="float">
            <text:p>0,781815</text:p>
          </table:table-cell>
          <table:table-cell office:value-type="float" office:value="0.782234" calcext:value-type="float">
            <text:p>0,782234</text:p>
          </table:table-cell>
          <table:table-cell office:value-type="float" office:value="0.782533" calcext:value-type="float">
            <text:p>0,782533</text:p>
          </table:table-cell>
          <table:table-cell office:value-type="float" office:value="0.782734" calcext:value-type="float">
            <text:p>0,782734</text:p>
          </table:table-cell>
          <table:table-cell office:value-type="float" office:value="0.782997" calcext:value-type="float">
            <text:p>0,782997</text:p>
          </table:table-cell>
          <table:table-cell office:value-type="float" office:value="0.783208" calcext:value-type="float">
            <text:p>0,783208</text:p>
          </table:table-cell>
          <table:table-cell office:value-type="float" office:value="0.783889" calcext:value-type="float">
            <text:p>0,783889</text:p>
          </table:table-cell>
          <table:table-cell office:value-type="float" office:value="0.818509" calcext:value-type="float">
            <text:p>0,81850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102" calcext:value-type="float">
            <text:p>0,77310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402" calcext:value-type="float">
            <text:p>0,001402</text:p>
          </table:table-cell>
          <table:table-cell office:value-type="float" office:value="0.660465" calcext:value-type="float">
            <text:p>0,660465</text:p>
          </table:table-cell>
          <table:table-cell office:value-type="float" office:value="0.780817" calcext:value-type="float">
            <text:p>0,780817</text:p>
          </table:table-cell>
          <table:table-cell office:value-type="float" office:value="0.781836" calcext:value-type="float">
            <text:p>0,781836</text:p>
          </table:table-cell>
          <table:table-cell office:value-type="float" office:value="0.782184" calcext:value-type="float">
            <text:p>0,782184</text:p>
          </table:table-cell>
          <table:table-cell office:value-type="float" office:value="0.782493" calcext:value-type="float">
            <text:p>0,782493</text:p>
          </table:table-cell>
          <table:table-cell office:value-type="float" office:value="0.782677" calcext:value-type="float">
            <text:p>0,782677</text:p>
          </table:table-cell>
          <table:table-cell office:value-type="float" office:value="0.782873" calcext:value-type="float">
            <text:p>0,782873</text:p>
          </table:table-cell>
          <table:table-cell office:value-type="float" office:value="0.783131" calcext:value-type="float">
            <text:p>0,783131</text:p>
          </table:table-cell>
          <table:table-cell office:value-type="float" office:value="0.783692" calcext:value-type="float">
            <text:p>0,783692</text:p>
          </table:table-cell>
          <table:table-cell office:value-type="float" office:value="0.815767" calcext:value-type="float">
            <text:p>0,81576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594" calcext:value-type="float">
            <text:p>0,77359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56322" calcext:value-type="float">
            <text:p>0,156322</text:p>
          </table:table-cell>
          <table:table-cell office:value-type="float" office:value="0.689171" calcext:value-type="float">
            <text:p>0,689171</text:p>
          </table:table-cell>
          <table:table-cell office:value-type="float" office:value="0.780725" calcext:value-type="float">
            <text:p>0,780725</text:p>
          </table:table-cell>
          <table:table-cell office:value-type="float" office:value="0.781791" calcext:value-type="float">
            <text:p>0,781791</text:p>
          </table:table-cell>
          <table:table-cell office:value-type="float" office:value="0.782213" calcext:value-type="float">
            <text:p>0,782213</text:p>
          </table:table-cell>
          <table:table-cell office:value-type="float" office:value="0.782465" calcext:value-type="float">
            <text:p>0,782465</text:p>
          </table:table-cell>
          <table:table-cell office:value-type="float" office:value="0.782694" calcext:value-type="float">
            <text:p>0,782694</text:p>
          </table:table-cell>
          <table:table-cell office:value-type="float" office:value="0.782974" calcext:value-type="float">
            <text:p>0,782974</text:p>
          </table:table-cell>
          <table:table-cell office:value-type="float" office:value="0.783309" calcext:value-type="float">
            <text:p>0,783309</text:p>
          </table:table-cell>
          <table:table-cell office:value-type="float" office:value="0.785599" calcext:value-type="float">
            <text:p>0,785599</text:p>
          </table:table-cell>
          <table:table-cell office:value-type="float" office:value="0.813682" calcext:value-type="float">
            <text:p>0,81368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6462" calcext:value-type="float">
            <text:p>0,77646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3954" calcext:value-type="float">
            <text:p>0,023954</text:p>
          </table:table-cell>
          <table:table-cell office:value-type="float" office:value="0.626818" calcext:value-type="float">
            <text:p>0,626818</text:p>
          </table:table-cell>
          <table:table-cell office:value-type="float" office:value="0.781239" calcext:value-type="float">
            <text:p>0,781239</text:p>
          </table:table-cell>
          <table:table-cell office:value-type="float" office:value="0.781927" calcext:value-type="float">
            <text:p>0,781927</text:p>
          </table:table-cell>
          <table:table-cell office:value-type="float" office:value="0.782251" calcext:value-type="float">
            <text:p>0,782251</text:p>
          </table:table-cell>
          <table:table-cell office:value-type="float" office:value="0.782455" calcext:value-type="float">
            <text:p>0,782455</text:p>
          </table:table-cell>
          <table:table-cell office:value-type="float" office:value="0.782664" calcext:value-type="float">
            <text:p>0,782664</text:p>
          </table:table-cell>
          <table:table-cell office:value-type="float" office:value="0.782949" calcext:value-type="float">
            <text:p>0,782949</text:p>
          </table:table-cell>
          <table:table-cell office:value-type="float" office:value="0.783215" calcext:value-type="float">
            <text:p>0,783215</text:p>
          </table:table-cell>
          <table:table-cell office:value-type="float" office:value="0.784291" calcext:value-type="float">
            <text:p>0,784291</text:p>
          </table:table-cell>
          <table:table-cell office:value-type="float" office:value="0.811811" calcext:value-type="float">
            <text:p>0,81181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69962" calcext:value-type="float">
            <text:p>0,76996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0046" calcext:value-type="float">
            <text:p>0,070046</text:p>
          </table:table-cell>
          <table:table-cell office:value-type="float" office:value="0.675992" calcext:value-type="float">
            <text:p>0,675992</text:p>
          </table:table-cell>
          <table:table-cell office:value-type="float" office:value="0.781513" calcext:value-type="float">
            <text:p>0,781513</text:p>
          </table:table-cell>
          <table:table-cell office:value-type="float" office:value="0.781969" calcext:value-type="float">
            <text:p>0,781969</text:p>
          </table:table-cell>
          <table:table-cell office:value-type="float" office:value="0.782268" calcext:value-type="float">
            <text:p>0,782268</text:p>
          </table:table-cell>
          <table:table-cell office:value-type="float" office:value="0.782446" calcext:value-type="float">
            <text:p>0,782446</text:p>
          </table:table-cell>
          <table:table-cell office:value-type="float" office:value="0.78263" calcext:value-type="float">
            <text:p>0,78263</text:p>
          </table:table-cell>
          <table:table-cell office:value-type="float" office:value="0.782955" calcext:value-type="float">
            <text:p>0,782955</text:p>
          </table:table-cell>
          <table:table-cell office:value-type="float" office:value="0.783251" calcext:value-type="float">
            <text:p>0,783251</text:p>
          </table:table-cell>
          <table:table-cell office:value-type="float" office:value="0.785734" calcext:value-type="float">
            <text:p>0,785734</text:p>
          </table:table-cell>
          <table:table-cell office:value-type="float" office:value="0.815456" calcext:value-type="float">
            <text:p>0,81545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5421" calcext:value-type="float">
            <text:p>0,77542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65747" calcext:value-type="float">
            <text:p>0,165747</text:p>
          </table:table-cell>
          <table:table-cell office:value-type="float" office:value="0.625025" calcext:value-type="float">
            <text:p>0,625025</text:p>
          </table:table-cell>
          <table:table-cell office:value-type="float" office:value="0.77822" calcext:value-type="float">
            <text:p>0,77822</text:p>
          </table:table-cell>
          <table:table-cell office:value-type="float" office:value="0.781944" calcext:value-type="float">
            <text:p>0,781944</text:p>
          </table:table-cell>
          <table:table-cell office:value-type="float" office:value="0.782255" calcext:value-type="float">
            <text:p>0,782255</text:p>
          </table:table-cell>
          <table:table-cell office:value-type="float" office:value="0.78252" calcext:value-type="float">
            <text:p>0,78252</text:p>
          </table:table-cell>
          <table:table-cell office:value-type="float" office:value="0.782761" calcext:value-type="float">
            <text:p>0,782761</text:p>
          </table:table-cell>
          <table:table-cell office:value-type="float" office:value="0.783057" calcext:value-type="float">
            <text:p>0,783057</text:p>
          </table:table-cell>
          <table:table-cell office:value-type="float" office:value="0.783352" calcext:value-type="float">
            <text:p>0,783352</text:p>
          </table:table-cell>
          <table:table-cell office:value-type="float" office:value="0.78931" calcext:value-type="float">
            <text:p>0,78931</text:p>
          </table:table-cell>
          <table:table-cell office:value-type="float" office:value="0.815234" calcext:value-type="float">
            <text:p>0,81523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0368" calcext:value-type="float">
            <text:p>0,77036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02184" calcext:value-type="float">
            <text:p>0,102184</text:p>
          </table:table-cell>
          <table:table-cell office:value-type="float" office:value="0.638101" calcext:value-type="float">
            <text:p>0,638101</text:p>
          </table:table-cell>
          <table:table-cell office:value-type="float" office:value="0.781306" calcext:value-type="float">
            <text:p>0,781306</text:p>
          </table:table-cell>
          <table:table-cell office:value-type="float" office:value="0.78206" calcext:value-type="float">
            <text:p>0,78206</text:p>
          </table:table-cell>
          <table:table-cell office:value-type="float" office:value="0.782263" calcext:value-type="float">
            <text:p>0,782263</text:p>
          </table:table-cell>
          <table:table-cell office:value-type="float" office:value="0.782559" calcext:value-type="float">
            <text:p>0,782559</text:p>
          </table:table-cell>
          <table:table-cell office:value-type="float" office:value="0.782803" calcext:value-type="float">
            <text:p>0,782803</text:p>
          </table:table-cell>
          <table:table-cell office:value-type="float" office:value="0.783076" calcext:value-type="float">
            <text:p>0,783076</text:p>
          </table:table-cell>
          <table:table-cell office:value-type="float" office:value="0.783725" calcext:value-type="float">
            <text:p>0,783725</text:p>
          </table:table-cell>
          <table:table-cell office:value-type="float" office:value="0.796676" calcext:value-type="float">
            <text:p>0,796676</text:p>
          </table:table-cell>
          <table:table-cell office:value-type="float" office:value="0.820703" calcext:value-type="float">
            <text:p>0,82070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327" calcext:value-type="float">
            <text:p>0,77332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635378" calcext:value-type="float">
            <text:p>0,635378</text:p>
          </table:table-cell>
          <table:table-cell office:value-type="float" office:value="0.781811" calcext:value-type="float">
            <text:p>0,781811</text:p>
          </table:table-cell>
          <table:table-cell office:value-type="float" office:value="0.782128" calcext:value-type="float">
            <text:p>0,782128</text:p>
          </table:table-cell>
          <table:table-cell office:value-type="float" office:value="0.782342" calcext:value-type="float">
            <text:p>0,782342</text:p>
          </table:table-cell>
          <table:table-cell office:value-type="float" office:value="0.782606" calcext:value-type="float">
            <text:p>0,782606</text:p>
          </table:table-cell>
          <table:table-cell office:value-type="float" office:value="0.782859" calcext:value-type="float">
            <text:p>0,782859</text:p>
          </table:table-cell>
          <table:table-cell office:value-type="float" office:value="0.783196" calcext:value-type="float">
            <text:p>0,783196</text:p>
          </table:table-cell>
          <table:table-cell office:value-type="float" office:value="0.785368" calcext:value-type="float">
            <text:p>0,785368</text:p>
          </table:table-cell>
          <table:table-cell office:value-type="float" office:value="0.800118" calcext:value-type="float">
            <text:p>0,800118</text:p>
          </table:table-cell>
          <table:table-cell office:value-type="float" office:value="0.822535" calcext:value-type="float">
            <text:p>0,82253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3834" calcext:value-type="float">
            <text:p>0,7738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8115" calcext:value-type="float">
            <text:p>0,078115</text:p>
          </table:table-cell>
          <table:table-cell office:value-type="float" office:value="0.712058" calcext:value-type="float">
            <text:p>0,712058</text:p>
          </table:table-cell>
          <table:table-cell office:value-type="float" office:value="0.78159" calcext:value-type="float">
            <text:p>0,78159</text:p>
          </table:table-cell>
          <table:table-cell office:value-type="float" office:value="0.78202" calcext:value-type="float">
            <text:p>0,78202</text:p>
          </table:table-cell>
          <table:table-cell office:value-type="float" office:value="0.782288" calcext:value-type="float">
            <text:p>0,782288</text:p>
          </table:table-cell>
          <table:table-cell office:value-type="float" office:value="0.782546" calcext:value-type="float">
            <text:p>0,782546</text:p>
          </table:table-cell>
          <table:table-cell office:value-type="float" office:value="0.782752" calcext:value-type="float">
            <text:p>0,782752</text:p>
          </table:table-cell>
          <table:table-cell office:value-type="float" office:value="0.783055" calcext:value-type="float">
            <text:p>0,783055</text:p>
          </table:table-cell>
          <table:table-cell office:value-type="float" office:value="0.784471" calcext:value-type="float">
            <text:p>0,784471</text:p>
          </table:table-cell>
          <table:table-cell office:value-type="float" office:value="0.797594" calcext:value-type="float">
            <text:p>0,797594</text:p>
          </table:table-cell>
          <table:table-cell office:value-type="float" office:value="0.817866" calcext:value-type="float">
            <text:p>0,81786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0624" calcext:value-type="float">
            <text:p>0,7806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3954" calcext:value-type="float">
            <text:p>0,13954</text:p>
          </table:table-cell>
          <table:table-cell office:value-type="float" office:value="0.708742" calcext:value-type="float">
            <text:p>0,708742</text:p>
          </table:table-cell>
          <table:table-cell office:value-type="float" office:value="0.781801" calcext:value-type="float">
            <text:p>0,781801</text:p>
          </table:table-cell>
          <table:table-cell office:value-type="float" office:value="0.782284" calcext:value-type="float">
            <text:p>0,782284</text:p>
          </table:table-cell>
          <table:table-cell office:value-type="float" office:value="0.782514" calcext:value-type="float">
            <text:p>0,782514</text:p>
          </table:table-cell>
          <table:table-cell office:value-type="float" office:value="0.782691" calcext:value-type="float">
            <text:p>0,782691</text:p>
          </table:table-cell>
          <table:table-cell office:value-type="float" office:value="0.782974" calcext:value-type="float">
            <text:p>0,782974</text:p>
          </table:table-cell>
          <table:table-cell office:value-type="float" office:value="0.783293" calcext:value-type="float">
            <text:p>0,783293</text:p>
          </table:table-cell>
          <table:table-cell office:value-type="float" office:value="0.784381" calcext:value-type="float">
            <text:p>0,784381</text:p>
          </table:table-cell>
          <table:table-cell office:value-type="float" office:value="0.795664" calcext:value-type="float">
            <text:p>0,795664</text:p>
          </table:table-cell>
          <table:table-cell office:value-type="float" office:value="0.815919" calcext:value-type="float">
            <text:p>0,81591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0026" calcext:value-type="float">
            <text:p>0,780026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1724" calcext:value-type="float">
            <text:p>0,001724</text:p>
          </table:table-cell>
          <table:table-cell office:value-type="float" office:value="0.679337" calcext:value-type="float">
            <text:p>0,679337</text:p>
          </table:table-cell>
          <table:table-cell office:value-type="float" office:value="0.781936" calcext:value-type="float">
            <text:p>0,781936</text:p>
          </table:table-cell>
          <table:table-cell office:value-type="float" office:value="0.782294" calcext:value-type="float">
            <text:p>0,782294</text:p>
          </table:table-cell>
          <table:table-cell office:value-type="float" office:value="0.782528" calcext:value-type="float">
            <text:p>0,782528</text:p>
          </table:table-cell>
          <table:table-cell office:value-type="float" office:value="0.782806" calcext:value-type="float">
            <text:p>0,782806</text:p>
          </table:table-cell>
          <table:table-cell office:value-type="float" office:value="0.783149" calcext:value-type="float">
            <text:p>0,783149</text:p>
          </table:table-cell>
          <table:table-cell office:value-type="float" office:value="0.783766" calcext:value-type="float">
            <text:p>0,783766</text:p>
          </table:table-cell>
          <table:table-cell office:value-type="float" office:value="0.791466" calcext:value-type="float">
            <text:p>0,791466</text:p>
          </table:table-cell>
          <table:table-cell office:value-type="float" office:value="0.802756" calcext:value-type="float">
            <text:p>0,802756</text:p>
          </table:table-cell>
          <table:table-cell office:value-type="float" office:value="0.8239" calcext:value-type="float">
            <text:p>0,8239</text:p>
          </table:table-cell>
          <table:table-cell office:value-type="float" office:value="0.866368" calcext:value-type="float">
            <text:p>0,866368</text:p>
          </table:table-cell>
          <table:table-cell office:value-type="float" office:value="0.779394" calcext:value-type="float">
            <text:p>0,779394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9724" calcext:value-type="float">
            <text:p>0,039724</text:p>
          </table:table-cell>
          <table:table-cell office:value-type="float" office:value="0.564001" calcext:value-type="float">
            <text:p>0,564001</text:p>
          </table:table-cell>
          <table:table-cell office:value-type="float" office:value="0.780488" calcext:value-type="float">
            <text:p>0,780488</text:p>
          </table:table-cell>
          <table:table-cell office:value-type="float" office:value="0.78218" calcext:value-type="float">
            <text:p>0,78218</text:p>
          </table:table-cell>
          <table:table-cell office:value-type="float" office:value="0.782495" calcext:value-type="float">
            <text:p>0,782495</text:p>
          </table:table-cell>
          <table:table-cell office:value-type="float" office:value="0.782788" calcext:value-type="float">
            <text:p>0,782788</text:p>
          </table:table-cell>
          <table:table-cell office:value-type="float" office:value="0.783132" calcext:value-type="float">
            <text:p>0,783132</text:p>
          </table:table-cell>
          <table:table-cell office:value-type="float" office:value="0.784344" calcext:value-type="float">
            <text:p>0,784344</text:p>
          </table:table-cell>
          <table:table-cell office:value-type="float" office:value="0.793801" calcext:value-type="float">
            <text:p>0,793801</text:p>
          </table:table-cell>
          <table:table-cell office:value-type="float" office:value="0.803837" calcext:value-type="float">
            <text:p>0,803837</text:p>
          </table:table-cell>
          <table:table-cell office:value-type="float" office:value="0.82301" calcext:value-type="float">
            <text:p>0,8230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68008" calcext:value-type="float">
            <text:p>0,76800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2345" calcext:value-type="float">
            <text:p>0,002345</text:p>
          </table:table-cell>
          <table:table-cell office:value-type="float" office:value="0.608342" calcext:value-type="float">
            <text:p>0,608342</text:p>
          </table:table-cell>
          <table:table-cell office:value-type="float" office:value="0.781206" calcext:value-type="float">
            <text:p>0,781206</text:p>
          </table:table-cell>
          <table:table-cell office:value-type="float" office:value="0.782144" calcext:value-type="float">
            <text:p>0,782144</text:p>
          </table:table-cell>
          <table:table-cell office:value-type="float" office:value="0.782375" calcext:value-type="float">
            <text:p>0,782375</text:p>
          </table:table-cell>
          <table:table-cell office:value-type="float" office:value="0.782619" calcext:value-type="float">
            <text:p>0,782619</text:p>
          </table:table-cell>
          <table:table-cell office:value-type="float" office:value="0.782929" calcext:value-type="float">
            <text:p>0,782929</text:p>
          </table:table-cell>
          <table:table-cell office:value-type="float" office:value="0.783322" calcext:value-type="float">
            <text:p>0,783322</text:p>
          </table:table-cell>
          <table:table-cell office:value-type="float" office:value="0.788572" calcext:value-type="float">
            <text:p>0,788572</text:p>
          </table:table-cell>
          <table:table-cell office:value-type="float" office:value="0.801511" calcext:value-type="float">
            <text:p>0,801511</text:p>
          </table:table-cell>
          <table:table-cell office:value-type="float" office:value="0.825677" calcext:value-type="float">
            <text:p>0,82567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187" calcext:value-type="float">
            <text:p>0,77187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2138" calcext:value-type="float">
            <text:p>0,022138</text:p>
          </table:table-cell>
          <table:table-cell office:value-type="float" office:value="0.6504" calcext:value-type="float">
            <text:p>0,6504</text:p>
          </table:table-cell>
          <table:table-cell office:value-type="float" office:value="0.78128" calcext:value-type="float">
            <text:p>0,78128</text:p>
          </table:table-cell>
          <table:table-cell office:value-type="float" office:value="0.782147" calcext:value-type="float">
            <text:p>0,782147</text:p>
          </table:table-cell>
          <table:table-cell office:value-type="float" office:value="0.782409" calcext:value-type="float">
            <text:p>0,782409</text:p>
          </table:table-cell>
          <table:table-cell office:value-type="float" office:value="0.782691" calcext:value-type="float">
            <text:p>0,782691</text:p>
          </table:table-cell>
          <table:table-cell office:value-type="float" office:value="0.782953" calcext:value-type="float">
            <text:p>0,782953</text:p>
          </table:table-cell>
          <table:table-cell office:value-type="float" office:value="0.783273" calcext:value-type="float">
            <text:p>0,783273</text:p>
          </table:table-cell>
          <table:table-cell office:value-type="float" office:value="0.786928" calcext:value-type="float">
            <text:p>0,786928</text:p>
          </table:table-cell>
          <table:table-cell office:value-type="float" office:value="0.801194" calcext:value-type="float">
            <text:p>0,801194</text:p>
          </table:table-cell>
          <table:table-cell office:value-type="float" office:value="0.82905" calcext:value-type="float">
            <text:p>0,8290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6233" calcext:value-type="float">
            <text:p>0,77623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46621" calcext:value-type="float">
            <text:p>0,146621</text:p>
          </table:table-cell>
          <table:table-cell office:value-type="float" office:value="0.674397" calcext:value-type="float">
            <text:p>0,674397</text:p>
          </table:table-cell>
          <table:table-cell office:value-type="float" office:value="0.781019" calcext:value-type="float">
            <text:p>0,781019</text:p>
          </table:table-cell>
          <table:table-cell office:value-type="float" office:value="0.782104" calcext:value-type="float">
            <text:p>0,782104</text:p>
          </table:table-cell>
          <table:table-cell office:value-type="float" office:value="0.782413" calcext:value-type="float">
            <text:p>0,782413</text:p>
          </table:table-cell>
          <table:table-cell office:value-type="float" office:value="0.782669" calcext:value-type="float">
            <text:p>0,782669</text:p>
          </table:table-cell>
          <table:table-cell office:value-type="float" office:value="0.782887" calcext:value-type="float">
            <text:p>0,782887</text:p>
          </table:table-cell>
          <table:table-cell office:value-type="float" office:value="0.783259" calcext:value-type="float">
            <text:p>0,783259</text:p>
          </table:table-cell>
          <table:table-cell office:value-type="float" office:value="0.786804" calcext:value-type="float">
            <text:p>0,786804</text:p>
          </table:table-cell>
          <table:table-cell office:value-type="float" office:value="0.802435" calcext:value-type="float">
            <text:p>0,802435</text:p>
          </table:table-cell>
          <table:table-cell office:value-type="float" office:value="0.828282" calcext:value-type="float">
            <text:p>0,82828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8627" calcext:value-type="float">
            <text:p>0,77862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36138" calcext:value-type="float">
            <text:p>0,436138</text:p>
          </table:table-cell>
          <table:table-cell office:value-type="float" office:value="0.742189" calcext:value-type="float">
            <text:p>0,742189</text:p>
          </table:table-cell>
          <table:table-cell office:value-type="float" office:value="0.781729" calcext:value-type="float">
            <text:p>0,781729</text:p>
          </table:table-cell>
          <table:table-cell office:value-type="float" office:value="0.782307" calcext:value-type="float">
            <text:p>0,782307</text:p>
          </table:table-cell>
          <table:table-cell office:value-type="float" office:value="0.782621" calcext:value-type="float">
            <text:p>0,782621</text:p>
          </table:table-cell>
          <table:table-cell office:value-type="float" office:value="0.782894" calcext:value-type="float">
            <text:p>0,782894</text:p>
          </table:table-cell>
          <table:table-cell office:value-type="float" office:value="0.783191" calcext:value-type="float">
            <text:p>0,783191</text:p>
          </table:table-cell>
          <table:table-cell office:value-type="float" office:value="0.78359" calcext:value-type="float">
            <text:p>0,78359</text:p>
          </table:table-cell>
          <table:table-cell office:value-type="float" office:value="0.790273" calcext:value-type="float">
            <text:p>0,790273</text:p>
          </table:table-cell>
          <table:table-cell office:value-type="float" office:value="0.80321" calcext:value-type="float">
            <text:p>0,80321</text:p>
          </table:table-cell>
          <table:table-cell office:value-type="float" office:value="0.826977" calcext:value-type="float">
            <text:p>0,82697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5898" calcext:value-type="float">
            <text:p>0,785898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133379" calcext:value-type="float">
            <text:p>0,133379</text:p>
          </table:table-cell>
          <table:table-cell office:value-type="float" office:value="0.57999" calcext:value-type="float">
            <text:p>0,57999</text:p>
          </table:table-cell>
          <table:table-cell office:value-type="float" office:value="0.780645" calcext:value-type="float">
            <text:p>0,780645</text:p>
          </table:table-cell>
          <table:table-cell office:value-type="float" office:value="0.782223" calcext:value-type="float">
            <text:p>0,782223</text:p>
          </table:table-cell>
          <table:table-cell office:value-type="float" office:value="0.78248" calcext:value-type="float">
            <text:p>0,78248</text:p>
          </table:table-cell>
          <table:table-cell office:value-type="float" office:value="0.782731" calcext:value-type="float">
            <text:p>0,782731</text:p>
          </table:table-cell>
          <table:table-cell office:value-type="float" office:value="0.783137" calcext:value-type="float">
            <text:p>0,783137</text:p>
          </table:table-cell>
          <table:table-cell office:value-type="float" office:value="0.78365" calcext:value-type="float">
            <text:p>0,78365</text:p>
          </table:table-cell>
          <table:table-cell office:value-type="float" office:value="0.791546" calcext:value-type="float">
            <text:p>0,791546</text:p>
          </table:table-cell>
          <table:table-cell office:value-type="float" office:value="0.803169" calcext:value-type="float">
            <text:p>0,803169</text:p>
          </table:table-cell>
          <table:table-cell office:value-type="float" office:value="0.828166" calcext:value-type="float">
            <text:p>0,82816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69774" calcext:value-type="float">
            <text:p>0,76977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155195" calcext:value-type="float">
            <text:p>0,155195</text:p>
          </table:table-cell>
          <table:table-cell office:value-type="float" office:value="0.651608" calcext:value-type="float">
            <text:p>0,651608</text:p>
          </table:table-cell>
          <table:table-cell office:value-type="float" office:value="0.780109" calcext:value-type="float">
            <text:p>0,780109</text:p>
          </table:table-cell>
          <table:table-cell office:value-type="float" office:value="0.782189" calcext:value-type="float">
            <text:p>0,782189</text:p>
          </table:table-cell>
          <table:table-cell office:value-type="float" office:value="0.782491" calcext:value-type="float">
            <text:p>0,782491</text:p>
          </table:table-cell>
          <table:table-cell office:value-type="float" office:value="0.782802" calcext:value-type="float">
            <text:p>0,782802</text:p>
          </table:table-cell>
          <table:table-cell office:value-type="float" office:value="0.783202" calcext:value-type="float">
            <text:p>0,783202</text:p>
          </table:table-cell>
          <table:table-cell office:value-type="float" office:value="0.7841" calcext:value-type="float">
            <text:p>0,7841</text:p>
          </table:table-cell>
          <table:table-cell office:value-type="float" office:value="0.794227" calcext:value-type="float">
            <text:p>0,794227</text:p>
          </table:table-cell>
          <table:table-cell office:value-type="float" office:value="0.806693" calcext:value-type="float">
            <text:p>0,806693</text:p>
          </table:table-cell>
          <table:table-cell office:value-type="float" office:value="0.827222" calcext:value-type="float">
            <text:p>0,82722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7464" calcext:value-type="float">
            <text:p>0,77746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72322" calcext:value-type="float">
            <text:p>0,072322</text:p>
          </table:table-cell>
          <table:table-cell office:value-type="float" office:value="0.660813" calcext:value-type="float">
            <text:p>0,660813</text:p>
          </table:table-cell>
          <table:table-cell office:value-type="float" office:value="0.779324" calcext:value-type="float">
            <text:p>0,779324</text:p>
          </table:table-cell>
          <table:table-cell office:value-type="float" office:value="0.782204" calcext:value-type="float">
            <text:p>0,782204</text:p>
          </table:table-cell>
          <table:table-cell office:value-type="float" office:value="0.7826" calcext:value-type="float">
            <text:p>0,7826</text:p>
          </table:table-cell>
          <table:table-cell office:value-type="float" office:value="0.782939" calcext:value-type="float">
            <text:p>0,782939</text:p>
          </table:table-cell>
          <table:table-cell office:value-type="float" office:value="0.783371" calcext:value-type="float">
            <text:p>0,783371</text:p>
          </table:table-cell>
          <table:table-cell office:value-type="float" office:value="0.785339" calcext:value-type="float">
            <text:p>0,785339</text:p>
          </table:table-cell>
          <table:table-cell office:value-type="float" office:value="0.795824" calcext:value-type="float">
            <text:p>0,795824</text:p>
          </table:table-cell>
          <table:table-cell office:value-type="float" office:value="0.80908" calcext:value-type="float">
            <text:p>0,80908</text:p>
          </table:table-cell>
          <table:table-cell office:value-type="float" office:value="0.828478" calcext:value-type="float">
            <text:p>0,828478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8997" calcext:value-type="float">
            <text:p>0,77899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9517" calcext:value-type="float">
            <text:p>0,009517</text:p>
          </table:table-cell>
          <table:table-cell office:value-type="float" office:value="0.627072" calcext:value-type="float">
            <text:p>0,627072</text:p>
          </table:table-cell>
          <table:table-cell office:value-type="float" office:value="0.780663" calcext:value-type="float">
            <text:p>0,780663</text:p>
          </table:table-cell>
          <table:table-cell office:value-type="float" office:value="0.782191" calcext:value-type="float">
            <text:p>0,782191</text:p>
          </table:table-cell>
          <table:table-cell office:value-type="float" office:value="0.782552" calcext:value-type="float">
            <text:p>0,782552</text:p>
          </table:table-cell>
          <table:table-cell office:value-type="float" office:value="0.782882" calcext:value-type="float">
            <text:p>0,782882</text:p>
          </table:table-cell>
          <table:table-cell office:value-type="float" office:value="0.783303" calcext:value-type="float">
            <text:p>0,783303</text:p>
          </table:table-cell>
          <table:table-cell office:value-type="float" office:value="0.786179" calcext:value-type="float">
            <text:p>0,786179</text:p>
          </table:table-cell>
          <table:table-cell office:value-type="float" office:value="0.797027" calcext:value-type="float">
            <text:p>0,797027</text:p>
          </table:table-cell>
          <table:table-cell office:value-type="float" office:value="0.811412" calcext:value-type="float">
            <text:p>0,811412</text:p>
          </table:table-cell>
          <table:table-cell office:value-type="float" office:value="0.829245" calcext:value-type="float">
            <text:p>0,82924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76253" calcext:value-type="float">
            <text:p>0,77625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0529" calcext:value-type="float">
            <text:p>0,330529</text:p>
          </table:table-cell>
          <table:table-cell office:value-type="float" office:value="0.730287" calcext:value-type="float">
            <text:p>0,730287</text:p>
          </table:table-cell>
          <table:table-cell office:value-type="float" office:value="0.781912" calcext:value-type="float">
            <text:p>0,781912</text:p>
          </table:table-cell>
          <table:table-cell office:value-type="float" office:value="0.782493" calcext:value-type="float">
            <text:p>0,782493</text:p>
          </table:table-cell>
          <table:table-cell office:value-type="float" office:value="0.782874" calcext:value-type="float">
            <text:p>0,782874</text:p>
          </table:table-cell>
          <table:table-cell office:value-type="float" office:value="0.783322" calcext:value-type="float">
            <text:p>0,783322</text:p>
          </table:table-cell>
          <table:table-cell office:value-type="float" office:value="0.785159" calcext:value-type="float">
            <text:p>0,785159</text:p>
          </table:table-cell>
          <table:table-cell office:value-type="float" office:value="0.79395" calcext:value-type="float">
            <text:p>0,79395</text:p>
          </table:table-cell>
          <table:table-cell office:value-type="float" office:value="0.801461" calcext:value-type="float">
            <text:p>0,801461</text:p>
          </table:table-cell>
          <table:table-cell office:value-type="float" office:value="0.815464" calcext:value-type="float">
            <text:p>0,815464</text:p>
          </table:table-cell>
          <table:table-cell office:value-type="float" office:value="0.833031" calcext:value-type="float">
            <text:p>0,83303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8995" calcext:value-type="float">
            <text:p>0,78899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82989" calcext:value-type="float">
            <text:p>0,082989</text:p>
          </table:table-cell>
          <table:table-cell office:value-type="float" office:value="0.734224" calcext:value-type="float">
            <text:p>0,734224</text:p>
          </table:table-cell>
          <table:table-cell office:value-type="float" office:value="0.781998" calcext:value-type="float">
            <text:p>0,781998</text:p>
          </table:table-cell>
          <table:table-cell office:value-type="float" office:value="0.782455" calcext:value-type="float">
            <text:p>0,782455</text:p>
          </table:table-cell>
          <table:table-cell office:value-type="float" office:value="0.782737" calcext:value-type="float">
            <text:p>0,782737</text:p>
          </table:table-cell>
          <table:table-cell office:value-type="float" office:value="0.783149" calcext:value-type="float">
            <text:p>0,783149</text:p>
          </table:table-cell>
          <table:table-cell office:value-type="float" office:value="0.783635" calcext:value-type="float">
            <text:p>0,783635</text:p>
          </table:table-cell>
          <table:table-cell office:value-type="float" office:value="0.791839" calcext:value-type="float">
            <text:p>0,791839</text:p>
          </table:table-cell>
          <table:table-cell office:value-type="float" office:value="0.79938" calcext:value-type="float">
            <text:p>0,79938</text:p>
          </table:table-cell>
          <table:table-cell office:value-type="float" office:value="0.812005" calcext:value-type="float">
            <text:p>0,812005</text:p>
          </table:table-cell>
          <table:table-cell office:value-type="float" office:value="0.831069" calcext:value-type="float">
            <text:p>0,83106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8249" calcext:value-type="float">
            <text:p>0,78824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28253" calcext:value-type="float">
            <text:p>0,428253</text:p>
          </table:table-cell>
          <table:table-cell office:value-type="float" office:value="0.731259" calcext:value-type="float">
            <text:p>0,731259</text:p>
          </table:table-cell>
          <table:table-cell office:value-type="float" office:value="0.781534" calcext:value-type="float">
            <text:p>0,781534</text:p>
          </table:table-cell>
          <table:table-cell office:value-type="float" office:value="0.782494" calcext:value-type="float">
            <text:p>0,782494</text:p>
          </table:table-cell>
          <table:table-cell office:value-type="float" office:value="0.782794" calcext:value-type="float">
            <text:p>0,782794</text:p>
          </table:table-cell>
          <table:table-cell office:value-type="float" office:value="0.783063" calcext:value-type="float">
            <text:p>0,783063</text:p>
          </table:table-cell>
          <table:table-cell office:value-type="float" office:value="0.78337" calcext:value-type="float">
            <text:p>0,78337</text:p>
          </table:table-cell>
          <table:table-cell office:value-type="float" office:value="0.790215" calcext:value-type="float">
            <text:p>0,790215</text:p>
          </table:table-cell>
          <table:table-cell office:value-type="float" office:value="0.798065" calcext:value-type="float">
            <text:p>0,798065</text:p>
          </table:table-cell>
          <table:table-cell office:value-type="float" office:value="0.811764" calcext:value-type="float">
            <text:p>0,811764</text:p>
          </table:table-cell>
          <table:table-cell office:value-type="float" office:value="0.829434" calcext:value-type="float">
            <text:p>0,82943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7399" calcext:value-type="float">
            <text:p>0,787399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2644" calcext:value-type="float">
            <text:p>0,002644</text:p>
          </table:table-cell>
          <table:table-cell office:value-type="float" office:value="0.693011" calcext:value-type="float">
            <text:p>0,693011</text:p>
          </table:table-cell>
          <table:table-cell office:value-type="float" office:value="0.78192" calcext:value-type="float">
            <text:p>0,78192</text:p>
          </table:table-cell>
          <table:table-cell office:value-type="float" office:value="0.782505" calcext:value-type="float">
            <text:p>0,782505</text:p>
          </table:table-cell>
          <table:table-cell office:value-type="float" office:value="0.782877" calcext:value-type="float">
            <text:p>0,782877</text:p>
          </table:table-cell>
          <table:table-cell office:value-type="float" office:value="0.783202" calcext:value-type="float">
            <text:p>0,783202</text:p>
          </table:table-cell>
          <table:table-cell office:value-type="float" office:value="0.785876" calcext:value-type="float">
            <text:p>0,785876</text:p>
          </table:table-cell>
          <table:table-cell office:value-type="float" office:value="0.794981" calcext:value-type="float">
            <text:p>0,794981</text:p>
          </table:table-cell>
          <table:table-cell office:value-type="float" office:value="0.800891" calcext:value-type="float">
            <text:p>0,800891</text:p>
          </table:table-cell>
          <table:table-cell office:value-type="float" office:value="0.813362" calcext:value-type="float">
            <text:p>0,813362</text:p>
          </table:table-cell>
          <table:table-cell office:value-type="float" office:value="0.827566" calcext:value-type="float">
            <text:p>0,82756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4619" calcext:value-type="float">
            <text:p>0,78461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72931" calcext:value-type="float">
            <text:p>0,72931</text:p>
          </table:table-cell>
          <table:table-cell office:value-type="float" office:value="0.770497" calcext:value-type="float">
            <text:p>0,770497</text:p>
          </table:table-cell>
          <table:table-cell office:value-type="float" office:value="0.782214" calcext:value-type="float">
            <text:p>0,782214</text:p>
          </table:table-cell>
          <table:table-cell office:value-type="float" office:value="0.782604" calcext:value-type="float">
            <text:p>0,782604</text:p>
          </table:table-cell>
          <table:table-cell office:value-type="float" office:value="0.782999" calcext:value-type="float">
            <text:p>0,782999</text:p>
          </table:table-cell>
          <table:table-cell office:value-type="float" office:value="0.783309" calcext:value-type="float">
            <text:p>0,783309</text:p>
          </table:table-cell>
          <table:table-cell office:value-type="float" office:value="0.785645" calcext:value-type="float">
            <text:p>0,785645</text:p>
          </table:table-cell>
          <table:table-cell office:value-type="float" office:value="0.794966" calcext:value-type="float">
            <text:p>0,794966</text:p>
          </table:table-cell>
          <table:table-cell office:value-type="float" office:value="0.799563" calcext:value-type="float">
            <text:p>0,799563</text:p>
          </table:table-cell>
          <table:table-cell office:value-type="float" office:value="0.810352" calcext:value-type="float">
            <text:p>0,810352</text:p>
          </table:table-cell>
          <table:table-cell office:value-type="float" office:value="0.824379" calcext:value-type="float">
            <text:p>0,82437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1653" calcext:value-type="float">
            <text:p>0,791653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71023" calcext:value-type="float">
            <text:p>0,71023</text:p>
          </table:table-cell>
          <table:table-cell office:value-type="float" office:value="0.772578" calcext:value-type="float">
            <text:p>0,772578</text:p>
          </table:table-cell>
          <table:table-cell office:value-type="float" office:value="0.782368" calcext:value-type="float">
            <text:p>0,782368</text:p>
          </table:table-cell>
          <table:table-cell office:value-type="float" office:value="0.782663" calcext:value-type="float">
            <text:p>0,782663</text:p>
          </table:table-cell>
          <table:table-cell office:value-type="float" office:value="0.783009" calcext:value-type="float">
            <text:p>0,783009</text:p>
          </table:table-cell>
          <table:table-cell office:value-type="float" office:value="0.783319" calcext:value-type="float">
            <text:p>0,783319</text:p>
          </table:table-cell>
          <table:table-cell office:value-type="float" office:value="0.788429" calcext:value-type="float">
            <text:p>0,788429</text:p>
          </table:table-cell>
          <table:table-cell office:value-type="float" office:value="0.796909" calcext:value-type="float">
            <text:p>0,796909</text:p>
          </table:table-cell>
          <table:table-cell office:value-type="float" office:value="0.804234" calcext:value-type="float">
            <text:p>0,804234</text:p>
          </table:table-cell>
          <table:table-cell office:value-type="float" office:value="0.812829" calcext:value-type="float">
            <text:p>0,812829</text:p>
          </table:table-cell>
          <table:table-cell office:value-type="float" office:value="0.829529" calcext:value-type="float">
            <text:p>0,82952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3587" calcext:value-type="float">
            <text:p>0,79358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1011" calcext:value-type="float">
            <text:p>0,341011</text:p>
          </table:table-cell>
          <table:table-cell office:value-type="float" office:value="0.755194" calcext:value-type="float">
            <text:p>0,755194</text:p>
          </table:table-cell>
          <table:table-cell office:value-type="float" office:value="0.782269" calcext:value-type="float">
            <text:p>0,782269</text:p>
          </table:table-cell>
          <table:table-cell office:value-type="float" office:value="0.782557" calcext:value-type="float">
            <text:p>0,782557</text:p>
          </table:table-cell>
          <table:table-cell office:value-type="float" office:value="0.782855" calcext:value-type="float">
            <text:p>0,782855</text:p>
          </table:table-cell>
          <table:table-cell office:value-type="float" office:value="0.783199" calcext:value-type="float">
            <text:p>0,783199</text:p>
          </table:table-cell>
          <table:table-cell office:value-type="float" office:value="0.785159" calcext:value-type="float">
            <text:p>0,785159</text:p>
          </table:table-cell>
          <table:table-cell office:value-type="float" office:value="0.794179" calcext:value-type="float">
            <text:p>0,794179</text:p>
          </table:table-cell>
          <table:table-cell office:value-type="float" office:value="0.799498" calcext:value-type="float">
            <text:p>0,799498</text:p>
          </table:table-cell>
          <table:table-cell office:value-type="float" office:value="0.810168" calcext:value-type="float">
            <text:p>0,810168</text:p>
          </table:table-cell>
          <table:table-cell office:value-type="float" office:value="0.829027" calcext:value-type="float">
            <text:p>0,829027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0411" calcext:value-type="float">
            <text:p>0,79041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155218" calcext:value-type="float">
            <text:p>0,155218</text:p>
          </table:table-cell>
          <table:table-cell office:value-type="float" office:value="0.728393" calcext:value-type="float">
            <text:p>0,728393</text:p>
          </table:table-cell>
          <table:table-cell office:value-type="float" office:value="0.782128" calcext:value-type="float">
            <text:p>0,782128</text:p>
          </table:table-cell>
          <table:table-cell office:value-type="float" office:value="0.782484" calcext:value-type="float">
            <text:p>0,782484</text:p>
          </table:table-cell>
          <table:table-cell office:value-type="float" office:value="0.782726" calcext:value-type="float">
            <text:p>0,782726</text:p>
          </table:table-cell>
          <table:table-cell office:value-type="float" office:value="0.783029" calcext:value-type="float">
            <text:p>0,783029</text:p>
          </table:table-cell>
          <table:table-cell office:value-type="float" office:value="0.783741" calcext:value-type="float">
            <text:p>0,783741</text:p>
          </table:table-cell>
          <table:table-cell office:value-type="float" office:value="0.793284" calcext:value-type="float">
            <text:p>0,793284</text:p>
          </table:table-cell>
          <table:table-cell office:value-type="float" office:value="0.800279" calcext:value-type="float">
            <text:p>0,800279</text:p>
          </table:table-cell>
          <table:table-cell office:value-type="float" office:value="0.810747" calcext:value-type="float">
            <text:p>0,810747</text:p>
          </table:table-cell>
          <table:table-cell office:value-type="float" office:value="0.828422" calcext:value-type="float">
            <text:p>0,828422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7523" calcext:value-type="float">
            <text:p>0,78752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753034" calcext:value-type="float">
            <text:p>0,753034</text:p>
          </table:table-cell>
          <table:table-cell office:value-type="float" office:value="0.774144" calcext:value-type="float">
            <text:p>0,774144</text:p>
          </table:table-cell>
          <table:table-cell office:value-type="float" office:value="0.782152" calcext:value-type="float">
            <text:p>0,782152</text:p>
          </table:table-cell>
          <table:table-cell office:value-type="float" office:value="0.782519" calcext:value-type="float">
            <text:p>0,782519</text:p>
          </table:table-cell>
          <table:table-cell office:value-type="float" office:value="0.782817" calcext:value-type="float">
            <text:p>0,782817</text:p>
          </table:table-cell>
          <table:table-cell office:value-type="float" office:value="0.783164" calcext:value-type="float">
            <text:p>0,783164</text:p>
          </table:table-cell>
          <table:table-cell office:value-type="float" office:value="0.784313" calcext:value-type="float">
            <text:p>0,784313</text:p>
          </table:table-cell>
          <table:table-cell office:value-type="float" office:value="0.79407" calcext:value-type="float">
            <text:p>0,79407</text:p>
          </table:table-cell>
          <table:table-cell office:value-type="float" office:value="0.803171" calcext:value-type="float">
            <text:p>0,803171</text:p>
          </table:table-cell>
          <table:table-cell office:value-type="float" office:value="0.81311" calcext:value-type="float">
            <text:p>0,81311</text:p>
          </table:table-cell>
          <table:table-cell office:value-type="float" office:value="0.83013" calcext:value-type="float">
            <text:p>0,8301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2959" calcext:value-type="float">
            <text:p>0,79295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62345" calcext:value-type="float">
            <text:p>0,662345</text:p>
          </table:table-cell>
          <table:table-cell office:value-type="float" office:value="0.763295" calcext:value-type="float">
            <text:p>0,763295</text:p>
          </table:table-cell>
          <table:table-cell office:value-type="float" office:value="0.782234" calcext:value-type="float">
            <text:p>0,782234</text:p>
          </table:table-cell>
          <table:table-cell office:value-type="float" office:value="0.782722" calcext:value-type="float">
            <text:p>0,782722</text:p>
          </table:table-cell>
          <table:table-cell office:value-type="float" office:value="0.783053" calcext:value-type="float">
            <text:p>0,783053</text:p>
          </table:table-cell>
          <table:table-cell office:value-type="float" office:value="0.784036" calcext:value-type="float">
            <text:p>0,784036</text:p>
          </table:table-cell>
          <table:table-cell office:value-type="float" office:value="0.793723" calcext:value-type="float">
            <text:p>0,793723</text:p>
          </table:table-cell>
          <table:table-cell office:value-type="float" office:value="0.800694" calcext:value-type="float">
            <text:p>0,800694</text:p>
          </table:table-cell>
          <table:table-cell office:value-type="float" office:value="0.807824" calcext:value-type="float">
            <text:p>0,807824</text:p>
          </table:table-cell>
          <table:table-cell office:value-type="float" office:value="0.817113" calcext:value-type="float">
            <text:p>0,817113</text:p>
          </table:table-cell>
          <table:table-cell office:value-type="float" office:value="0.831095" calcext:value-type="float">
            <text:p>0,83109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4579" calcext:value-type="float">
            <text:p>0,794579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07425" calcext:value-type="float">
            <text:p>0,507425</text:p>
          </table:table-cell>
          <table:table-cell office:value-type="float" office:value="0.756353" calcext:value-type="float">
            <text:p>0,756353</text:p>
          </table:table-cell>
          <table:table-cell office:value-type="float" office:value="0.782384" calcext:value-type="float">
            <text:p>0,782384</text:p>
          </table:table-cell>
          <table:table-cell office:value-type="float" office:value="0.782863" calcext:value-type="float">
            <text:p>0,782863</text:p>
          </table:table-cell>
          <table:table-cell office:value-type="float" office:value="0.783268" calcext:value-type="float">
            <text:p>0,783268</text:p>
          </table:table-cell>
          <table:table-cell office:value-type="float" office:value="0.787668" calcext:value-type="float">
            <text:p>0,787668</text:p>
          </table:table-cell>
          <table:table-cell office:value-type="float" office:value="0.79655" calcext:value-type="float">
            <text:p>0,79655</text:p>
          </table:table-cell>
          <table:table-cell office:value-type="float" office:value="0.802898" calcext:value-type="float">
            <text:p>0,802898</text:p>
          </table:table-cell>
          <table:table-cell office:value-type="float" office:value="0.811963" calcext:value-type="float">
            <text:p>0,811963</text:p>
          </table:table-cell>
          <table:table-cell office:value-type="float" office:value="0.819122" calcext:value-type="float">
            <text:p>0,819122</text:p>
          </table:table-cell>
          <table:table-cell office:value-type="float" office:value="0.833751" calcext:value-type="float">
            <text:p>0,83375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5682" calcext:value-type="float">
            <text:p>0,795682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69724" calcext:value-type="float">
            <text:p>0,669724</text:p>
          </table:table-cell>
          <table:table-cell office:value-type="float" office:value="0.768235" calcext:value-type="float">
            <text:p>0,768235</text:p>
          </table:table-cell>
          <table:table-cell office:value-type="float" office:value="0.782287" calcext:value-type="float">
            <text:p>0,782287</text:p>
          </table:table-cell>
          <table:table-cell office:value-type="float" office:value="0.782726" calcext:value-type="float">
            <text:p>0,782726</text:p>
          </table:table-cell>
          <table:table-cell office:value-type="float" office:value="0.783217" calcext:value-type="float">
            <text:p>0,783217</text:p>
          </table:table-cell>
          <table:table-cell office:value-type="float" office:value="0.786344" calcext:value-type="float">
            <text:p>0,786344</text:p>
          </table:table-cell>
          <table:table-cell office:value-type="float" office:value="0.795333" calcext:value-type="float">
            <text:p>0,795333</text:p>
          </table:table-cell>
          <table:table-cell office:value-type="float" office:value="0.800367" calcext:value-type="float">
            <text:p>0,800367</text:p>
          </table:table-cell>
          <table:table-cell office:value-type="float" office:value="0.810412" calcext:value-type="float">
            <text:p>0,810412</text:p>
          </table:table-cell>
          <table:table-cell office:value-type="float" office:value="0.818161" calcext:value-type="float">
            <text:p>0,818161</text:p>
          </table:table-cell>
          <table:table-cell office:value-type="float" office:value="0.833563" calcext:value-type="float">
            <text:p>0,83356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6064" calcext:value-type="float">
            <text:p>0,79606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46184" calcext:value-type="float">
            <text:p>0,146184</text:p>
          </table:table-cell>
          <table:table-cell office:value-type="float" office:value="0.727762" calcext:value-type="float">
            <text:p>0,727762</text:p>
          </table:table-cell>
          <table:table-cell office:value-type="float" office:value="0.782193" calcext:value-type="float">
            <text:p>0,782193</text:p>
          </table:table-cell>
          <table:table-cell office:value-type="float" office:value="0.782817" calcext:value-type="float">
            <text:p>0,782817</text:p>
          </table:table-cell>
          <table:table-cell office:value-type="float" office:value="0.783383" calcext:value-type="float">
            <text:p>0,783383</text:p>
          </table:table-cell>
          <table:table-cell office:value-type="float" office:value="0.791239" calcext:value-type="float">
            <text:p>0,791239</text:p>
          </table:table-cell>
          <table:table-cell office:value-type="float" office:value="0.797022" calcext:value-type="float">
            <text:p>0,797022</text:p>
          </table:table-cell>
          <table:table-cell office:value-type="float" office:value="0.804771" calcext:value-type="float">
            <text:p>0,804771</text:p>
          </table:table-cell>
          <table:table-cell office:value-type="float" office:value="0.811847" calcext:value-type="float">
            <text:p>0,811847</text:p>
          </table:table-cell>
          <table:table-cell office:value-type="float" office:value="0.82069" calcext:value-type="float">
            <text:p>0,82069</text:p>
          </table:table-cell>
          <table:table-cell office:value-type="float" office:value="0.83943" calcext:value-type="float">
            <text:p>0,8394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4115" calcext:value-type="float">
            <text:p>0,79411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9471" calcext:value-type="float">
            <text:p>0,059471</text:p>
          </table:table-cell>
          <table:table-cell office:value-type="float" office:value="0.695473" calcext:value-type="float">
            <text:p>0,695473</text:p>
          </table:table-cell>
          <table:table-cell office:value-type="float" office:value="0.78168" calcext:value-type="float">
            <text:p>0,78168</text:p>
          </table:table-cell>
          <table:table-cell office:value-type="float" office:value="0.782646" calcext:value-type="float">
            <text:p>0,782646</text:p>
          </table:table-cell>
          <table:table-cell office:value-type="float" office:value="0.783412" calcext:value-type="float">
            <text:p>0,783412</text:p>
          </table:table-cell>
          <table:table-cell office:value-type="float" office:value="0.791468" calcext:value-type="float">
            <text:p>0,791468</text:p>
          </table:table-cell>
          <table:table-cell office:value-type="float" office:value="0.79692" calcext:value-type="float">
            <text:p>0,79692</text:p>
          </table:table-cell>
          <table:table-cell office:value-type="float" office:value="0.804544" calcext:value-type="float">
            <text:p>0,804544</text:p>
          </table:table-cell>
          <table:table-cell office:value-type="float" office:value="0.811949" calcext:value-type="float">
            <text:p>0,811949</text:p>
          </table:table-cell>
          <table:table-cell office:value-type="float" office:value="0.820156" calcext:value-type="float">
            <text:p>0,820156</text:p>
          </table:table-cell>
          <table:table-cell office:value-type="float" office:value="0.844134" calcext:value-type="float">
            <text:p>0,84413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1238" calcext:value-type="float">
            <text:p>0,79123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143103" calcext:value-type="float">
            <text:p>0,143103</text:p>
          </table:table-cell>
          <table:table-cell office:value-type="float" office:value="0.704656" calcext:value-type="float">
            <text:p>0,704656</text:p>
          </table:table-cell>
          <table:table-cell office:value-type="float" office:value="0.781875" calcext:value-type="float">
            <text:p>0,781875</text:p>
          </table:table-cell>
          <table:table-cell office:value-type="float" office:value="0.782732" calcext:value-type="float">
            <text:p>0,782732</text:p>
          </table:table-cell>
          <table:table-cell office:value-type="float" office:value="0.784252" calcext:value-type="float">
            <text:p>0,784252</text:p>
          </table:table-cell>
          <table:table-cell office:value-type="float" office:value="0.793261" calcext:value-type="float">
            <text:p>0,793261</text:p>
          </table:table-cell>
          <table:table-cell office:value-type="float" office:value="0.796885" calcext:value-type="float">
            <text:p>0,796885</text:p>
          </table:table-cell>
          <table:table-cell office:value-type="float" office:value="0.803347" calcext:value-type="float">
            <text:p>0,803347</text:p>
          </table:table-cell>
          <table:table-cell office:value-type="float" office:value="0.811367" calcext:value-type="float">
            <text:p>0,811367</text:p>
          </table:table-cell>
          <table:table-cell office:value-type="float" office:value="0.819873" calcext:value-type="float">
            <text:p>0,819873</text:p>
          </table:table-cell>
          <table:table-cell office:value-type="float" office:value="0.843958" calcext:value-type="float">
            <text:p>0,843958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2221" calcext:value-type="float">
            <text:p>0,79222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3678" calcext:value-type="float">
            <text:p>0,663678</text:p>
          </table:table-cell>
          <table:table-cell office:value-type="float" office:value="0.758892" calcext:value-type="float">
            <text:p>0,758892</text:p>
          </table:table-cell>
          <table:table-cell office:value-type="float" office:value="0.782101" calcext:value-type="float">
            <text:p>0,782101</text:p>
          </table:table-cell>
          <table:table-cell office:value-type="float" office:value="0.782772" calcext:value-type="float">
            <text:p>0,782772</text:p>
          </table:table-cell>
          <table:table-cell office:value-type="float" office:value="0.784082" calcext:value-type="float">
            <text:p>0,784082</text:p>
          </table:table-cell>
          <table:table-cell office:value-type="float" office:value="0.792662" calcext:value-type="float">
            <text:p>0,792662</text:p>
          </table:table-cell>
          <table:table-cell office:value-type="float" office:value="0.79634" calcext:value-type="float">
            <text:p>0,79634</text:p>
          </table:table-cell>
          <table:table-cell office:value-type="float" office:value="0.80283" calcext:value-type="float">
            <text:p>0,80283</text:p>
          </table:table-cell>
          <table:table-cell office:value-type="float" office:value="0.812766" calcext:value-type="float">
            <text:p>0,812766</text:p>
          </table:table-cell>
          <table:table-cell office:value-type="float" office:value="0.82054" calcext:value-type="float">
            <text:p>0,82054</text:p>
          </table:table-cell>
          <table:table-cell office:value-type="float" office:value="0.844761" calcext:value-type="float">
            <text:p>0,84476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7775" calcext:value-type="float">
            <text:p>0,797775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153816" calcext:value-type="float">
            <text:p>0,153816</text:p>
          </table:table-cell>
          <table:table-cell office:value-type="float" office:value="0.709203" calcext:value-type="float">
            <text:p>0,709203</text:p>
          </table:table-cell>
          <table:table-cell office:value-type="float" office:value="0.782164" calcext:value-type="float">
            <text:p>0,782164</text:p>
          </table:table-cell>
          <table:table-cell office:value-type="float" office:value="0.782863" calcext:value-type="float">
            <text:p>0,782863</text:p>
          </table:table-cell>
          <table:table-cell office:value-type="float" office:value="0.783539" calcext:value-type="float">
            <text:p>0,783539</text:p>
          </table:table-cell>
          <table:table-cell office:value-type="float" office:value="0.791483" calcext:value-type="float">
            <text:p>0,791483</text:p>
          </table:table-cell>
          <table:table-cell office:value-type="float" office:value="0.796518" calcext:value-type="float">
            <text:p>0,796518</text:p>
          </table:table-cell>
          <table:table-cell office:value-type="float" office:value="0.80356" calcext:value-type="float">
            <text:p>0,80356</text:p>
          </table:table-cell>
          <table:table-cell office:value-type="float" office:value="0.81393" calcext:value-type="float">
            <text:p>0,81393</text:p>
          </table:table-cell>
          <table:table-cell office:value-type="float" office:value="0.821581" calcext:value-type="float">
            <text:p>0,821581</text:p>
          </table:table-cell>
          <table:table-cell office:value-type="float" office:value="0.845904" calcext:value-type="float">
            <text:p>0,84590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3075" calcext:value-type="float">
            <text:p>0,79307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127816" calcext:value-type="float">
            <text:p>0,127816</text:p>
          </table:table-cell>
          <table:table-cell office:value-type="float" office:value="0.71735" calcext:value-type="float">
            <text:p>0,71735</text:p>
          </table:table-cell>
          <table:table-cell office:value-type="float" office:value="0.782097" calcext:value-type="float">
            <text:p>0,782097</text:p>
          </table:table-cell>
          <table:table-cell office:value-type="float" office:value="0.783105" calcext:value-type="float">
            <text:p>0,783105</text:p>
          </table:table-cell>
          <table:table-cell office:value-type="float" office:value="0.785026" calcext:value-type="float">
            <text:p>0,785026</text:p>
          </table:table-cell>
          <table:table-cell office:value-type="float" office:value="0.794465" calcext:value-type="float">
            <text:p>0,794465</text:p>
          </table:table-cell>
          <table:table-cell office:value-type="float" office:value="0.798168" calcext:value-type="float">
            <text:p>0,798168</text:p>
          </table:table-cell>
          <table:table-cell office:value-type="float" office:value="0.806053" calcext:value-type="float">
            <text:p>0,806053</text:p>
          </table:table-cell>
          <table:table-cell office:value-type="float" office:value="0.812984" calcext:value-type="float">
            <text:p>0,812984</text:p>
          </table:table-cell>
          <table:table-cell office:value-type="float" office:value="0.820497" calcext:value-type="float">
            <text:p>0,820497</text:p>
          </table:table-cell>
          <table:table-cell office:value-type="float" office:value="0.840606" calcext:value-type="float">
            <text:p>0,84060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4035" calcext:value-type="float">
            <text:p>0,794035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155172" calcext:value-type="float">
            <text:p>0,155172</text:p>
          </table:table-cell>
          <table:table-cell office:value-type="float" office:value="0.729533" calcext:value-type="float">
            <text:p>0,729533</text:p>
          </table:table-cell>
          <table:table-cell office:value-type="float" office:value="0.781956" calcext:value-type="float">
            <text:p>0,781956</text:p>
          </table:table-cell>
          <table:table-cell office:value-type="float" office:value="0.783053" calcext:value-type="float">
            <text:p>0,783053</text:p>
          </table:table-cell>
          <table:table-cell office:value-type="float" office:value="0.786523" calcext:value-type="float">
            <text:p>0,786523</text:p>
          </table:table-cell>
          <table:table-cell office:value-type="float" office:value="0.79396" calcext:value-type="float">
            <text:p>0,79396</text:p>
          </table:table-cell>
          <table:table-cell office:value-type="float" office:value="0.797314" calcext:value-type="float">
            <text:p>0,797314</text:p>
          </table:table-cell>
          <table:table-cell office:value-type="float" office:value="0.804806" calcext:value-type="float">
            <text:p>0,804806</text:p>
          </table:table-cell>
          <table:table-cell office:value-type="float" office:value="0.813632" calcext:value-type="float">
            <text:p>0,813632</text:p>
          </table:table-cell>
          <table:table-cell office:value-type="float" office:value="0.821172" calcext:value-type="float">
            <text:p>0,821172</text:p>
          </table:table-cell>
          <table:table-cell office:value-type="float" office:value="0.840743" calcext:value-type="float">
            <text:p>0,840743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5269" calcext:value-type="float">
            <text:p>0,79526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155287" calcext:value-type="float">
            <text:p>0,155287</text:p>
          </table:table-cell>
          <table:table-cell office:value-type="float" office:value="0.715497" calcext:value-type="float">
            <text:p>0,715497</text:p>
          </table:table-cell>
          <table:table-cell office:value-type="float" office:value="0.781274" calcext:value-type="float">
            <text:p>0,781274</text:p>
          </table:table-cell>
          <table:table-cell office:value-type="float" office:value="0.782811" calcext:value-type="float">
            <text:p>0,782811</text:p>
          </table:table-cell>
          <table:table-cell office:value-type="float" office:value="0.784777" calcext:value-type="float">
            <text:p>0,784777</text:p>
          </table:table-cell>
          <table:table-cell office:value-type="float" office:value="0.792434" calcext:value-type="float">
            <text:p>0,792434</text:p>
          </table:table-cell>
          <table:table-cell office:value-type="float" office:value="0.7966" calcext:value-type="float">
            <text:p>0,7966</text:p>
          </table:table-cell>
          <table:table-cell office:value-type="float" office:value="0.802162" calcext:value-type="float">
            <text:p>0,802162</text:p>
          </table:table-cell>
          <table:table-cell office:value-type="float" office:value="0.811091" calcext:value-type="float">
            <text:p>0,811091</text:p>
          </table:table-cell>
          <table:table-cell office:value-type="float" office:value="0.820054" calcext:value-type="float">
            <text:p>0,820054</text:p>
          </table:table-cell>
          <table:table-cell office:value-type="float" office:value="0.837659" calcext:value-type="float">
            <text:p>0,83765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2436" calcext:value-type="float">
            <text:p>0,792436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155494" calcext:value-type="float">
            <text:p>0,155494</text:p>
          </table:table-cell>
          <table:table-cell office:value-type="float" office:value="0.652686" calcext:value-type="float">
            <text:p>0,652686</text:p>
          </table:table-cell>
          <table:table-cell office:value-type="float" office:value="0.780577" calcext:value-type="float">
            <text:p>0,780577</text:p>
          </table:table-cell>
          <table:table-cell office:value-type="float" office:value="0.782669" calcext:value-type="float">
            <text:p>0,782669</text:p>
          </table:table-cell>
          <table:table-cell office:value-type="float" office:value="0.783763" calcext:value-type="float">
            <text:p>0,783763</text:p>
          </table:table-cell>
          <table:table-cell office:value-type="float" office:value="0.791397" calcext:value-type="float">
            <text:p>0,791397</text:p>
          </table:table-cell>
          <table:table-cell office:value-type="float" office:value="0.797206" calcext:value-type="float">
            <text:p>0,797206</text:p>
          </table:table-cell>
          <table:table-cell office:value-type="float" office:value="0.803858" calcext:value-type="float">
            <text:p>0,803858</text:p>
          </table:table-cell>
          <table:table-cell office:value-type="float" office:value="0.813439" calcext:value-type="float">
            <text:p>0,813439</text:p>
          </table:table-cell>
          <table:table-cell office:value-type="float" office:value="0.820796" calcext:value-type="float">
            <text:p>0,820796</text:p>
          </table:table-cell>
          <table:table-cell office:value-type="float" office:value="0.841575" calcext:value-type="float">
            <text:p>0,84157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6797" calcext:value-type="float">
            <text:p>0,78679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154759" calcext:value-type="float">
            <text:p>0,154759</text:p>
          </table:table-cell>
          <table:table-cell office:value-type="float" office:value="0.681741" calcext:value-type="float">
            <text:p>0,681741</text:p>
          </table:table-cell>
          <table:table-cell office:value-type="float" office:value="0.780989" calcext:value-type="float">
            <text:p>0,780989</text:p>
          </table:table-cell>
          <table:table-cell office:value-type="float" office:value="0.782555" calcext:value-type="float">
            <text:p>0,782555</text:p>
          </table:table-cell>
          <table:table-cell office:value-type="float" office:value="0.783298" calcext:value-type="float">
            <text:p>0,783298</text:p>
          </table:table-cell>
          <table:table-cell office:value-type="float" office:value="0.786259" calcext:value-type="float">
            <text:p>0,786259</text:p>
          </table:table-cell>
          <table:table-cell office:value-type="float" office:value="0.79484" calcext:value-type="float">
            <text:p>0,79484</text:p>
          </table:table-cell>
          <table:table-cell office:value-type="float" office:value="0.799379" calcext:value-type="float">
            <text:p>0,799379</text:p>
          </table:table-cell>
          <table:table-cell office:value-type="float" office:value="0.807293" calcext:value-type="float">
            <text:p>0,807293</text:p>
          </table:table-cell>
          <table:table-cell office:value-type="float" office:value="0.818146" calcext:value-type="float">
            <text:p>0,818146</text:p>
          </table:table-cell>
          <table:table-cell office:value-type="float" office:value="0.832109" calcext:value-type="float">
            <text:p>0,83210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6661" calcext:value-type="float">
            <text:p>0,786661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84621" calcext:value-type="float">
            <text:p>0,084621</text:p>
          </table:table-cell>
          <table:table-cell office:value-type="float" office:value="0.692794" calcext:value-type="float">
            <text:p>0,692794</text:p>
          </table:table-cell>
          <table:table-cell office:value-type="float" office:value="0.780721" calcext:value-type="float">
            <text:p>0,780721</text:p>
          </table:table-cell>
          <table:table-cell office:value-type="float" office:value="0.782461" calcext:value-type="float">
            <text:p>0,782461</text:p>
          </table:table-cell>
          <table:table-cell office:value-type="float" office:value="0.783257" calcext:value-type="float">
            <text:p>0,783257</text:p>
          </table:table-cell>
          <table:table-cell office:value-type="float" office:value="0.785309" calcext:value-type="float">
            <text:p>0,785309</text:p>
          </table:table-cell>
          <table:table-cell office:value-type="float" office:value="0.794444" calcext:value-type="float">
            <text:p>0,794444</text:p>
          </table:table-cell>
          <table:table-cell office:value-type="float" office:value="0.799011" calcext:value-type="float">
            <text:p>0,799011</text:p>
          </table:table-cell>
          <table:table-cell office:value-type="float" office:value="0.809442" calcext:value-type="float">
            <text:p>0,809442</text:p>
          </table:table-cell>
          <table:table-cell office:value-type="float" office:value="0.819167" calcext:value-type="float">
            <text:p>0,819167</text:p>
          </table:table-cell>
          <table:table-cell office:value-type="float" office:value="0.830891" calcext:value-type="float">
            <text:p>0,830891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775" calcext:value-type="float">
            <text:p>0,78775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69931" calcext:value-type="float">
            <text:p>0,169931</text:p>
          </table:table-cell>
          <table:table-cell office:value-type="float" office:value="0.710257" calcext:value-type="float">
            <text:p>0,710257</text:p>
          </table:table-cell>
          <table:table-cell office:value-type="float" office:value="0.781352" calcext:value-type="float">
            <text:p>0,781352</text:p>
          </table:table-cell>
          <table:table-cell office:value-type="float" office:value="0.782538" calcext:value-type="float">
            <text:p>0,782538</text:p>
          </table:table-cell>
          <table:table-cell office:value-type="float" office:value="0.783236" calcext:value-type="float">
            <text:p>0,783236</text:p>
          </table:table-cell>
          <table:table-cell office:value-type="float" office:value="0.785489" calcext:value-type="float">
            <text:p>0,785489</text:p>
          </table:table-cell>
          <table:table-cell office:value-type="float" office:value="0.794777" calcext:value-type="float">
            <text:p>0,794777</text:p>
          </table:table-cell>
          <table:table-cell office:value-type="float" office:value="0.799378" calcext:value-type="float">
            <text:p>0,799378</text:p>
          </table:table-cell>
          <table:table-cell office:value-type="float" office:value="0.811556" calcext:value-type="float">
            <text:p>0,811556</text:p>
          </table:table-cell>
          <table:table-cell office:value-type="float" office:value="0.820177" calcext:value-type="float">
            <text:p>0,820177</text:p>
          </table:table-cell>
          <table:table-cell office:value-type="float" office:value="0.832244" calcext:value-type="float">
            <text:p>0,832244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01" calcext:value-type="float">
            <text:p>0,790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153885" calcext:value-type="float">
            <text:p>0,153885</text:p>
          </table:table-cell>
          <table:table-cell office:value-type="float" office:value="0.71044" calcext:value-type="float">
            <text:p>0,71044</text:p>
          </table:table-cell>
          <table:table-cell office:value-type="float" office:value="0.779844" calcext:value-type="float">
            <text:p>0,779844</text:p>
          </table:table-cell>
          <table:table-cell office:value-type="float" office:value="0.7824" calcext:value-type="float">
            <text:p>0,7824</text:p>
          </table:table-cell>
          <table:table-cell office:value-type="float" office:value="0.783296" calcext:value-type="float">
            <text:p>0,783296</text:p>
          </table:table-cell>
          <table:table-cell office:value-type="float" office:value="0.786978" calcext:value-type="float">
            <text:p>0,786978</text:p>
          </table:table-cell>
          <table:table-cell office:value-type="float" office:value="0.795414" calcext:value-type="float">
            <text:p>0,795414</text:p>
          </table:table-cell>
          <table:table-cell office:value-type="float" office:value="0.80099" calcext:value-type="float">
            <text:p>0,80099</text:p>
          </table:table-cell>
          <table:table-cell office:value-type="float" office:value="0.8127" calcext:value-type="float">
            <text:p>0,8127</text:p>
          </table:table-cell>
          <table:table-cell office:value-type="float" office:value="0.820231" calcext:value-type="float">
            <text:p>0,820231</text:p>
          </table:table-cell>
          <table:table-cell office:value-type="float" office:value="0.836305" calcext:value-type="float">
            <text:p>0,836305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9086" calcext:value-type="float">
            <text:p>0,7908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76299" calcext:value-type="float">
            <text:p>0,076299</text:p>
          </table:table-cell>
          <table:table-cell office:value-type="float" office:value="0.62773" calcext:value-type="float">
            <text:p>0,62773</text:p>
          </table:table-cell>
          <table:table-cell office:value-type="float" office:value="0.777417" calcext:value-type="float">
            <text:p>0,777417</text:p>
          </table:table-cell>
          <table:table-cell office:value-type="float" office:value="0.782022" calcext:value-type="float">
            <text:p>0,782022</text:p>
          </table:table-cell>
          <table:table-cell office:value-type="float" office:value="0.782979" calcext:value-type="float">
            <text:p>0,782979</text:p>
          </table:table-cell>
          <table:table-cell office:value-type="float" office:value="0.787103" calcext:value-type="float">
            <text:p>0,787103</text:p>
          </table:table-cell>
          <table:table-cell office:value-type="float" office:value="0.798449" calcext:value-type="float">
            <text:p>0,798449</text:p>
          </table:table-cell>
          <table:table-cell office:value-type="float" office:value="0.807174" calcext:value-type="float">
            <text:p>0,807174</text:p>
          </table:table-cell>
          <table:table-cell office:value-type="float" office:value="0.816655" calcext:value-type="float">
            <text:p>0,816655</text:p>
          </table:table-cell>
          <table:table-cell office:value-type="float" office:value="0.821777" calcext:value-type="float">
            <text:p>0,821777</text:p>
          </table:table-cell>
          <table:table-cell office:value-type="float" office:value="0.843639" calcext:value-type="float">
            <text:p>0,843639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4494" calcext:value-type="float">
            <text:p>0,784494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71678" calcext:value-type="float">
            <text:p>0,071678</text:p>
          </table:table-cell>
          <table:table-cell office:value-type="float" office:value="0.650592" calcext:value-type="float">
            <text:p>0,650592</text:p>
          </table:table-cell>
          <table:table-cell office:value-type="float" office:value="0.777169" calcext:value-type="float">
            <text:p>0,777169</text:p>
          </table:table-cell>
          <table:table-cell office:value-type="float" office:value="0.781418" calcext:value-type="float">
            <text:p>0,781418</text:p>
          </table:table-cell>
          <table:table-cell office:value-type="float" office:value="0.782596" calcext:value-type="float">
            <text:p>0,782596</text:p>
          </table:table-cell>
          <table:table-cell office:value-type="float" office:value="0.784859" calcext:value-type="float">
            <text:p>0,784859</text:p>
          </table:table-cell>
          <table:table-cell office:value-type="float" office:value="0.797471" calcext:value-type="float">
            <text:p>0,797471</text:p>
          </table:table-cell>
          <table:table-cell office:value-type="float" office:value="0.804377" calcext:value-type="float">
            <text:p>0,804377</text:p>
          </table:table-cell>
          <table:table-cell office:value-type="float" office:value="0.814023" calcext:value-type="float">
            <text:p>0,814023</text:p>
          </table:table-cell>
          <table:table-cell office:value-type="float" office:value="0.820731" calcext:value-type="float">
            <text:p>0,820731</text:p>
          </table:table-cell>
          <table:table-cell office:value-type="float" office:value="0.837646" calcext:value-type="float">
            <text:p>0,837646</text:p>
          </table:table-cell>
          <table:table-cell office:value-type="float" office:value="0.857011" calcext:value-type="float">
            <text:p>0,857011</text:p>
          </table:table-cell>
          <table:table-cell office:value-type="float" office:value="0.785088" calcext:value-type="float">
            <text:p>0,785088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151885" calcext:value-type="float">
            <text:p>0,151885</text:p>
          </table:table-cell>
          <table:table-cell office:value-type="float" office:value="0.537699" calcext:value-type="float">
            <text:p>0,537699</text:p>
          </table:table-cell>
          <table:table-cell office:value-type="float" office:value="0.777686" calcext:value-type="float">
            <text:p>0,777686</text:p>
          </table:table-cell>
          <table:table-cell office:value-type="float" office:value="0.78212" calcext:value-type="float">
            <text:p>0,78212</text:p>
          </table:table-cell>
          <table:table-cell office:value-type="float" office:value="0.783125" calcext:value-type="float">
            <text:p>0,783125</text:p>
          </table:table-cell>
          <table:table-cell office:value-type="float" office:value="0.790566" calcext:value-type="float">
            <text:p>0,790566</text:p>
          </table:table-cell>
          <table:table-cell office:value-type="float" office:value="0.802635" calcext:value-type="float">
            <text:p>0,802635</text:p>
          </table:table-cell>
          <table:table-cell office:value-type="float" office:value="0.812202" calcext:value-type="float">
            <text:p>0,812202</text:p>
          </table:table-cell>
          <table:table-cell office:value-type="float" office:value="0.820178" calcext:value-type="float">
            <text:p>0,820178</text:p>
          </table:table-cell>
          <table:table-cell office:value-type="float" office:value="0.823103" calcext:value-type="float">
            <text:p>0,823103</text:p>
          </table:table-cell>
          <table:table-cell office:value-type="float" office:value="0.843058" calcext:value-type="float">
            <text:p>0,843058</text:p>
          </table:table-cell>
          <table:table-cell office:value-type="float" office:value="0.860598" calcext:value-type="float">
            <text:p>0,860598</text:p>
          </table:table-cell>
          <table:table-cell office:value-type="float" office:value="0.777238" calcext:value-type="float">
            <text:p>0,77723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154322" calcext:value-type="float">
            <text:p>0,154322</text:p>
          </table:table-cell>
          <table:table-cell office:value-type="float" office:value="0.614212" calcext:value-type="float">
            <text:p>0,614212</text:p>
          </table:table-cell>
          <table:table-cell office:value-type="float" office:value="0.779173" calcext:value-type="float">
            <text:p>0,779173</text:p>
          </table:table-cell>
          <table:table-cell office:value-type="float" office:value="0.782537" calcext:value-type="float">
            <text:p>0,782537</text:p>
          </table:table-cell>
          <table:table-cell office:value-type="float" office:value="0.783344" calcext:value-type="float">
            <text:p>0,783344</text:p>
          </table:table-cell>
          <table:table-cell office:value-type="float" office:value="0.792012" calcext:value-type="float">
            <text:p>0,792012</text:p>
          </table:table-cell>
          <table:table-cell office:value-type="float" office:value="0.801629" calcext:value-type="float">
            <text:p>0,801629</text:p>
          </table:table-cell>
          <table:table-cell office:value-type="float" office:value="0.812998" calcext:value-type="float">
            <text:p>0,812998</text:p>
          </table:table-cell>
          <table:table-cell office:value-type="float" office:value="0.821" calcext:value-type="float">
            <text:p>0,821</text:p>
          </table:table-cell>
          <table:table-cell office:value-type="float" office:value="0.825374" calcext:value-type="float">
            <text:p>0,825374</text:p>
          </table:table-cell>
          <table:table-cell office:value-type="float" office:value="0.854314" calcext:value-type="float">
            <text:p>0,854314</text:p>
          </table:table-cell>
          <table:table-cell office:value-type="float" office:value="0.860598" calcext:value-type="float">
            <text:p>0,860598</text:p>
          </table:table-cell>
          <table:table-cell office:value-type="float" office:value="0.786659" calcext:value-type="float">
            <text:p>0,78665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75126" calcext:value-type="float">
            <text:p>0,475126</text:p>
          </table:table-cell>
          <table:table-cell office:value-type="float" office:value="0.739594" calcext:value-type="float">
            <text:p>0,739594</text:p>
          </table:table-cell>
          <table:table-cell office:value-type="float" office:value="0.780807" calcext:value-type="float">
            <text:p>0,780807</text:p>
          </table:table-cell>
          <table:table-cell office:value-type="float" office:value="0.782751" calcext:value-type="float">
            <text:p>0,782751</text:p>
          </table:table-cell>
          <table:table-cell office:value-type="float" office:value="0.783629" calcext:value-type="float">
            <text:p>0,783629</text:p>
          </table:table-cell>
          <table:table-cell office:value-type="float" office:value="0.792806" calcext:value-type="float">
            <text:p>0,792806</text:p>
          </table:table-cell>
          <table:table-cell office:value-type="float" office:value="0.800217" calcext:value-type="float">
            <text:p>0,800217</text:p>
          </table:table-cell>
          <table:table-cell office:value-type="float" office:value="0.811373" calcext:value-type="float">
            <text:p>0,811373</text:p>
          </table:table-cell>
          <table:table-cell office:value-type="float" office:value="0.819985" calcext:value-type="float">
            <text:p>0,819985</text:p>
          </table:table-cell>
          <table:table-cell office:value-type="float" office:value="0.823226" calcext:value-type="float">
            <text:p>0,823226</text:p>
          </table:table-cell>
          <table:table-cell office:value-type="float" office:value="0.849136" calcext:value-type="float">
            <text:p>0,849136</text:p>
          </table:table-cell>
          <table:table-cell office:value-type="float" office:value="0.862276" calcext:value-type="float">
            <text:p>0,862276</text:p>
          </table:table-cell>
          <table:table-cell office:value-type="float" office:value="0.798353" calcext:value-type="float">
            <text:p>0,79835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67011" calcext:value-type="float">
            <text:p>0,067011</text:p>
          </table:table-cell>
          <table:table-cell office:value-type="float" office:value="0.69039" calcext:value-type="float">
            <text:p>0,69039</text:p>
          </table:table-cell>
          <table:table-cell office:value-type="float" office:value="0.779688" calcext:value-type="float">
            <text:p>0,779688</text:p>
          </table:table-cell>
          <table:table-cell office:value-type="float" office:value="0.782661" calcext:value-type="float">
            <text:p>0,782661</text:p>
          </table:table-cell>
          <table:table-cell office:value-type="float" office:value="0.784747" calcext:value-type="float">
            <text:p>0,784747</text:p>
          </table:table-cell>
          <table:table-cell office:value-type="float" office:value="0.794891" calcext:value-type="float">
            <text:p>0,794891</text:p>
          </table:table-cell>
          <table:table-cell office:value-type="float" office:value="0.801491" calcext:value-type="float">
            <text:p>0,801491</text:p>
          </table:table-cell>
          <table:table-cell office:value-type="float" office:value="0.815075" calcext:value-type="float">
            <text:p>0,815075</text:p>
          </table:table-cell>
          <table:table-cell office:value-type="float" office:value="0.821234" calcext:value-type="float">
            <text:p>0,821234</text:p>
          </table:table-cell>
          <table:table-cell office:value-type="float" office:value="0.824268" calcext:value-type="float">
            <text:p>0,824268</text:p>
          </table:table-cell>
          <table:table-cell office:value-type="float" office:value="0.854137" calcext:value-type="float">
            <text:p>0,854137</text:p>
          </table:table-cell>
          <table:table-cell office:value-type="float" office:value="0.862276" calcext:value-type="float">
            <text:p>0,862276</text:p>
          </table:table-cell>
          <table:table-cell office:value-type="float" office:value="0.794858" calcext:value-type="float">
            <text:p>0,79485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689596" calcext:value-type="float">
            <text:p>0,689596</text:p>
          </table:table-cell>
          <table:table-cell office:value-type="float" office:value="0.7813" calcext:value-type="float">
            <text:p>0,7813</text:p>
          </table:table-cell>
          <table:table-cell office:value-type="float" office:value="0.783063" calcext:value-type="float">
            <text:p>0,783063</text:p>
          </table:table-cell>
          <table:table-cell office:value-type="float" office:value="0.791549" calcext:value-type="float">
            <text:p>0,791549</text:p>
          </table:table-cell>
          <table:table-cell office:value-type="float" office:value="0.800066" calcext:value-type="float">
            <text:p>0,800066</text:p>
          </table:table-cell>
          <table:table-cell office:value-type="float" office:value="0.811393" calcext:value-type="float">
            <text:p>0,811393</text:p>
          </table:table-cell>
          <table:table-cell office:value-type="float" office:value="0.819633" calcext:value-type="float">
            <text:p>0,819633</text:p>
          </table:table-cell>
          <table:table-cell office:value-type="float" office:value="0.822282" calcext:value-type="float">
            <text:p>0,822282</text:p>
          </table:table-cell>
          <table:table-cell office:value-type="float" office:value="0.824433" calcext:value-type="float">
            <text:p>0,824433</text:p>
          </table:table-cell>
          <table:table-cell office:value-type="float" office:value="0.853281" calcext:value-type="float">
            <text:p>0,853281</text:p>
          </table:table-cell>
          <table:table-cell office:value-type="float" office:value="0.862276" calcext:value-type="float">
            <text:p>0,862276</text:p>
          </table:table-cell>
          <table:table-cell office:value-type="float" office:value="0.79766" calcext:value-type="float">
            <text:p>0,7976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92253" calcext:value-type="float">
            <text:p>0,192253</text:p>
          </table:table-cell>
          <table:table-cell office:value-type="float" office:value="0.739432" calcext:value-type="float">
            <text:p>0,739432</text:p>
          </table:table-cell>
          <table:table-cell office:value-type="float" office:value="0.782157" calcext:value-type="float">
            <text:p>0,782157</text:p>
          </table:table-cell>
          <table:table-cell office:value-type="float" office:value="0.783626" calcext:value-type="float">
            <text:p>0,783626</text:p>
          </table:table-cell>
          <table:table-cell office:value-type="float" office:value="0.793907" calcext:value-type="float">
            <text:p>0,793907</text:p>
          </table:table-cell>
          <table:table-cell office:value-type="float" office:value="0.80292" calcext:value-type="float">
            <text:p>0,80292</text:p>
          </table:table-cell>
          <table:table-cell office:value-type="float" office:value="0.815487" calcext:value-type="float">
            <text:p>0,815487</text:p>
          </table:table-cell>
          <table:table-cell office:value-type="float" office:value="0.821137" calcext:value-type="float">
            <text:p>0,821137</text:p>
          </table:table-cell>
          <table:table-cell office:value-type="float" office:value="0.82241" calcext:value-type="float">
            <text:p>0,82241</text:p>
          </table:table-cell>
          <table:table-cell office:value-type="float" office:value="0.823742" calcext:value-type="float">
            <text:p>0,823742</text:p>
          </table:table-cell>
          <table:table-cell office:value-type="float" office:value="0.850385" calcext:value-type="float">
            <text:p>0,850385</text:p>
          </table:table-cell>
          <table:table-cell office:value-type="float" office:value="0.862276" calcext:value-type="float">
            <text:p>0,862276</text:p>
          </table:table-cell>
          <table:table-cell office:value-type="float" office:value="0.80352" calcext:value-type="float">
            <text:p>0,8035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55402" calcext:value-type="float">
            <text:p>0,655402</text:p>
          </table:table-cell>
          <table:table-cell office:value-type="float" office:value="0.766639" calcext:value-type="float">
            <text:p>0,766639</text:p>
          </table:table-cell>
          <table:table-cell office:value-type="float" office:value="0.782756" calcext:value-type="float">
            <text:p>0,782756</text:p>
          </table:table-cell>
          <table:table-cell office:value-type="float" office:value="0.784879" calcext:value-type="float">
            <text:p>0,784879</text:p>
          </table:table-cell>
          <table:table-cell office:value-type="float" office:value="0.794399" calcext:value-type="float">
            <text:p>0,794399</text:p>
          </table:table-cell>
          <table:table-cell office:value-type="float" office:value="0.803184" calcext:value-type="float">
            <text:p>0,803184</text:p>
          </table:table-cell>
          <table:table-cell office:value-type="float" office:value="0.815965" calcext:value-type="float">
            <text:p>0,815965</text:p>
          </table:table-cell>
          <table:table-cell office:value-type="float" office:value="0.821156" calcext:value-type="float">
            <text:p>0,821156</text:p>
          </table:table-cell>
          <table:table-cell office:value-type="float" office:value="0.822423" calcext:value-type="float">
            <text:p>0,822423</text:p>
          </table:table-cell>
          <table:table-cell office:value-type="float" office:value="0.825304" calcext:value-type="float">
            <text:p>0,825304</text:p>
          </table:table-cell>
          <table:table-cell office:value-type="float" office:value="0.852391" calcext:value-type="float">
            <text:p>0,852391</text:p>
          </table:table-cell>
          <table:table-cell office:value-type="float" office:value="0.862276" calcext:value-type="float">
            <text:p>0,862276</text:p>
          </table:table-cell>
          <table:table-cell office:value-type="float" office:value="0.80691" calcext:value-type="float">
            <text:p>0,8069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54828" calcext:value-type="float">
            <text:p>0,154828</text:p>
          </table:table-cell>
          <table:table-cell office:value-type="float" office:value="0.725741" calcext:value-type="float">
            <text:p>0,725741</text:p>
          </table:table-cell>
          <table:table-cell office:value-type="float" office:value="0.782778" calcext:value-type="float">
            <text:p>0,782778</text:p>
          </table:table-cell>
          <table:table-cell office:value-type="float" office:value="0.785983" calcext:value-type="float">
            <text:p>0,785983</text:p>
          </table:table-cell>
          <table:table-cell office:value-type="float" office:value="0.797152" calcext:value-type="float">
            <text:p>0,797152</text:p>
          </table:table-cell>
          <table:table-cell office:value-type="float" office:value="0.804601" calcext:value-type="float">
            <text:p>0,804601</text:p>
          </table:table-cell>
          <table:table-cell office:value-type="float" office:value="0.818245" calcext:value-type="float">
            <text:p>0,818245</text:p>
          </table:table-cell>
          <table:table-cell office:value-type="float" office:value="0.821837" calcext:value-type="float">
            <text:p>0,821837</text:p>
          </table:table-cell>
          <table:table-cell office:value-type="float" office:value="0.822904" calcext:value-type="float">
            <text:p>0,822904</text:p>
          </table:table-cell>
          <table:table-cell office:value-type="float" office:value="0.827693" calcext:value-type="float">
            <text:p>0,827693</text:p>
          </table:table-cell>
          <table:table-cell office:value-type="float" office:value="0.855088" calcext:value-type="float">
            <text:p>0,855088</text:p>
          </table:table-cell>
          <table:table-cell office:value-type="float" office:value="0.878161" calcext:value-type="float">
            <text:p>0,878161</text:p>
          </table:table-cell>
          <table:table-cell office:value-type="float" office:value="0.804202" calcext:value-type="float">
            <text:p>0,80420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55471" calcext:value-type="float">
            <text:p>0,155471</text:p>
          </table:table-cell>
          <table:table-cell office:value-type="float" office:value="0.700211" calcext:value-type="float">
            <text:p>0,700211</text:p>
          </table:table-cell>
          <table:table-cell office:value-type="float" office:value="0.782744" calcext:value-type="float">
            <text:p>0,782744</text:p>
          </table:table-cell>
          <table:table-cell office:value-type="float" office:value="0.788613" calcext:value-type="float">
            <text:p>0,788613</text:p>
          </table:table-cell>
          <table:table-cell office:value-type="float" office:value="0.800023" calcext:value-type="float">
            <text:p>0,800023</text:p>
          </table:table-cell>
          <table:table-cell office:value-type="float" office:value="0.813453" calcext:value-type="float">
            <text:p>0,813453</text:p>
          </table:table-cell>
          <table:table-cell office:value-type="float" office:value="0.820663" calcext:value-type="float">
            <text:p>0,820663</text:p>
          </table:table-cell>
          <table:table-cell office:value-type="float" office:value="0.822106" calcext:value-type="float">
            <text:p>0,822106</text:p>
          </table:table-cell>
          <table:table-cell office:value-type="float" office:value="0.822916" calcext:value-type="float">
            <text:p>0,822916</text:p>
          </table:table-cell>
          <table:table-cell office:value-type="float" office:value="0.831957" calcext:value-type="float">
            <text:p>0,831957</text:p>
          </table:table-cell>
          <table:table-cell office:value-type="float" office:value="0.857715" calcext:value-type="float">
            <text:p>0,857715</text:p>
          </table:table-cell>
          <table:table-cell office:value-type="float" office:value="0.878161" calcext:value-type="float">
            <text:p>0,878161</text:p>
          </table:table-cell>
          <table:table-cell office:value-type="float" office:value="0.80404" calcext:value-type="float">
            <text:p>0,80404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694851" calcext:value-type="float">
            <text:p>0,694851</text:p>
          </table:table-cell>
          <table:table-cell office:value-type="float" office:value="0.782333" calcext:value-type="float">
            <text:p>0,782333</text:p>
          </table:table-cell>
          <table:table-cell office:value-type="float" office:value="0.78936" calcext:value-type="float">
            <text:p>0,78936</text:p>
          </table:table-cell>
          <table:table-cell office:value-type="float" office:value="0.801003" calcext:value-type="float">
            <text:p>0,801003</text:p>
          </table:table-cell>
          <table:table-cell office:value-type="float" office:value="0.816058" calcext:value-type="float">
            <text:p>0,816058</text:p>
          </table:table-cell>
          <table:table-cell office:value-type="float" office:value="0.821243" calcext:value-type="float">
            <text:p>0,821243</text:p>
          </table:table-cell>
          <table:table-cell office:value-type="float" office:value="0.82246" calcext:value-type="float">
            <text:p>0,82246</text:p>
          </table:table-cell>
          <table:table-cell office:value-type="float" office:value="0.823894" calcext:value-type="float">
            <text:p>0,823894</text:p>
          </table:table-cell>
          <table:table-cell office:value-type="float" office:value="0.842332" calcext:value-type="float">
            <text:p>0,842332</text:p>
          </table:table-cell>
          <table:table-cell office:value-type="float" office:value="0.859797" calcext:value-type="float">
            <text:p>0,859797</text:p>
          </table:table-cell>
          <table:table-cell office:value-type="float" office:value="0.878161" calcext:value-type="float">
            <text:p>0,878161</text:p>
          </table:table-cell>
          <table:table-cell office:value-type="float" office:value="0.805333" calcext:value-type="float">
            <text:p>0,8053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55241" calcext:value-type="float">
            <text:p>0,155241</text:p>
          </table:table-cell>
          <table:table-cell office:value-type="float" office:value="0.731007" calcext:value-type="float">
            <text:p>0,731007</text:p>
          </table:table-cell>
          <table:table-cell office:value-type="float" office:value="0.782501" calcext:value-type="float">
            <text:p>0,782501</text:p>
          </table:table-cell>
          <table:table-cell office:value-type="float" office:value="0.792109" calcext:value-type="float">
            <text:p>0,792109</text:p>
          </table:table-cell>
          <table:table-cell office:value-type="float" office:value="0.802315" calcext:value-type="float">
            <text:p>0,802315</text:p>
          </table:table-cell>
          <table:table-cell office:value-type="float" office:value="0.815439" calcext:value-type="float">
            <text:p>0,815439</text:p>
          </table:table-cell>
          <table:table-cell office:value-type="float" office:value="0.821021" calcext:value-type="float">
            <text:p>0,821021</text:p>
          </table:table-cell>
          <table:table-cell office:value-type="float" office:value="0.822359" calcext:value-type="float">
            <text:p>0,822359</text:p>
          </table:table-cell>
          <table:table-cell office:value-type="float" office:value="0.825325" calcext:value-type="float">
            <text:p>0,825325</text:p>
          </table:table-cell>
          <table:table-cell office:value-type="float" office:value="0.84572" calcext:value-type="float">
            <text:p>0,84572</text:p>
          </table:table-cell>
          <table:table-cell office:value-type="float" office:value="0.864469" calcext:value-type="float">
            <text:p>0,864469</text:p>
          </table:table-cell>
          <table:table-cell office:value-type="float" office:value="0.901471" calcext:value-type="float">
            <text:p>0,901471</text:p>
          </table:table-cell>
          <table:table-cell office:value-type="float" office:value="0.810227" calcext:value-type="float">
            <text:p>0,81022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83241" calcext:value-type="float">
            <text:p>0,083241</text:p>
          </table:table-cell>
          <table:table-cell office:value-type="float" office:value="0.672472" calcext:value-type="float">
            <text:p>0,672472</text:p>
          </table:table-cell>
          <table:table-cell office:value-type="float" office:value="0.782893" calcext:value-type="float">
            <text:p>0,782893</text:p>
          </table:table-cell>
          <table:table-cell office:value-type="float" office:value="0.796474" calcext:value-type="float">
            <text:p>0,796474</text:p>
          </table:table-cell>
          <table:table-cell office:value-type="float" office:value="0.807448" calcext:value-type="float">
            <text:p>0,807448</text:p>
          </table:table-cell>
          <table:table-cell office:value-type="float" office:value="0.816185" calcext:value-type="float">
            <text:p>0,816185</text:p>
          </table:table-cell>
          <table:table-cell office:value-type="float" office:value="0.820798" calcext:value-type="float">
            <text:p>0,820798</text:p>
          </table:table-cell>
          <table:table-cell office:value-type="float" office:value="0.821983" calcext:value-type="float">
            <text:p>0,821983</text:p>
          </table:table-cell>
          <table:table-cell office:value-type="float" office:value="0.823058" calcext:value-type="float">
            <text:p>0,823058</text:p>
          </table:table-cell>
          <table:table-cell office:value-type="float" office:value="0.837709" calcext:value-type="float">
            <text:p>0,837709</text:p>
          </table:table-cell>
          <table:table-cell office:value-type="float" office:value="0.860586" calcext:value-type="float">
            <text:p>0,860586</text:p>
          </table:table-cell>
          <table:table-cell office:value-type="float" office:value="0.901471" calcext:value-type="float">
            <text:p>0,901471</text:p>
          </table:table-cell>
          <table:table-cell office:value-type="float" office:value="0.803961" calcext:value-type="float">
            <text:p>0,80396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677422" calcext:value-type="float">
            <text:p>0,677422</text:p>
          </table:table-cell>
          <table:table-cell office:value-type="float" office:value="0.781924" calcext:value-type="float">
            <text:p>0,781924</text:p>
          </table:table-cell>
          <table:table-cell office:value-type="float" office:value="0.792204" calcext:value-type="float">
            <text:p>0,792204</text:p>
          </table:table-cell>
          <table:table-cell office:value-type="float" office:value="0.804571" calcext:value-type="float">
            <text:p>0,804571</text:p>
          </table:table-cell>
          <table:table-cell office:value-type="float" office:value="0.813891" calcext:value-type="float">
            <text:p>0,813891</text:p>
          </table:table-cell>
          <table:table-cell office:value-type="float" office:value="0.819512" calcext:value-type="float">
            <text:p>0,819512</text:p>
          </table:table-cell>
          <table:table-cell office:value-type="float" office:value="0.821661" calcext:value-type="float">
            <text:p>0,821661</text:p>
          </table:table-cell>
          <table:table-cell office:value-type="float" office:value="0.823766" calcext:value-type="float">
            <text:p>0,823766</text:p>
          </table:table-cell>
          <table:table-cell office:value-type="float" office:value="0.840441" calcext:value-type="float">
            <text:p>0,840441</text:p>
          </table:table-cell>
          <table:table-cell office:value-type="float" office:value="0.869226" calcext:value-type="float">
            <text:p>0,869226</text:p>
          </table:table-cell>
          <table:table-cell office:value-type="float" office:value="0.901471" calcext:value-type="float">
            <text:p>0,901471</text:p>
          </table:table-cell>
          <table:table-cell office:value-type="float" office:value="0.804462" calcext:value-type="float">
            <text:p>0,804462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155678" calcext:value-type="float">
            <text:p>0,155678</text:p>
          </table:table-cell>
          <table:table-cell office:value-type="float" office:value="0.739372" calcext:value-type="float">
            <text:p>0,739372</text:p>
          </table:table-cell>
          <table:table-cell office:value-type="float" office:value="0.782165" calcext:value-type="float">
            <text:p>0,782165</text:p>
          </table:table-cell>
          <table:table-cell office:value-type="float" office:value="0.789864" calcext:value-type="float">
            <text:p>0,789864</text:p>
          </table:table-cell>
          <table:table-cell office:value-type="float" office:value="0.805125" calcext:value-type="float">
            <text:p>0,805125</text:p>
          </table:table-cell>
          <table:table-cell office:value-type="float" office:value="0.815816" calcext:value-type="float">
            <text:p>0,815816</text:p>
          </table:table-cell>
          <table:table-cell office:value-type="float" office:value="0.821114" calcext:value-type="float">
            <text:p>0,821114</text:p>
          </table:table-cell>
          <table:table-cell office:value-type="float" office:value="0.822653" calcext:value-type="float">
            <text:p>0,822653</text:p>
          </table:table-cell>
          <table:table-cell office:value-type="float" office:value="0.828211" calcext:value-type="float">
            <text:p>0,828211</text:p>
          </table:table-cell>
          <table:table-cell office:value-type="float" office:value="0.844918" calcext:value-type="float">
            <text:p>0,844918</text:p>
          </table:table-cell>
          <table:table-cell office:value-type="float" office:value="0.870475" calcext:value-type="float">
            <text:p>0,870475</text:p>
          </table:table-cell>
          <table:table-cell office:value-type="float" office:value="0.910253" calcext:value-type="float">
            <text:p>0,910253</text:p>
          </table:table-cell>
          <table:table-cell office:value-type="float" office:value="0.811971" calcext:value-type="float">
            <text:p>0,81197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156345" calcext:value-type="float">
            <text:p>0,156345</text:p>
          </table:table-cell>
          <table:table-cell office:value-type="float" office:value="0.744016" calcext:value-type="float">
            <text:p>0,744016</text:p>
          </table:table-cell>
          <table:table-cell office:value-type="float" office:value="0.782859" calcext:value-type="float">
            <text:p>0,782859</text:p>
          </table:table-cell>
          <table:table-cell office:value-type="float" office:value="0.795942" calcext:value-type="float">
            <text:p>0,795942</text:p>
          </table:table-cell>
          <table:table-cell office:value-type="float" office:value="0.808454" calcext:value-type="float">
            <text:p>0,808454</text:p>
          </table:table-cell>
          <table:table-cell office:value-type="float" office:value="0.816909" calcext:value-type="float">
            <text:p>0,816909</text:p>
          </table:table-cell>
          <table:table-cell office:value-type="float" office:value="0.821425" calcext:value-type="float">
            <text:p>0,821425</text:p>
          </table:table-cell>
          <table:table-cell office:value-type="float" office:value="0.82325" calcext:value-type="float">
            <text:p>0,82325</text:p>
          </table:table-cell>
          <table:table-cell office:value-type="float" office:value="0.832519" calcext:value-type="float">
            <text:p>0,832519</text:p>
          </table:table-cell>
          <table:table-cell office:value-type="float" office:value="0.846999" calcext:value-type="float">
            <text:p>0,846999</text:p>
          </table:table-cell>
          <table:table-cell office:value-type="float" office:value="0.876295" calcext:value-type="float">
            <text:p>0,876295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4867" calcext:value-type="float">
            <text:p>0,81486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700981" calcext:value-type="float">
            <text:p>0,700981</text:p>
          </table:table-cell>
          <table:table-cell office:value-type="float" office:value="0.782385" calcext:value-type="float">
            <text:p>0,782385</text:p>
          </table:table-cell>
          <table:table-cell office:value-type="float" office:value="0.789239" calcext:value-type="float">
            <text:p>0,789239</text:p>
          </table:table-cell>
          <table:table-cell office:value-type="float" office:value="0.808262" calcext:value-type="float">
            <text:p>0,808262</text:p>
          </table:table-cell>
          <table:table-cell office:value-type="float" office:value="0.817777" calcext:value-type="float">
            <text:p>0,817777</text:p>
          </table:table-cell>
          <table:table-cell office:value-type="float" office:value="0.821312" calcext:value-type="float">
            <text:p>0,821312</text:p>
          </table:table-cell>
          <table:table-cell office:value-type="float" office:value="0.8225" calcext:value-type="float">
            <text:p>0,8225</text:p>
          </table:table-cell>
          <table:table-cell office:value-type="float" office:value="0.826931" calcext:value-type="float">
            <text:p>0,826931</text:p>
          </table:table-cell>
          <table:table-cell office:value-type="float" office:value="0.843505" calcext:value-type="float">
            <text:p>0,843505</text:p>
          </table:table-cell>
          <table:table-cell office:value-type="float" office:value="0.874129" calcext:value-type="float">
            <text:p>0,874129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08702" calcext:value-type="float">
            <text:p>0,80870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228621" calcext:value-type="float">
            <text:p>0,228621</text:p>
          </table:table-cell>
          <table:table-cell office:value-type="float" office:value="0.730789" calcext:value-type="float">
            <text:p>0,730789</text:p>
          </table:table-cell>
          <table:table-cell office:value-type="float" office:value="0.782222" calcext:value-type="float">
            <text:p>0,782222</text:p>
          </table:table-cell>
          <table:table-cell office:value-type="float" office:value="0.78468" calcext:value-type="float">
            <text:p>0,78468</text:p>
          </table:table-cell>
          <table:table-cell office:value-type="float" office:value="0.800838" calcext:value-type="float">
            <text:p>0,800838</text:p>
          </table:table-cell>
          <table:table-cell office:value-type="float" office:value="0.813402" calcext:value-type="float">
            <text:p>0,813402</text:p>
          </table:table-cell>
          <table:table-cell office:value-type="float" office:value="0.820031" calcext:value-type="float">
            <text:p>0,820031</text:p>
          </table:table-cell>
          <table:table-cell office:value-type="float" office:value="0.822095" calcext:value-type="float">
            <text:p>0,822095</text:p>
          </table:table-cell>
          <table:table-cell office:value-type="float" office:value="0.830087" calcext:value-type="float">
            <text:p>0,830087</text:p>
          </table:table-cell>
          <table:table-cell office:value-type="float" office:value="0.847685" calcext:value-type="float">
            <text:p>0,847685</text:p>
          </table:table-cell>
          <table:table-cell office:value-type="float" office:value="0.87538" calcext:value-type="float">
            <text:p>0,87538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0721" calcext:value-type="float">
            <text:p>0,81072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6391" calcext:value-type="float">
            <text:p>0,056391</text:p>
          </table:table-cell>
          <table:table-cell office:value-type="float" office:value="0.611793" calcext:value-type="float">
            <text:p>0,611793</text:p>
          </table:table-cell>
          <table:table-cell office:value-type="float" office:value="0.78232" calcext:value-type="float">
            <text:p>0,78232</text:p>
          </table:table-cell>
          <table:table-cell office:value-type="float" office:value="0.789861" calcext:value-type="float">
            <text:p>0,789861</text:p>
          </table:table-cell>
          <table:table-cell office:value-type="float" office:value="0.806998" calcext:value-type="float">
            <text:p>0,806998</text:p>
          </table:table-cell>
          <table:table-cell office:value-type="float" office:value="0.818433" calcext:value-type="float">
            <text:p>0,818433</text:p>
          </table:table-cell>
          <table:table-cell office:value-type="float" office:value="0.821571" calcext:value-type="float">
            <text:p>0,821571</text:p>
          </table:table-cell>
          <table:table-cell office:value-type="float" office:value="0.824524" calcext:value-type="float">
            <text:p>0,824524</text:p>
          </table:table-cell>
          <table:table-cell office:value-type="float" office:value="0.837067" calcext:value-type="float">
            <text:p>0,837067</text:p>
          </table:table-cell>
          <table:table-cell office:value-type="float" office:value="0.852264" calcext:value-type="float">
            <text:p>0,852264</text:p>
          </table:table-cell>
          <table:table-cell office:value-type="float" office:value="0.875731" calcext:value-type="float">
            <text:p>0,875731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02056" calcext:value-type="float">
            <text:p>0,802056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158253" calcext:value-type="float">
            <text:p>0,158253</text:p>
          </table:table-cell>
          <table:table-cell office:value-type="float" office:value="0.742223" calcext:value-type="float">
            <text:p>0,742223</text:p>
          </table:table-cell>
          <table:table-cell office:value-type="float" office:value="0.782617" calcext:value-type="float">
            <text:p>0,782617</text:p>
          </table:table-cell>
          <table:table-cell office:value-type="float" office:value="0.788682" calcext:value-type="float">
            <text:p>0,788682</text:p>
          </table:table-cell>
          <table:table-cell office:value-type="float" office:value="0.805857" calcext:value-type="float">
            <text:p>0,805857</text:p>
          </table:table-cell>
          <table:table-cell office:value-type="float" office:value="0.818026" calcext:value-type="float">
            <text:p>0,818026</text:p>
          </table:table-cell>
          <table:table-cell office:value-type="float" office:value="0.821368" calcext:value-type="float">
            <text:p>0,821368</text:p>
          </table:table-cell>
          <table:table-cell office:value-type="float" office:value="0.823888" calcext:value-type="float">
            <text:p>0,823888</text:p>
          </table:table-cell>
          <table:table-cell office:value-type="float" office:value="0.838845" calcext:value-type="float">
            <text:p>0,838845</text:p>
          </table:table-cell>
          <table:table-cell office:value-type="float" office:value="0.850558" calcext:value-type="float">
            <text:p>0,850558</text:p>
          </table:table-cell>
          <table:table-cell office:value-type="float" office:value="0.875671" calcext:value-type="float">
            <text:p>0,875671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4774" calcext:value-type="float">
            <text:p>0,814774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04184" calcext:value-type="float">
            <text:p>0,604184</text:p>
          </table:table-cell>
          <table:table-cell office:value-type="float" office:value="0.766475" calcext:value-type="float">
            <text:p>0,766475</text:p>
          </table:table-cell>
          <table:table-cell office:value-type="float" office:value="0.782464" calcext:value-type="float">
            <text:p>0,782464</text:p>
          </table:table-cell>
          <table:table-cell office:value-type="float" office:value="0.785279" calcext:value-type="float">
            <text:p>0,785279</text:p>
          </table:table-cell>
          <table:table-cell office:value-type="float" office:value="0.801766" calcext:value-type="float">
            <text:p>0,801766</text:p>
          </table:table-cell>
          <table:table-cell office:value-type="float" office:value="0.815407" calcext:value-type="float">
            <text:p>0,815407</text:p>
          </table:table-cell>
          <table:table-cell office:value-type="float" office:value="0.821205" calcext:value-type="float">
            <text:p>0,821205</text:p>
          </table:table-cell>
          <table:table-cell office:value-type="float" office:value="0.822726" calcext:value-type="float">
            <text:p>0,822726</text:p>
          </table:table-cell>
          <table:table-cell office:value-type="float" office:value="0.832636" calcext:value-type="float">
            <text:p>0,832636</text:p>
          </table:table-cell>
          <table:table-cell office:value-type="float" office:value="0.846329" calcext:value-type="float">
            <text:p>0,846329</text:p>
          </table:table-cell>
          <table:table-cell office:value-type="float" office:value="0.871503" calcext:value-type="float">
            <text:p>0,871503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4579" calcext:value-type="float">
            <text:p>0,81457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541218" calcext:value-type="float">
            <text:p>0,541218</text:p>
          </table:table-cell>
          <table:table-cell office:value-type="float" office:value="0.758389" calcext:value-type="float">
            <text:p>0,758389</text:p>
          </table:table-cell>
          <table:table-cell office:value-type="float" office:value="0.782677" calcext:value-type="float">
            <text:p>0,782677</text:p>
          </table:table-cell>
          <table:table-cell office:value-type="float" office:value="0.785023" calcext:value-type="float">
            <text:p>0,785023</text:p>
          </table:table-cell>
          <table:table-cell office:value-type="float" office:value="0.799313" calcext:value-type="float">
            <text:p>0,799313</text:p>
          </table:table-cell>
          <table:table-cell office:value-type="float" office:value="0.816442" calcext:value-type="float">
            <text:p>0,816442</text:p>
          </table:table-cell>
          <table:table-cell office:value-type="float" office:value="0.821805" calcext:value-type="float">
            <text:p>0,821805</text:p>
          </table:table-cell>
          <table:table-cell office:value-type="float" office:value="0.825797" calcext:value-type="float">
            <text:p>0,825797</text:p>
          </table:table-cell>
          <table:table-cell office:value-type="float" office:value="0.840647" calcext:value-type="float">
            <text:p>0,840647</text:p>
          </table:table-cell>
          <table:table-cell office:value-type="float" office:value="0.848644" calcext:value-type="float">
            <text:p>0,848644</text:p>
          </table:table-cell>
          <table:table-cell office:value-type="float" office:value="0.877394" calcext:value-type="float">
            <text:p>0,877394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5613" calcext:value-type="float">
            <text:p>0,81561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41218" calcext:value-type="float">
            <text:p>0,541218</text:p>
          </table:table-cell>
          <table:table-cell office:value-type="float" office:value="0.749999" calcext:value-type="float">
            <text:p>0,749999</text:p>
          </table:table-cell>
          <table:table-cell office:value-type="float" office:value="0.782172" calcext:value-type="float">
            <text:p>0,782172</text:p>
          </table:table-cell>
          <table:table-cell office:value-type="float" office:value="0.783641" calcext:value-type="float">
            <text:p>0,783641</text:p>
          </table:table-cell>
          <table:table-cell office:value-type="float" office:value="0.794276" calcext:value-type="float">
            <text:p>0,794276</text:p>
          </table:table-cell>
          <table:table-cell office:value-type="float" office:value="0.811847" calcext:value-type="float">
            <text:p>0,811847</text:p>
          </table:table-cell>
          <table:table-cell office:value-type="float" office:value="0.821578" calcext:value-type="float">
            <text:p>0,821578</text:p>
          </table:table-cell>
          <table:table-cell office:value-type="float" office:value="0.825037" calcext:value-type="float">
            <text:p>0,825037</text:p>
          </table:table-cell>
          <table:table-cell office:value-type="float" office:value="0.840841" calcext:value-type="float">
            <text:p>0,840841</text:p>
          </table:table-cell>
          <table:table-cell office:value-type="float" office:value="0.849633" calcext:value-type="float">
            <text:p>0,849633</text:p>
          </table:table-cell>
          <table:table-cell office:value-type="float" office:value="0.875851" calcext:value-type="float">
            <text:p>0,875851</text:p>
          </table:table-cell>
          <table:table-cell office:value-type="float" office:value="0.911425" calcext:value-type="float">
            <text:p>0,911425</text:p>
          </table:table-cell>
          <table:table-cell office:value-type="float" office:value="0.813488" calcext:value-type="float">
            <text:p>0,81348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487931" calcext:value-type="float">
            <text:p>0,487931</text:p>
          </table:table-cell>
          <table:table-cell office:value-type="float" office:value="0.747571" calcext:value-type="float">
            <text:p>0,747571</text:p>
          </table:table-cell>
          <table:table-cell office:value-type="float" office:value="0.782111" calcext:value-type="float">
            <text:p>0,782111</text:p>
          </table:table-cell>
          <table:table-cell office:value-type="float" office:value="0.783996" calcext:value-type="float">
            <text:p>0,783996</text:p>
          </table:table-cell>
          <table:table-cell office:value-type="float" office:value="0.797752" calcext:value-type="float">
            <text:p>0,797752</text:p>
          </table:table-cell>
          <table:table-cell office:value-type="float" office:value="0.813148" calcext:value-type="float">
            <text:p>0,813148</text:p>
          </table:table-cell>
          <table:table-cell office:value-type="float" office:value="0.821175" calcext:value-type="float">
            <text:p>0,821175</text:p>
          </table:table-cell>
          <table:table-cell office:value-type="float" office:value="0.823674" calcext:value-type="float">
            <text:p>0,823674</text:p>
          </table:table-cell>
          <table:table-cell office:value-type="float" office:value="0.837138" calcext:value-type="float">
            <text:p>0,837138</text:p>
          </table:table-cell>
          <table:table-cell office:value-type="float" office:value="0.849976" calcext:value-type="float">
            <text:p>0,849976</text:p>
          </table:table-cell>
          <table:table-cell office:value-type="float" office:value="0.877394" calcext:value-type="float">
            <text:p>0,877394</text:p>
          </table:table-cell>
          <table:table-cell office:value-type="float" office:value="0.911586" calcext:value-type="float">
            <text:p>0,911586</text:p>
          </table:table-cell>
          <table:table-cell office:value-type="float" office:value="0.813394" calcext:value-type="float">
            <text:p>0,81339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95333" calcext:value-type="float">
            <text:p>0,195333</text:p>
          </table:table-cell>
          <table:table-cell office:value-type="float" office:value="0.702143" calcext:value-type="float">
            <text:p>0,702143</text:p>
          </table:table-cell>
          <table:table-cell office:value-type="float" office:value="0.781272" calcext:value-type="float">
            <text:p>0,781272</text:p>
          </table:table-cell>
          <table:table-cell office:value-type="float" office:value="0.784075" calcext:value-type="float">
            <text:p>0,784075</text:p>
          </table:table-cell>
          <table:table-cell office:value-type="float" office:value="0.799407" calcext:value-type="float">
            <text:p>0,799407</text:p>
          </table:table-cell>
          <table:table-cell office:value-type="float" office:value="0.815384" calcext:value-type="float">
            <text:p>0,815384</text:p>
          </table:table-cell>
          <table:table-cell office:value-type="float" office:value="0.822243" calcext:value-type="float">
            <text:p>0,822243</text:p>
          </table:table-cell>
          <table:table-cell office:value-type="float" office:value="0.827324" calcext:value-type="float">
            <text:p>0,827324</text:p>
          </table:table-cell>
          <table:table-cell office:value-type="float" office:value="0.841604" calcext:value-type="float">
            <text:p>0,841604</text:p>
          </table:table-cell>
          <table:table-cell office:value-type="float" office:value="0.852825" calcext:value-type="float">
            <text:p>0,852825</text:p>
          </table:table-cell>
          <table:table-cell office:value-type="float" office:value="0.87764" calcext:value-type="float">
            <text:p>0,87764</text:p>
          </table:table-cell>
          <table:table-cell office:value-type="float" office:value="0.911586" calcext:value-type="float">
            <text:p>0,911586</text:p>
          </table:table-cell>
          <table:table-cell office:value-type="float" office:value="0.810392" calcext:value-type="float">
            <text:p>0,810392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34117" calcext:value-type="float">
            <text:p>0,734117</text:p>
          </table:table-cell>
          <table:table-cell office:value-type="float" office:value="0.781632" calcext:value-type="float">
            <text:p>0,781632</text:p>
          </table:table-cell>
          <table:table-cell office:value-type="float" office:value="0.783331" calcext:value-type="float">
            <text:p>0,783331</text:p>
          </table:table-cell>
          <table:table-cell office:value-type="float" office:value="0.79753" calcext:value-type="float">
            <text:p>0,79753</text:p>
          </table:table-cell>
          <table:table-cell office:value-type="float" office:value="0.813437" calcext:value-type="float">
            <text:p>0,813437</text:p>
          </table:table-cell>
          <table:table-cell office:value-type="float" office:value="0.821728" calcext:value-type="float">
            <text:p>0,821728</text:p>
          </table:table-cell>
          <table:table-cell office:value-type="float" office:value="0.825305" calcext:value-type="float">
            <text:p>0,825305</text:p>
          </table:table-cell>
          <table:table-cell office:value-type="float" office:value="0.84014" calcext:value-type="float">
            <text:p>0,84014</text:p>
          </table:table-cell>
          <table:table-cell office:value-type="float" office:value="0.853191" calcext:value-type="float">
            <text:p>0,853191</text:p>
          </table:table-cell>
          <table:table-cell office:value-type="float" office:value="0.879564" calcext:value-type="float">
            <text:p>0,879564</text:p>
          </table:table-cell>
          <table:table-cell office:value-type="float" office:value="0.911586" calcext:value-type="float">
            <text:p>0,911586</text:p>
          </table:table-cell>
          <table:table-cell office:value-type="float" office:value="0.812998" calcext:value-type="float">
            <text:p>0,81299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117839" calcext:value-type="float">
            <text:p>0,117839</text:p>
          </table:table-cell>
          <table:table-cell office:value-type="float" office:value="0.564735" calcext:value-type="float">
            <text:p>0,564735</text:p>
          </table:table-cell>
          <table:table-cell office:value-type="float" office:value="0.781713" calcext:value-type="float">
            <text:p>0,781713</text:p>
          </table:table-cell>
          <table:table-cell office:value-type="float" office:value="0.782925" calcext:value-type="float">
            <text:p>0,782925</text:p>
          </table:table-cell>
          <table:table-cell office:value-type="float" office:value="0.792484" calcext:value-type="float">
            <text:p>0,792484</text:p>
          </table:table-cell>
          <table:table-cell office:value-type="float" office:value="0.808728" calcext:value-type="float">
            <text:p>0,808728</text:p>
          </table:table-cell>
          <table:table-cell office:value-type="float" office:value="0.819454" calcext:value-type="float">
            <text:p>0,819454</text:p>
          </table:table-cell>
          <table:table-cell office:value-type="float" office:value="0.822445" calcext:value-type="float">
            <text:p>0,822445</text:p>
          </table:table-cell>
          <table:table-cell office:value-type="float" office:value="0.829785" calcext:value-type="float">
            <text:p>0,829785</text:p>
          </table:table-cell>
          <table:table-cell office:value-type="float" office:value="0.848071" calcext:value-type="float">
            <text:p>0,848071</text:p>
          </table:table-cell>
          <table:table-cell office:value-type="float" office:value="0.879372" calcext:value-type="float">
            <text:p>0,879372</text:p>
          </table:table-cell>
          <table:table-cell office:value-type="float" office:value="0.912092" calcext:value-type="float">
            <text:p>0,912092</text:p>
          </table:table-cell>
          <table:table-cell office:value-type="float" office:value="0.792971" calcext:value-type="float">
            <text:p>0,792971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79241" calcext:value-type="float">
            <text:p>0,179241</text:p>
          </table:table-cell>
          <table:table-cell office:value-type="float" office:value="0.745057" calcext:value-type="float">
            <text:p>0,745057</text:p>
          </table:table-cell>
          <table:table-cell office:value-type="float" office:value="0.782497" calcext:value-type="float">
            <text:p>0,782497</text:p>
          </table:table-cell>
          <table:table-cell office:value-type="float" office:value="0.785378" calcext:value-type="float">
            <text:p>0,785378</text:p>
          </table:table-cell>
          <table:table-cell office:value-type="float" office:value="0.800909" calcext:value-type="float">
            <text:p>0,800909</text:p>
          </table:table-cell>
          <table:table-cell office:value-type="float" office:value="0.81154" calcext:value-type="float">
            <text:p>0,81154</text:p>
          </table:table-cell>
          <table:table-cell office:value-type="float" office:value="0.820903" calcext:value-type="float">
            <text:p>0,820903</text:p>
          </table:table-cell>
          <table:table-cell office:value-type="float" office:value="0.822851" calcext:value-type="float">
            <text:p>0,822851</text:p>
          </table:table-cell>
          <table:table-cell office:value-type="float" office:value="0.833318" calcext:value-type="float">
            <text:p>0,833318</text:p>
          </table:table-cell>
          <table:table-cell office:value-type="float" office:value="0.849149" calcext:value-type="float">
            <text:p>0,849149</text:p>
          </table:table-cell>
          <table:table-cell office:value-type="float" office:value="0.877593" calcext:value-type="float">
            <text:p>0,877593</text:p>
          </table:table-cell>
          <table:table-cell office:value-type="float" office:value="0.912092" calcext:value-type="float">
            <text:p>0,912092</text:p>
          </table:table-cell>
          <table:table-cell office:value-type="float" office:value="0.81292" calcext:value-type="float">
            <text:p>0,8129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497563" calcext:value-type="float">
            <text:p>0,497563</text:p>
          </table:table-cell>
          <table:table-cell office:value-type="float" office:value="0.76729" calcext:value-type="float">
            <text:p>0,76729</text:p>
          </table:table-cell>
          <table:table-cell office:value-type="float" office:value="0.782409" calcext:value-type="float">
            <text:p>0,782409</text:p>
          </table:table-cell>
          <table:table-cell office:value-type="float" office:value="0.786226" calcext:value-type="float">
            <text:p>0,786226</text:p>
          </table:table-cell>
          <table:table-cell office:value-type="float" office:value="0.802668" calcext:value-type="float">
            <text:p>0,802668</text:p>
          </table:table-cell>
          <table:table-cell office:value-type="float" office:value="0.815323" calcext:value-type="float">
            <text:p>0,815323</text:p>
          </table:table-cell>
          <table:table-cell office:value-type="float" office:value="0.821839" calcext:value-type="float">
            <text:p>0,821839</text:p>
          </table:table-cell>
          <table:table-cell office:value-type="float" office:value="0.824302" calcext:value-type="float">
            <text:p>0,824302</text:p>
          </table:table-cell>
          <table:table-cell office:value-type="float" office:value="0.836318" calcext:value-type="float">
            <text:p>0,836318</text:p>
          </table:table-cell>
          <table:table-cell office:value-type="float" office:value="0.851968" calcext:value-type="float">
            <text:p>0,851968</text:p>
          </table:table-cell>
          <table:table-cell office:value-type="float" office:value="0.892311" calcext:value-type="float">
            <text:p>0,892311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8065" calcext:value-type="float">
            <text:p>0,818065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711434" calcext:value-type="float">
            <text:p>0,711434</text:p>
          </table:table-cell>
          <table:table-cell office:value-type="float" office:value="0.782269" calcext:value-type="float">
            <text:p>0,782269</text:p>
          </table:table-cell>
          <table:table-cell office:value-type="float" office:value="0.78348" calcext:value-type="float">
            <text:p>0,78348</text:p>
          </table:table-cell>
          <table:table-cell office:value-type="float" office:value="0.797091" calcext:value-type="float">
            <text:p>0,797091</text:p>
          </table:table-cell>
          <table:table-cell office:value-type="float" office:value="0.80966" calcext:value-type="float">
            <text:p>0,80966</text:p>
          </table:table-cell>
          <table:table-cell office:value-type="float" office:value="0.821084" calcext:value-type="float">
            <text:p>0,821084</text:p>
          </table:table-cell>
          <table:table-cell office:value-type="float" office:value="0.824143" calcext:value-type="float">
            <text:p>0,824143</text:p>
          </table:table-cell>
          <table:table-cell office:value-type="float" office:value="0.83649" calcext:value-type="float">
            <text:p>0,83649</text:p>
          </table:table-cell>
          <table:table-cell office:value-type="float" office:value="0.850913" calcext:value-type="float">
            <text:p>0,850913</text:p>
          </table:table-cell>
          <table:table-cell office:value-type="float" office:value="0.887127" calcext:value-type="float">
            <text:p>0,887127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0369" calcext:value-type="float">
            <text:p>0,81036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155195" calcext:value-type="float">
            <text:p>0,155195</text:p>
          </table:table-cell>
          <table:table-cell office:value-type="float" office:value="0.681245" calcext:value-type="float">
            <text:p>0,681245</text:p>
          </table:table-cell>
          <table:table-cell office:value-type="float" office:value="0.782221" calcext:value-type="float">
            <text:p>0,782221</text:p>
          </table:table-cell>
          <table:table-cell office:value-type="float" office:value="0.783429" calcext:value-type="float">
            <text:p>0,783429</text:p>
          </table:table-cell>
          <table:table-cell office:value-type="float" office:value="0.795366" calcext:value-type="float">
            <text:p>0,795366</text:p>
          </table:table-cell>
          <table:table-cell office:value-type="float" office:value="0.805912" calcext:value-type="float">
            <text:p>0,805912</text:p>
          </table:table-cell>
          <table:table-cell office:value-type="float" office:value="0.817367" calcext:value-type="float">
            <text:p>0,817367</text:p>
          </table:table-cell>
          <table:table-cell office:value-type="float" office:value="0.823354" calcext:value-type="float">
            <text:p>0,823354</text:p>
          </table:table-cell>
          <table:table-cell office:value-type="float" office:value="0.835199" calcext:value-type="float">
            <text:p>0,835199</text:p>
          </table:table-cell>
          <table:table-cell office:value-type="float" office:value="0.849218" calcext:value-type="float">
            <text:p>0,849218</text:p>
          </table:table-cell>
          <table:table-cell office:value-type="float" office:value="0.883944" calcext:value-type="float">
            <text:p>0,883944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05725" calcext:value-type="float">
            <text:p>0,80572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154299" calcext:value-type="float">
            <text:p>0,154299</text:p>
          </table:table-cell>
          <table:table-cell office:value-type="float" office:value="0.75182" calcext:value-type="float">
            <text:p>0,75182</text:p>
          </table:table-cell>
          <table:table-cell office:value-type="float" office:value="0.782836" calcext:value-type="float">
            <text:p>0,782836</text:p>
          </table:table-cell>
          <table:table-cell office:value-type="float" office:value="0.787583" calcext:value-type="float">
            <text:p>0,787583</text:p>
          </table:table-cell>
          <table:table-cell office:value-type="float" office:value="0.801999" calcext:value-type="float">
            <text:p>0,801999</text:p>
          </table:table-cell>
          <table:table-cell office:value-type="float" office:value="0.8106" calcext:value-type="float">
            <text:p>0,8106</text:p>
          </table:table-cell>
          <table:table-cell office:value-type="float" office:value="0.820375" calcext:value-type="float">
            <text:p>0,820375</text:p>
          </table:table-cell>
          <table:table-cell office:value-type="float" office:value="0.824413" calcext:value-type="float">
            <text:p>0,824413</text:p>
          </table:table-cell>
          <table:table-cell office:value-type="float" office:value="0.834843" calcext:value-type="float">
            <text:p>0,834843</text:p>
          </table:table-cell>
          <table:table-cell office:value-type="float" office:value="0.849258" calcext:value-type="float">
            <text:p>0,849258</text:p>
          </table:table-cell>
          <table:table-cell office:value-type="float" office:value="0.875107" calcext:value-type="float">
            <text:p>0,875107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3883" calcext:value-type="float">
            <text:p>0,813883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23471" calcext:value-type="float">
            <text:p>0,523471</text:p>
          </table:table-cell>
          <table:table-cell office:value-type="float" office:value="0.76362" calcext:value-type="float">
            <text:p>0,76362</text:p>
          </table:table-cell>
          <table:table-cell office:value-type="float" office:value="0.782698" calcext:value-type="float">
            <text:p>0,782698</text:p>
          </table:table-cell>
          <table:table-cell office:value-type="float" office:value="0.783834" calcext:value-type="float">
            <text:p>0,783834</text:p>
          </table:table-cell>
          <table:table-cell office:value-type="float" office:value="0.797638" calcext:value-type="float">
            <text:p>0,797638</text:p>
          </table:table-cell>
          <table:table-cell office:value-type="float" office:value="0.805392" calcext:value-type="float">
            <text:p>0,805392</text:p>
          </table:table-cell>
          <table:table-cell office:value-type="float" office:value="0.815406" calcext:value-type="float">
            <text:p>0,815406</text:p>
          </table:table-cell>
          <table:table-cell office:value-type="float" office:value="0.822847" calcext:value-type="float">
            <text:p>0,822847</text:p>
          </table:table-cell>
          <table:table-cell office:value-type="float" office:value="0.830856" calcext:value-type="float">
            <text:p>0,830856</text:p>
          </table:table-cell>
          <table:table-cell office:value-type="float" office:value="0.846773" calcext:value-type="float">
            <text:p>0,846773</text:p>
          </table:table-cell>
          <table:table-cell office:value-type="float" office:value="0.872126" calcext:value-type="float">
            <text:p>0,872126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2119" calcext:value-type="float">
            <text:p>0,81211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172207" calcext:value-type="float">
            <text:p>0,172207</text:p>
          </table:table-cell>
          <table:table-cell office:value-type="float" office:value="0.730244" calcext:value-type="float">
            <text:p>0,730244</text:p>
          </table:table-cell>
          <table:table-cell office:value-type="float" office:value="0.783186" calcext:value-type="float">
            <text:p>0,783186</text:p>
          </table:table-cell>
          <table:table-cell office:value-type="float" office:value="0.79207" calcext:value-type="float">
            <text:p>0,79207</text:p>
          </table:table-cell>
          <table:table-cell office:value-type="float" office:value="0.803839" calcext:value-type="float">
            <text:p>0,803839</text:p>
          </table:table-cell>
          <table:table-cell office:value-type="float" office:value="0.810088" calcext:value-type="float">
            <text:p>0,810088</text:p>
          </table:table-cell>
          <table:table-cell office:value-type="float" office:value="0.819829" calcext:value-type="float">
            <text:p>0,819829</text:p>
          </table:table-cell>
          <table:table-cell office:value-type="float" office:value="0.824169" calcext:value-type="float">
            <text:p>0,824169</text:p>
          </table:table-cell>
          <table:table-cell office:value-type="float" office:value="0.8364" calcext:value-type="float">
            <text:p>0,8364</text:p>
          </table:table-cell>
          <table:table-cell office:value-type="float" office:value="0.848739" calcext:value-type="float">
            <text:p>0,848739</text:p>
          </table:table-cell>
          <table:table-cell office:value-type="float" office:value="0.876668" calcext:value-type="float">
            <text:p>0,876668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2523" calcext:value-type="float">
            <text:p>0,81252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120345" calcext:value-type="float">
            <text:p>0,120345</text:p>
          </table:table-cell>
          <table:table-cell office:value-type="float" office:value="0.734276" calcext:value-type="float">
            <text:p>0,734276</text:p>
          </table:table-cell>
          <table:table-cell office:value-type="float" office:value="0.783423" calcext:value-type="float">
            <text:p>0,783423</text:p>
          </table:table-cell>
          <table:table-cell office:value-type="float" office:value="0.796542" calcext:value-type="float">
            <text:p>0,796542</text:p>
          </table:table-cell>
          <table:table-cell office:value-type="float" office:value="0.805651" calcext:value-type="float">
            <text:p>0,805651</text:p>
          </table:table-cell>
          <table:table-cell office:value-type="float" office:value="0.812244" calcext:value-type="float">
            <text:p>0,812244</text:p>
          </table:table-cell>
          <table:table-cell office:value-type="float" office:value="0.820162" calcext:value-type="float">
            <text:p>0,820162</text:p>
          </table:table-cell>
          <table:table-cell office:value-type="float" office:value="0.82447" calcext:value-type="float">
            <text:p>0,82447</text:p>
          </table:table-cell>
          <table:table-cell office:value-type="float" office:value="0.838623" calcext:value-type="float">
            <text:p>0,838623</text:p>
          </table:table-cell>
          <table:table-cell office:value-type="float" office:value="0.851428" calcext:value-type="float">
            <text:p>0,851428</text:p>
          </table:table-cell>
          <table:table-cell office:value-type="float" office:value="0.882826" calcext:value-type="float">
            <text:p>0,882826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4964" calcext:value-type="float">
            <text:p>0,81496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163494" calcext:value-type="float">
            <text:p>0,163494</text:p>
          </table:table-cell>
          <table:table-cell office:value-type="float" office:value="0.702143" calcext:value-type="float">
            <text:p>0,702143</text:p>
          </table:table-cell>
          <table:table-cell office:value-type="float" office:value="0.783897" calcext:value-type="float">
            <text:p>0,783897</text:p>
          </table:table-cell>
          <table:table-cell office:value-type="float" office:value="0.801696" calcext:value-type="float">
            <text:p>0,801696</text:p>
          </table:table-cell>
          <table:table-cell office:value-type="float" office:value="0.81132" calcext:value-type="float">
            <text:p>0,81132</text:p>
          </table:table-cell>
          <table:table-cell office:value-type="float" office:value="0.820735" calcext:value-type="float">
            <text:p>0,820735</text:p>
          </table:table-cell>
          <table:table-cell office:value-type="float" office:value="0.824191" calcext:value-type="float">
            <text:p>0,824191</text:p>
          </table:table-cell>
          <table:table-cell office:value-type="float" office:value="0.834783" calcext:value-type="float">
            <text:p>0,834783</text:p>
          </table:table-cell>
          <table:table-cell office:value-type="float" office:value="0.844601" calcext:value-type="float">
            <text:p>0,844601</text:p>
          </table:table-cell>
          <table:table-cell office:value-type="float" office:value="0.861912" calcext:value-type="float">
            <text:p>0,861912</text:p>
          </table:table-cell>
          <table:table-cell office:value-type="float" office:value="0.896789" calcext:value-type="float">
            <text:p>0,896789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18207" calcext:value-type="float">
            <text:p>0,818207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27862" calcext:value-type="float">
            <text:p>0,527862</text:p>
          </table:table-cell>
          <table:table-cell office:value-type="float" office:value="0.755285" calcext:value-type="float">
            <text:p>0,755285</text:p>
          </table:table-cell>
          <table:table-cell office:value-type="float" office:value="0.787171" calcext:value-type="float">
            <text:p>0,787171</text:p>
          </table:table-cell>
          <table:table-cell office:value-type="float" office:value="0.804406" calcext:value-type="float">
            <text:p>0,804406</text:p>
          </table:table-cell>
          <table:table-cell office:value-type="float" office:value="0.816927" calcext:value-type="float">
            <text:p>0,816927</text:p>
          </table:table-cell>
          <table:table-cell office:value-type="float" office:value="0.822098" calcext:value-type="float">
            <text:p>0,822098</text:p>
          </table:table-cell>
          <table:table-cell office:value-type="float" office:value="0.82684" calcext:value-type="float">
            <text:p>0,82684</text:p>
          </table:table-cell>
          <table:table-cell office:value-type="float" office:value="0.834913" calcext:value-type="float">
            <text:p>0,834913</text:p>
          </table:table-cell>
          <table:table-cell office:value-type="float" office:value="0.845553" calcext:value-type="float">
            <text:p>0,845553</text:p>
          </table:table-cell>
          <table:table-cell office:value-type="float" office:value="0.856577" calcext:value-type="float">
            <text:p>0,856577</text:p>
          </table:table-cell>
          <table:table-cell office:value-type="float" office:value="0.885392" calcext:value-type="float">
            <text:p>0,885392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23516" calcext:value-type="float">
            <text:p>0,82351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177149" calcext:value-type="float">
            <text:p>0,177149</text:p>
          </table:table-cell>
          <table:table-cell office:value-type="float" office:value="0.739812" calcext:value-type="float">
            <text:p>0,739812</text:p>
          </table:table-cell>
          <table:table-cell office:value-type="float" office:value="0.79561" calcext:value-type="float">
            <text:p>0,79561</text:p>
          </table:table-cell>
          <table:table-cell office:value-type="float" office:value="0.808698" calcext:value-type="float">
            <text:p>0,808698</text:p>
          </table:table-cell>
          <table:table-cell office:value-type="float" office:value="0.820889" calcext:value-type="float">
            <text:p>0,820889</text:p>
          </table:table-cell>
          <table:table-cell office:value-type="float" office:value="0.823846" calcext:value-type="float">
            <text:p>0,823846</text:p>
          </table:table-cell>
          <table:table-cell office:value-type="float" office:value="0.83267" calcext:value-type="float">
            <text:p>0,83267</text:p>
          </table:table-cell>
          <table:table-cell office:value-type="float" office:value="0.842073" calcext:value-type="float">
            <text:p>0,842073</text:p>
          </table:table-cell>
          <table:table-cell office:value-type="float" office:value="0.849573" calcext:value-type="float">
            <text:p>0,849573</text:p>
          </table:table-cell>
          <table:table-cell office:value-type="float" office:value="0.858337" calcext:value-type="float">
            <text:p>0,858337</text:p>
          </table:table-cell>
          <table:table-cell office:value-type="float" office:value="0.893949" calcext:value-type="float">
            <text:p>0,893949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26546" calcext:value-type="float">
            <text:p>0,82654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190966" calcext:value-type="float">
            <text:p>0,190966</text:p>
          </table:table-cell>
          <table:table-cell office:value-type="float" office:value="0.737479" calcext:value-type="float">
            <text:p>0,737479</text:p>
          </table:table-cell>
          <table:table-cell office:value-type="float" office:value="0.795735" calcext:value-type="float">
            <text:p>0,795735</text:p>
          </table:table-cell>
          <table:table-cell office:value-type="float" office:value="0.810349" calcext:value-type="float">
            <text:p>0,810349</text:p>
          </table:table-cell>
          <table:table-cell office:value-type="float" office:value="0.821409" calcext:value-type="float">
            <text:p>0,821409</text:p>
          </table:table-cell>
          <table:table-cell office:value-type="float" office:value="0.823966" calcext:value-type="float">
            <text:p>0,823966</text:p>
          </table:table-cell>
          <table:table-cell office:value-type="float" office:value="0.83298" calcext:value-type="float">
            <text:p>0,83298</text:p>
          </table:table-cell>
          <table:table-cell office:value-type="float" office:value="0.842547" calcext:value-type="float">
            <text:p>0,842547</text:p>
          </table:table-cell>
          <table:table-cell office:value-type="float" office:value="0.851994" calcext:value-type="float">
            <text:p>0,851994</text:p>
          </table:table-cell>
          <table:table-cell office:value-type="float" office:value="0.861208" calcext:value-type="float">
            <text:p>0,861208</text:p>
          </table:table-cell>
          <table:table-cell office:value-type="float" office:value="0.895399" calcext:value-type="float">
            <text:p>0,895399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27306" calcext:value-type="float">
            <text:p>0,82730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716825" calcext:value-type="float">
            <text:p>0,716825</text:p>
          </table:table-cell>
          <table:table-cell office:value-type="float" office:value="0.793694" calcext:value-type="float">
            <text:p>0,793694</text:p>
          </table:table-cell>
          <table:table-cell office:value-type="float" office:value="0.810305" calcext:value-type="float">
            <text:p>0,810305</text:p>
          </table:table-cell>
          <table:table-cell office:value-type="float" office:value="0.821293" calcext:value-type="float">
            <text:p>0,821293</text:p>
          </table:table-cell>
          <table:table-cell office:value-type="float" office:value="0.824603" calcext:value-type="float">
            <text:p>0,824603</text:p>
          </table:table-cell>
          <table:table-cell office:value-type="float" office:value="0.834104" calcext:value-type="float">
            <text:p>0,834104</text:p>
          </table:table-cell>
          <table:table-cell office:value-type="float" office:value="0.842673" calcext:value-type="float">
            <text:p>0,842673</text:p>
          </table:table-cell>
          <table:table-cell office:value-type="float" office:value="0.850295" calcext:value-type="float">
            <text:p>0,850295</text:p>
          </table:table-cell>
          <table:table-cell office:value-type="float" office:value="0.862131" calcext:value-type="float">
            <text:p>0,862131</text:p>
          </table:table-cell>
          <table:table-cell office:value-type="float" office:value="0.895323" calcext:value-type="float">
            <text:p>0,895323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25125" calcext:value-type="float">
            <text:p>0,825125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159425" calcext:value-type="float">
            <text:p>0,159425</text:p>
          </table:table-cell>
          <table:table-cell office:value-type="float" office:value="0.709552" calcext:value-type="float">
            <text:p>0,709552</text:p>
          </table:table-cell>
          <table:table-cell office:value-type="float" office:value="0.806584" calcext:value-type="float">
            <text:p>0,806584</text:p>
          </table:table-cell>
          <table:table-cell office:value-type="float" office:value="0.817055" calcext:value-type="float">
            <text:p>0,817055</text:p>
          </table:table-cell>
          <table:table-cell office:value-type="float" office:value="0.822042" calcext:value-type="float">
            <text:p>0,822042</text:p>
          </table:table-cell>
          <table:table-cell office:value-type="float" office:value="0.825033" calcext:value-type="float">
            <text:p>0,825033</text:p>
          </table:table-cell>
          <table:table-cell office:value-type="float" office:value="0.835136" calcext:value-type="float">
            <text:p>0,835136</text:p>
          </table:table-cell>
          <table:table-cell office:value-type="float" office:value="0.84484" calcext:value-type="float">
            <text:p>0,84484</text:p>
          </table:table-cell>
          <table:table-cell office:value-type="float" office:value="0.853922" calcext:value-type="float">
            <text:p>0,853922</text:p>
          </table:table-cell>
          <table:table-cell office:value-type="float" office:value="0.86769" calcext:value-type="float">
            <text:p>0,86769</text:p>
          </table:table-cell>
          <table:table-cell office:value-type="float" office:value="0.896874" calcext:value-type="float">
            <text:p>0,896874</text:p>
          </table:table-cell>
          <table:table-cell office:value-type="float" office:value="0.912299" calcext:value-type="float">
            <text:p>0,912299</text:p>
          </table:table-cell>
          <table:table-cell office:value-type="float" office:value="0.827873" calcext:value-type="float">
            <text:p>0,82787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155632" calcext:value-type="float">
            <text:p>0,155632</text:p>
          </table:table-cell>
          <table:table-cell office:value-type="float" office:value="0.732066" calcext:value-type="float">
            <text:p>0,732066</text:p>
          </table:table-cell>
          <table:table-cell office:value-type="float" office:value="0.811011" calcext:value-type="float">
            <text:p>0,811011</text:p>
          </table:table-cell>
          <table:table-cell office:value-type="float" office:value="0.821526" calcext:value-type="float">
            <text:p>0,821526</text:p>
          </table:table-cell>
          <table:table-cell office:value-type="float" office:value="0.823952" calcext:value-type="float">
            <text:p>0,823952</text:p>
          </table:table-cell>
          <table:table-cell office:value-type="float" office:value="0.829906" calcext:value-type="float">
            <text:p>0,829906</text:p>
          </table:table-cell>
          <table:table-cell office:value-type="float" office:value="0.840885" calcext:value-type="float">
            <text:p>0,840885</text:p>
          </table:table-cell>
          <table:table-cell office:value-type="float" office:value="0.845722" calcext:value-type="float">
            <text:p>0,845722</text:p>
          </table:table-cell>
          <table:table-cell office:value-type="float" office:value="0.854817" calcext:value-type="float">
            <text:p>0,854817</text:p>
          </table:table-cell>
          <table:table-cell office:value-type="float" office:value="0.870786" calcext:value-type="float">
            <text:p>0,870786</text:p>
          </table:table-cell>
          <table:table-cell office:value-type="float" office:value="0.90044" calcext:value-type="float">
            <text:p>0,90044</text:p>
          </table:table-cell>
          <table:table-cell office:value-type="float" office:value="0.912345" calcext:value-type="float">
            <text:p>0,912345</text:p>
          </table:table-cell>
          <table:table-cell office:value-type="float" office:value="0.833111" calcext:value-type="float">
            <text:p>0,83311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503011" calcext:value-type="float">
            <text:p>0,503011</text:p>
          </table:table-cell>
          <table:table-cell office:value-type="float" office:value="0.770285" calcext:value-type="float">
            <text:p>0,770285</text:p>
          </table:table-cell>
          <table:table-cell office:value-type="float" office:value="0.807134" calcext:value-type="float">
            <text:p>0,807134</text:p>
          </table:table-cell>
          <table:table-cell office:value-type="float" office:value="0.819462" calcext:value-type="float">
            <text:p>0,819462</text:p>
          </table:table-cell>
          <table:table-cell office:value-type="float" office:value="0.822516" calcext:value-type="float">
            <text:p>0,822516</text:p>
          </table:table-cell>
          <table:table-cell office:value-type="float" office:value="0.824282" calcext:value-type="float">
            <text:p>0,824282</text:p>
          </table:table-cell>
          <table:table-cell office:value-type="float" office:value="0.833228" calcext:value-type="float">
            <text:p>0,833228</text:p>
          </table:table-cell>
          <table:table-cell office:value-type="float" office:value="0.842494" calcext:value-type="float">
            <text:p>0,842494</text:p>
          </table:table-cell>
          <table:table-cell office:value-type="float" office:value="0.850948" calcext:value-type="float">
            <text:p>0,850948</text:p>
          </table:table-cell>
          <table:table-cell office:value-type="float" office:value="0.869345" calcext:value-type="float">
            <text:p>0,869345</text:p>
          </table:table-cell>
          <table:table-cell office:value-type="float" office:value="0.901184" calcext:value-type="float">
            <text:p>0,901184</text:p>
          </table:table-cell>
          <table:table-cell office:value-type="float" office:value="0.912345" calcext:value-type="float">
            <text:p>0,912345</text:p>
          </table:table-cell>
          <table:table-cell office:value-type="float" office:value="0.834088" calcext:value-type="float">
            <text:p>0,83408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04299" calcext:value-type="float">
            <text:p>0,204299</text:p>
          </table:table-cell>
          <table:table-cell office:value-type="float" office:value="0.768729" calcext:value-type="float">
            <text:p>0,768729</text:p>
          </table:table-cell>
          <table:table-cell office:value-type="float" office:value="0.815034" calcext:value-type="float">
            <text:p>0,815034</text:p>
          </table:table-cell>
          <table:table-cell office:value-type="float" office:value="0.821309" calcext:value-type="float">
            <text:p>0,821309</text:p>
          </table:table-cell>
          <table:table-cell office:value-type="float" office:value="0.823099" calcext:value-type="float">
            <text:p>0,823099</text:p>
          </table:table-cell>
          <table:table-cell office:value-type="float" office:value="0.827733" calcext:value-type="float">
            <text:p>0,827733</text:p>
          </table:table-cell>
          <table:table-cell office:value-type="float" office:value="0.839472" calcext:value-type="float">
            <text:p>0,839472</text:p>
          </table:table-cell>
          <table:table-cell office:value-type="float" office:value="0.846901" calcext:value-type="float">
            <text:p>0,846901</text:p>
          </table:table-cell>
          <table:table-cell office:value-type="float" office:value="0.855979" calcext:value-type="float">
            <text:p>0,855979</text:p>
          </table:table-cell>
          <table:table-cell office:value-type="float" office:value="0.876319" calcext:value-type="float">
            <text:p>0,876319</text:p>
          </table:table-cell>
          <table:table-cell office:value-type="float" office:value="0.901993" calcext:value-type="float">
            <text:p>0,901993</text:p>
          </table:table-cell>
          <table:table-cell office:value-type="float" office:value="0.912345" calcext:value-type="float">
            <text:p>0,912345</text:p>
          </table:table-cell>
          <table:table-cell office:value-type="float" office:value="0.837657" calcext:value-type="float">
            <text:p>0,83765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155816" calcext:value-type="float">
            <text:p>0,155816</text:p>
          </table:table-cell>
          <table:table-cell office:value-type="float" office:value="0.740497" calcext:value-type="float">
            <text:p>0,740497</text:p>
          </table:table-cell>
          <table:table-cell office:value-type="float" office:value="0.810313" calcext:value-type="float">
            <text:p>0,810313</text:p>
          </table:table-cell>
          <table:table-cell office:value-type="float" office:value="0.82067" calcext:value-type="float">
            <text:p>0,82067</text:p>
          </table:table-cell>
          <table:table-cell office:value-type="float" office:value="0.823578" calcext:value-type="float">
            <text:p>0,823578</text:p>
          </table:table-cell>
          <table:table-cell office:value-type="float" office:value="0.830503" calcext:value-type="float">
            <text:p>0,830503</text:p>
          </table:table-cell>
          <table:table-cell office:value-type="float" office:value="0.841057" calcext:value-type="float">
            <text:p>0,841057</text:p>
          </table:table-cell>
          <table:table-cell office:value-type="float" office:value="0.848911" calcext:value-type="float">
            <text:p>0,848911</text:p>
          </table:table-cell>
          <table:table-cell office:value-type="float" office:value="0.85789" calcext:value-type="float">
            <text:p>0,85789</text:p>
          </table:table-cell>
          <table:table-cell office:value-type="float" office:value="0.883817" calcext:value-type="float">
            <text:p>0,883817</text:p>
          </table:table-cell>
          <table:table-cell office:value-type="float" office:value="0.904645" calcext:value-type="float">
            <text:p>0,904645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6188" calcext:value-type="float">
            <text:p>0,83618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15531" calcext:value-type="float">
            <text:p>0,15531</text:p>
          </table:table-cell>
          <table:table-cell office:value-type="float" office:value="0.745699" calcext:value-type="float">
            <text:p>0,745699</text:p>
          </table:table-cell>
          <table:table-cell office:value-type="float" office:value="0.811902" calcext:value-type="float">
            <text:p>0,811902</text:p>
          </table:table-cell>
          <table:table-cell office:value-type="float" office:value="0.821532" calcext:value-type="float">
            <text:p>0,821532</text:p>
          </table:table-cell>
          <table:table-cell office:value-type="float" office:value="0.824129" calcext:value-type="float">
            <text:p>0,824129</text:p>
          </table:table-cell>
          <table:table-cell office:value-type="float" office:value="0.83014" calcext:value-type="float">
            <text:p>0,83014</text:p>
          </table:table-cell>
          <table:table-cell office:value-type="float" office:value="0.842141" calcext:value-type="float">
            <text:p>0,842141</text:p>
          </table:table-cell>
          <table:table-cell office:value-type="float" office:value="0.851456" calcext:value-type="float">
            <text:p>0,851456</text:p>
          </table:table-cell>
          <table:table-cell office:value-type="float" office:value="0.859439" calcext:value-type="float">
            <text:p>0,859439</text:p>
          </table:table-cell>
          <table:table-cell office:value-type="float" office:value="0.886436" calcext:value-type="float">
            <text:p>0,886436</text:p>
          </table:table-cell>
          <table:table-cell office:value-type="float" office:value="0.905309" calcext:value-type="float">
            <text:p>0,905309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7818" calcext:value-type="float">
            <text:p>0,83781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55195" calcext:value-type="float">
            <text:p>0,155195</text:p>
          </table:table-cell>
          <table:table-cell office:value-type="float" office:value="0.701001" calcext:value-type="float">
            <text:p>0,701001</text:p>
          </table:table-cell>
          <table:table-cell office:value-type="float" office:value="0.804764" calcext:value-type="float">
            <text:p>0,804764</text:p>
          </table:table-cell>
          <table:table-cell office:value-type="float" office:value="0.818728" calcext:value-type="float">
            <text:p>0,818728</text:p>
          </table:table-cell>
          <table:table-cell office:value-type="float" office:value="0.82274" calcext:value-type="float">
            <text:p>0,82274</text:p>
          </table:table-cell>
          <table:table-cell office:value-type="float" office:value="0.825983" calcext:value-type="float">
            <text:p>0,825983</text:p>
          </table:table-cell>
          <table:table-cell office:value-type="float" office:value="0.835046" calcext:value-type="float">
            <text:p>0,835046</text:p>
          </table:table-cell>
          <table:table-cell office:value-type="float" office:value="0.848699" calcext:value-type="float">
            <text:p>0,848699</text:p>
          </table:table-cell>
          <table:table-cell office:value-type="float" office:value="0.857845" calcext:value-type="float">
            <text:p>0,857845</text:p>
          </table:table-cell>
          <table:table-cell office:value-type="float" office:value="0.885254" calcext:value-type="float">
            <text:p>0,885254</text:p>
          </table:table-cell>
          <table:table-cell office:value-type="float" office:value="0.905223" calcext:value-type="float">
            <text:p>0,905223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0528" calcext:value-type="float">
            <text:p>0,83052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155379" calcext:value-type="float">
            <text:p>0,155379</text:p>
          </table:table-cell>
          <table:table-cell office:value-type="float" office:value="0.735507" calcext:value-type="float">
            <text:p>0,735507</text:p>
          </table:table-cell>
          <table:table-cell office:value-type="float" office:value="0.808383" calcext:value-type="float">
            <text:p>0,808383</text:p>
          </table:table-cell>
          <table:table-cell office:value-type="float" office:value="0.82088" calcext:value-type="float">
            <text:p>0,82088</text:p>
          </table:table-cell>
          <table:table-cell office:value-type="float" office:value="0.822782" calcext:value-type="float">
            <text:p>0,822782</text:p>
          </table:table-cell>
          <table:table-cell office:value-type="float" office:value="0.825003" calcext:value-type="float">
            <text:p>0,825003</text:p>
          </table:table-cell>
          <table:table-cell office:value-type="float" office:value="0.82985" calcext:value-type="float">
            <text:p>0,82985</text:p>
          </table:table-cell>
          <table:table-cell office:value-type="float" office:value="0.841078" calcext:value-type="float">
            <text:p>0,841078</text:p>
          </table:table-cell>
          <table:table-cell office:value-type="float" office:value="0.854032" calcext:value-type="float">
            <text:p>0,854032</text:p>
          </table:table-cell>
          <table:table-cell office:value-type="float" office:value="0.878065" calcext:value-type="float">
            <text:p>0,878065</text:p>
          </table:table-cell>
          <table:table-cell office:value-type="float" office:value="0.905045" calcext:value-type="float">
            <text:p>0,905045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2062" calcext:value-type="float">
            <text:p>0,8320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209816" calcext:value-type="float">
            <text:p>0,209816</text:p>
          </table:table-cell>
          <table:table-cell office:value-type="float" office:value="0.721514" calcext:value-type="float">
            <text:p>0,721514</text:p>
          </table:table-cell>
          <table:table-cell office:value-type="float" office:value="0.81375" calcext:value-type="float">
            <text:p>0,81375</text:p>
          </table:table-cell>
          <table:table-cell office:value-type="float" office:value="0.821235" calcext:value-type="float">
            <text:p>0,821235</text:p>
          </table:table-cell>
          <table:table-cell office:value-type="float" office:value="0.823024" calcext:value-type="float">
            <text:p>0,823024</text:p>
          </table:table-cell>
          <table:table-cell office:value-type="float" office:value="0.824258" calcext:value-type="float">
            <text:p>0,824258</text:p>
          </table:table-cell>
          <table:table-cell office:value-type="float" office:value="0.829891" calcext:value-type="float">
            <text:p>0,829891</text:p>
          </table:table-cell>
          <table:table-cell office:value-type="float" office:value="0.84236" calcext:value-type="float">
            <text:p>0,84236</text:p>
          </table:table-cell>
          <table:table-cell office:value-type="float" office:value="0.854191" calcext:value-type="float">
            <text:p>0,854191</text:p>
          </table:table-cell>
          <table:table-cell office:value-type="float" office:value="0.86832" calcext:value-type="float">
            <text:p>0,86832</text:p>
          </table:table-cell>
          <table:table-cell office:value-type="float" office:value="0.904069" calcext:value-type="float">
            <text:p>0,904069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0261" calcext:value-type="float">
            <text:p>0,83026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78437" calcext:value-type="float">
            <text:p>0,778437</text:p>
          </table:table-cell>
          <table:table-cell office:value-type="float" office:value="0.796179" calcext:value-type="float">
            <text:p>0,796179</text:p>
          </table:table-cell>
          <table:table-cell office:value-type="float" office:value="0.820291" calcext:value-type="float">
            <text:p>0,820291</text:p>
          </table:table-cell>
          <table:table-cell office:value-type="float" office:value="0.822408" calcext:value-type="float">
            <text:p>0,822408</text:p>
          </table:table-cell>
          <table:table-cell office:value-type="float" office:value="0.823517" calcext:value-type="float">
            <text:p>0,823517</text:p>
          </table:table-cell>
          <table:table-cell office:value-type="float" office:value="0.827465" calcext:value-type="float">
            <text:p>0,827465</text:p>
          </table:table-cell>
          <table:table-cell office:value-type="float" office:value="0.83748" calcext:value-type="float">
            <text:p>0,83748</text:p>
          </table:table-cell>
          <table:table-cell office:value-type="float" office:value="0.847211" calcext:value-type="float">
            <text:p>0,847211</text:p>
          </table:table-cell>
          <table:table-cell office:value-type="float" office:value="0.855896" calcext:value-type="float">
            <text:p>0,855896</text:p>
          </table:table-cell>
          <table:table-cell office:value-type="float" office:value="0.867893" calcext:value-type="float">
            <text:p>0,867893</text:p>
          </table:table-cell>
          <table:table-cell office:value-type="float" office:value="0.905302" calcext:value-type="float">
            <text:p>0,905302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40364" calcext:value-type="float">
            <text:p>0,84036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155356" calcext:value-type="float">
            <text:p>0,155356</text:p>
          </table:table-cell>
          <table:table-cell office:value-type="float" office:value="0.76655" calcext:value-type="float">
            <text:p>0,76655</text:p>
          </table:table-cell>
          <table:table-cell office:value-type="float" office:value="0.816254" calcext:value-type="float">
            <text:p>0,816254</text:p>
          </table:table-cell>
          <table:table-cell office:value-type="float" office:value="0.821818" calcext:value-type="float">
            <text:p>0,821818</text:p>
          </table:table-cell>
          <table:table-cell office:value-type="float" office:value="0.823315" calcext:value-type="float">
            <text:p>0,823315</text:p>
          </table:table-cell>
          <table:table-cell office:value-type="float" office:value="0.825922" calcext:value-type="float">
            <text:p>0,825922</text:p>
          </table:table-cell>
          <table:table-cell office:value-type="float" office:value="0.83268" calcext:value-type="float">
            <text:p>0,83268</text:p>
          </table:table-cell>
          <table:table-cell office:value-type="float" office:value="0.843963" calcext:value-type="float">
            <text:p>0,843963</text:p>
          </table:table-cell>
          <table:table-cell office:value-type="float" office:value="0.853974" calcext:value-type="float">
            <text:p>0,853974</text:p>
          </table:table-cell>
          <table:table-cell office:value-type="float" office:value="0.868002" calcext:value-type="float">
            <text:p>0,868002</text:p>
          </table:table-cell>
          <table:table-cell office:value-type="float" office:value="0.904416" calcext:value-type="float">
            <text:p>0,904416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835689" calcext:value-type="float">
            <text:p>0,835689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780368" calcext:value-type="float">
            <text:p>0,780368</text:p>
          </table:table-cell>
          <table:table-cell office:value-type="float" office:value="0.789004" calcext:value-type="float">
            <text:p>0,789004</text:p>
          </table:table-cell>
          <table:table-cell office:value-type="float" office:value="0.814863" calcext:value-type="float">
            <text:p>0,814863</text:p>
          </table:table-cell>
          <table:table-cell office:value-type="float" office:value="0.821924" calcext:value-type="float">
            <text:p>0,821924</text:p>
          </table:table-cell>
          <table:table-cell office:value-type="float" office:value="0.823258" calcext:value-type="float">
            <text:p>0,823258</text:p>
          </table:table-cell>
          <table:table-cell office:value-type="float" office:value="0.825017" calcext:value-type="float">
            <text:p>0,825017</text:p>
          </table:table-cell>
          <table:table-cell office:value-type="float" office:value="0.82961" calcext:value-type="float">
            <text:p>0,82961</text:p>
          </table:table-cell>
          <table:table-cell office:value-type="float" office:value="0.8402" calcext:value-type="float">
            <text:p>0,8402</text:p>
          </table:table-cell>
          <table:table-cell office:value-type="float" office:value="0.851846" calcext:value-type="float">
            <text:p>0,851846</text:p>
          </table:table-cell>
          <table:table-cell office:value-type="float" office:value="0.868401" calcext:value-type="float">
            <text:p>0,868401</text:p>
          </table:table-cell>
          <table:table-cell office:value-type="float" office:value="0.903085" calcext:value-type="float">
            <text:p>0,903085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836721" calcext:value-type="float">
            <text:p>0,83672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780897" calcext:value-type="float">
            <text:p>0,780897</text:p>
          </table:table-cell>
          <table:table-cell office:value-type="float" office:value="0.785616" calcext:value-type="float">
            <text:p>0,785616</text:p>
          </table:table-cell>
          <table:table-cell office:value-type="float" office:value="0.809331" calcext:value-type="float">
            <text:p>0,809331</text:p>
          </table:table-cell>
          <table:table-cell office:value-type="float" office:value="0.821463" calcext:value-type="float">
            <text:p>0,821463</text:p>
          </table:table-cell>
          <table:table-cell office:value-type="float" office:value="0.823137" calcext:value-type="float">
            <text:p>0,823137</text:p>
          </table:table-cell>
          <table:table-cell office:value-type="float" office:value="0.825028" calcext:value-type="float">
            <text:p>0,825028</text:p>
          </table:table-cell>
          <table:table-cell office:value-type="float" office:value="0.831752" calcext:value-type="float">
            <text:p>0,831752</text:p>
          </table:table-cell>
          <table:table-cell office:value-type="float" office:value="0.844006" calcext:value-type="float">
            <text:p>0,844006</text:p>
          </table:table-cell>
          <table:table-cell office:value-type="float" office:value="0.852497" calcext:value-type="float">
            <text:p>0,852497</text:p>
          </table:table-cell>
          <table:table-cell office:value-type="float" office:value="0.862653" calcext:value-type="float">
            <text:p>0,862653</text:p>
          </table:table-cell>
          <table:table-cell office:value-type="float" office:value="0.900487" calcext:value-type="float">
            <text:p>0,900487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835597" calcext:value-type="float">
            <text:p>0,83559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81034" calcext:value-type="float">
            <text:p>0,781034</text:p>
          </table:table-cell>
          <table:table-cell office:value-type="float" office:value="0.786719" calcext:value-type="float">
            <text:p>0,786719</text:p>
          </table:table-cell>
          <table:table-cell office:value-type="float" office:value="0.81198" calcext:value-type="float">
            <text:p>0,81198</text:p>
          </table:table-cell>
          <table:table-cell office:value-type="float" office:value="0.822132" calcext:value-type="float">
            <text:p>0,822132</text:p>
          </table:table-cell>
          <table:table-cell office:value-type="float" office:value="0.823395" calcext:value-type="float">
            <text:p>0,823395</text:p>
          </table:table-cell>
          <table:table-cell office:value-type="float" office:value="0.82616" calcext:value-type="float">
            <text:p>0,82616</text:p>
          </table:table-cell>
          <table:table-cell office:value-type="float" office:value="0.837657" calcext:value-type="float">
            <text:p>0,837657</text:p>
          </table:table-cell>
          <table:table-cell office:value-type="float" office:value="0.845602" calcext:value-type="float">
            <text:p>0,845602</text:p>
          </table:table-cell>
          <table:table-cell office:value-type="float" office:value="0.853953" calcext:value-type="float">
            <text:p>0,853953</text:p>
          </table:table-cell>
          <table:table-cell office:value-type="float" office:value="0.869178" calcext:value-type="float">
            <text:p>0,869178</text:p>
          </table:table-cell>
          <table:table-cell office:value-type="float" office:value="0.907638" calcext:value-type="float">
            <text:p>0,907638</text:p>
          </table:table-cell>
          <table:table-cell office:value-type="float" office:value="0.913586" calcext:value-type="float">
            <text:p>0,913586</text:p>
          </table:table-cell>
          <table:table-cell office:value-type="float" office:value="0.838441" calcext:value-type="float">
            <text:p>0,8384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780598" calcext:value-type="float">
            <text:p>0,780598</text:p>
          </table:table-cell>
          <table:table-cell office:value-type="float" office:value="0.784187" calcext:value-type="float">
            <text:p>0,784187</text:p>
          </table:table-cell>
          <table:table-cell office:value-type="float" office:value="0.807139" calcext:value-type="float">
            <text:p>0,807139</text:p>
          </table:table-cell>
          <table:table-cell office:value-type="float" office:value="0.821945" calcext:value-type="float">
            <text:p>0,821945</text:p>
          </table:table-cell>
          <table:table-cell office:value-type="float" office:value="0.823588" calcext:value-type="float">
            <text:p>0,823588</text:p>
          </table:table-cell>
          <table:table-cell office:value-type="float" office:value="0.82967" calcext:value-type="float">
            <text:p>0,82967</text:p>
          </table:table-cell>
          <table:table-cell office:value-type="float" office:value="0.838692" calcext:value-type="float">
            <text:p>0,838692</text:p>
          </table:table-cell>
          <table:table-cell office:value-type="float" office:value="0.846575" calcext:value-type="float">
            <text:p>0,846575</text:p>
          </table:table-cell>
          <table:table-cell office:value-type="float" office:value="0.855621" calcext:value-type="float">
            <text:p>0,855621</text:p>
          </table:table-cell>
          <table:table-cell office:value-type="float" office:value="0.887289" calcext:value-type="float">
            <text:p>0,887289</text:p>
          </table:table-cell>
          <table:table-cell office:value-type="float" office:value="0.911993" calcext:value-type="float">
            <text:p>0,911993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067" calcext:value-type="float">
            <text:p>0,8406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778023" calcext:value-type="float">
            <text:p>0,778023</text:p>
          </table:table-cell>
          <table:table-cell office:value-type="float" office:value="0.787535" calcext:value-type="float">
            <text:p>0,787535</text:p>
          </table:table-cell>
          <table:table-cell office:value-type="float" office:value="0.807859" calcext:value-type="float">
            <text:p>0,807859</text:p>
          </table:table-cell>
          <table:table-cell office:value-type="float" office:value="0.821675" calcext:value-type="float">
            <text:p>0,821675</text:p>
          </table:table-cell>
          <table:table-cell office:value-type="float" office:value="0.824038" calcext:value-type="float">
            <text:p>0,824038</text:p>
          </table:table-cell>
          <table:table-cell office:value-type="float" office:value="0.830189" calcext:value-type="float">
            <text:p>0,830189</text:p>
          </table:table-cell>
          <table:table-cell office:value-type="float" office:value="0.840883" calcext:value-type="float">
            <text:p>0,840883</text:p>
          </table:table-cell>
          <table:table-cell office:value-type="float" office:value="0.849096" calcext:value-type="float">
            <text:p>0,849096</text:p>
          </table:table-cell>
          <table:table-cell office:value-type="float" office:value="0.855832" calcext:value-type="float">
            <text:p>0,855832</text:p>
          </table:table-cell>
          <table:table-cell office:value-type="float" office:value="0.871208" calcext:value-type="float">
            <text:p>0,871208</text:p>
          </table:table-cell>
          <table:table-cell office:value-type="float" office:value="0.908649" calcext:value-type="float">
            <text:p>0,908649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39696" calcext:value-type="float">
            <text:p>0,83969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41152" calcext:value-type="float">
            <text:p>0,741152</text:p>
          </table:table-cell>
          <table:table-cell office:value-type="float" office:value="0.810317" calcext:value-type="float">
            <text:p>0,810317</text:p>
          </table:table-cell>
          <table:table-cell office:value-type="float" office:value="0.822191" calcext:value-type="float">
            <text:p>0,822191</text:p>
          </table:table-cell>
          <table:table-cell office:value-type="float" office:value="0.825177" calcext:value-type="float">
            <text:p>0,825177</text:p>
          </table:table-cell>
          <table:table-cell office:value-type="float" office:value="0.834434" calcext:value-type="float">
            <text:p>0,834434</text:p>
          </table:table-cell>
          <table:table-cell office:value-type="float" office:value="0.844817" calcext:value-type="float">
            <text:p>0,844817</text:p>
          </table:table-cell>
          <table:table-cell office:value-type="float" office:value="0.854405" calcext:value-type="float">
            <text:p>0,854405</text:p>
          </table:table-cell>
          <table:table-cell office:value-type="float" office:value="0.856962" calcext:value-type="float">
            <text:p>0,856962</text:p>
          </table:table-cell>
          <table:table-cell office:value-type="float" office:value="0.877655" calcext:value-type="float">
            <text:p>0,877655</text:p>
          </table:table-cell>
          <table:table-cell office:value-type="float" office:value="0.9099" calcext:value-type="float">
            <text:p>0,9099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37701" calcext:value-type="float">
            <text:p>0,83770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781126" calcext:value-type="float">
            <text:p>0,781126</text:p>
          </table:table-cell>
          <table:table-cell office:value-type="float" office:value="0.787392" calcext:value-type="float">
            <text:p>0,787392</text:p>
          </table:table-cell>
          <table:table-cell office:value-type="float" office:value="0.815891" calcext:value-type="float">
            <text:p>0,815891</text:p>
          </table:table-cell>
          <table:table-cell office:value-type="float" office:value="0.82244" calcext:value-type="float">
            <text:p>0,82244</text:p>
          </table:table-cell>
          <table:table-cell office:value-type="float" office:value="0.825532" calcext:value-type="float">
            <text:p>0,825532</text:p>
          </table:table-cell>
          <table:table-cell office:value-type="float" office:value="0.832884" calcext:value-type="float">
            <text:p>0,832884</text:p>
          </table:table-cell>
          <table:table-cell office:value-type="float" office:value="0.848057" calcext:value-type="float">
            <text:p>0,848057</text:p>
          </table:table-cell>
          <table:table-cell office:value-type="float" office:value="0.855072" calcext:value-type="float">
            <text:p>0,855072</text:p>
          </table:table-cell>
          <table:table-cell office:value-type="float" office:value="0.85687" calcext:value-type="float">
            <text:p>0,85687</text:p>
          </table:table-cell>
          <table:table-cell office:value-type="float" office:value="0.875402" calcext:value-type="float">
            <text:p>0,875402</text:p>
          </table:table-cell>
          <table:table-cell office:value-type="float" office:value="0.909021" calcext:value-type="float">
            <text:p>0,909021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2856" calcext:value-type="float">
            <text:p>0,84285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780759" calcext:value-type="float">
            <text:p>0,780759</text:p>
          </table:table-cell>
          <table:table-cell office:value-type="float" office:value="0.792322" calcext:value-type="float">
            <text:p>0,792322</text:p>
          </table:table-cell>
          <table:table-cell office:value-type="float" office:value="0.820078" calcext:value-type="float">
            <text:p>0,820078</text:p>
          </table:table-cell>
          <table:table-cell office:value-type="float" office:value="0.823206" calcext:value-type="float">
            <text:p>0,823206</text:p>
          </table:table-cell>
          <table:table-cell office:value-type="float" office:value="0.826602" calcext:value-type="float">
            <text:p>0,826602</text:p>
          </table:table-cell>
          <table:table-cell office:value-type="float" office:value="0.834277" calcext:value-type="float">
            <text:p>0,834277</text:p>
          </table:table-cell>
          <table:table-cell office:value-type="float" office:value="0.849291" calcext:value-type="float">
            <text:p>0,849291</text:p>
          </table:table-cell>
          <table:table-cell office:value-type="float" office:value="0.855708" calcext:value-type="float">
            <text:p>0,855708</text:p>
          </table:table-cell>
          <table:table-cell office:value-type="float" office:value="0.856721" calcext:value-type="float">
            <text:p>0,856721</text:p>
          </table:table-cell>
          <table:table-cell office:value-type="float" office:value="0.871606" calcext:value-type="float">
            <text:p>0,871606</text:p>
          </table:table-cell>
          <table:table-cell office:value-type="float" office:value="0.909006" calcext:value-type="float">
            <text:p>0,909006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3882" calcext:value-type="float">
            <text:p>0,843882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189724" calcext:value-type="float">
            <text:p>0,189724</text:p>
          </table:table-cell>
          <table:table-cell office:value-type="float" office:value="0.777538" calcext:value-type="float">
            <text:p>0,777538</text:p>
          </table:table-cell>
          <table:table-cell office:value-type="float" office:value="0.821875" calcext:value-type="float">
            <text:p>0,821875</text:p>
          </table:table-cell>
          <table:table-cell office:value-type="float" office:value="0.823783" calcext:value-type="float">
            <text:p>0,823783</text:p>
          </table:table-cell>
          <table:table-cell office:value-type="float" office:value="0.826935" calcext:value-type="float">
            <text:p>0,826935</text:p>
          </table:table-cell>
          <table:table-cell office:value-type="float" office:value="0.835649" calcext:value-type="float">
            <text:p>0,835649</text:p>
          </table:table-cell>
          <table:table-cell office:value-type="float" office:value="0.849232" calcext:value-type="float">
            <text:p>0,849232</text:p>
          </table:table-cell>
          <table:table-cell office:value-type="float" office:value="0.855663" calcext:value-type="float">
            <text:p>0,855663</text:p>
          </table:table-cell>
          <table:table-cell office:value-type="float" office:value="0.856804" calcext:value-type="float">
            <text:p>0,856804</text:p>
          </table:table-cell>
          <table:table-cell office:value-type="float" office:value="0.873992" calcext:value-type="float">
            <text:p>0,873992</text:p>
          </table:table-cell>
          <table:table-cell office:value-type="float" office:value="0.907483" calcext:value-type="float">
            <text:p>0,907483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2895" calcext:value-type="float">
            <text:p>0,842895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8069" calcext:value-type="float">
            <text:p>0,78069</text:p>
          </table:table-cell>
          <table:table-cell office:value-type="float" office:value="0.80054" calcext:value-type="float">
            <text:p>0,80054</text:p>
          </table:table-cell>
          <table:table-cell office:value-type="float" office:value="0.821048" calcext:value-type="float">
            <text:p>0,821048</text:p>
          </table:table-cell>
          <table:table-cell office:value-type="float" office:value="0.823222" calcext:value-type="float">
            <text:p>0,823222</text:p>
          </table:table-cell>
          <table:table-cell office:value-type="float" office:value="0.82579" calcext:value-type="float">
            <text:p>0,82579</text:p>
          </table:table-cell>
          <table:table-cell office:value-type="float" office:value="0.837123" calcext:value-type="float">
            <text:p>0,837123</text:p>
          </table:table-cell>
          <table:table-cell office:value-type="float" office:value="0.850965" calcext:value-type="float">
            <text:p>0,850965</text:p>
          </table:table-cell>
          <table:table-cell office:value-type="float" office:value="0.856159" calcext:value-type="float">
            <text:p>0,856159</text:p>
          </table:table-cell>
          <table:table-cell office:value-type="float" office:value="0.856834" calcext:value-type="float">
            <text:p>0,856834</text:p>
          </table:table-cell>
          <table:table-cell office:value-type="float" office:value="0.875391" calcext:value-type="float">
            <text:p>0,875391</text:p>
          </table:table-cell>
          <table:table-cell office:value-type="float" office:value="0.907193" calcext:value-type="float">
            <text:p>0,907193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5426" calcext:value-type="float">
            <text:p>0,84542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778046" calcext:value-type="float">
            <text:p>0,778046</text:p>
          </table:table-cell>
          <table:table-cell office:value-type="float" office:value="0.797448" calcext:value-type="float">
            <text:p>0,797448</text:p>
          </table:table-cell>
          <table:table-cell office:value-type="float" office:value="0.820462" calcext:value-type="float">
            <text:p>0,820462</text:p>
          </table:table-cell>
          <table:table-cell office:value-type="float" office:value="0.822979" calcext:value-type="float">
            <text:p>0,822979</text:p>
          </table:table-cell>
          <table:table-cell office:value-type="float" office:value="0.825835" calcext:value-type="float">
            <text:p>0,825835</text:p>
          </table:table-cell>
          <table:table-cell office:value-type="float" office:value="0.839647" calcext:value-type="float">
            <text:p>0,839647</text:p>
          </table:table-cell>
          <table:table-cell office:value-type="float" office:value="0.853709" calcext:value-type="float">
            <text:p>0,853709</text:p>
          </table:table-cell>
          <table:table-cell office:value-type="float" office:value="0.85632" calcext:value-type="float">
            <text:p>0,85632</text:p>
          </table:table-cell>
          <table:table-cell office:value-type="float" office:value="0.857006" calcext:value-type="float">
            <text:p>0,857006</text:p>
          </table:table-cell>
          <table:table-cell office:value-type="float" office:value="0.87335" calcext:value-type="float">
            <text:p>0,87335</text:p>
          </table:table-cell>
          <table:table-cell office:value-type="float" office:value="0.903747" calcext:value-type="float">
            <text:p>0,903747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505" calcext:value-type="float">
            <text:p>0,8450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8069" calcext:value-type="float">
            <text:p>0,78069</text:p>
          </table:table-cell>
          <table:table-cell office:value-type="float" office:value="0.796034" calcext:value-type="float">
            <text:p>0,796034</text:p>
          </table:table-cell>
          <table:table-cell office:value-type="float" office:value="0.820439" calcext:value-type="float">
            <text:p>0,820439</text:p>
          </table:table-cell>
          <table:table-cell office:value-type="float" office:value="0.82324" calcext:value-type="float">
            <text:p>0,82324</text:p>
          </table:table-cell>
          <table:table-cell office:value-type="float" office:value="0.82676" calcext:value-type="float">
            <text:p>0,82676</text:p>
          </table:table-cell>
          <table:table-cell office:value-type="float" office:value="0.839437" calcext:value-type="float">
            <text:p>0,839437</text:p>
          </table:table-cell>
          <table:table-cell office:value-type="float" office:value="0.852829" calcext:value-type="float">
            <text:p>0,852829</text:p>
          </table:table-cell>
          <table:table-cell office:value-type="float" office:value="0.856145" calcext:value-type="float">
            <text:p>0,856145</text:p>
          </table:table-cell>
          <table:table-cell office:value-type="float" office:value="0.856899" calcext:value-type="float">
            <text:p>0,856899</text:p>
          </table:table-cell>
          <table:table-cell office:value-type="float" office:value="0.876074" calcext:value-type="float">
            <text:p>0,876074</text:p>
          </table:table-cell>
          <table:table-cell office:value-type="float" office:value="0.911264" calcext:value-type="float">
            <text:p>0,911264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5912" calcext:value-type="float">
            <text:p>0,845912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155218" calcext:value-type="float">
            <text:p>0,155218</text:p>
          </table:table-cell>
          <table:table-cell office:value-type="float" office:value="0.749089" calcext:value-type="float">
            <text:p>0,749089</text:p>
          </table:table-cell>
          <table:table-cell office:value-type="float" office:value="0.82174" calcext:value-type="float">
            <text:p>0,82174</text:p>
          </table:table-cell>
          <table:table-cell office:value-type="float" office:value="0.82459" calcext:value-type="float">
            <text:p>0,82459</text:p>
          </table:table-cell>
          <table:table-cell office:value-type="float" office:value="0.834463" calcext:value-type="float">
            <text:p>0,834463</text:p>
          </table:table-cell>
          <table:table-cell office:value-type="float" office:value="0.850718" calcext:value-type="float">
            <text:p>0,850718</text:p>
          </table:table-cell>
          <table:table-cell office:value-type="float" office:value="0.856072" calcext:value-type="float">
            <text:p>0,856072</text:p>
          </table:table-cell>
          <table:table-cell office:value-type="float" office:value="0.856813" calcext:value-type="float">
            <text:p>0,856813</text:p>
          </table:table-cell>
          <table:table-cell office:value-type="float" office:value="0.859796" calcext:value-type="float">
            <text:p>0,859796</text:p>
          </table:table-cell>
          <table:table-cell office:value-type="float" office:value="0.899951" calcext:value-type="float">
            <text:p>0,899951</text:p>
          </table:table-cell>
          <table:table-cell office:value-type="float" office:value="0.912474" calcext:value-type="float">
            <text:p>0,912474</text:p>
          </table:table-cell>
          <table:table-cell office:value-type="float" office:value="0.914299" calcext:value-type="float">
            <text:p>0,914299</text:p>
          </table:table-cell>
          <table:table-cell office:value-type="float" office:value="0.846571" calcext:value-type="float">
            <text:p>0,84657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80368" calcext:value-type="float">
            <text:p>0,780368</text:p>
          </table:table-cell>
          <table:table-cell office:value-type="float" office:value="0.801951" calcext:value-type="float">
            <text:p>0,801951</text:p>
          </table:table-cell>
          <table:table-cell office:value-type="float" office:value="0.822373" calcext:value-type="float">
            <text:p>0,822373</text:p>
          </table:table-cell>
          <table:table-cell office:value-type="float" office:value="0.825928" calcext:value-type="float">
            <text:p>0,825928</text:p>
          </table:table-cell>
          <table:table-cell office:value-type="float" office:value="0.842698" calcext:value-type="float">
            <text:p>0,842698</text:p>
          </table:table-cell>
          <table:table-cell office:value-type="float" office:value="0.854586" calcext:value-type="float">
            <text:p>0,854586</text:p>
          </table:table-cell>
          <table:table-cell office:value-type="float" office:value="0.8564" calcext:value-type="float">
            <text:p>0,8564</text:p>
          </table:table-cell>
          <table:table-cell office:value-type="float" office:value="0.856995" calcext:value-type="float">
            <text:p>0,856995</text:p>
          </table:table-cell>
          <table:table-cell office:value-type="float" office:value="0.861169" calcext:value-type="float">
            <text:p>0,861169</text:p>
          </table:table-cell>
          <table:table-cell office:value-type="float" office:value="0.903626" calcext:value-type="float">
            <text:p>0,903626</text:p>
          </table:table-cell>
          <table:table-cell office:value-type="float" office:value="0.912819" calcext:value-type="float">
            <text:p>0,912819</text:p>
          </table:table-cell>
          <table:table-cell office:value-type="float" office:value="0.914391" calcext:value-type="float">
            <text:p>0,914391</text:p>
          </table:table-cell>
          <table:table-cell office:value-type="float" office:value="0.853855" calcext:value-type="float">
            <text:p>0,8538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15554" calcext:value-type="float">
            <text:p>0,15554</text:p>
          </table:table-cell>
          <table:table-cell office:value-type="float" office:value="0.774899" calcext:value-type="float">
            <text:p>0,774899</text:p>
          </table:table-cell>
          <table:table-cell office:value-type="float" office:value="0.822585" calcext:value-type="float">
            <text:p>0,822585</text:p>
          </table:table-cell>
          <table:table-cell office:value-type="float" office:value="0.825197" calcext:value-type="float">
            <text:p>0,825197</text:p>
          </table:table-cell>
          <table:table-cell office:value-type="float" office:value="0.836635" calcext:value-type="float">
            <text:p>0,836635</text:p>
          </table:table-cell>
          <table:table-cell office:value-type="float" office:value="0.851598" calcext:value-type="float">
            <text:p>0,851598</text:p>
          </table:table-cell>
          <table:table-cell office:value-type="float" office:value="0.855637" calcext:value-type="float">
            <text:p>0,855637</text:p>
          </table:table-cell>
          <table:table-cell office:value-type="float" office:value="0.856684" calcext:value-type="float">
            <text:p>0,856684</text:p>
          </table:table-cell>
          <table:table-cell office:value-type="float" office:value="0.858862" calcext:value-type="float">
            <text:p>0,858862</text:p>
          </table:table-cell>
          <table:table-cell office:value-type="float" office:value="0.891664" calcext:value-type="float">
            <text:p>0,891664</text:p>
          </table:table-cell>
          <table:table-cell office:value-type="float" office:value="0.912261" calcext:value-type="float">
            <text:p>0,912261</text:p>
          </table:table-cell>
          <table:table-cell office:value-type="float" office:value="0.914391" calcext:value-type="float">
            <text:p>0,914391</text:p>
          </table:table-cell>
          <table:table-cell office:value-type="float" office:value="0.848602" calcext:value-type="float">
            <text:p>0,848602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48874" calcext:value-type="float">
            <text:p>0,748874</text:p>
          </table:table-cell>
          <table:table-cell office:value-type="float" office:value="0.793328" calcext:value-type="float">
            <text:p>0,793328</text:p>
          </table:table-cell>
          <table:table-cell office:value-type="float" office:value="0.818966" calcext:value-type="float">
            <text:p>0,818966</text:p>
          </table:table-cell>
          <table:table-cell office:value-type="float" office:value="0.8234" calcext:value-type="float">
            <text:p>0,8234</text:p>
          </table:table-cell>
          <table:table-cell office:value-type="float" office:value="0.826436" calcext:value-type="float">
            <text:p>0,826436</text:p>
          </table:table-cell>
          <table:table-cell office:value-type="float" office:value="0.843094" calcext:value-type="float">
            <text:p>0,843094</text:p>
          </table:table-cell>
          <table:table-cell office:value-type="float" office:value="0.854908" calcext:value-type="float">
            <text:p>0,854908</text:p>
          </table:table-cell>
          <table:table-cell office:value-type="float" office:value="0.856591" calcext:value-type="float">
            <text:p>0,856591</text:p>
          </table:table-cell>
          <table:table-cell office:value-type="float" office:value="0.858932" calcext:value-type="float">
            <text:p>0,858932</text:p>
          </table:table-cell>
          <table:table-cell office:value-type="float" office:value="0.893937" calcext:value-type="float">
            <text:p>0,893937</text:p>
          </table:table-cell>
          <table:table-cell office:value-type="float" office:value="0.912118" calcext:value-type="float">
            <text:p>0,912118</text:p>
          </table:table-cell>
          <table:table-cell office:value-type="float" office:value="0.914391" calcext:value-type="float">
            <text:p>0,914391</text:p>
          </table:table-cell>
          <table:table-cell office:value-type="float" office:value="0.848171" calcext:value-type="float">
            <text:p>0,84817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780368" calcext:value-type="float">
            <text:p>0,780368</text:p>
          </table:table-cell>
          <table:table-cell office:value-type="float" office:value="0.797287" calcext:value-type="float">
            <text:p>0,797287</text:p>
          </table:table-cell>
          <table:table-cell office:value-type="float" office:value="0.82043" calcext:value-type="float">
            <text:p>0,82043</text:p>
          </table:table-cell>
          <table:table-cell office:value-type="float" office:value="0.823651" calcext:value-type="float">
            <text:p>0,823651</text:p>
          </table:table-cell>
          <table:table-cell office:value-type="float" office:value="0.834238" calcext:value-type="float">
            <text:p>0,834238</text:p>
          </table:table-cell>
          <table:table-cell office:value-type="float" office:value="0.852289" calcext:value-type="float">
            <text:p>0,852289</text:p>
          </table:table-cell>
          <table:table-cell office:value-type="float" office:value="0.856" calcext:value-type="float">
            <text:p>0,856</text:p>
          </table:table-cell>
          <table:table-cell office:value-type="float" office:value="0.856801" calcext:value-type="float">
            <text:p>0,856801</text:p>
          </table:table-cell>
          <table:table-cell office:value-type="float" office:value="0.861286" calcext:value-type="float">
            <text:p>0,861286</text:p>
          </table:table-cell>
          <table:table-cell office:value-type="float" office:value="0.898291" calcext:value-type="float">
            <text:p>0,898291</text:p>
          </table:table-cell>
          <table:table-cell office:value-type="float" office:value="0.912815" calcext:value-type="float">
            <text:p>0,912815</text:p>
          </table:table-cell>
          <table:table-cell office:value-type="float" office:value="0.914414" calcext:value-type="float">
            <text:p>0,914414</text:p>
          </table:table-cell>
          <table:table-cell office:value-type="float" office:value="0.851309" calcext:value-type="float">
            <text:p>0,851309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80989" calcext:value-type="float">
            <text:p>0,780989</text:p>
          </table:table-cell>
          <table:table-cell office:value-type="float" office:value="0.792693" calcext:value-type="float">
            <text:p>0,792693</text:p>
          </table:table-cell>
          <table:table-cell office:value-type="float" office:value="0.817778" calcext:value-type="float">
            <text:p>0,817778</text:p>
          </table:table-cell>
          <table:table-cell office:value-type="float" office:value="0.823853" calcext:value-type="float">
            <text:p>0,823853</text:p>
          </table:table-cell>
          <table:table-cell office:value-type="float" office:value="0.834277" calcext:value-type="float">
            <text:p>0,834277</text:p>
          </table:table-cell>
          <table:table-cell office:value-type="float" office:value="0.850762" calcext:value-type="float">
            <text:p>0,850762</text:p>
          </table:table-cell>
          <table:table-cell office:value-type="float" office:value="0.856205" calcext:value-type="float">
            <text:p>0,856205</text:p>
          </table:table-cell>
          <table:table-cell office:value-type="float" office:value="0.856964" calcext:value-type="float">
            <text:p>0,856964</text:p>
          </table:table-cell>
          <table:table-cell office:value-type="float" office:value="0.86126" calcext:value-type="float">
            <text:p>0,86126</text:p>
          </table:table-cell>
          <table:table-cell office:value-type="float" office:value="0.889796" calcext:value-type="float">
            <text:p>0,889796</text:p>
          </table:table-cell>
          <table:table-cell office:value-type="float" office:value="0.912126" calcext:value-type="float">
            <text:p>0,912126</text:p>
          </table:table-cell>
          <table:table-cell office:value-type="float" office:value="0.914414" calcext:value-type="float">
            <text:p>0,914414</text:p>
          </table:table-cell>
          <table:table-cell office:value-type="float" office:value="0.849571" calcext:value-type="float">
            <text:p>0,849571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481264" calcext:value-type="float">
            <text:p>0,481264</text:p>
          </table:table-cell>
          <table:table-cell office:value-type="float" office:value="0.77793" calcext:value-type="float">
            <text:p>0,77793</text:p>
          </table:table-cell>
          <table:table-cell office:value-type="float" office:value="0.821671" calcext:value-type="float">
            <text:p>0,821671</text:p>
          </table:table-cell>
          <table:table-cell office:value-type="float" office:value="0.827287" calcext:value-type="float">
            <text:p>0,827287</text:p>
          </table:table-cell>
          <table:table-cell office:value-type="float" office:value="0.840819" calcext:value-type="float">
            <text:p>0,840819</text:p>
          </table:table-cell>
          <table:table-cell office:value-type="float" office:value="0.853331" calcext:value-type="float">
            <text:p>0,853331</text:p>
          </table:table-cell>
          <table:table-cell office:value-type="float" office:value="0.856543" calcext:value-type="float">
            <text:p>0,856543</text:p>
          </table:table-cell>
          <table:table-cell office:value-type="float" office:value="0.857446" calcext:value-type="float">
            <text:p>0,857446</text:p>
          </table:table-cell>
          <table:table-cell office:value-type="float" office:value="0.866671" calcext:value-type="float">
            <text:p>0,866671</text:p>
          </table:table-cell>
          <table:table-cell office:value-type="float" office:value="0.898547" calcext:value-type="float">
            <text:p>0,898547</text:p>
          </table:table-cell>
          <table:table-cell office:value-type="float" office:value="0.912397" calcext:value-type="float">
            <text:p>0,912397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1264" calcext:value-type="float">
            <text:p>0,85126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436207" calcext:value-type="float">
            <text:p>0,436207</text:p>
          </table:table-cell>
          <table:table-cell office:value-type="float" office:value="0.758192" calcext:value-type="float">
            <text:p>0,758192</text:p>
          </table:table-cell>
          <table:table-cell office:value-type="float" office:value="0.819624" calcext:value-type="float">
            <text:p>0,819624</text:p>
          </table:table-cell>
          <table:table-cell office:value-type="float" office:value="0.824484" calcext:value-type="float">
            <text:p>0,824484</text:p>
          </table:table-cell>
          <table:table-cell office:value-type="float" office:value="0.834631" calcext:value-type="float">
            <text:p>0,834631</text:p>
          </table:table-cell>
          <table:table-cell office:value-type="float" office:value="0.849153" calcext:value-type="float">
            <text:p>0,849153</text:p>
          </table:table-cell>
          <table:table-cell office:value-type="float" office:value="0.856267" calcext:value-type="float">
            <text:p>0,856267</text:p>
          </table:table-cell>
          <table:table-cell office:value-type="float" office:value="0.857224" calcext:value-type="float">
            <text:p>0,857224</text:p>
          </table:table-cell>
          <table:table-cell office:value-type="float" office:value="0.867906" calcext:value-type="float">
            <text:p>0,867906</text:p>
          </table:table-cell>
          <table:table-cell office:value-type="float" office:value="0.901288" calcext:value-type="float">
            <text:p>0,901288</text:p>
          </table:table-cell>
          <table:table-cell office:value-type="float" office:value="0.912675" calcext:value-type="float">
            <text:p>0,912675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48144" calcext:value-type="float">
            <text:p>0,84814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436207" calcext:value-type="float">
            <text:p>0,436207</text:p>
          </table:table-cell>
          <table:table-cell office:value-type="float" office:value="0.777578" calcext:value-type="float">
            <text:p>0,777578</text:p>
          </table:table-cell>
          <table:table-cell office:value-type="float" office:value="0.822096" calcext:value-type="float">
            <text:p>0,822096</text:p>
          </table:table-cell>
          <table:table-cell office:value-type="float" office:value="0.824556" calcext:value-type="float">
            <text:p>0,824556</text:p>
          </table:table-cell>
          <table:table-cell office:value-type="float" office:value="0.837206" calcext:value-type="float">
            <text:p>0,837206</text:p>
          </table:table-cell>
          <table:table-cell office:value-type="float" office:value="0.852087" calcext:value-type="float">
            <text:p>0,852087</text:p>
          </table:table-cell>
          <table:table-cell office:value-type="float" office:value="0.856854" calcext:value-type="float">
            <text:p>0,856854</text:p>
          </table:table-cell>
          <table:table-cell office:value-type="float" office:value="0.858833" calcext:value-type="float">
            <text:p>0,858833</text:p>
          </table:table-cell>
          <table:table-cell office:value-type="float" office:value="0.875917" calcext:value-type="float">
            <text:p>0,875917</text:p>
          </table:table-cell>
          <table:table-cell office:value-type="float" office:value="0.907782" calcext:value-type="float">
            <text:p>0,907782</text:p>
          </table:table-cell>
          <table:table-cell office:value-type="float" office:value="0.913106" calcext:value-type="float">
            <text:p>0,913106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2602" calcext:value-type="float">
            <text:p>0,85260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83034" calcext:value-type="float">
            <text:p>0,783034</text:p>
          </table:table-cell>
          <table:table-cell office:value-type="float" office:value="0.803403" calcext:value-type="float">
            <text:p>0,803403</text:p>
          </table:table-cell>
          <table:table-cell office:value-type="float" office:value="0.823291" calcext:value-type="float">
            <text:p>0,823291</text:p>
          </table:table-cell>
          <table:table-cell office:value-type="float" office:value="0.829492" calcext:value-type="float">
            <text:p>0,829492</text:p>
          </table:table-cell>
          <table:table-cell office:value-type="float" office:value="0.850028" calcext:value-type="float">
            <text:p>0,850028</text:p>
          </table:table-cell>
          <table:table-cell office:value-type="float" office:value="0.856529" calcext:value-type="float">
            <text:p>0,856529</text:p>
          </table:table-cell>
          <table:table-cell office:value-type="float" office:value="0.857199" calcext:value-type="float">
            <text:p>0,857199</text:p>
          </table:table-cell>
          <table:table-cell office:value-type="float" office:value="0.859886" calcext:value-type="float">
            <text:p>0,859886</text:p>
          </table:table-cell>
          <table:table-cell office:value-type="float" office:value="0.883433" calcext:value-type="float">
            <text:p>0,883433</text:p>
          </table:table-cell>
          <table:table-cell office:value-type="float" office:value="0.9077" calcext:value-type="float">
            <text:p>0,9077</text:p>
          </table:table-cell>
          <table:table-cell office:value-type="float" office:value="0.913098" calcext:value-type="float">
            <text:p>0,913098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8406" calcext:value-type="float">
            <text:p>0,85840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82598" calcext:value-type="float">
            <text:p>0,782598</text:p>
          </table:table-cell>
          <table:table-cell office:value-type="float" office:value="0.802528" calcext:value-type="float">
            <text:p>0,802528</text:p>
          </table:table-cell>
          <table:table-cell office:value-type="float" office:value="0.823676" calcext:value-type="float">
            <text:p>0,823676</text:p>
          </table:table-cell>
          <table:table-cell office:value-type="float" office:value="0.827379" calcext:value-type="float">
            <text:p>0,827379</text:p>
          </table:table-cell>
          <table:table-cell office:value-type="float" office:value="0.846002" calcext:value-type="float">
            <text:p>0,846002</text:p>
          </table:table-cell>
          <table:table-cell office:value-type="float" office:value="0.855823" calcext:value-type="float">
            <text:p>0,855823</text:p>
          </table:table-cell>
          <table:table-cell office:value-type="float" office:value="0.85699" calcext:value-type="float">
            <text:p>0,85699</text:p>
          </table:table-cell>
          <table:table-cell office:value-type="float" office:value="0.857958" calcext:value-type="float">
            <text:p>0,857958</text:p>
          </table:table-cell>
          <table:table-cell office:value-type="float" office:value="0.87878" calcext:value-type="float">
            <text:p>0,87878</text:p>
          </table:table-cell>
          <table:table-cell office:value-type="float" office:value="0.903111" calcext:value-type="float">
            <text:p>0,903111</text:p>
          </table:table-cell>
          <table:table-cell office:value-type="float" office:value="0.91275" calcext:value-type="float">
            <text:p>0,91275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65" calcext:value-type="float">
            <text:p>0,856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82598" calcext:value-type="float">
            <text:p>0,782598</text:p>
          </table:table-cell>
          <table:table-cell office:value-type="float" office:value="0.80528" calcext:value-type="float">
            <text:p>0,80528</text:p>
          </table:table-cell>
          <table:table-cell office:value-type="float" office:value="0.823361" calcext:value-type="float">
            <text:p>0,823361</text:p>
          </table:table-cell>
          <table:table-cell office:value-type="float" office:value="0.828396" calcext:value-type="float">
            <text:p>0,828396</text:p>
          </table:table-cell>
          <table:table-cell office:value-type="float" office:value="0.847369" calcext:value-type="float">
            <text:p>0,847369</text:p>
          </table:table-cell>
          <table:table-cell office:value-type="float" office:value="0.85616" calcext:value-type="float">
            <text:p>0,85616</text:p>
          </table:table-cell>
          <table:table-cell office:value-type="float" office:value="0.857025" calcext:value-type="float">
            <text:p>0,857025</text:p>
          </table:table-cell>
          <table:table-cell office:value-type="float" office:value="0.858497" calcext:value-type="float">
            <text:p>0,858497</text:p>
          </table:table-cell>
          <table:table-cell office:value-type="float" office:value="0.88526" calcext:value-type="float">
            <text:p>0,88526</text:p>
          </table:table-cell>
          <table:table-cell office:value-type="float" office:value="0.902781" calcext:value-type="float">
            <text:p>0,902781</text:p>
          </table:table-cell>
          <table:table-cell office:value-type="float" office:value="0.912551" calcext:value-type="float">
            <text:p>0,912551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7668" calcext:value-type="float">
            <text:p>0,857668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154989" calcext:value-type="float">
            <text:p>0,154989</text:p>
          </table:table-cell>
          <table:table-cell office:value-type="float" office:value="0.780555" calcext:value-type="float">
            <text:p>0,780555</text:p>
          </table:table-cell>
          <table:table-cell office:value-type="float" office:value="0.823535" calcext:value-type="float">
            <text:p>0,823535</text:p>
          </table:table-cell>
          <table:table-cell office:value-type="float" office:value="0.830281" calcext:value-type="float">
            <text:p>0,830281</text:p>
          </table:table-cell>
          <table:table-cell office:value-type="float" office:value="0.850685" calcext:value-type="float">
            <text:p>0,850685</text:p>
          </table:table-cell>
          <table:table-cell office:value-type="float" office:value="0.85643" calcext:value-type="float">
            <text:p>0,85643</text:p>
          </table:table-cell>
          <table:table-cell office:value-type="float" office:value="0.857088" calcext:value-type="float">
            <text:p>0,857088</text:p>
          </table:table-cell>
          <table:table-cell office:value-type="float" office:value="0.858902" calcext:value-type="float">
            <text:p>0,858902</text:p>
          </table:table-cell>
          <table:table-cell office:value-type="float" office:value="0.877291" calcext:value-type="float">
            <text:p>0,877291</text:p>
          </table:table-cell>
          <table:table-cell office:value-type="float" office:value="0.901296" calcext:value-type="float">
            <text:p>0,901296</text:p>
          </table:table-cell>
          <table:table-cell office:value-type="float" office:value="0.912577" calcext:value-type="float">
            <text:p>0,912577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4864" calcext:value-type="float">
            <text:p>0,854864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44237" calcext:value-type="float">
            <text:p>0,744237</text:p>
          </table:table-cell>
          <table:table-cell office:value-type="float" office:value="0.823507" calcext:value-type="float">
            <text:p>0,823507</text:p>
          </table:table-cell>
          <table:table-cell office:value-type="float" office:value="0.827059" calcext:value-type="float">
            <text:p>0,827059</text:p>
          </table:table-cell>
          <table:table-cell office:value-type="float" office:value="0.843218" calcext:value-type="float">
            <text:p>0,843218</text:p>
          </table:table-cell>
          <table:table-cell office:value-type="float" office:value="0.85532" calcext:value-type="float">
            <text:p>0,85532</text:p>
          </table:table-cell>
          <table:table-cell office:value-type="float" office:value="0.856726" calcext:value-type="float">
            <text:p>0,856726</text:p>
          </table:table-cell>
          <table:table-cell office:value-type="float" office:value="0.857935" calcext:value-type="float">
            <text:p>0,857935</text:p>
          </table:table-cell>
          <table:table-cell office:value-type="float" office:value="0.876659" calcext:value-type="float">
            <text:p>0,876659</text:p>
          </table:table-cell>
          <table:table-cell office:value-type="float" office:value="0.898104" calcext:value-type="float">
            <text:p>0,898104</text:p>
          </table:table-cell>
          <table:table-cell office:value-type="float" office:value="0.912468" calcext:value-type="float">
            <text:p>0,912468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49523" calcext:value-type="float">
            <text:p>0,849523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10437" calcext:value-type="float">
            <text:p>0,210437</text:p>
          </table:table-cell>
          <table:table-cell office:value-type="float" office:value="0.771651" calcext:value-type="float">
            <text:p>0,771651</text:p>
          </table:table-cell>
          <table:table-cell office:value-type="float" office:value="0.823562" calcext:value-type="float">
            <text:p>0,823562</text:p>
          </table:table-cell>
          <table:table-cell office:value-type="float" office:value="0.828068" calcext:value-type="float">
            <text:p>0,828068</text:p>
          </table:table-cell>
          <table:table-cell office:value-type="float" office:value="0.849446" calcext:value-type="float">
            <text:p>0,849446</text:p>
          </table:table-cell>
          <table:table-cell office:value-type="float" office:value="0.856283" calcext:value-type="float">
            <text:p>0,856283</text:p>
          </table:table-cell>
          <table:table-cell office:value-type="float" office:value="0.856863" calcext:value-type="float">
            <text:p>0,856863</text:p>
          </table:table-cell>
          <table:table-cell office:value-type="float" office:value="0.857468" calcext:value-type="float">
            <text:p>0,857468</text:p>
          </table:table-cell>
          <table:table-cell office:value-type="float" office:value="0.874334" calcext:value-type="float">
            <text:p>0,874334</text:p>
          </table:table-cell>
          <table:table-cell office:value-type="float" office:value="0.897474" calcext:value-type="float">
            <text:p>0,897474</text:p>
          </table:table-cell>
          <table:table-cell office:value-type="float" office:value="0.912488" calcext:value-type="float">
            <text:p>0,912488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2764" calcext:value-type="float">
            <text:p>0,85276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15508" calcext:value-type="float">
            <text:p>0,15508</text:p>
          </table:table-cell>
          <table:table-cell office:value-type="float" office:value="0.784846" calcext:value-type="float">
            <text:p>0,784846</text:p>
          </table:table-cell>
          <table:table-cell office:value-type="float" office:value="0.823722" calcext:value-type="float">
            <text:p>0,823722</text:p>
          </table:table-cell>
          <table:table-cell office:value-type="float" office:value="0.837635" calcext:value-type="float">
            <text:p>0,837635</text:p>
          </table:table-cell>
          <table:table-cell office:value-type="float" office:value="0.854784" calcext:value-type="float">
            <text:p>0,854784</text:p>
          </table:table-cell>
          <table:table-cell office:value-type="float" office:value="0.856682" calcext:value-type="float">
            <text:p>0,856682</text:p>
          </table:table-cell>
          <table:table-cell office:value-type="float" office:value="0.856976" calcext:value-type="float">
            <text:p>0,856976</text:p>
          </table:table-cell>
          <table:table-cell office:value-type="float" office:value="0.857856" calcext:value-type="float">
            <text:p>0,857856</text:p>
          </table:table-cell>
          <table:table-cell office:value-type="float" office:value="0.878417" calcext:value-type="float">
            <text:p>0,878417</text:p>
          </table:table-cell>
          <table:table-cell office:value-type="float" office:value="0.902134" calcext:value-type="float">
            <text:p>0,902134</text:p>
          </table:table-cell>
          <table:table-cell office:value-type="float" office:value="0.912745" calcext:value-type="float">
            <text:p>0,912745</text:p>
          </table:table-cell>
          <table:table-cell office:value-type="float" office:value="0.914644" calcext:value-type="float">
            <text:p>0,914644</text:p>
          </table:table-cell>
          <table:table-cell office:value-type="float" office:value="0.85658" calcext:value-type="float">
            <text:p>0,85658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782782" calcext:value-type="float">
            <text:p>0,782782</text:p>
          </table:table-cell>
          <table:table-cell office:value-type="float" office:value="0.816531" calcext:value-type="float">
            <text:p>0,816531</text:p>
          </table:table-cell>
          <table:table-cell office:value-type="float" office:value="0.826521" calcext:value-type="float">
            <text:p>0,826521</text:p>
          </table:table-cell>
          <table:table-cell office:value-type="float" office:value="0.849946" calcext:value-type="float">
            <text:p>0,849946</text:p>
          </table:table-cell>
          <table:table-cell office:value-type="float" office:value="0.856474" calcext:value-type="float">
            <text:p>0,856474</text:p>
          </table:table-cell>
          <table:table-cell office:value-type="float" office:value="0.856897" calcext:value-type="float">
            <text:p>0,856897</text:p>
          </table:table-cell>
          <table:table-cell office:value-type="float" office:value="0.85742" calcext:value-type="float">
            <text:p>0,85742</text:p>
          </table:table-cell>
          <table:table-cell office:value-type="float" office:value="0.868599" calcext:value-type="float">
            <text:p>0,868599</text:p>
          </table:table-cell>
          <table:table-cell office:value-type="float" office:value="0.894977" calcext:value-type="float">
            <text:p>0,894977</text:p>
          </table:table-cell>
          <table:table-cell office:value-type="float" office:value="0.910829" calcext:value-type="float">
            <text:p>0,910829</text:p>
          </table:table-cell>
          <table:table-cell office:value-type="float" office:value="0.913466" calcext:value-type="float">
            <text:p>0,913466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5166" calcext:value-type="float">
            <text:p>0,86516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82713" calcext:value-type="float">
            <text:p>0,782713</text:p>
          </table:table-cell>
          <table:table-cell office:value-type="float" office:value="0.816109" calcext:value-type="float">
            <text:p>0,816109</text:p>
          </table:table-cell>
          <table:table-cell office:value-type="float" office:value="0.825113" calcext:value-type="float">
            <text:p>0,825113</text:p>
          </table:table-cell>
          <table:table-cell office:value-type="float" office:value="0.84859" calcext:value-type="float">
            <text:p>0,84859</text:p>
          </table:table-cell>
          <table:table-cell office:value-type="float" office:value="0.856447" calcext:value-type="float">
            <text:p>0,856447</text:p>
          </table:table-cell>
          <table:table-cell office:value-type="float" office:value="0.856897" calcext:value-type="float">
            <text:p>0,856897</text:p>
          </table:table-cell>
          <table:table-cell office:value-type="float" office:value="0.857571" calcext:value-type="float">
            <text:p>0,857571</text:p>
          </table:table-cell>
          <table:table-cell office:value-type="float" office:value="0.866525" calcext:value-type="float">
            <text:p>0,866525</text:p>
          </table:table-cell>
          <table:table-cell office:value-type="float" office:value="0.894414" calcext:value-type="float">
            <text:p>0,894414</text:p>
          </table:table-cell>
          <table:table-cell office:value-type="float" office:value="0.910792" calcext:value-type="float">
            <text:p>0,910792</text:p>
          </table:table-cell>
          <table:table-cell office:value-type="float" office:value="0.913887" calcext:value-type="float">
            <text:p>0,913887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4634" calcext:value-type="float">
            <text:p>0,864634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782782" calcext:value-type="float">
            <text:p>0,782782</text:p>
          </table:table-cell>
          <table:table-cell office:value-type="float" office:value="0.816449" calcext:value-type="float">
            <text:p>0,816449</text:p>
          </table:table-cell>
          <table:table-cell office:value-type="float" office:value="0.829773" calcext:value-type="float">
            <text:p>0,829773</text:p>
          </table:table-cell>
          <table:table-cell office:value-type="float" office:value="0.855415" calcext:value-type="float">
            <text:p>0,855415</text:p>
          </table:table-cell>
          <table:table-cell office:value-type="float" office:value="0.856798" calcext:value-type="float">
            <text:p>0,856798</text:p>
          </table:table-cell>
          <table:table-cell office:value-type="float" office:value="0.857345" calcext:value-type="float">
            <text:p>0,857345</text:p>
          </table:table-cell>
          <table:table-cell office:value-type="float" office:value="0.861343" calcext:value-type="float">
            <text:p>0,861343</text:p>
          </table:table-cell>
          <table:table-cell office:value-type="float" office:value="0.889366" calcext:value-type="float">
            <text:p>0,889366</text:p>
          </table:table-cell>
          <table:table-cell office:value-type="float" office:value="0.905204" calcext:value-type="float">
            <text:p>0,905204</text:p>
          </table:table-cell>
          <table:table-cell office:value-type="float" office:value="0.912376" calcext:value-type="float">
            <text:p>0,912376</text:p>
          </table:table-cell>
          <table:table-cell office:value-type="float" office:value="0.91394" calcext:value-type="float">
            <text:p>0,91394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9801" calcext:value-type="float">
            <text:p>0,86980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55425" calcext:value-type="float">
            <text:p>0,655425</text:p>
          </table:table-cell>
          <table:table-cell office:value-type="float" office:value="0.812345" calcext:value-type="float">
            <text:p>0,812345</text:p>
          </table:table-cell>
          <table:table-cell office:value-type="float" office:value="0.84177" calcext:value-type="float">
            <text:p>0,84177</text:p>
          </table:table-cell>
          <table:table-cell office:value-type="float" office:value="0.856334" calcext:value-type="float">
            <text:p>0,856334</text:p>
          </table:table-cell>
          <table:table-cell office:value-type="float" office:value="0.856907" calcext:value-type="float">
            <text:p>0,856907</text:p>
          </table:table-cell>
          <table:table-cell office:value-type="float" office:value="0.857387" calcext:value-type="float">
            <text:p>0,857387</text:p>
          </table:table-cell>
          <table:table-cell office:value-type="float" office:value="0.859577" calcext:value-type="float">
            <text:p>0,859577</text:p>
          </table:table-cell>
          <table:table-cell office:value-type="float" office:value="0.881903" calcext:value-type="float">
            <text:p>0,881903</text:p>
          </table:table-cell>
          <table:table-cell office:value-type="float" office:value="0.897005" calcext:value-type="float">
            <text:p>0,897005</text:p>
          </table:table-cell>
          <table:table-cell office:value-type="float" office:value="0.910249" calcext:value-type="float">
            <text:p>0,910249</text:p>
          </table:table-cell>
          <table:table-cell office:value-type="float" office:value="0.913558" calcext:value-type="float">
            <text:p>0,913558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8703" calcext:value-type="float">
            <text:p>0,86870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4322" calcext:value-type="float">
            <text:p>0,614322</text:p>
          </table:table-cell>
          <table:table-cell office:value-type="float" office:value="0.790259" calcext:value-type="float">
            <text:p>0,790259</text:p>
          </table:table-cell>
          <table:table-cell office:value-type="float" office:value="0.841205" calcext:value-type="float">
            <text:p>0,841205</text:p>
          </table:table-cell>
          <table:table-cell office:value-type="float" office:value="0.856162" calcext:value-type="float">
            <text:p>0,856162</text:p>
          </table:table-cell>
          <table:table-cell office:value-type="float" office:value="0.856785" calcext:value-type="float">
            <text:p>0,856785</text:p>
          </table:table-cell>
          <table:table-cell office:value-type="float" office:value="0.857137" calcext:value-type="float">
            <text:p>0,857137</text:p>
          </table:table-cell>
          <table:table-cell office:value-type="float" office:value="0.857686" calcext:value-type="float">
            <text:p>0,857686</text:p>
          </table:table-cell>
          <table:table-cell office:value-type="float" office:value="0.867601" calcext:value-type="float">
            <text:p>0,867601</text:p>
          </table:table-cell>
          <table:table-cell office:value-type="float" office:value="0.893317" calcext:value-type="float">
            <text:p>0,893317</text:p>
          </table:table-cell>
          <table:table-cell office:value-type="float" office:value="0.905912" calcext:value-type="float">
            <text:p>0,905912</text:p>
          </table:table-cell>
          <table:table-cell office:value-type="float" office:value="0.913462" calcext:value-type="float">
            <text:p>0,913462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3952" calcext:value-type="float">
            <text:p>0,86395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5425" calcext:value-type="float">
            <text:p>0,655425</text:p>
          </table:table-cell>
          <table:table-cell office:value-type="float" office:value="0.80609" calcext:value-type="float">
            <text:p>0,80609</text:p>
          </table:table-cell>
          <table:table-cell office:value-type="float" office:value="0.845401" calcext:value-type="float">
            <text:p>0,845401</text:p>
          </table:table-cell>
          <table:table-cell office:value-type="float" office:value="0.856295" calcext:value-type="float">
            <text:p>0,856295</text:p>
          </table:table-cell>
          <table:table-cell office:value-type="float" office:value="0.85683" calcext:value-type="float">
            <text:p>0,85683</text:p>
          </table:table-cell>
          <table:table-cell office:value-type="float" office:value="0.857227" calcext:value-type="float">
            <text:p>0,857227</text:p>
          </table:table-cell>
          <table:table-cell office:value-type="float" office:value="0.858021" calcext:value-type="float">
            <text:p>0,858021</text:p>
          </table:table-cell>
          <table:table-cell office:value-type="float" office:value="0.880388" calcext:value-type="float">
            <text:p>0,880388</text:p>
          </table:table-cell>
          <table:table-cell office:value-type="float" office:value="0.898546" calcext:value-type="float">
            <text:p>0,898546</text:p>
          </table:table-cell>
          <table:table-cell office:value-type="float" office:value="0.909593" calcext:value-type="float">
            <text:p>0,909593</text:p>
          </table:table-cell>
          <table:table-cell office:value-type="float" office:value="0.913798" calcext:value-type="float">
            <text:p>0,913798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68219" calcext:value-type="float">
            <text:p>0,86821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52184" calcext:value-type="float">
            <text:p>0,652184</text:p>
          </table:table-cell>
          <table:table-cell office:value-type="float" office:value="0.810604" calcext:value-type="float">
            <text:p>0,810604</text:p>
          </table:table-cell>
          <table:table-cell office:value-type="float" office:value="0.851327" calcext:value-type="float">
            <text:p>0,851327</text:p>
          </table:table-cell>
          <table:table-cell office:value-type="float" office:value="0.856501" calcext:value-type="float">
            <text:p>0,856501</text:p>
          </table:table-cell>
          <table:table-cell office:value-type="float" office:value="0.856918" calcext:value-type="float">
            <text:p>0,856918</text:p>
          </table:table-cell>
          <table:table-cell office:value-type="float" office:value="0.857283" calcext:value-type="float">
            <text:p>0,857283</text:p>
          </table:table-cell>
          <table:table-cell office:value-type="float" office:value="0.858938" calcext:value-type="float">
            <text:p>0,858938</text:p>
          </table:table-cell>
          <table:table-cell office:value-type="float" office:value="0.883845" calcext:value-type="float">
            <text:p>0,883845</text:p>
          </table:table-cell>
          <table:table-cell office:value-type="float" office:value="0.90033" calcext:value-type="float">
            <text:p>0,90033</text:p>
          </table:table-cell>
          <table:table-cell office:value-type="float" office:value="0.911421" calcext:value-type="float">
            <text:p>0,911421</text:p>
          </table:table-cell>
          <table:table-cell office:value-type="float" office:value="0.913758" calcext:value-type="float">
            <text:p>0,913758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70092" calcext:value-type="float">
            <text:p>0,870092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52184" calcext:value-type="float">
            <text:p>0,652184</text:p>
          </table:table-cell>
          <table:table-cell office:value-type="float" office:value="0.819015" calcext:value-type="float">
            <text:p>0,819015</text:p>
          </table:table-cell>
          <table:table-cell office:value-type="float" office:value="0.853865" calcext:value-type="float">
            <text:p>0,853865</text:p>
          </table:table-cell>
          <table:table-cell office:value-type="float" office:value="0.856682" calcext:value-type="float">
            <text:p>0,856682</text:p>
          </table:table-cell>
          <table:table-cell office:value-type="float" office:value="0.856966" calcext:value-type="float">
            <text:p>0,856966</text:p>
          </table:table-cell>
          <table:table-cell office:value-type="float" office:value="0.857321" calcext:value-type="float">
            <text:p>0,857321</text:p>
          </table:table-cell>
          <table:table-cell office:value-type="float" office:value="0.85975" calcext:value-type="float">
            <text:p>0,85975</text:p>
          </table:table-cell>
          <table:table-cell office:value-type="float" office:value="0.885167" calcext:value-type="float">
            <text:p>0,885167</text:p>
          </table:table-cell>
          <table:table-cell office:value-type="float" office:value="0.899193" calcext:value-type="float">
            <text:p>0,899193</text:p>
          </table:table-cell>
          <table:table-cell office:value-type="float" office:value="0.911109" calcext:value-type="float">
            <text:p>0,911109</text:p>
          </table:table-cell>
          <table:table-cell office:value-type="float" office:value="0.913475" calcext:value-type="float">
            <text:p>0,913475</text:p>
          </table:table-cell>
          <table:table-cell office:value-type="float" office:value="0.91577" calcext:value-type="float">
            <text:p>0,91577</text:p>
          </table:table-cell>
          <table:table-cell office:value-type="float" office:value="0.871254" calcext:value-type="float">
            <text:p>0,87125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209954" calcext:value-type="float">
            <text:p>0,209954</text:p>
          </table:table-cell>
          <table:table-cell office:value-type="float" office:value="0.784769" calcext:value-type="float">
            <text:p>0,784769</text:p>
          </table:table-cell>
          <table:table-cell office:value-type="float" office:value="0.849731" calcext:value-type="float">
            <text:p>0,849731</text:p>
          </table:table-cell>
          <table:table-cell office:value-type="float" office:value="0.856559" calcext:value-type="float">
            <text:p>0,856559</text:p>
          </table:table-cell>
          <table:table-cell office:value-type="float" office:value="0.856907" calcext:value-type="float">
            <text:p>0,856907</text:p>
          </table:table-cell>
          <table:table-cell office:value-type="float" office:value="0.857187" calcext:value-type="float">
            <text:p>0,857187</text:p>
          </table:table-cell>
          <table:table-cell office:value-type="float" office:value="0.858628" calcext:value-type="float">
            <text:p>0,858628</text:p>
          </table:table-cell>
          <table:table-cell office:value-type="float" office:value="0.880406" calcext:value-type="float">
            <text:p>0,880406</text:p>
          </table:table-cell>
          <table:table-cell office:value-type="float" office:value="0.898604" calcext:value-type="float">
            <text:p>0,898604</text:p>
          </table:table-cell>
          <table:table-cell office:value-type="float" office:value="0.910452" calcext:value-type="float">
            <text:p>0,910452</text:p>
          </table:table-cell>
          <table:table-cell office:value-type="float" office:value="0.913473" calcext:value-type="float">
            <text:p>0,913473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6672" calcext:value-type="float">
            <text:p>0,86667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209954" calcext:value-type="float">
            <text:p>0,209954</text:p>
          </table:table-cell>
          <table:table-cell office:value-type="float" office:value="0.783837" calcext:value-type="float">
            <text:p>0,783837</text:p>
          </table:table-cell>
          <table:table-cell office:value-type="float" office:value="0.845142" calcext:value-type="float">
            <text:p>0,845142</text:p>
          </table:table-cell>
          <table:table-cell office:value-type="float" office:value="0.856324" calcext:value-type="float">
            <text:p>0,856324</text:p>
          </table:table-cell>
          <table:table-cell office:value-type="float" office:value="0.856831" calcext:value-type="float">
            <text:p>0,856831</text:p>
          </table:table-cell>
          <table:table-cell office:value-type="float" office:value="0.857077" calcext:value-type="float">
            <text:p>0,857077</text:p>
          </table:table-cell>
          <table:table-cell office:value-type="float" office:value="0.857556" calcext:value-type="float">
            <text:p>0,857556</text:p>
          </table:table-cell>
          <table:table-cell office:value-type="float" office:value="0.865738" calcext:value-type="float">
            <text:p>0,865738</text:p>
          </table:table-cell>
          <table:table-cell office:value-type="float" office:value="0.894498" calcext:value-type="float">
            <text:p>0,894498</text:p>
          </table:table-cell>
          <table:table-cell office:value-type="float" office:value="0.910517" calcext:value-type="float">
            <text:p>0,910517</text:p>
          </table:table-cell>
          <table:table-cell office:value-type="float" office:value="0.913547" calcext:value-type="float">
            <text:p>0,913547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4107" calcext:value-type="float">
            <text:p>0,86410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11356" calcext:value-type="float">
            <text:p>0,611356</text:p>
          </table:table-cell>
          <table:table-cell office:value-type="float" office:value="0.804669" calcext:value-type="float">
            <text:p>0,804669</text:p>
          </table:table-cell>
          <table:table-cell office:value-type="float" office:value="0.844607" calcext:value-type="float">
            <text:p>0,844607</text:p>
          </table:table-cell>
          <table:table-cell office:value-type="float" office:value="0.856472" calcext:value-type="float">
            <text:p>0,856472</text:p>
          </table:table-cell>
          <table:table-cell office:value-type="float" office:value="0.856815" calcext:value-type="float">
            <text:p>0,856815</text:p>
          </table:table-cell>
          <table:table-cell office:value-type="float" office:value="0.857092" calcext:value-type="float">
            <text:p>0,857092</text:p>
          </table:table-cell>
          <table:table-cell office:value-type="float" office:value="0.857451" calcext:value-type="float">
            <text:p>0,857451</text:p>
          </table:table-cell>
          <table:table-cell office:value-type="float" office:value="0.861237" calcext:value-type="float">
            <text:p>0,861237</text:p>
          </table:table-cell>
          <table:table-cell office:value-type="float" office:value="0.891076" calcext:value-type="float">
            <text:p>0,891076</text:p>
          </table:table-cell>
          <table:table-cell office:value-type="float" office:value="0.907528" calcext:value-type="float">
            <text:p>0,907528</text:p>
          </table:table-cell>
          <table:table-cell office:value-type="float" office:value="0.913475" calcext:value-type="float">
            <text:p>0,913475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5042" calcext:value-type="float">
            <text:p>0,86504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155471" calcext:value-type="float">
            <text:p>0,155471</text:p>
          </table:table-cell>
          <table:table-cell office:value-type="float" office:value="0.793102" calcext:value-type="float">
            <text:p>0,793102</text:p>
          </table:table-cell>
          <table:table-cell office:value-type="float" office:value="0.851274" calcext:value-type="float">
            <text:p>0,851274</text:p>
          </table:table-cell>
          <table:table-cell office:value-type="float" office:value="0.856588" calcext:value-type="float">
            <text:p>0,856588</text:p>
          </table:table-cell>
          <table:table-cell office:value-type="float" office:value="0.856837" calcext:value-type="float">
            <text:p>0,856837</text:p>
          </table:table-cell>
          <table:table-cell office:value-type="float" office:value="0.857122" calcext:value-type="float">
            <text:p>0,857122</text:p>
          </table:table-cell>
          <table:table-cell office:value-type="float" office:value="0.857439" calcext:value-type="float">
            <text:p>0,857439</text:p>
          </table:table-cell>
          <table:table-cell office:value-type="float" office:value="0.858731" calcext:value-type="float">
            <text:p>0,858731</text:p>
          </table:table-cell>
          <table:table-cell office:value-type="float" office:value="0.886941" calcext:value-type="float">
            <text:p>0,886941</text:p>
          </table:table-cell>
          <table:table-cell office:value-type="float" office:value="0.906136" calcext:value-type="float">
            <text:p>0,906136</text:p>
          </table:table-cell>
          <table:table-cell office:value-type="float" office:value="0.912924" calcext:value-type="float">
            <text:p>0,912924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3709" calcext:value-type="float">
            <text:p>0,86370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787747" calcext:value-type="float">
            <text:p>0,787747</text:p>
          </table:table-cell>
          <table:table-cell office:value-type="float" office:value="0.818406" calcext:value-type="float">
            <text:p>0,818406</text:p>
          </table:table-cell>
          <table:table-cell office:value-type="float" office:value="0.846277" calcext:value-type="float">
            <text:p>0,846277</text:p>
          </table:table-cell>
          <table:table-cell office:value-type="float" office:value="0.856508" calcext:value-type="float">
            <text:p>0,856508</text:p>
          </table:table-cell>
          <table:table-cell office:value-type="float" office:value="0.856789" calcext:value-type="float">
            <text:p>0,856789</text:p>
          </table:table-cell>
          <table:table-cell office:value-type="float" office:value="0.857089" calcext:value-type="float">
            <text:p>0,857089</text:p>
          </table:table-cell>
          <table:table-cell office:value-type="float" office:value="0.857434" calcext:value-type="float">
            <text:p>0,857434</text:p>
          </table:table-cell>
          <table:table-cell office:value-type="float" office:value="0.864963" calcext:value-type="float">
            <text:p>0,864963</text:p>
          </table:table-cell>
          <table:table-cell office:value-type="float" office:value="0.894118" calcext:value-type="float">
            <text:p>0,894118</text:p>
          </table:table-cell>
          <table:table-cell office:value-type="float" office:value="0.909465" calcext:value-type="float">
            <text:p>0,909465</text:p>
          </table:table-cell>
          <table:table-cell office:value-type="float" office:value="0.913263" calcext:value-type="float">
            <text:p>0,913263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7431" calcext:value-type="float">
            <text:p>0,86743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710276" calcext:value-type="float">
            <text:p>0,710276</text:p>
          </table:table-cell>
          <table:table-cell office:value-type="float" office:value="0.812643" calcext:value-type="float">
            <text:p>0,812643</text:p>
          </table:table-cell>
          <table:table-cell office:value-type="float" office:value="0.838691" calcext:value-type="float">
            <text:p>0,838691</text:p>
          </table:table-cell>
          <table:table-cell office:value-type="float" office:value="0.856055" calcext:value-type="float">
            <text:p>0,856055</text:p>
          </table:table-cell>
          <table:table-cell office:value-type="float" office:value="0.856883" calcext:value-type="float">
            <text:p>0,856883</text:p>
          </table:table-cell>
          <table:table-cell office:value-type="float" office:value="0.857268" calcext:value-type="float">
            <text:p>0,857268</text:p>
          </table:table-cell>
          <table:table-cell office:value-type="float" office:value="0.857914" calcext:value-type="float">
            <text:p>0,857914</text:p>
          </table:table-cell>
          <table:table-cell office:value-type="float" office:value="0.864371" calcext:value-type="float">
            <text:p>0,864371</text:p>
          </table:table-cell>
          <table:table-cell office:value-type="float" office:value="0.89226" calcext:value-type="float">
            <text:p>0,89226</text:p>
          </table:table-cell>
          <table:table-cell office:value-type="float" office:value="0.909427" calcext:value-type="float">
            <text:p>0,909427</text:p>
          </table:table-cell>
          <table:table-cell office:value-type="float" office:value="0.913853" calcext:value-type="float">
            <text:p>0,913853</text:p>
          </table:table-cell>
          <table:table-cell office:value-type="float" office:value="0.915793" calcext:value-type="float">
            <text:p>0,915793</text:p>
          </table:table-cell>
          <table:table-cell office:value-type="float" office:value="0.865936" calcext:value-type="float">
            <text:p>0,865936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710276" calcext:value-type="float">
            <text:p>0,710276</text:p>
          </table:table-cell>
          <table:table-cell office:value-type="float" office:value="0.811366" calcext:value-type="float">
            <text:p>0,811366</text:p>
          </table:table-cell>
          <table:table-cell office:value-type="float" office:value="0.841018" calcext:value-type="float">
            <text:p>0,841018</text:p>
          </table:table-cell>
          <table:table-cell office:value-type="float" office:value="0.856363" calcext:value-type="float">
            <text:p>0,856363</text:p>
          </table:table-cell>
          <table:table-cell office:value-type="float" office:value="0.85693" calcext:value-type="float">
            <text:p>0,85693</text:p>
          </table:table-cell>
          <table:table-cell office:value-type="float" office:value="0.857311" calcext:value-type="float">
            <text:p>0,857311</text:p>
          </table:table-cell>
          <table:table-cell office:value-type="float" office:value="0.858134" calcext:value-type="float">
            <text:p>0,858134</text:p>
          </table:table-cell>
          <table:table-cell office:value-type="float" office:value="0.865684" calcext:value-type="float">
            <text:p>0,865684</text:p>
          </table:table-cell>
          <table:table-cell office:value-type="float" office:value="0.894305" calcext:value-type="float">
            <text:p>0,894305</text:p>
          </table:table-cell>
          <table:table-cell office:value-type="float" office:value="0.911534" calcext:value-type="float">
            <text:p>0,911534</text:p>
          </table:table-cell>
          <table:table-cell office:value-type="float" office:value="0.914272" calcext:value-type="float">
            <text:p>0,914272</text:p>
          </table:table-cell>
          <table:table-cell office:value-type="float" office:value="0.915816" calcext:value-type="float">
            <text:p>0,915816</text:p>
          </table:table-cell>
          <table:table-cell office:value-type="float" office:value="0.866692" calcext:value-type="float">
            <text:p>0,86669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10276" calcext:value-type="float">
            <text:p>0,710276</text:p>
          </table:table-cell>
          <table:table-cell office:value-type="float" office:value="0.807189" calcext:value-type="float">
            <text:p>0,807189</text:p>
          </table:table-cell>
          <table:table-cell office:value-type="float" office:value="0.830058" calcext:value-type="float">
            <text:p>0,830058</text:p>
          </table:table-cell>
          <table:table-cell office:value-type="float" office:value="0.851181" calcext:value-type="float">
            <text:p>0,851181</text:p>
          </table:table-cell>
          <table:table-cell office:value-type="float" office:value="0.85654" calcext:value-type="float">
            <text:p>0,85654</text:p>
          </table:table-cell>
          <table:table-cell office:value-type="float" office:value="0.857054" calcext:value-type="float">
            <text:p>0,857054</text:p>
          </table:table-cell>
          <table:table-cell office:value-type="float" office:value="0.857571" calcext:value-type="float">
            <text:p>0,857571</text:p>
          </table:table-cell>
          <table:table-cell office:value-type="float" office:value="0.863181" calcext:value-type="float">
            <text:p>0,863181</text:p>
          </table:table-cell>
          <table:table-cell office:value-type="float" office:value="0.893212" calcext:value-type="float">
            <text:p>0,893212</text:p>
          </table:table-cell>
          <table:table-cell office:value-type="float" office:value="0.908714" calcext:value-type="float">
            <text:p>0,908714</text:p>
          </table:table-cell>
          <table:table-cell office:value-type="float" office:value="0.91372" calcext:value-type="float">
            <text:p>0,91372</text:p>
          </table:table-cell>
          <table:table-cell office:value-type="float" office:value="0.915816" calcext:value-type="float">
            <text:p>0,915816</text:p>
          </table:table-cell>
          <table:table-cell office:value-type="float" office:value="0.863842" calcext:value-type="float">
            <text:p>0,86384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782828" calcext:value-type="float">
            <text:p>0,782828</text:p>
          </table:table-cell>
          <table:table-cell office:value-type="float" office:value="0.810205" calcext:value-type="float">
            <text:p>0,810205</text:p>
          </table:table-cell>
          <table:table-cell office:value-type="float" office:value="0.831358" calcext:value-type="float">
            <text:p>0,831358</text:p>
          </table:table-cell>
          <table:table-cell office:value-type="float" office:value="0.851256" calcext:value-type="float">
            <text:p>0,851256</text:p>
          </table:table-cell>
          <table:table-cell office:value-type="float" office:value="0.856486" calcext:value-type="float">
            <text:p>0,856486</text:p>
          </table:table-cell>
          <table:table-cell office:value-type="float" office:value="0.856898" calcext:value-type="float">
            <text:p>0,856898</text:p>
          </table:table-cell>
          <table:table-cell office:value-type="float" office:value="0.85732" calcext:value-type="float">
            <text:p>0,85732</text:p>
          </table:table-cell>
          <table:table-cell office:value-type="float" office:value="0.858249" calcext:value-type="float">
            <text:p>0,858249</text:p>
          </table:table-cell>
          <table:table-cell office:value-type="float" office:value="0.882691" calcext:value-type="float">
            <text:p>0,882691</text:p>
          </table:table-cell>
          <table:table-cell office:value-type="float" office:value="0.902753" calcext:value-type="float">
            <text:p>0,902753</text:p>
          </table:table-cell>
          <table:table-cell office:value-type="float" office:value="0.913527" calcext:value-type="float">
            <text:p>0,913527</text:p>
          </table:table-cell>
          <table:table-cell office:value-type="float" office:value="0.915816" calcext:value-type="float">
            <text:p>0,915816</text:p>
          </table:table-cell>
          <table:table-cell office:value-type="float" office:value="0.862074" calcext:value-type="float">
            <text:p>0,86207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83757" calcext:value-type="float">
            <text:p>0,783757</text:p>
          </table:table-cell>
          <table:table-cell office:value-type="float" office:value="0.840236" calcext:value-type="float">
            <text:p>0,840236</text:p>
          </table:table-cell>
          <table:table-cell office:value-type="float" office:value="0.855484" calcext:value-type="float">
            <text:p>0,855484</text:p>
          </table:table-cell>
          <table:table-cell office:value-type="float" office:value="0.856669" calcext:value-type="float">
            <text:p>0,856669</text:p>
          </table:table-cell>
          <table:table-cell office:value-type="float" office:value="0.857117" calcext:value-type="float">
            <text:p>0,857117</text:p>
          </table:table-cell>
          <table:table-cell office:value-type="float" office:value="0.857737" calcext:value-type="float">
            <text:p>0,857737</text:p>
          </table:table-cell>
          <table:table-cell office:value-type="float" office:value="0.865251" calcext:value-type="float">
            <text:p>0,865251</text:p>
          </table:table-cell>
          <table:table-cell office:value-type="float" office:value="0.891396" calcext:value-type="float">
            <text:p>0,891396</text:p>
          </table:table-cell>
          <table:table-cell office:value-type="float" office:value="0.908419" calcext:value-type="float">
            <text:p>0,908419</text:p>
          </table:table-cell>
          <table:table-cell office:value-type="float" office:value="0.91338" calcext:value-type="float">
            <text:p>0,91338</text:p>
          </table:table-cell>
          <table:table-cell office:value-type="float" office:value="0.915816" calcext:value-type="float">
            <text:p>0,915816</text:p>
          </table:table-cell>
          <table:table-cell office:value-type="float" office:value="0.862945" calcext:value-type="float">
            <text:p>0,86294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155034" calcext:value-type="float">
            <text:p>0,155034</text:p>
          </table:table-cell>
          <table:table-cell office:value-type="float" office:value="0.781043" calcext:value-type="float">
            <text:p>0,781043</text:p>
          </table:table-cell>
          <table:table-cell office:value-type="float" office:value="0.838174" calcext:value-type="float">
            <text:p>0,838174</text:p>
          </table:table-cell>
          <table:table-cell office:value-type="float" office:value="0.853846" calcext:value-type="float">
            <text:p>0,853846</text:p>
          </table:table-cell>
          <table:table-cell office:value-type="float" office:value="0.856582" calcext:value-type="float">
            <text:p>0,856582</text:p>
          </table:table-cell>
          <table:table-cell office:value-type="float" office:value="0.857162" calcext:value-type="float">
            <text:p>0,857162</text:p>
          </table:table-cell>
          <table:table-cell office:value-type="float" office:value="0.857965" calcext:value-type="float">
            <text:p>0,857965</text:p>
          </table:table-cell>
          <table:table-cell office:value-type="float" office:value="0.877025" calcext:value-type="float">
            <text:p>0,877025</text:p>
          </table:table-cell>
          <table:table-cell office:value-type="float" office:value="0.90215" calcext:value-type="float">
            <text:p>0,90215</text:p>
          </table:table-cell>
          <table:table-cell office:value-type="float" office:value="0.912202" calcext:value-type="float">
            <text:p>0,912202</text:p>
          </table:table-cell>
          <table:table-cell office:value-type="float" office:value="0.913937" calcext:value-type="float">
            <text:p>0,913937</text:p>
          </table:table-cell>
          <table:table-cell office:value-type="float" office:value="0.916989" calcext:value-type="float">
            <text:p>0,916989</text:p>
          </table:table-cell>
          <table:table-cell office:value-type="float" office:value="0.865009" calcext:value-type="float">
            <text:p>0,86500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241218" calcext:value-type="float">
            <text:p>0,241218</text:p>
          </table:table-cell>
          <table:table-cell office:value-type="float" office:value="0.796714" calcext:value-type="float">
            <text:p>0,796714</text:p>
          </table:table-cell>
          <table:table-cell office:value-type="float" office:value="0.843128" calcext:value-type="float">
            <text:p>0,843128</text:p>
          </table:table-cell>
          <table:table-cell office:value-type="float" office:value="0.855917" calcext:value-type="float">
            <text:p>0,855917</text:p>
          </table:table-cell>
          <table:table-cell office:value-type="float" office:value="0.856684" calcext:value-type="float">
            <text:p>0,856684</text:p>
          </table:table-cell>
          <table:table-cell office:value-type="float" office:value="0.857117" calcext:value-type="float">
            <text:p>0,857117</text:p>
          </table:table-cell>
          <table:table-cell office:value-type="float" office:value="0.857936" calcext:value-type="float">
            <text:p>0,857936</text:p>
          </table:table-cell>
          <table:table-cell office:value-type="float" office:value="0.877164" calcext:value-type="float">
            <text:p>0,877164</text:p>
          </table:table-cell>
          <table:table-cell office:value-type="float" office:value="0.904156" calcext:value-type="float">
            <text:p>0,904156</text:p>
          </table:table-cell>
          <table:table-cell office:value-type="float" office:value="0.912446" calcext:value-type="float">
            <text:p>0,912446</text:p>
          </table:table-cell>
          <table:table-cell office:value-type="float" office:value="0.914525" calcext:value-type="float">
            <text:p>0,914525</text:p>
          </table:table-cell>
          <table:table-cell office:value-type="float" office:value="0.916989" calcext:value-type="float">
            <text:p>0,916989</text:p>
          </table:table-cell>
          <table:table-cell office:value-type="float" office:value="0.867579" calcext:value-type="float">
            <text:p>0,86757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189931" calcext:value-type="float">
            <text:p>0,189931</text:p>
          </table:table-cell>
          <table:table-cell office:value-type="float" office:value="0.799484" calcext:value-type="float">
            <text:p>0,799484</text:p>
          </table:table-cell>
          <table:table-cell office:value-type="float" office:value="0.850922" calcext:value-type="float">
            <text:p>0,850922</text:p>
          </table:table-cell>
          <table:table-cell office:value-type="float" office:value="0.856406" calcext:value-type="float">
            <text:p>0,856406</text:p>
          </table:table-cell>
          <table:table-cell office:value-type="float" office:value="0.856817" calcext:value-type="float">
            <text:p>0,856817</text:p>
          </table:table-cell>
          <table:table-cell office:value-type="float" office:value="0.857511" calcext:value-type="float">
            <text:p>0,857511</text:p>
          </table:table-cell>
          <table:table-cell office:value-type="float" office:value="0.87596" calcext:value-type="float">
            <text:p>0,87596</text:p>
          </table:table-cell>
          <table:table-cell office:value-type="float" office:value="0.89484" calcext:value-type="float">
            <text:p>0,89484</text:p>
          </table:table-cell>
          <table:table-cell office:value-type="float" office:value="0.911589" calcext:value-type="float">
            <text:p>0,911589</text:p>
          </table:table-cell>
          <table:table-cell office:value-type="float" office:value="0.913033" calcext:value-type="float">
            <text:p>0,913033</text:p>
          </table:table-cell>
          <table:table-cell office:value-type="float" office:value="0.915193" calcext:value-type="float">
            <text:p>0,915193</text:p>
          </table:table-cell>
          <table:table-cell office:value-type="float" office:value="0.916989" calcext:value-type="float">
            <text:p>0,916989</text:p>
          </table:table-cell>
          <table:table-cell office:value-type="float" office:value="0.873175" calcext:value-type="float">
            <text:p>0,873175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786621" calcext:value-type="float">
            <text:p>0,786621</text:p>
          </table:table-cell>
          <table:table-cell office:value-type="float" office:value="0.826277" calcext:value-type="float">
            <text:p>0,826277</text:p>
          </table:table-cell>
          <table:table-cell office:value-type="float" office:value="0.851302" calcext:value-type="float">
            <text:p>0,851302</text:p>
          </table:table-cell>
          <table:table-cell office:value-type="float" office:value="0.856694" calcext:value-type="float">
            <text:p>0,856694</text:p>
          </table:table-cell>
          <table:table-cell office:value-type="float" office:value="0.857103" calcext:value-type="float">
            <text:p>0,857103</text:p>
          </table:table-cell>
          <table:table-cell office:value-type="float" office:value="0.858478" calcext:value-type="float">
            <text:p>0,858478</text:p>
          </table:table-cell>
          <table:table-cell office:value-type="float" office:value="0.886948" calcext:value-type="float">
            <text:p>0,886948</text:p>
          </table:table-cell>
          <table:table-cell office:value-type="float" office:value="0.905048" calcext:value-type="float">
            <text:p>0,905048</text:p>
          </table:table-cell>
          <table:table-cell office:value-type="float" office:value="0.912435" calcext:value-type="float">
            <text:p>0,912435</text:p>
          </table:table-cell>
          <table:table-cell office:value-type="float" office:value="0.913429" calcext:value-type="float">
            <text:p>0,913429</text:p>
          </table:table-cell>
          <table:table-cell office:value-type="float" office:value="0.915354" calcext:value-type="float">
            <text:p>0,915354</text:p>
          </table:table-cell>
          <table:table-cell office:value-type="float" office:value="0.916989" calcext:value-type="float">
            <text:p>0,916989</text:p>
          </table:table-cell>
          <table:table-cell office:value-type="float" office:value="0.878307" calcext:value-type="float">
            <text:p>0,87830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240966" calcext:value-type="float">
            <text:p>0,240966</text:p>
          </table:table-cell>
          <table:table-cell office:value-type="float" office:value="0.798164" calcext:value-type="float">
            <text:p>0,798164</text:p>
          </table:table-cell>
          <table:table-cell office:value-type="float" office:value="0.848293" calcext:value-type="float">
            <text:p>0,848293</text:p>
          </table:table-cell>
          <table:table-cell office:value-type="float" office:value="0.8566" calcext:value-type="float">
            <text:p>0,8566</text:p>
          </table:table-cell>
          <table:table-cell office:value-type="float" office:value="0.857524" calcext:value-type="float">
            <text:p>0,857524</text:p>
          </table:table-cell>
          <table:table-cell office:value-type="float" office:value="0.874531" calcext:value-type="float">
            <text:p>0,874531</text:p>
          </table:table-cell>
          <table:table-cell office:value-type="float" office:value="0.891282" calcext:value-type="float">
            <text:p>0,891282</text:p>
          </table:table-cell>
          <table:table-cell office:value-type="float" office:value="0.906494" calcext:value-type="float">
            <text:p>0,906494</text:p>
          </table:table-cell>
          <table:table-cell office:value-type="float" office:value="0.912524" calcext:value-type="float">
            <text:p>0,912524</text:p>
          </table:table-cell>
          <table:table-cell office:value-type="float" office:value="0.913425" calcext:value-type="float">
            <text:p>0,913425</text:p>
          </table:table-cell>
          <table:table-cell office:value-type="float" office:value="0.915476" calcext:value-type="float">
            <text:p>0,915476</text:p>
          </table:table-cell>
          <table:table-cell office:value-type="float" office:value="0.917356" calcext:value-type="float">
            <text:p>0,917356</text:p>
          </table:table-cell>
          <table:table-cell office:value-type="float" office:value="0.877431" calcext:value-type="float">
            <text:p>0,87743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768391" calcext:value-type="float">
            <text:p>0,768391</text:p>
          </table:table-cell>
          <table:table-cell office:value-type="float" office:value="0.819431" calcext:value-type="float">
            <text:p>0,819431</text:p>
          </table:table-cell>
          <table:table-cell office:value-type="float" office:value="0.845215" calcext:value-type="float">
            <text:p>0,845215</text:p>
          </table:table-cell>
          <table:table-cell office:value-type="float" office:value="0.85626" calcext:value-type="float">
            <text:p>0,85626</text:p>
          </table:table-cell>
          <table:table-cell office:value-type="float" office:value="0.85765" calcext:value-type="float">
            <text:p>0,85765</text:p>
          </table:table-cell>
          <table:table-cell office:value-type="float" office:value="0.873625" calcext:value-type="float">
            <text:p>0,873625</text:p>
          </table:table-cell>
          <table:table-cell office:value-type="float" office:value="0.889675" calcext:value-type="float">
            <text:p>0,889675</text:p>
          </table:table-cell>
          <table:table-cell office:value-type="float" office:value="0.905168" calcext:value-type="float">
            <text:p>0,905168</text:p>
          </table:table-cell>
          <table:table-cell office:value-type="float" office:value="0.912478" calcext:value-type="float">
            <text:p>0,912478</text:p>
          </table:table-cell>
          <table:table-cell office:value-type="float" office:value="0.913395" calcext:value-type="float">
            <text:p>0,913395</text:p>
          </table:table-cell>
          <table:table-cell office:value-type="float" office:value="0.915748" calcext:value-type="float">
            <text:p>0,915748</text:p>
          </table:table-cell>
          <table:table-cell office:value-type="float" office:value="0.918253" calcext:value-type="float">
            <text:p>0,918253</text:p>
          </table:table-cell>
          <table:table-cell office:value-type="float" office:value="0.878864" calcext:value-type="float">
            <text:p>0,87886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11586" calcext:value-type="float">
            <text:p>0,211586</text:p>
          </table:table-cell>
          <table:table-cell office:value-type="float" office:value="0.79332" calcext:value-type="float">
            <text:p>0,79332</text:p>
          </table:table-cell>
          <table:table-cell office:value-type="float" office:value="0.845475" calcext:value-type="float">
            <text:p>0,845475</text:p>
          </table:table-cell>
          <table:table-cell office:value-type="float" office:value="0.856543" calcext:value-type="float">
            <text:p>0,856543</text:p>
          </table:table-cell>
          <table:table-cell office:value-type="float" office:value="0.858009" calcext:value-type="float">
            <text:p>0,858009</text:p>
          </table:table-cell>
          <table:table-cell office:value-type="float" office:value="0.876891" calcext:value-type="float">
            <text:p>0,876891</text:p>
          </table:table-cell>
          <table:table-cell office:value-type="float" office:value="0.889557" calcext:value-type="float">
            <text:p>0,889557</text:p>
          </table:table-cell>
          <table:table-cell office:value-type="float" office:value="0.903908" calcext:value-type="float">
            <text:p>0,903908</text:p>
          </table:table-cell>
          <table:table-cell office:value-type="float" office:value="0.912168" calcext:value-type="float">
            <text:p>0,912168</text:p>
          </table:table-cell>
          <table:table-cell office:value-type="float" office:value="0.913154" calcext:value-type="float">
            <text:p>0,913154</text:p>
          </table:table-cell>
          <table:table-cell office:value-type="float" office:value="0.915151" calcext:value-type="float">
            <text:p>0,915151</text:p>
          </table:table-cell>
          <table:table-cell office:value-type="float" office:value="0.918253" calcext:value-type="float">
            <text:p>0,918253</text:p>
          </table:table-cell>
          <table:table-cell office:value-type="float" office:value="0.876418" calcext:value-type="float">
            <text:p>0,87641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789241" calcext:value-type="float">
            <text:p>0,789241</text:p>
          </table:table-cell>
          <table:table-cell office:value-type="float" office:value="0.816079" calcext:value-type="float">
            <text:p>0,816079</text:p>
          </table:table-cell>
          <table:table-cell office:value-type="float" office:value="0.840964" calcext:value-type="float">
            <text:p>0,840964</text:p>
          </table:table-cell>
          <table:table-cell office:value-type="float" office:value="0.856443" calcext:value-type="float">
            <text:p>0,856443</text:p>
          </table:table-cell>
          <table:table-cell office:value-type="float" office:value="0.85714" calcext:value-type="float">
            <text:p>0,85714</text:p>
          </table:table-cell>
          <table:table-cell office:value-type="float" office:value="0.864403" calcext:value-type="float">
            <text:p>0,864403</text:p>
          </table:table-cell>
          <table:table-cell office:value-type="float" office:value="0.887287" calcext:value-type="float">
            <text:p>0,887287</text:p>
          </table:table-cell>
          <table:table-cell office:value-type="float" office:value="0.893441" calcext:value-type="float">
            <text:p>0,893441</text:p>
          </table:table-cell>
          <table:table-cell office:value-type="float" office:value="0.907013" calcext:value-type="float">
            <text:p>0,907013</text:p>
          </table:table-cell>
          <table:table-cell office:value-type="float" office:value="0.912572" calcext:value-type="float">
            <text:p>0,912572</text:p>
          </table:table-cell>
          <table:table-cell office:value-type="float" office:value="0.914851" calcext:value-type="float">
            <text:p>0,914851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5019" calcext:value-type="float">
            <text:p>0,875019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15554" calcext:value-type="float">
            <text:p>0,15554</text:p>
          </table:table-cell>
          <table:table-cell office:value-type="float" office:value="0.765902" calcext:value-type="float">
            <text:p>0,765902</text:p>
          </table:table-cell>
          <table:table-cell office:value-type="float" office:value="0.839765" calcext:value-type="float">
            <text:p>0,839765</text:p>
          </table:table-cell>
          <table:table-cell office:value-type="float" office:value="0.855809" calcext:value-type="float">
            <text:p>0,855809</text:p>
          </table:table-cell>
          <table:table-cell office:value-type="float" office:value="0.857115" calcext:value-type="float">
            <text:p>0,857115</text:p>
          </table:table-cell>
          <table:table-cell office:value-type="float" office:value="0.868409" calcext:value-type="float">
            <text:p>0,868409</text:p>
          </table:table-cell>
          <table:table-cell office:value-type="float" office:value="0.887662" calcext:value-type="float">
            <text:p>0,887662</text:p>
          </table:table-cell>
          <table:table-cell office:value-type="float" office:value="0.895888" calcext:value-type="float">
            <text:p>0,895888</text:p>
          </table:table-cell>
          <table:table-cell office:value-type="float" office:value="0.908003" calcext:value-type="float">
            <text:p>0,908003</text:p>
          </table:table-cell>
          <table:table-cell office:value-type="float" office:value="0.912482" calcext:value-type="float">
            <text:p>0,912482</text:p>
          </table:table-cell>
          <table:table-cell office:value-type="float" office:value="0.915084" calcext:value-type="float">
            <text:p>0,915084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0612" calcext:value-type="float">
            <text:p>0,87061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795931" calcext:value-type="float">
            <text:p>0,795931</text:p>
          </table:table-cell>
          <table:table-cell office:value-type="float" office:value="0.820936" calcext:value-type="float">
            <text:p>0,820936</text:p>
          </table:table-cell>
          <table:table-cell office:value-type="float" office:value="0.843453" calcext:value-type="float">
            <text:p>0,843453</text:p>
          </table:table-cell>
          <table:table-cell office:value-type="float" office:value="0.855846" calcext:value-type="float">
            <text:p>0,855846</text:p>
          </table:table-cell>
          <table:table-cell office:value-type="float" office:value="0.857329" calcext:value-type="float">
            <text:p>0,857329</text:p>
          </table:table-cell>
          <table:table-cell office:value-type="float" office:value="0.874795" calcext:value-type="float">
            <text:p>0,874795</text:p>
          </table:table-cell>
          <table:table-cell office:value-type="float" office:value="0.888779" calcext:value-type="float">
            <text:p>0,888779</text:p>
          </table:table-cell>
          <table:table-cell office:value-type="float" office:value="0.896403" calcext:value-type="float">
            <text:p>0,896403</text:p>
          </table:table-cell>
          <table:table-cell office:value-type="float" office:value="0.909711" calcext:value-type="float">
            <text:p>0,909711</text:p>
          </table:table-cell>
          <table:table-cell office:value-type="float" office:value="0.912596" calcext:value-type="float">
            <text:p>0,912596</text:p>
          </table:table-cell>
          <table:table-cell office:value-type="float" office:value="0.915145" calcext:value-type="float">
            <text:p>0,91514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7499" calcext:value-type="float">
            <text:p>0,87749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795931" calcext:value-type="float">
            <text:p>0,795931</text:p>
          </table:table-cell>
          <table:table-cell office:value-type="float" office:value="0.83063" calcext:value-type="float">
            <text:p>0,83063</text:p>
          </table:table-cell>
          <table:table-cell office:value-type="float" office:value="0.853522" calcext:value-type="float">
            <text:p>0,853522</text:p>
          </table:table-cell>
          <table:table-cell office:value-type="float" office:value="0.857037" calcext:value-type="float">
            <text:p>0,857037</text:p>
          </table:table-cell>
          <table:table-cell office:value-type="float" office:value="0.867963" calcext:value-type="float">
            <text:p>0,867963</text:p>
          </table:table-cell>
          <table:table-cell office:value-type="float" office:value="0.887549" calcext:value-type="float">
            <text:p>0,887549</text:p>
          </table:table-cell>
          <table:table-cell office:value-type="float" office:value="0.894453" calcext:value-type="float">
            <text:p>0,894453</text:p>
          </table:table-cell>
          <table:table-cell office:value-type="float" office:value="0.906152" calcext:value-type="float">
            <text:p>0,906152</text:p>
          </table:table-cell>
          <table:table-cell office:value-type="float" office:value="0.912086" calcext:value-type="float">
            <text:p>0,912086</text:p>
          </table:table-cell>
          <table:table-cell office:value-type="float" office:value="0.912955" calcext:value-type="float">
            <text:p>0,912955</text:p>
          </table:table-cell>
          <table:table-cell office:value-type="float" office:value="0.9158" calcext:value-type="float">
            <text:p>0,9158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3815" calcext:value-type="float">
            <text:p>0,88381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793931" calcext:value-type="float">
            <text:p>0,793931</text:p>
          </table:table-cell>
          <table:table-cell office:value-type="float" office:value="0.829869" calcext:value-type="float">
            <text:p>0,829869</text:p>
          </table:table-cell>
          <table:table-cell office:value-type="float" office:value="0.847917" calcext:value-type="float">
            <text:p>0,847917</text:p>
          </table:table-cell>
          <table:table-cell office:value-type="float" office:value="0.856414" calcext:value-type="float">
            <text:p>0,856414</text:p>
          </table:table-cell>
          <table:table-cell office:value-type="float" office:value="0.858488" calcext:value-type="float">
            <text:p>0,858488</text:p>
          </table:table-cell>
          <table:table-cell office:value-type="float" office:value="0.880246" calcext:value-type="float">
            <text:p>0,880246</text:p>
          </table:table-cell>
          <table:table-cell office:value-type="float" office:value="0.892924" calcext:value-type="float">
            <text:p>0,892924</text:p>
          </table:table-cell>
          <table:table-cell office:value-type="float" office:value="0.905287" calcext:value-type="float">
            <text:p>0,905287</text:p>
          </table:table-cell>
          <table:table-cell office:value-type="float" office:value="0.91178" calcext:value-type="float">
            <text:p>0,91178</text:p>
          </table:table-cell>
          <table:table-cell office:value-type="float" office:value="0.912897" calcext:value-type="float">
            <text:p>0,912897</text:p>
          </table:table-cell>
          <table:table-cell office:value-type="float" office:value="0.915245" calcext:value-type="float">
            <text:p>0,91524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1107" calcext:value-type="float">
            <text:p>0,88110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210322" calcext:value-type="float">
            <text:p>0,210322</text:p>
          </table:table-cell>
          <table:table-cell office:value-type="float" office:value="0.798846" calcext:value-type="float">
            <text:p>0,798846</text:p>
          </table:table-cell>
          <table:table-cell office:value-type="float" office:value="0.845129" calcext:value-type="float">
            <text:p>0,845129</text:p>
          </table:table-cell>
          <table:table-cell office:value-type="float" office:value="0.856079" calcext:value-type="float">
            <text:p>0,856079</text:p>
          </table:table-cell>
          <table:table-cell office:value-type="float" office:value="0.858455" calcext:value-type="float">
            <text:p>0,858455</text:p>
          </table:table-cell>
          <table:table-cell office:value-type="float" office:value="0.880386" calcext:value-type="float">
            <text:p>0,880386</text:p>
          </table:table-cell>
          <table:table-cell office:value-type="float" office:value="0.890227" calcext:value-type="float">
            <text:p>0,890227</text:p>
          </table:table-cell>
          <table:table-cell office:value-type="float" office:value="0.904829" calcext:value-type="float">
            <text:p>0,904829</text:p>
          </table:table-cell>
          <table:table-cell office:value-type="float" office:value="0.911723" calcext:value-type="float">
            <text:p>0,911723</text:p>
          </table:table-cell>
          <table:table-cell office:value-type="float" office:value="0.912782" calcext:value-type="float">
            <text:p>0,912782</text:p>
          </table:table-cell>
          <table:table-cell office:value-type="float" office:value="0.915194" calcext:value-type="float">
            <text:p>0,915194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7365" calcext:value-type="float">
            <text:p>0,877365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790069" calcext:value-type="float">
            <text:p>0,790069</text:p>
          </table:table-cell>
          <table:table-cell office:value-type="float" office:value="0.818166" calcext:value-type="float">
            <text:p>0,818166</text:p>
          </table:table-cell>
          <table:table-cell office:value-type="float" office:value="0.843144" calcext:value-type="float">
            <text:p>0,843144</text:p>
          </table:table-cell>
          <table:table-cell office:value-type="float" office:value="0.855085" calcext:value-type="float">
            <text:p>0,855085</text:p>
          </table:table-cell>
          <table:table-cell office:value-type="float" office:value="0.85801" calcext:value-type="float">
            <text:p>0,85801</text:p>
          </table:table-cell>
          <table:table-cell office:value-type="float" office:value="0.885378" calcext:value-type="float">
            <text:p>0,885378</text:p>
          </table:table-cell>
          <table:table-cell office:value-type="float" office:value="0.891228" calcext:value-type="float">
            <text:p>0,891228</text:p>
          </table:table-cell>
          <table:table-cell office:value-type="float" office:value="0.905411" calcext:value-type="float">
            <text:p>0,905411</text:p>
          </table:table-cell>
          <table:table-cell office:value-type="float" office:value="0.911658" calcext:value-type="float">
            <text:p>0,911658</text:p>
          </table:table-cell>
          <table:table-cell office:value-type="float" office:value="0.912781" calcext:value-type="float">
            <text:p>0,912781</text:p>
          </table:table-cell>
          <table:table-cell office:value-type="float" office:value="0.915106" calcext:value-type="float">
            <text:p>0,91510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9597" calcext:value-type="float">
            <text:p>0,87959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190644" calcext:value-type="float">
            <text:p>0,190644</text:p>
          </table:table-cell>
          <table:table-cell office:value-type="float" office:value="0.788128" calcext:value-type="float">
            <text:p>0,788128</text:p>
          </table:table-cell>
          <table:table-cell office:value-type="float" office:value="0.842736" calcext:value-type="float">
            <text:p>0,842736</text:p>
          </table:table-cell>
          <table:table-cell office:value-type="float" office:value="0.853335" calcext:value-type="float">
            <text:p>0,853335</text:p>
          </table:table-cell>
          <table:table-cell office:value-type="float" office:value="0.857108" calcext:value-type="float">
            <text:p>0,857108</text:p>
          </table:table-cell>
          <table:table-cell office:value-type="float" office:value="0.876614" calcext:value-type="float">
            <text:p>0,876614</text:p>
          </table:table-cell>
          <table:table-cell office:value-type="float" office:value="0.891116" calcext:value-type="float">
            <text:p>0,891116</text:p>
          </table:table-cell>
          <table:table-cell office:value-type="float" office:value="0.901619" calcext:value-type="float">
            <text:p>0,901619</text:p>
          </table:table-cell>
          <table:table-cell office:value-type="float" office:value="0.911636" calcext:value-type="float">
            <text:p>0,911636</text:p>
          </table:table-cell>
          <table:table-cell office:value-type="float" office:value="0.912553" calcext:value-type="float">
            <text:p>0,912553</text:p>
          </table:table-cell>
          <table:table-cell office:value-type="float" office:value="0.914897" calcext:value-type="float">
            <text:p>0,914897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74974" calcext:value-type="float">
            <text:p>0,87497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94759" calcext:value-type="float">
            <text:p>0,794759</text:p>
          </table:table-cell>
          <table:table-cell office:value-type="float" office:value="0.813041" calcext:value-type="float">
            <text:p>0,813041</text:p>
          </table:table-cell>
          <table:table-cell office:value-type="float" office:value="0.844576" calcext:value-type="float">
            <text:p>0,844576</text:p>
          </table:table-cell>
          <table:table-cell office:value-type="float" office:value="0.855028" calcext:value-type="float">
            <text:p>0,855028</text:p>
          </table:table-cell>
          <table:table-cell office:value-type="float" office:value="0.867689" calcext:value-type="float">
            <text:p>0,867689</text:p>
          </table:table-cell>
          <table:table-cell office:value-type="float" office:value="0.888099" calcext:value-type="float">
            <text:p>0,888099</text:p>
          </table:table-cell>
          <table:table-cell office:value-type="float" office:value="0.894934" calcext:value-type="float">
            <text:p>0,894934</text:p>
          </table:table-cell>
          <table:table-cell office:value-type="float" office:value="0.906567" calcext:value-type="float">
            <text:p>0,906567</text:p>
          </table:table-cell>
          <table:table-cell office:value-type="float" office:value="0.912224" calcext:value-type="float">
            <text:p>0,912224</text:p>
          </table:table-cell>
          <table:table-cell office:value-type="float" office:value="0.913041" calcext:value-type="float">
            <text:p>0,913041</text:p>
          </table:table-cell>
          <table:table-cell office:value-type="float" office:value="0.915693" calcext:value-type="float">
            <text:p>0,915693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1089" calcext:value-type="float">
            <text:p>0,881089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94759" calcext:value-type="float">
            <text:p>0,794759</text:p>
          </table:table-cell>
          <table:table-cell office:value-type="float" office:value="0.815051" calcext:value-type="float">
            <text:p>0,815051</text:p>
          </table:table-cell>
          <table:table-cell office:value-type="float" office:value="0.84661" calcext:value-type="float">
            <text:p>0,84661</text:p>
          </table:table-cell>
          <table:table-cell office:value-type="float" office:value="0.856381" calcext:value-type="float">
            <text:p>0,856381</text:p>
          </table:table-cell>
          <table:table-cell office:value-type="float" office:value="0.877791" calcext:value-type="float">
            <text:p>0,877791</text:p>
          </table:table-cell>
          <table:table-cell office:value-type="float" office:value="0.889001" calcext:value-type="float">
            <text:p>0,889001</text:p>
          </table:table-cell>
          <table:table-cell office:value-type="float" office:value="0.89724" calcext:value-type="float">
            <text:p>0,89724</text:p>
          </table:table-cell>
          <table:table-cell office:value-type="float" office:value="0.910945" calcext:value-type="float">
            <text:p>0,910945</text:p>
          </table:table-cell>
          <table:table-cell office:value-type="float" office:value="0.912452" calcext:value-type="float">
            <text:p>0,912452</text:p>
          </table:table-cell>
          <table:table-cell office:value-type="float" office:value="0.913258" calcext:value-type="float">
            <text:p>0,913258</text:p>
          </table:table-cell>
          <table:table-cell office:value-type="float" office:value="0.915745" calcext:value-type="float">
            <text:p>0,91574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3447" calcext:value-type="float">
            <text:p>0,88344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793885" calcext:value-type="float">
            <text:p>0,793885</text:p>
          </table:table-cell>
          <table:table-cell office:value-type="float" office:value="0.822011" calcext:value-type="float">
            <text:p>0,822011</text:p>
          </table:table-cell>
          <table:table-cell office:value-type="float" office:value="0.849835" calcext:value-type="float">
            <text:p>0,849835</text:p>
          </table:table-cell>
          <table:table-cell office:value-type="float" office:value="0.856592" calcext:value-type="float">
            <text:p>0,856592</text:p>
          </table:table-cell>
          <table:table-cell office:value-type="float" office:value="0.877574" calcext:value-type="float">
            <text:p>0,877574</text:p>
          </table:table-cell>
          <table:table-cell office:value-type="float" office:value="0.889681" calcext:value-type="float">
            <text:p>0,889681</text:p>
          </table:table-cell>
          <table:table-cell office:value-type="float" office:value="0.90164" calcext:value-type="float">
            <text:p>0,90164</text:p>
          </table:table-cell>
          <table:table-cell office:value-type="float" office:value="0.911661" calcext:value-type="float">
            <text:p>0,911661</text:p>
          </table:table-cell>
          <table:table-cell office:value-type="float" office:value="0.912669" calcext:value-type="float">
            <text:p>0,912669</text:p>
          </table:table-cell>
          <table:table-cell office:value-type="float" office:value="0.913514" calcext:value-type="float">
            <text:p>0,913514</text:p>
          </table:table-cell>
          <table:table-cell office:value-type="float" office:value="0.91604" calcext:value-type="float">
            <text:p>0,91604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5122" calcext:value-type="float">
            <text:p>0,88512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794529" calcext:value-type="float">
            <text:p>0,794529</text:p>
          </table:table-cell>
          <table:table-cell office:value-type="float" office:value="0.829354" calcext:value-type="float">
            <text:p>0,829354</text:p>
          </table:table-cell>
          <table:table-cell office:value-type="float" office:value="0.853942" calcext:value-type="float">
            <text:p>0,853942</text:p>
          </table:table-cell>
          <table:table-cell office:value-type="float" office:value="0.870105" calcext:value-type="float">
            <text:p>0,870105</text:p>
          </table:table-cell>
          <table:table-cell office:value-type="float" office:value="0.887451" calcext:value-type="float">
            <text:p>0,887451</text:p>
          </table:table-cell>
          <table:table-cell office:value-type="float" office:value="0.893695" calcext:value-type="float">
            <text:p>0,893695</text:p>
          </table:table-cell>
          <table:table-cell office:value-type="float" office:value="0.909663" calcext:value-type="float">
            <text:p>0,909663</text:p>
          </table:table-cell>
          <table:table-cell office:value-type="float" office:value="0.912314" calcext:value-type="float">
            <text:p>0,912314</text:p>
          </table:table-cell>
          <table:table-cell office:value-type="float" office:value="0.91304" calcext:value-type="float">
            <text:p>0,91304</text:p>
          </table:table-cell>
          <table:table-cell office:value-type="float" office:value="0.913742" calcext:value-type="float">
            <text:p>0,913742</text:p>
          </table:table-cell>
          <table:table-cell office:value-type="float" office:value="0.916549" calcext:value-type="float">
            <text:p>0,916549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9985" calcext:value-type="float">
            <text:p>0,88998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794529" calcext:value-type="float">
            <text:p>0,794529</text:p>
          </table:table-cell>
          <table:table-cell office:value-type="float" office:value="0.83106" calcext:value-type="float">
            <text:p>0,83106</text:p>
          </table:table-cell>
          <table:table-cell office:value-type="float" office:value="0.852681" calcext:value-type="float">
            <text:p>0,852681</text:p>
          </table:table-cell>
          <table:table-cell office:value-type="float" office:value="0.864728" calcext:value-type="float">
            <text:p>0,864728</text:p>
          </table:table-cell>
          <table:table-cell office:value-type="float" office:value="0.887189" calcext:value-type="float">
            <text:p>0,887189</text:p>
          </table:table-cell>
          <table:table-cell office:value-type="float" office:value="0.889354" calcext:value-type="float">
            <text:p>0,889354</text:p>
          </table:table-cell>
          <table:table-cell office:value-type="float" office:value="0.901653" calcext:value-type="float">
            <text:p>0,901653</text:p>
          </table:table-cell>
          <table:table-cell office:value-type="float" office:value="0.912058" calcext:value-type="float">
            <text:p>0,912058</text:p>
          </table:table-cell>
          <table:table-cell office:value-type="float" office:value="0.91297" calcext:value-type="float">
            <text:p>0,91297</text:p>
          </table:table-cell>
          <table:table-cell office:value-type="float" office:value="0.91366" calcext:value-type="float">
            <text:p>0,91366</text:p>
          </table:table-cell>
          <table:table-cell office:value-type="float" office:value="0.916448" calcext:value-type="float">
            <text:p>0,916448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18" calcext:value-type="float">
            <text:p>0,8881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794529" calcext:value-type="float">
            <text:p>0,794529</text:p>
          </table:table-cell>
          <table:table-cell office:value-type="float" office:value="0.830743" calcext:value-type="float">
            <text:p>0,830743</text:p>
          </table:table-cell>
          <table:table-cell office:value-type="float" office:value="0.856206" calcext:value-type="float">
            <text:p>0,856206</text:p>
          </table:table-cell>
          <table:table-cell office:value-type="float" office:value="0.867479" calcext:value-type="float">
            <text:p>0,867479</text:p>
          </table:table-cell>
          <table:table-cell office:value-type="float" office:value="0.887238" calcext:value-type="float">
            <text:p>0,887238</text:p>
          </table:table-cell>
          <table:table-cell office:value-type="float" office:value="0.889282" calcext:value-type="float">
            <text:p>0,889282</text:p>
          </table:table-cell>
          <table:table-cell office:value-type="float" office:value="0.899786" calcext:value-type="float">
            <text:p>0,899786</text:p>
          </table:table-cell>
          <table:table-cell office:value-type="float" office:value="0.911872" calcext:value-type="float">
            <text:p>0,911872</text:p>
          </table:table-cell>
          <table:table-cell office:value-type="float" office:value="0.912704" calcext:value-type="float">
            <text:p>0,912704</text:p>
          </table:table-cell>
          <table:table-cell office:value-type="float" office:value="0.913469" calcext:value-type="float">
            <text:p>0,913469</text:p>
          </table:table-cell>
          <table:table-cell office:value-type="float" office:value="0.916417" calcext:value-type="float">
            <text:p>0,916417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52" calcext:value-type="float">
            <text:p>0,8885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793908" calcext:value-type="float">
            <text:p>0,793908</text:p>
          </table:table-cell>
          <table:table-cell office:value-type="float" office:value="0.832934" calcext:value-type="float">
            <text:p>0,832934</text:p>
          </table:table-cell>
          <table:table-cell office:value-type="float" office:value="0.854401" calcext:value-type="float">
            <text:p>0,854401</text:p>
          </table:table-cell>
          <table:table-cell office:value-type="float" office:value="0.859128" calcext:value-type="float">
            <text:p>0,859128</text:p>
          </table:table-cell>
          <table:table-cell office:value-type="float" office:value="0.884794" calcext:value-type="float">
            <text:p>0,884794</text:p>
          </table:table-cell>
          <table:table-cell office:value-type="float" office:value="0.887798" calcext:value-type="float">
            <text:p>0,887798</text:p>
          </table:table-cell>
          <table:table-cell office:value-type="float" office:value="0.894605" calcext:value-type="float">
            <text:p>0,894605</text:p>
          </table:table-cell>
          <table:table-cell office:value-type="float" office:value="0.911175" calcext:value-type="float">
            <text:p>0,911175</text:p>
          </table:table-cell>
          <table:table-cell office:value-type="float" office:value="0.912504" calcext:value-type="float">
            <text:p>0,912504</text:p>
          </table:table-cell>
          <table:table-cell office:value-type="float" office:value="0.913283" calcext:value-type="float">
            <text:p>0,913283</text:p>
          </table:table-cell>
          <table:table-cell office:value-type="float" office:value="0.915396" calcext:value-type="float">
            <text:p>0,91539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6602" calcext:value-type="float">
            <text:p>0,88660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793908" calcext:value-type="float">
            <text:p>0,793908</text:p>
          </table:table-cell>
          <table:table-cell office:value-type="float" office:value="0.83506" calcext:value-type="float">
            <text:p>0,83506</text:p>
          </table:table-cell>
          <table:table-cell office:value-type="float" office:value="0.854321" calcext:value-type="float">
            <text:p>0,854321</text:p>
          </table:table-cell>
          <table:table-cell office:value-type="float" office:value="0.866874" calcext:value-type="float">
            <text:p>0,866874</text:p>
          </table:table-cell>
          <table:table-cell office:value-type="float" office:value="0.887272" calcext:value-type="float">
            <text:p>0,887272</text:p>
          </table:table-cell>
          <table:table-cell office:value-type="float" office:value="0.88779" calcext:value-type="float">
            <text:p>0,88779</text:p>
          </table:table-cell>
          <table:table-cell office:value-type="float" office:value="0.896542" calcext:value-type="float">
            <text:p>0,896542</text:p>
          </table:table-cell>
          <table:table-cell office:value-type="float" office:value="0.911782" calcext:value-type="float">
            <text:p>0,911782</text:p>
          </table:table-cell>
          <table:table-cell office:value-type="float" office:value="0.912634" calcext:value-type="float">
            <text:p>0,912634</text:p>
          </table:table-cell>
          <table:table-cell office:value-type="float" office:value="0.913491" calcext:value-type="float">
            <text:p>0,913491</text:p>
          </table:table-cell>
          <table:table-cell office:value-type="float" office:value="0.915576" calcext:value-type="float">
            <text:p>0,91557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134" calcext:value-type="float">
            <text:p>0,888134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793425" calcext:value-type="float">
            <text:p>0,793425</text:p>
          </table:table-cell>
          <table:table-cell office:value-type="float" office:value="0.830234" calcext:value-type="float">
            <text:p>0,830234</text:p>
          </table:table-cell>
          <table:table-cell office:value-type="float" office:value="0.854885" calcext:value-type="float">
            <text:p>0,854885</text:p>
          </table:table-cell>
          <table:table-cell office:value-type="float" office:value="0.869936" calcext:value-type="float">
            <text:p>0,869936</text:p>
          </table:table-cell>
          <table:table-cell office:value-type="float" office:value="0.887286" calcext:value-type="float">
            <text:p>0,887286</text:p>
          </table:table-cell>
          <table:table-cell office:value-type="float" office:value="0.887833" calcext:value-type="float">
            <text:p>0,887833</text:p>
          </table:table-cell>
          <table:table-cell office:value-type="float" office:value="0.893542" calcext:value-type="float">
            <text:p>0,893542</text:p>
          </table:table-cell>
          <table:table-cell office:value-type="float" office:value="0.909634" calcext:value-type="float">
            <text:p>0,909634</text:p>
          </table:table-cell>
          <table:table-cell office:value-type="float" office:value="0.912485" calcext:value-type="float">
            <text:p>0,912485</text:p>
          </table:table-cell>
          <table:table-cell office:value-type="float" office:value="0.913353" calcext:value-type="float">
            <text:p>0,913353</text:p>
          </table:table-cell>
          <table:table-cell office:value-type="float" office:value="0.915502" calcext:value-type="float">
            <text:p>0,915502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7469" calcext:value-type="float">
            <text:p>0,887469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794184" calcext:value-type="float">
            <text:p>0,794184</text:p>
          </table:table-cell>
          <table:table-cell office:value-type="float" office:value="0.835812" calcext:value-type="float">
            <text:p>0,835812</text:p>
          </table:table-cell>
          <table:table-cell office:value-type="float" office:value="0.854244" calcext:value-type="float">
            <text:p>0,854244</text:p>
          </table:table-cell>
          <table:table-cell office:value-type="float" office:value="0.862283" calcext:value-type="float">
            <text:p>0,862283</text:p>
          </table:table-cell>
          <table:table-cell office:value-type="float" office:value="0.886941" calcext:value-type="float">
            <text:p>0,886941</text:p>
          </table:table-cell>
          <table:table-cell office:value-type="float" office:value="0.887687" calcext:value-type="float">
            <text:p>0,887687</text:p>
          </table:table-cell>
          <table:table-cell office:value-type="float" office:value="0.896862" calcext:value-type="float">
            <text:p>0,896862</text:p>
          </table:table-cell>
          <table:table-cell office:value-type="float" office:value="0.911596" calcext:value-type="float">
            <text:p>0,911596</text:p>
          </table:table-cell>
          <table:table-cell office:value-type="float" office:value="0.912444" calcext:value-type="float">
            <text:p>0,912444</text:p>
          </table:table-cell>
          <table:table-cell office:value-type="float" office:value="0.913124" calcext:value-type="float">
            <text:p>0,913124</text:p>
          </table:table-cell>
          <table:table-cell office:value-type="float" office:value="0.915668" calcext:value-type="float">
            <text:p>0,915668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7666" calcext:value-type="float">
            <text:p>0,88766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72023" calcext:value-type="float">
            <text:p>0,72023</text:p>
          </table:table-cell>
          <table:table-cell office:value-type="float" office:value="0.82644" calcext:value-type="float">
            <text:p>0,82644</text:p>
          </table:table-cell>
          <table:table-cell office:value-type="float" office:value="0.853618" calcext:value-type="float">
            <text:p>0,853618</text:p>
          </table:table-cell>
          <table:table-cell office:value-type="float" office:value="0.866822" calcext:value-type="float">
            <text:p>0,866822</text:p>
          </table:table-cell>
          <table:table-cell office:value-type="float" office:value="0.887005" calcext:value-type="float">
            <text:p>0,887005</text:p>
          </table:table-cell>
          <table:table-cell office:value-type="float" office:value="0.887637" calcext:value-type="float">
            <text:p>0,887637</text:p>
          </table:table-cell>
          <table:table-cell office:value-type="float" office:value="0.890913" calcext:value-type="float">
            <text:p>0,890913</text:p>
          </table:table-cell>
          <table:table-cell office:value-type="float" office:value="0.908758" calcext:value-type="float">
            <text:p>0,908758</text:p>
          </table:table-cell>
          <table:table-cell office:value-type="float" office:value="0.912111" calcext:value-type="float">
            <text:p>0,912111</text:p>
          </table:table-cell>
          <table:table-cell office:value-type="float" office:value="0.912948" calcext:value-type="float">
            <text:p>0,912948</text:p>
          </table:table-cell>
          <table:table-cell office:value-type="float" office:value="0.915216" calcext:value-type="float">
            <text:p>0,91521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6147" calcext:value-type="float">
            <text:p>0,88614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72023" calcext:value-type="float">
            <text:p>0,72023</text:p>
          </table:table-cell>
          <table:table-cell office:value-type="float" office:value="0.830425" calcext:value-type="float">
            <text:p>0,830425</text:p>
          </table:table-cell>
          <table:table-cell office:value-type="float" office:value="0.857094" calcext:value-type="float">
            <text:p>0,857094</text:p>
          </table:table-cell>
          <table:table-cell office:value-type="float" office:value="0.878762" calcext:value-type="float">
            <text:p>0,878762</text:p>
          </table:table-cell>
          <table:table-cell office:value-type="float" office:value="0.887392" calcext:value-type="float">
            <text:p>0,887392</text:p>
          </table:table-cell>
          <table:table-cell office:value-type="float" office:value="0.888311" calcext:value-type="float">
            <text:p>0,888311</text:p>
          </table:table-cell>
          <table:table-cell office:value-type="float" office:value="0.903416" calcext:value-type="float">
            <text:p>0,903416</text:p>
          </table:table-cell>
          <table:table-cell office:value-type="float" office:value="0.911406" calcext:value-type="float">
            <text:p>0,911406</text:p>
          </table:table-cell>
          <table:table-cell office:value-type="float" office:value="0.912362" calcext:value-type="float">
            <text:p>0,912362</text:p>
          </table:table-cell>
          <table:table-cell office:value-type="float" office:value="0.912974" calcext:value-type="float">
            <text:p>0,912974</text:p>
          </table:table-cell>
          <table:table-cell office:value-type="float" office:value="0.915085" calcext:value-type="float">
            <text:p>0,91508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9723" calcext:value-type="float">
            <text:p>0,8897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210322" calcext:value-type="float">
            <text:p>0,210322</text:p>
          </table:table-cell>
          <table:table-cell office:value-type="float" office:value="0.812964" calcext:value-type="float">
            <text:p>0,812964</text:p>
          </table:table-cell>
          <table:table-cell office:value-type="float" office:value="0.85988" calcext:value-type="float">
            <text:p>0,85988</text:p>
          </table:table-cell>
          <table:table-cell office:value-type="float" office:value="0.883104" calcext:value-type="float">
            <text:p>0,883104</text:p>
          </table:table-cell>
          <table:table-cell office:value-type="float" office:value="0.887602" calcext:value-type="float">
            <text:p>0,887602</text:p>
          </table:table-cell>
          <table:table-cell office:value-type="float" office:value="0.889015" calcext:value-type="float">
            <text:p>0,889015</text:p>
          </table:table-cell>
          <table:table-cell office:value-type="float" office:value="0.904554" calcext:value-type="float">
            <text:p>0,904554</text:p>
          </table:table-cell>
          <table:table-cell office:value-type="float" office:value="0.911657" calcext:value-type="float">
            <text:p>0,911657</text:p>
          </table:table-cell>
          <table:table-cell office:value-type="float" office:value="0.912422" calcext:value-type="float">
            <text:p>0,912422</text:p>
          </table:table-cell>
          <table:table-cell office:value-type="float" office:value="0.913149" calcext:value-type="float">
            <text:p>0,913149</text:p>
          </table:table-cell>
          <table:table-cell office:value-type="float" office:value="0.915122" calcext:value-type="float">
            <text:p>0,915122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947" calcext:value-type="float">
            <text:p>0,888947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209149" calcext:value-type="float">
            <text:p>0,209149</text:p>
          </table:table-cell>
          <table:table-cell office:value-type="float" office:value="0.794165" calcext:value-type="float">
            <text:p>0,794165</text:p>
          </table:table-cell>
          <table:table-cell office:value-type="float" office:value="0.857274" calcext:value-type="float">
            <text:p>0,857274</text:p>
          </table:table-cell>
          <table:table-cell office:value-type="float" office:value="0.881934" calcext:value-type="float">
            <text:p>0,881934</text:p>
          </table:table-cell>
          <table:table-cell office:value-type="float" office:value="0.887479" calcext:value-type="float">
            <text:p>0,887479</text:p>
          </table:table-cell>
          <table:table-cell office:value-type="float" office:value="0.888886" calcext:value-type="float">
            <text:p>0,888886</text:p>
          </table:table-cell>
          <table:table-cell office:value-type="float" office:value="0.903154" calcext:value-type="float">
            <text:p>0,903154</text:p>
          </table:table-cell>
          <table:table-cell office:value-type="float" office:value="0.911792" calcext:value-type="float">
            <text:p>0,911792</text:p>
          </table:table-cell>
          <table:table-cell office:value-type="float" office:value="0.912487" calcext:value-type="float">
            <text:p>0,912487</text:p>
          </table:table-cell>
          <table:table-cell office:value-type="float" office:value="0.913316" calcext:value-type="float">
            <text:p>0,913316</text:p>
          </table:table-cell>
          <table:table-cell office:value-type="float" office:value="0.915565" calcext:value-type="float">
            <text:p>0,91556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6605" calcext:value-type="float">
            <text:p>0,88660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209011" calcext:value-type="float">
            <text:p>0,209011</text:p>
          </table:table-cell>
          <table:table-cell office:value-type="float" office:value="0.814299" calcext:value-type="float">
            <text:p>0,814299</text:p>
          </table:table-cell>
          <table:table-cell office:value-type="float" office:value="0.859588" calcext:value-type="float">
            <text:p>0,859588</text:p>
          </table:table-cell>
          <table:table-cell office:value-type="float" office:value="0.883937" calcext:value-type="float">
            <text:p>0,883937</text:p>
          </table:table-cell>
          <table:table-cell office:value-type="float" office:value="0.887305" calcext:value-type="float">
            <text:p>0,887305</text:p>
          </table:table-cell>
          <table:table-cell office:value-type="float" office:value="0.887822" calcext:value-type="float">
            <text:p>0,887822</text:p>
          </table:table-cell>
          <table:table-cell office:value-type="float" office:value="0.895328" calcext:value-type="float">
            <text:p>0,895328</text:p>
          </table:table-cell>
          <table:table-cell office:value-type="float" office:value="0.911738" calcext:value-type="float">
            <text:p>0,911738</text:p>
          </table:table-cell>
          <table:table-cell office:value-type="float" office:value="0.912597" calcext:value-type="float">
            <text:p>0,912597</text:p>
          </table:table-cell>
          <table:table-cell office:value-type="float" office:value="0.913345" calcext:value-type="float">
            <text:p>0,913345</text:p>
          </table:table-cell>
          <table:table-cell office:value-type="float" office:value="0.915423" calcext:value-type="float">
            <text:p>0,915423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138" calcext:value-type="float">
            <text:p>0,888138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15508" calcext:value-type="float">
            <text:p>0,15508</text:p>
          </table:table-cell>
          <table:table-cell office:value-type="float" office:value="0.7982" calcext:value-type="float">
            <text:p>0,7982</text:p>
          </table:table-cell>
          <table:table-cell office:value-type="float" office:value="0.855505" calcext:value-type="float">
            <text:p>0,855505</text:p>
          </table:table-cell>
          <table:table-cell office:value-type="float" office:value="0.876508" calcext:value-type="float">
            <text:p>0,876508</text:p>
          </table:table-cell>
          <table:table-cell office:value-type="float" office:value="0.88741" calcext:value-type="float">
            <text:p>0,88741</text:p>
          </table:table-cell>
          <table:table-cell office:value-type="float" office:value="0.887776" calcext:value-type="float">
            <text:p>0,887776</text:p>
          </table:table-cell>
          <table:table-cell office:value-type="float" office:value="0.889795" calcext:value-type="float">
            <text:p>0,889795</text:p>
          </table:table-cell>
          <table:table-cell office:value-type="float" office:value="0.90897" calcext:value-type="float">
            <text:p>0,90897</text:p>
          </table:table-cell>
          <table:table-cell office:value-type="float" office:value="0.912621" calcext:value-type="float">
            <text:p>0,912621</text:p>
          </table:table-cell>
          <table:table-cell office:value-type="float" office:value="0.913274" calcext:value-type="float">
            <text:p>0,913274</text:p>
          </table:table-cell>
          <table:table-cell office:value-type="float" office:value="0.915857" calcext:value-type="float">
            <text:p>0,915857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4592" calcext:value-type="float">
            <text:p>0,88459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74846" calcext:value-type="float">
            <text:p>0,74846</text:p>
          </table:table-cell>
          <table:table-cell office:value-type="float" office:value="0.834876" calcext:value-type="float">
            <text:p>0,834876</text:p>
          </table:table-cell>
          <table:table-cell office:value-type="float" office:value="0.86028" calcext:value-type="float">
            <text:p>0,86028</text:p>
          </table:table-cell>
          <table:table-cell office:value-type="float" office:value="0.886102" calcext:value-type="float">
            <text:p>0,886102</text:p>
          </table:table-cell>
          <table:table-cell office:value-type="float" office:value="0.88764" calcext:value-type="float">
            <text:p>0,88764</text:p>
          </table:table-cell>
          <table:table-cell office:value-type="float" office:value="0.887903" calcext:value-type="float">
            <text:p>0,887903</text:p>
          </table:table-cell>
          <table:table-cell office:value-type="float" office:value="0.888096" calcext:value-type="float">
            <text:p>0,888096</text:p>
          </table:table-cell>
          <table:table-cell office:value-type="float" office:value="0.908241" calcext:value-type="float">
            <text:p>0,908241</text:p>
          </table:table-cell>
          <table:table-cell office:value-type="float" office:value="0.912715" calcext:value-type="float">
            <text:p>0,912715</text:p>
          </table:table-cell>
          <table:table-cell office:value-type="float" office:value="0.913414" calcext:value-type="float">
            <text:p>0,913414</text:p>
          </table:table-cell>
          <table:table-cell office:value-type="float" office:value="0.916086" calcext:value-type="float">
            <text:p>0,91608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9535" calcext:value-type="float">
            <text:p>0,889535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74846" calcext:value-type="float">
            <text:p>0,74846</text:p>
          </table:table-cell>
          <table:table-cell office:value-type="float" office:value="0.837664" calcext:value-type="float">
            <text:p>0,837664</text:p>
          </table:table-cell>
          <table:table-cell office:value-type="float" office:value="0.862866" calcext:value-type="float">
            <text:p>0,862866</text:p>
          </table:table-cell>
          <table:table-cell office:value-type="float" office:value="0.886427" calcext:value-type="float">
            <text:p>0,886427</text:p>
          </table:table-cell>
          <table:table-cell office:value-type="float" office:value="0.887544" calcext:value-type="float">
            <text:p>0,887544</text:p>
          </table:table-cell>
          <table:table-cell office:value-type="float" office:value="0.8878" calcext:value-type="float">
            <text:p>0,8878</text:p>
          </table:table-cell>
          <table:table-cell office:value-type="float" office:value="0.88801" calcext:value-type="float">
            <text:p>0,88801</text:p>
          </table:table-cell>
          <table:table-cell office:value-type="float" office:value="0.897799" calcext:value-type="float">
            <text:p>0,897799</text:p>
          </table:table-cell>
          <table:table-cell office:value-type="float" office:value="0.912383" calcext:value-type="float">
            <text:p>0,912383</text:p>
          </table:table-cell>
          <table:table-cell office:value-type="float" office:value="0.913257" calcext:value-type="float">
            <text:p>0,913257</text:p>
          </table:table-cell>
          <table:table-cell office:value-type="float" office:value="0.916036" calcext:value-type="float">
            <text:p>0,916036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979" calcext:value-type="float">
            <text:p>0,888979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791356" calcext:value-type="float">
            <text:p>0,791356</text:p>
          </table:table-cell>
          <table:table-cell office:value-type="float" office:value="0.835639" calcext:value-type="float">
            <text:p>0,835639</text:p>
          </table:table-cell>
          <table:table-cell office:value-type="float" office:value="0.861151" calcext:value-type="float">
            <text:p>0,861151</text:p>
          </table:table-cell>
          <table:table-cell office:value-type="float" office:value="0.886334" calcext:value-type="float">
            <text:p>0,886334</text:p>
          </table:table-cell>
          <table:table-cell office:value-type="float" office:value="0.887554" calcext:value-type="float">
            <text:p>0,887554</text:p>
          </table:table-cell>
          <table:table-cell office:value-type="float" office:value="0.887809" calcext:value-type="float">
            <text:p>0,887809</text:p>
          </table:table-cell>
          <table:table-cell office:value-type="float" office:value="0.888061" calcext:value-type="float">
            <text:p>0,888061</text:p>
          </table:table-cell>
          <table:table-cell office:value-type="float" office:value="0.905019" calcext:value-type="float">
            <text:p>0,905019</text:p>
          </table:table-cell>
          <table:table-cell office:value-type="float" office:value="0.912488" calcext:value-type="float">
            <text:p>0,912488</text:p>
          </table:table-cell>
          <table:table-cell office:value-type="float" office:value="0.913474" calcext:value-type="float">
            <text:p>0,913474</text:p>
          </table:table-cell>
          <table:table-cell office:value-type="float" office:value="0.916035" calcext:value-type="float">
            <text:p>0,916035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9356" calcext:value-type="float">
            <text:p>0,889356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79131" calcext:value-type="float">
            <text:p>0,79131</text:p>
          </table:table-cell>
          <table:table-cell office:value-type="float" office:value="0.831168" calcext:value-type="float">
            <text:p>0,831168</text:p>
          </table:table-cell>
          <table:table-cell office:value-type="float" office:value="0.858295" calcext:value-type="float">
            <text:p>0,858295</text:p>
          </table:table-cell>
          <table:table-cell office:value-type="float" office:value="0.884976" calcext:value-type="float">
            <text:p>0,884976</text:p>
          </table:table-cell>
          <table:table-cell office:value-type="float" office:value="0.887492" calcext:value-type="float">
            <text:p>0,887492</text:p>
          </table:table-cell>
          <table:table-cell office:value-type="float" office:value="0.887741" calcext:value-type="float">
            <text:p>0,887741</text:p>
          </table:table-cell>
          <table:table-cell office:value-type="float" office:value="0.887973" calcext:value-type="float">
            <text:p>0,887973</text:p>
          </table:table-cell>
          <table:table-cell office:value-type="float" office:value="0.903685" calcext:value-type="float">
            <text:p>0,903685</text:p>
          </table:table-cell>
          <table:table-cell office:value-type="float" office:value="0.912486" calcext:value-type="float">
            <text:p>0,912486</text:p>
          </table:table-cell>
          <table:table-cell office:value-type="float" office:value="0.913394" calcext:value-type="float">
            <text:p>0,913394</text:p>
          </table:table-cell>
          <table:table-cell office:value-type="float" office:value="0.916687" calcext:value-type="float">
            <text:p>0,916687</text:p>
          </table:table-cell>
          <table:table-cell office:value-type="float" office:value="0.91892" calcext:value-type="float">
            <text:p>0,91892</text:p>
          </table:table-cell>
          <table:table-cell office:value-type="float" office:value="0.88839" calcext:value-type="float">
            <text:p>0,88839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794943" calcext:value-type="float">
            <text:p>0,794943</text:p>
          </table:table-cell>
          <table:table-cell office:value-type="float" office:value="0.836943" calcext:value-type="float">
            <text:p>0,836943</text:p>
          </table:table-cell>
          <table:table-cell office:value-type="float" office:value="0.857637" calcext:value-type="float">
            <text:p>0,857637</text:p>
          </table:table-cell>
          <table:table-cell office:value-type="float" office:value="0.881274" calcext:value-type="float">
            <text:p>0,881274</text:p>
          </table:table-cell>
          <table:table-cell office:value-type="float" office:value="0.887434" calcext:value-type="float">
            <text:p>0,887434</text:p>
          </table:table-cell>
          <table:table-cell office:value-type="float" office:value="0.887708" calcext:value-type="float">
            <text:p>0,887708</text:p>
          </table:table-cell>
          <table:table-cell office:value-type="float" office:value="0.887983" calcext:value-type="float">
            <text:p>0,887983</text:p>
          </table:table-cell>
          <table:table-cell office:value-type="float" office:value="0.904076" calcext:value-type="float">
            <text:p>0,904076</text:p>
          </table:table-cell>
          <table:table-cell office:value-type="float" office:value="0.912628" calcext:value-type="float">
            <text:p>0,912628</text:p>
          </table:table-cell>
          <table:table-cell office:value-type="float" office:value="0.913949" calcext:value-type="float">
            <text:p>0,913949</text:p>
          </table:table-cell>
          <table:table-cell office:value-type="float" office:value="0.917192" calcext:value-type="float">
            <text:p>0,917192</text:p>
          </table:table-cell>
          <table:table-cell office:value-type="float" office:value="0.919034" calcext:value-type="float">
            <text:p>0,919034</text:p>
          </table:table-cell>
          <table:table-cell office:value-type="float" office:value="0.888682" calcext:value-type="float">
            <text:p>0,88868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211264" calcext:value-type="float">
            <text:p>0,211264</text:p>
          </table:table-cell>
          <table:table-cell office:value-type="float" office:value="0.802907" calcext:value-type="float">
            <text:p>0,802907</text:p>
          </table:table-cell>
          <table:table-cell office:value-type="float" office:value="0.85332" calcext:value-type="float">
            <text:p>0,85332</text:p>
          </table:table-cell>
          <table:table-cell office:value-type="float" office:value="0.866703" calcext:value-type="float">
            <text:p>0,866703</text:p>
          </table:table-cell>
          <table:table-cell office:value-type="float" office:value="0.886735" calcext:value-type="float">
            <text:p>0,886735</text:p>
          </table:table-cell>
          <table:table-cell office:value-type="float" office:value="0.887564" calcext:value-type="float">
            <text:p>0,887564</text:p>
          </table:table-cell>
          <table:table-cell office:value-type="float" office:value="0.887831" calcext:value-type="float">
            <text:p>0,887831</text:p>
          </table:table-cell>
          <table:table-cell office:value-type="float" office:value="0.894951" calcext:value-type="float">
            <text:p>0,894951</text:p>
          </table:table-cell>
          <table:table-cell office:value-type="float" office:value="0.911936" calcext:value-type="float">
            <text:p>0,911936</text:p>
          </table:table-cell>
          <table:table-cell office:value-type="float" office:value="0.912977" calcext:value-type="float">
            <text:p>0,912977</text:p>
          </table:table-cell>
          <table:table-cell office:value-type="float" office:value="0.916158" calcext:value-type="float">
            <text:p>0,916158</text:p>
          </table:table-cell>
          <table:table-cell office:value-type="float" office:value="0.919034" calcext:value-type="float">
            <text:p>0,919034</text:p>
          </table:table-cell>
          <table:table-cell office:value-type="float" office:value="0.882108" calcext:value-type="float">
            <text:p>0,88210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752046" calcext:value-type="float">
            <text:p>0,752046</text:p>
          </table:table-cell>
          <table:table-cell office:value-type="float" office:value="0.83821" calcext:value-type="float">
            <text:p>0,83821</text:p>
          </table:table-cell>
          <table:table-cell office:value-type="float" office:value="0.859008" calcext:value-type="float">
            <text:p>0,859008</text:p>
          </table:table-cell>
          <table:table-cell office:value-type="float" office:value="0.884943" calcext:value-type="float">
            <text:p>0,884943</text:p>
          </table:table-cell>
          <table:table-cell office:value-type="float" office:value="0.887399" calcext:value-type="float">
            <text:p>0,887399</text:p>
          </table:table-cell>
          <table:table-cell office:value-type="float" office:value="0.887711" calcext:value-type="float">
            <text:p>0,887711</text:p>
          </table:table-cell>
          <table:table-cell office:value-type="float" office:value="0.887971" calcext:value-type="float">
            <text:p>0,887971</text:p>
          </table:table-cell>
          <table:table-cell office:value-type="float" office:value="0.901125" calcext:value-type="float">
            <text:p>0,901125</text:p>
          </table:table-cell>
          <table:table-cell office:value-type="float" office:value="0.912302" calcext:value-type="float">
            <text:p>0,912302</text:p>
          </table:table-cell>
          <table:table-cell office:value-type="float" office:value="0.913375" calcext:value-type="float">
            <text:p>0,913375</text:p>
          </table:table-cell>
          <table:table-cell office:value-type="float" office:value="0.916825" calcext:value-type="float">
            <text:p>0,916825</text:p>
          </table:table-cell>
          <table:table-cell office:value-type="float" office:value="0.919034" calcext:value-type="float">
            <text:p>0,919034</text:p>
          </table:table-cell>
          <table:table-cell office:value-type="float" office:value="0.888887" calcext:value-type="float">
            <text:p>0,888887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79469" calcext:value-type="float">
            <text:p>0,79469</text:p>
          </table:table-cell>
          <table:table-cell office:value-type="float" office:value="0.83921" calcext:value-type="float">
            <text:p>0,83921</text:p>
          </table:table-cell>
          <table:table-cell office:value-type="float" office:value="0.863922" calcext:value-type="float">
            <text:p>0,863922</text:p>
          </table:table-cell>
          <table:table-cell office:value-type="float" office:value="0.886922" calcext:value-type="float">
            <text:p>0,886922</text:p>
          </table:table-cell>
          <table:table-cell office:value-type="float" office:value="0.887554" calcext:value-type="float">
            <text:p>0,887554</text:p>
          </table:table-cell>
          <table:table-cell office:value-type="float" office:value="0.887815" calcext:value-type="float">
            <text:p>0,887815</text:p>
          </table:table-cell>
          <table:table-cell office:value-type="float" office:value="0.895315" calcext:value-type="float">
            <text:p>0,895315</text:p>
          </table:table-cell>
          <table:table-cell office:value-type="float" office:value="0.911727" calcext:value-type="float">
            <text:p>0,911727</text:p>
          </table:table-cell>
          <table:table-cell office:value-type="float" office:value="0.912972" calcext:value-type="float">
            <text:p>0,912972</text:p>
          </table:table-cell>
          <table:table-cell office:value-type="float" office:value="0.914753" calcext:value-type="float">
            <text:p>0,914753</text:p>
          </table:table-cell>
          <table:table-cell office:value-type="float" office:value="0.917251" calcext:value-type="float">
            <text:p>0,917251</text:p>
          </table:table-cell>
          <table:table-cell office:value-type="float" office:value="0.919195" calcext:value-type="float">
            <text:p>0,919195</text:p>
          </table:table-cell>
          <table:table-cell office:value-type="float" office:value="0.891744" calcext:value-type="float">
            <text:p>0,89174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780046" calcext:value-type="float">
            <text:p>0,780046</text:p>
          </table:table-cell>
          <table:table-cell office:value-type="float" office:value="0.837932" calcext:value-type="float">
            <text:p>0,837932</text:p>
          </table:table-cell>
          <table:table-cell office:value-type="float" office:value="0.870479" calcext:value-type="float">
            <text:p>0,870479</text:p>
          </table:table-cell>
          <table:table-cell office:value-type="float" office:value="0.88707" calcext:value-type="float">
            <text:p>0,88707</text:p>
          </table:table-cell>
          <table:table-cell office:value-type="float" office:value="0.887569" calcext:value-type="float">
            <text:p>0,887569</text:p>
          </table:table-cell>
          <table:table-cell office:value-type="float" office:value="0.887808" calcext:value-type="float">
            <text:p>0,887808</text:p>
          </table:table-cell>
          <table:table-cell office:value-type="float" office:value="0.888837" calcext:value-type="float">
            <text:p>0,888837</text:p>
          </table:table-cell>
          <table:table-cell office:value-type="float" office:value="0.907412" calcext:value-type="float">
            <text:p>0,907412</text:p>
          </table:table-cell>
          <table:table-cell office:value-type="float" office:value="0.912879" calcext:value-type="float">
            <text:p>0,912879</text:p>
          </table:table-cell>
          <table:table-cell office:value-type="float" office:value="0.914519" calcext:value-type="float">
            <text:p>0,914519</text:p>
          </table:table-cell>
          <table:table-cell office:value-type="float" office:value="0.917072" calcext:value-type="float">
            <text:p>0,917072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1158" calcext:value-type="float">
            <text:p>0,891158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791954" calcext:value-type="float">
            <text:p>0,791954</text:p>
          </table:table-cell>
          <table:table-cell office:value-type="float" office:value="0.844952" calcext:value-type="float">
            <text:p>0,844952</text:p>
          </table:table-cell>
          <table:table-cell office:value-type="float" office:value="0.879565" calcext:value-type="float">
            <text:p>0,879565</text:p>
          </table:table-cell>
          <table:table-cell office:value-type="float" office:value="0.887126" calcext:value-type="float">
            <text:p>0,887126</text:p>
          </table:table-cell>
          <table:table-cell office:value-type="float" office:value="0.887614" calcext:value-type="float">
            <text:p>0,887614</text:p>
          </table:table-cell>
          <table:table-cell office:value-type="float" office:value="0.887863" calcext:value-type="float">
            <text:p>0,887863</text:p>
          </table:table-cell>
          <table:table-cell office:value-type="float" office:value="0.890719" calcext:value-type="float">
            <text:p>0,890719</text:p>
          </table:table-cell>
          <table:table-cell office:value-type="float" office:value="0.910796" calcext:value-type="float">
            <text:p>0,910796</text:p>
          </table:table-cell>
          <table:table-cell office:value-type="float" office:value="0.913537" calcext:value-type="float">
            <text:p>0,913537</text:p>
          </table:table-cell>
          <table:table-cell office:value-type="float" office:value="0.915594" calcext:value-type="float">
            <text:p>0,915594</text:p>
          </table:table-cell>
          <table:table-cell office:value-type="float" office:value="0.91728" calcext:value-type="float">
            <text:p>0,91728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3504" calcext:value-type="float">
            <text:p>0,893504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242023" calcext:value-type="float">
            <text:p>0,242023</text:p>
          </table:table-cell>
          <table:table-cell office:value-type="float" office:value="0.821868" calcext:value-type="float">
            <text:p>0,821868</text:p>
          </table:table-cell>
          <table:table-cell office:value-type="float" office:value="0.881603" calcext:value-type="float">
            <text:p>0,881603</text:p>
          </table:table-cell>
          <table:table-cell office:value-type="float" office:value="0.887177" calcext:value-type="float">
            <text:p>0,887177</text:p>
          </table:table-cell>
          <table:table-cell office:value-type="float" office:value="0.887557" calcext:value-type="float">
            <text:p>0,887557</text:p>
          </table:table-cell>
          <table:table-cell office:value-type="float" office:value="0.887861" calcext:value-type="float">
            <text:p>0,887861</text:p>
          </table:table-cell>
          <table:table-cell office:value-type="float" office:value="0.890105" calcext:value-type="float">
            <text:p>0,890105</text:p>
          </table:table-cell>
          <table:table-cell office:value-type="float" office:value="0.908201" calcext:value-type="float">
            <text:p>0,908201</text:p>
          </table:table-cell>
          <table:table-cell office:value-type="float" office:value="0.913802" calcext:value-type="float">
            <text:p>0,913802</text:p>
          </table:table-cell>
          <table:table-cell office:value-type="float" office:value="0.915925" calcext:value-type="float">
            <text:p>0,915925</text:p>
          </table:table-cell>
          <table:table-cell office:value-type="float" office:value="0.917431" calcext:value-type="float">
            <text:p>0,917431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1153" calcext:value-type="float">
            <text:p>0,891153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751034" calcext:value-type="float">
            <text:p>0,751034</text:p>
          </table:table-cell>
          <table:table-cell office:value-type="float" office:value="0.841851" calcext:value-type="float">
            <text:p>0,841851</text:p>
          </table:table-cell>
          <table:table-cell office:value-type="float" office:value="0.886728" calcext:value-type="float">
            <text:p>0,886728</text:p>
          </table:table-cell>
          <table:table-cell office:value-type="float" office:value="0.887404" calcext:value-type="float">
            <text:p>0,887404</text:p>
          </table:table-cell>
          <table:table-cell office:value-type="float" office:value="0.887652" calcext:value-type="float">
            <text:p>0,887652</text:p>
          </table:table-cell>
          <table:table-cell office:value-type="float" office:value="0.887878" calcext:value-type="float">
            <text:p>0,887878</text:p>
          </table:table-cell>
          <table:table-cell office:value-type="float" office:value="0.889338" calcext:value-type="float">
            <text:p>0,889338</text:p>
          </table:table-cell>
          <table:table-cell office:value-type="float" office:value="0.910235" calcext:value-type="float">
            <text:p>0,910235</text:p>
          </table:table-cell>
          <table:table-cell office:value-type="float" office:value="0.913594" calcext:value-type="float">
            <text:p>0,913594</text:p>
          </table:table-cell>
          <table:table-cell office:value-type="float" office:value="0.915829" calcext:value-type="float">
            <text:p>0,915829</text:p>
          </table:table-cell>
          <table:table-cell office:value-type="float" office:value="0.917096" calcext:value-type="float">
            <text:p>0,917096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3761" calcext:value-type="float">
            <text:p>0,89376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51034" calcext:value-type="float">
            <text:p>0,751034</text:p>
          </table:table-cell>
          <table:table-cell office:value-type="float" office:value="0.833726" calcext:value-type="float">
            <text:p>0,833726</text:p>
          </table:table-cell>
          <table:table-cell office:value-type="float" office:value="0.884823" calcext:value-type="float">
            <text:p>0,884823</text:p>
          </table:table-cell>
          <table:table-cell office:value-type="float" office:value="0.887433" calcext:value-type="float">
            <text:p>0,887433</text:p>
          </table:table-cell>
          <table:table-cell office:value-type="float" office:value="0.887627" calcext:value-type="float">
            <text:p>0,887627</text:p>
          </table:table-cell>
          <table:table-cell office:value-type="float" office:value="0.887837" calcext:value-type="float">
            <text:p>0,887837</text:p>
          </table:table-cell>
          <table:table-cell office:value-type="float" office:value="0.889506" calcext:value-type="float">
            <text:p>0,889506</text:p>
          </table:table-cell>
          <table:table-cell office:value-type="float" office:value="0.912161" calcext:value-type="float">
            <text:p>0,912161</text:p>
          </table:table-cell>
          <table:table-cell office:value-type="float" office:value="0.913536" calcext:value-type="float">
            <text:p>0,913536</text:p>
          </table:table-cell>
          <table:table-cell office:value-type="float" office:value="0.91532" calcext:value-type="float">
            <text:p>0,91532</text:p>
          </table:table-cell>
          <table:table-cell office:value-type="float" office:value="0.91718" calcext:value-type="float">
            <text:p>0,91718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2915" calcext:value-type="float">
            <text:p>0,89291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791954" calcext:value-type="float">
            <text:p>0,791954</text:p>
          </table:table-cell>
          <table:table-cell office:value-type="float" office:value="0.839568" calcext:value-type="float">
            <text:p>0,839568</text:p>
          </table:table-cell>
          <table:table-cell office:value-type="float" office:value="0.879874" calcext:value-type="float">
            <text:p>0,879874</text:p>
          </table:table-cell>
          <table:table-cell office:value-type="float" office:value="0.887438" calcext:value-type="float">
            <text:p>0,887438</text:p>
          </table:table-cell>
          <table:table-cell office:value-type="float" office:value="0.887697" calcext:value-type="float">
            <text:p>0,887697</text:p>
          </table:table-cell>
          <table:table-cell office:value-type="float" office:value="0.888006" calcext:value-type="float">
            <text:p>0,888006</text:p>
          </table:table-cell>
          <table:table-cell office:value-type="float" office:value="0.908399" calcext:value-type="float">
            <text:p>0,908399</text:p>
          </table:table-cell>
          <table:table-cell office:value-type="float" office:value="0.913015" calcext:value-type="float">
            <text:p>0,913015</text:p>
          </table:table-cell>
          <table:table-cell office:value-type="float" office:value="0.913653" calcext:value-type="float">
            <text:p>0,913653</text:p>
          </table:table-cell>
          <table:table-cell office:value-type="float" office:value="0.915144" calcext:value-type="float">
            <text:p>0,915144</text:p>
          </table:table-cell>
          <table:table-cell office:value-type="float" office:value="0.916887" calcext:value-type="float">
            <text:p>0,916887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4968" calcext:value-type="float">
            <text:p>0,894968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752552" calcext:value-type="float">
            <text:p>0,752552</text:p>
          </table:table-cell>
          <table:table-cell office:value-type="float" office:value="0.845688" calcext:value-type="float">
            <text:p>0,845688</text:p>
          </table:table-cell>
          <table:table-cell office:value-type="float" office:value="0.886863" calcext:value-type="float">
            <text:p>0,886863</text:p>
          </table:table-cell>
          <table:table-cell office:value-type="float" office:value="0.887467" calcext:value-type="float">
            <text:p>0,887467</text:p>
          </table:table-cell>
          <table:table-cell office:value-type="float" office:value="0.88776" calcext:value-type="float">
            <text:p>0,88776</text:p>
          </table:table-cell>
          <table:table-cell office:value-type="float" office:value="0.890086" calcext:value-type="float">
            <text:p>0,890086</text:p>
          </table:table-cell>
          <table:table-cell office:value-type="float" office:value="0.911963" calcext:value-type="float">
            <text:p>0,911963</text:p>
          </table:table-cell>
          <table:table-cell office:value-type="float" office:value="0.912881" calcext:value-type="float">
            <text:p>0,912881</text:p>
          </table:table-cell>
          <table:table-cell office:value-type="float" office:value="0.913488" calcext:value-type="float">
            <text:p>0,913488</text:p>
          </table:table-cell>
          <table:table-cell office:value-type="float" office:value="0.914623" calcext:value-type="float">
            <text:p>0,914623</text:p>
          </table:table-cell>
          <table:table-cell office:value-type="float" office:value="0.916951" calcext:value-type="float">
            <text:p>0,916951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6777" calcext:value-type="float">
            <text:p>0,896777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211655" calcext:value-type="float">
            <text:p>0,211655</text:p>
          </table:table-cell>
          <table:table-cell office:value-type="float" office:value="0.834457" calcext:value-type="float">
            <text:p>0,834457</text:p>
          </table:table-cell>
          <table:table-cell office:value-type="float" office:value="0.887098" calcext:value-type="float">
            <text:p>0,887098</text:p>
          </table:table-cell>
          <table:table-cell office:value-type="float" office:value="0.887533" calcext:value-type="float">
            <text:p>0,887533</text:p>
          </table:table-cell>
          <table:table-cell office:value-type="float" office:value="0.887789" calcext:value-type="float">
            <text:p>0,887789</text:p>
          </table:table-cell>
          <table:table-cell office:value-type="float" office:value="0.887971" calcext:value-type="float">
            <text:p>0,887971</text:p>
          </table:table-cell>
          <table:table-cell office:value-type="float" office:value="0.895824" calcext:value-type="float">
            <text:p>0,895824</text:p>
          </table:table-cell>
          <table:table-cell office:value-type="float" office:value="0.912763" calcext:value-type="float">
            <text:p>0,912763</text:p>
          </table:table-cell>
          <table:table-cell office:value-type="float" office:value="0.913393" calcext:value-type="float">
            <text:p>0,913393</text:p>
          </table:table-cell>
          <table:table-cell office:value-type="float" office:value="0.91465" calcext:value-type="float">
            <text:p>0,91465</text:p>
          </table:table-cell>
          <table:table-cell office:value-type="float" office:value="0.916943" calcext:value-type="float">
            <text:p>0,916943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3842" calcext:value-type="float">
            <text:p>0,89384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28851" calcext:value-type="float">
            <text:p>0,828851</text:p>
          </table:table-cell>
          <table:table-cell office:value-type="float" office:value="0.852193" calcext:value-type="float">
            <text:p>0,852193</text:p>
          </table:table-cell>
          <table:table-cell office:value-type="float" office:value="0.886829" calcext:value-type="float">
            <text:p>0,886829</text:p>
          </table:table-cell>
          <table:table-cell office:value-type="float" office:value="0.887384" calcext:value-type="float">
            <text:p>0,887384</text:p>
          </table:table-cell>
          <table:table-cell office:value-type="float" office:value="0.88766" calcext:value-type="float">
            <text:p>0,88766</text:p>
          </table:table-cell>
          <table:table-cell office:value-type="float" office:value="0.88788" calcext:value-type="float">
            <text:p>0,88788</text:p>
          </table:table-cell>
          <table:table-cell office:value-type="float" office:value="0.889943" calcext:value-type="float">
            <text:p>0,889943</text:p>
          </table:table-cell>
          <table:table-cell office:value-type="float" office:value="0.912441" calcext:value-type="float">
            <text:p>0,912441</text:p>
          </table:table-cell>
          <table:table-cell office:value-type="float" office:value="0.913368" calcext:value-type="float">
            <text:p>0,913368</text:p>
          </table:table-cell>
          <table:table-cell office:value-type="float" office:value="0.915191" calcext:value-type="float">
            <text:p>0,915191</text:p>
          </table:table-cell>
          <table:table-cell office:value-type="float" office:value="0.917043" calcext:value-type="float">
            <text:p>0,917043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4993" calcext:value-type="float">
            <text:p>0,89499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240805" calcext:value-type="float">
            <text:p>0,240805</text:p>
          </table:table-cell>
          <table:table-cell office:value-type="float" office:value="0.832458" calcext:value-type="float">
            <text:p>0,832458</text:p>
          </table:table-cell>
          <table:table-cell office:value-type="float" office:value="0.886663" calcext:value-type="float">
            <text:p>0,886663</text:p>
          </table:table-cell>
          <table:table-cell office:value-type="float" office:value="0.887344" calcext:value-type="float">
            <text:p>0,887344</text:p>
          </table:table-cell>
          <table:table-cell office:value-type="float" office:value="0.887654" calcext:value-type="float">
            <text:p>0,887654</text:p>
          </table:table-cell>
          <table:table-cell office:value-type="float" office:value="0.887909" calcext:value-type="float">
            <text:p>0,887909</text:p>
          </table:table-cell>
          <table:table-cell office:value-type="float" office:value="0.895113" calcext:value-type="float">
            <text:p>0,895113</text:p>
          </table:table-cell>
          <table:table-cell office:value-type="float" office:value="0.912606" calcext:value-type="float">
            <text:p>0,912606</text:p>
          </table:table-cell>
          <table:table-cell office:value-type="float" office:value="0.913362" calcext:value-type="float">
            <text:p>0,913362</text:p>
          </table:table-cell>
          <table:table-cell office:value-type="float" office:value="0.914752" calcext:value-type="float">
            <text:p>0,914752</text:p>
          </table:table-cell>
          <table:table-cell office:value-type="float" office:value="0.917038" calcext:value-type="float">
            <text:p>0,917038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349" calcext:value-type="float">
            <text:p>0,89349</text:p>
          </table:table-cell>
          <table:table-cell>
            <draw:frame draw:z-index="0" draw:style-name="gr1" draw:text-style-name="P1" svg:width="22.348cm" svg:height="12.57cm" svg:x="0.054cm" svg:y="-0.001cm">
              <draw:object draw:notify-on-update-of-ranges="accuracy.A2:accuracy.A251 accuracy.C1:accuracy.C1 accuracy.C2:accuracy.C251 accuracy.D1:accuracy.D1 accuracy.D2:accuracy.D251 accuracy.E1:accuracy.E1 accuracy.E2:accuracy.E251 accuracy.F1:accuracy.F1 accuracy.F2:accuracy.F251 accuracy.G1:accuracy.G1 accuracy.G2:accuracy.G251 accuracy.H1:accuracy.H1 accuracy.H2:accuracy.H251 accuracy.I1:accuracy.I1 accuracy.I2:accuracy.I251 accuracy.J1:accuracy.J1 accuracy.J2:accuracy.J251 accuracy.K1:accuracy.K1 accuracy.K2:accuracy.K251 accuracy.L1:accuracy.L1 accuracy.L2:accuracy.L251 accuracy.M1:accuracy.M1 accuracy.M2:accuracy.M251 accuracy.N1:accuracy.N1 accuracy.N2:accuracy.N2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831126" calcext:value-type="float">
            <text:p>0,831126</text:p>
          </table:table-cell>
          <table:table-cell office:value-type="float" office:value="0.849526" calcext:value-type="float">
            <text:p>0,849526</text:p>
          </table:table-cell>
          <table:table-cell office:value-type="float" office:value="0.884981" calcext:value-type="float">
            <text:p>0,884981</text:p>
          </table:table-cell>
          <table:table-cell office:value-type="float" office:value="0.887146" calcext:value-type="float">
            <text:p>0,887146</text:p>
          </table:table-cell>
          <table:table-cell office:value-type="float" office:value="0.887488" calcext:value-type="float">
            <text:p>0,887488</text:p>
          </table:table-cell>
          <table:table-cell office:value-type="float" office:value="0.887692" calcext:value-type="float">
            <text:p>0,887692</text:p>
          </table:table-cell>
          <table:table-cell office:value-type="float" office:value="0.887902" calcext:value-type="float">
            <text:p>0,887902</text:p>
          </table:table-cell>
          <table:table-cell office:value-type="float" office:value="0.898495" calcext:value-type="float">
            <text:p>0,898495</text:p>
          </table:table-cell>
          <table:table-cell office:value-type="float" office:value="0.912867" calcext:value-type="float">
            <text:p>0,912867</text:p>
          </table:table-cell>
          <table:table-cell office:value-type="float" office:value="0.914014" calcext:value-type="float">
            <text:p>0,914014</text:p>
          </table:table-cell>
          <table:table-cell office:value-type="float" office:value="0.916925" calcext:value-type="float">
            <text:p>0,916925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2704" calcext:value-type="float">
            <text:p>0,892704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839402" calcext:value-type="float">
            <text:p>0,839402</text:p>
          </table:table-cell>
          <table:table-cell office:value-type="float" office:value="0.850709" calcext:value-type="float">
            <text:p>0,850709</text:p>
          </table:table-cell>
          <table:table-cell office:value-type="float" office:value="0.878216" calcext:value-type="float">
            <text:p>0,878216</text:p>
          </table:table-cell>
          <table:table-cell office:value-type="float" office:value="0.887176" calcext:value-type="float">
            <text:p>0,887176</text:p>
          </table:table-cell>
          <table:table-cell office:value-type="float" office:value="0.887534" calcext:value-type="float">
            <text:p>0,887534</text:p>
          </table:table-cell>
          <table:table-cell office:value-type="float" office:value="0.887766" calcext:value-type="float">
            <text:p>0,887766</text:p>
          </table:table-cell>
          <table:table-cell office:value-type="float" office:value="0.887976" calcext:value-type="float">
            <text:p>0,887976</text:p>
          </table:table-cell>
          <table:table-cell office:value-type="float" office:value="0.905276" calcext:value-type="float">
            <text:p>0,905276</text:p>
          </table:table-cell>
          <table:table-cell office:value-type="float" office:value="0.912886" calcext:value-type="float">
            <text:p>0,912886</text:p>
          </table:table-cell>
          <table:table-cell office:value-type="float" office:value="0.914386" calcext:value-type="float">
            <text:p>0,914386</text:p>
          </table:table-cell>
          <table:table-cell office:value-type="float" office:value="0.917091" calcext:value-type="float">
            <text:p>0,917091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2902" calcext:value-type="float">
            <text:p>0,89290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839379" calcext:value-type="float">
            <text:p>0,839379</text:p>
          </table:table-cell>
          <table:table-cell office:value-type="float" office:value="0.851183" calcext:value-type="float">
            <text:p>0,851183</text:p>
          </table:table-cell>
          <table:table-cell office:value-type="float" office:value="0.880292" calcext:value-type="float">
            <text:p>0,880292</text:p>
          </table:table-cell>
          <table:table-cell office:value-type="float" office:value="0.887244" calcext:value-type="float">
            <text:p>0,887244</text:p>
          </table:table-cell>
          <table:table-cell office:value-type="float" office:value="0.887554" calcext:value-type="float">
            <text:p>0,887554</text:p>
          </table:table-cell>
          <table:table-cell office:value-type="float" office:value="0.887876" calcext:value-type="float">
            <text:p>0,887876</text:p>
          </table:table-cell>
          <table:table-cell office:value-type="float" office:value="0.896063" calcext:value-type="float">
            <text:p>0,896063</text:p>
          </table:table-cell>
          <table:table-cell office:value-type="float" office:value="0.912228" calcext:value-type="float">
            <text:p>0,912228</text:p>
          </table:table-cell>
          <table:table-cell office:value-type="float" office:value="0.913079" calcext:value-type="float">
            <text:p>0,913079</text:p>
          </table:table-cell>
          <table:table-cell office:value-type="float" office:value="0.914531" calcext:value-type="float">
            <text:p>0,914531</text:p>
          </table:table-cell>
          <table:table-cell office:value-type="float" office:value="0.91707" calcext:value-type="float">
            <text:p>0,91707</text:p>
          </table:table-cell>
          <table:table-cell office:value-type="float" office:value="0.919241" calcext:value-type="float">
            <text:p>0,919241</text:p>
          </table:table-cell>
          <table:table-cell office:value-type="float" office:value="0.894712" calcext:value-type="float">
            <text:p>0,894712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210713" calcext:value-type="float">
            <text:p>0,210713</text:p>
          </table:table-cell>
          <table:table-cell office:value-type="float" office:value="0.8246" calcext:value-type="float">
            <text:p>0,8246</text:p>
          </table:table-cell>
          <table:table-cell office:value-type="float" office:value="0.87728" calcext:value-type="float">
            <text:p>0,87728</text:p>
          </table:table-cell>
          <table:table-cell office:value-type="float" office:value="0.88715" calcext:value-type="float">
            <text:p>0,88715</text:p>
          </table:table-cell>
          <table:table-cell office:value-type="float" office:value="0.887488" calcext:value-type="float">
            <text:p>0,887488</text:p>
          </table:table-cell>
          <table:table-cell office:value-type="float" office:value="0.887801" calcext:value-type="float">
            <text:p>0,887801</text:p>
          </table:table-cell>
          <table:table-cell office:value-type="float" office:value="0.89327" calcext:value-type="float">
            <text:p>0,89327</text:p>
          </table:table-cell>
          <table:table-cell office:value-type="float" office:value="0.912077" calcext:value-type="float">
            <text:p>0,912077</text:p>
          </table:table-cell>
          <table:table-cell office:value-type="float" office:value="0.913212" calcext:value-type="float">
            <text:p>0,913212</text:p>
          </table:table-cell>
          <table:table-cell office:value-type="float" office:value="0.915027" calcext:value-type="float">
            <text:p>0,915027</text:p>
          </table:table-cell>
          <table:table-cell office:value-type="float" office:value="0.917261" calcext:value-type="float">
            <text:p>0,917261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1517" calcext:value-type="float">
            <text:p>0,89151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845908" calcext:value-type="float">
            <text:p>0,845908</text:p>
          </table:table-cell>
          <table:table-cell office:value-type="float" office:value="0.853899" calcext:value-type="float">
            <text:p>0,853899</text:p>
          </table:table-cell>
          <table:table-cell office:value-type="float" office:value="0.886307" calcext:value-type="float">
            <text:p>0,886307</text:p>
          </table:table-cell>
          <table:table-cell office:value-type="float" office:value="0.887212" calcext:value-type="float">
            <text:p>0,887212</text:p>
          </table:table-cell>
          <table:table-cell office:value-type="float" office:value="0.887456" calcext:value-type="float">
            <text:p>0,887456</text:p>
          </table:table-cell>
          <table:table-cell office:value-type="float" office:value="0.88782" calcext:value-type="float">
            <text:p>0,88782</text:p>
          </table:table-cell>
          <table:table-cell office:value-type="float" office:value="0.903977" calcext:value-type="float">
            <text:p>0,903977</text:p>
          </table:table-cell>
          <table:table-cell office:value-type="float" office:value="0.912398" calcext:value-type="float">
            <text:p>0,912398</text:p>
          </table:table-cell>
          <table:table-cell office:value-type="float" office:value="0.913043" calcext:value-type="float">
            <text:p>0,913043</text:p>
          </table:table-cell>
          <table:table-cell office:value-type="float" office:value="0.914762" calcext:value-type="float">
            <text:p>0,914762</text:p>
          </table:table-cell>
          <table:table-cell office:value-type="float" office:value="0.916946" calcext:value-type="float">
            <text:p>0,916946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6382" calcext:value-type="float">
            <text:p>0,89638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757816" calcext:value-type="float">
            <text:p>0,757816</text:p>
          </table:table-cell>
          <table:table-cell office:value-type="float" office:value="0.848336" calcext:value-type="float">
            <text:p>0,848336</text:p>
          </table:table-cell>
          <table:table-cell office:value-type="float" office:value="0.886358" calcext:value-type="float">
            <text:p>0,886358</text:p>
          </table:table-cell>
          <table:table-cell office:value-type="float" office:value="0.887196" calcext:value-type="float">
            <text:p>0,887196</text:p>
          </table:table-cell>
          <table:table-cell office:value-type="float" office:value="0.887409" calcext:value-type="float">
            <text:p>0,887409</text:p>
          </table:table-cell>
          <table:table-cell office:value-type="float" office:value="0.887781" calcext:value-type="float">
            <text:p>0,887781</text:p>
          </table:table-cell>
          <table:table-cell office:value-type="float" office:value="0.897084" calcext:value-type="float">
            <text:p>0,897084</text:p>
          </table:table-cell>
          <table:table-cell office:value-type="float" office:value="0.912282" calcext:value-type="float">
            <text:p>0,912282</text:p>
          </table:table-cell>
          <table:table-cell office:value-type="float" office:value="0.913256" calcext:value-type="float">
            <text:p>0,913256</text:p>
          </table:table-cell>
          <table:table-cell office:value-type="float" office:value="0.914956" calcext:value-type="float">
            <text:p>0,914956</text:p>
          </table:table-cell>
          <table:table-cell office:value-type="float" office:value="0.916758" calcext:value-type="float">
            <text:p>0,916758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5142" calcext:value-type="float">
            <text:p>0,89514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757816" calcext:value-type="float">
            <text:p>0,757816</text:p>
          </table:table-cell>
          <table:table-cell office:value-type="float" office:value="0.848616" calcext:value-type="float">
            <text:p>0,848616</text:p>
          </table:table-cell>
          <table:table-cell office:value-type="float" office:value="0.885434" calcext:value-type="float">
            <text:p>0,885434</text:p>
          </table:table-cell>
          <table:table-cell office:value-type="float" office:value="0.887151" calcext:value-type="float">
            <text:p>0,887151</text:p>
          </table:table-cell>
          <table:table-cell office:value-type="float" office:value="0.887335" calcext:value-type="float">
            <text:p>0,887335</text:p>
          </table:table-cell>
          <table:table-cell office:value-type="float" office:value="0.887633" calcext:value-type="float">
            <text:p>0,887633</text:p>
          </table:table-cell>
          <table:table-cell office:value-type="float" office:value="0.888009" calcext:value-type="float">
            <text:p>0,888009</text:p>
          </table:table-cell>
          <table:table-cell office:value-type="float" office:value="0.910246" calcext:value-type="float">
            <text:p>0,910246</text:p>
          </table:table-cell>
          <table:table-cell office:value-type="float" office:value="0.913169" calcext:value-type="float">
            <text:p>0,913169</text:p>
          </table:table-cell>
          <table:table-cell office:value-type="float" office:value="0.91478" calcext:value-type="float">
            <text:p>0,91478</text:p>
          </table:table-cell>
          <table:table-cell office:value-type="float" office:value="0.916669" calcext:value-type="float">
            <text:p>0,916669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3904" calcext:value-type="float">
            <text:p>0,89390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066644" calcext:value-type="float">
            <text:p>0,066644</text:p>
          </table:table-cell>
          <table:table-cell office:value-type="float" office:value="0.830382" calcext:value-type="float">
            <text:p>0,830382</text:p>
          </table:table-cell>
          <table:table-cell office:value-type="float" office:value="0.886207" calcext:value-type="float">
            <text:p>0,886207</text:p>
          </table:table-cell>
          <table:table-cell office:value-type="float" office:value="0.887202" calcext:value-type="float">
            <text:p>0,887202</text:p>
          </table:table-cell>
          <table:table-cell office:value-type="float" office:value="0.887432" calcext:value-type="float">
            <text:p>0,887432</text:p>
          </table:table-cell>
          <table:table-cell office:value-type="float" office:value="0.887723" calcext:value-type="float">
            <text:p>0,887723</text:p>
          </table:table-cell>
          <table:table-cell office:value-type="float" office:value="0.888029" calcext:value-type="float">
            <text:p>0,888029</text:p>
          </table:table-cell>
          <table:table-cell office:value-type="float" office:value="0.90972" calcext:value-type="float">
            <text:p>0,90972</text:p>
          </table:table-cell>
          <table:table-cell office:value-type="float" office:value="0.913229" calcext:value-type="float">
            <text:p>0,913229</text:p>
          </table:table-cell>
          <table:table-cell office:value-type="float" office:value="0.914727" calcext:value-type="float">
            <text:p>0,914727</text:p>
          </table:table-cell>
          <table:table-cell office:value-type="float" office:value="0.916934" calcext:value-type="float">
            <text:p>0,916934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159" calcext:value-type="float">
            <text:p>0,892159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241793" calcext:value-type="float">
            <text:p>0,241793</text:p>
          </table:table-cell>
          <table:table-cell office:value-type="float" office:value="0.826288" calcext:value-type="float">
            <text:p>0,826288</text:p>
          </table:table-cell>
          <table:table-cell office:value-type="float" office:value="0.882114" calcext:value-type="float">
            <text:p>0,882114</text:p>
          </table:table-cell>
          <table:table-cell office:value-type="float" office:value="0.887137" calcext:value-type="float">
            <text:p>0,887137</text:p>
          </table:table-cell>
          <table:table-cell office:value-type="float" office:value="0.887451" calcext:value-type="float">
            <text:p>0,887451</text:p>
          </table:table-cell>
          <table:table-cell office:value-type="float" office:value="0.887856" calcext:value-type="float">
            <text:p>0,887856</text:p>
          </table:table-cell>
          <table:table-cell office:value-type="float" office:value="0.89689" calcext:value-type="float">
            <text:p>0,89689</text:p>
          </table:table-cell>
          <table:table-cell office:value-type="float" office:value="0.912779" calcext:value-type="float">
            <text:p>0,912779</text:p>
          </table:table-cell>
          <table:table-cell office:value-type="float" office:value="0.914372" calcext:value-type="float">
            <text:p>0,914372</text:p>
          </table:table-cell>
          <table:table-cell office:value-type="float" office:value="0.915837" calcext:value-type="float">
            <text:p>0,915837</text:p>
          </table:table-cell>
          <table:table-cell office:value-type="float" office:value="0.917868" calcext:value-type="float">
            <text:p>0,917868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859" calcext:value-type="float">
            <text:p>0,89285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830391" calcext:value-type="float">
            <text:p>0,830391</text:p>
          </table:table-cell>
          <table:table-cell office:value-type="float" office:value="0.851064" calcext:value-type="float">
            <text:p>0,851064</text:p>
          </table:table-cell>
          <table:table-cell office:value-type="float" office:value="0.883653" calcext:value-type="float">
            <text:p>0,883653</text:p>
          </table:table-cell>
          <table:table-cell office:value-type="float" office:value="0.887186" calcext:value-type="float">
            <text:p>0,887186</text:p>
          </table:table-cell>
          <table:table-cell office:value-type="float" office:value="0.88747" calcext:value-type="float">
            <text:p>0,88747</text:p>
          </table:table-cell>
          <table:table-cell office:value-type="float" office:value="0.887788" calcext:value-type="float">
            <text:p>0,887788</text:p>
          </table:table-cell>
          <table:table-cell office:value-type="float" office:value="0.888024" calcext:value-type="float">
            <text:p>0,888024</text:p>
          </table:table-cell>
          <table:table-cell office:value-type="float" office:value="0.908423" calcext:value-type="float">
            <text:p>0,908423</text:p>
          </table:table-cell>
          <table:table-cell office:value-type="float" office:value="0.913688" calcext:value-type="float">
            <text:p>0,913688</text:p>
          </table:table-cell>
          <table:table-cell office:value-type="float" office:value="0.915385" calcext:value-type="float">
            <text:p>0,915385</text:p>
          </table:table-cell>
          <table:table-cell office:value-type="float" office:value="0.917607" calcext:value-type="float">
            <text:p>0,917607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4029" calcext:value-type="float">
            <text:p>0,894029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831609" calcext:value-type="float">
            <text:p>0,831609</text:p>
          </table:table-cell>
          <table:table-cell office:value-type="float" office:value="0.850451" calcext:value-type="float">
            <text:p>0,850451</text:p>
          </table:table-cell>
          <table:table-cell office:value-type="float" office:value="0.884146" calcext:value-type="float">
            <text:p>0,884146</text:p>
          </table:table-cell>
          <table:table-cell office:value-type="float" office:value="0.887266" calcext:value-type="float">
            <text:p>0,887266</text:p>
          </table:table-cell>
          <table:table-cell office:value-type="float" office:value="0.887448" calcext:value-type="float">
            <text:p>0,887448</text:p>
          </table:table-cell>
          <table:table-cell office:value-type="float" office:value="0.887731" calcext:value-type="float">
            <text:p>0,887731</text:p>
          </table:table-cell>
          <table:table-cell office:value-type="float" office:value="0.888031" calcext:value-type="float">
            <text:p>0,888031</text:p>
          </table:table-cell>
          <table:table-cell office:value-type="float" office:value="0.910196" calcext:value-type="float">
            <text:p>0,910196</text:p>
          </table:table-cell>
          <table:table-cell office:value-type="float" office:value="0.913448" calcext:value-type="float">
            <text:p>0,913448</text:p>
          </table:table-cell>
          <table:table-cell office:value-type="float" office:value="0.915361" calcext:value-type="float">
            <text:p>0,915361</text:p>
          </table:table-cell>
          <table:table-cell office:value-type="float" office:value="0.917851" calcext:value-type="float">
            <text:p>0,917851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4193" calcext:value-type="float">
            <text:p>0,89419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831609" calcext:value-type="float">
            <text:p>0,831609</text:p>
          </table:table-cell>
          <table:table-cell office:value-type="float" office:value="0.848963" calcext:value-type="float">
            <text:p>0,848963</text:p>
          </table:table-cell>
          <table:table-cell office:value-type="float" office:value="0.877833" calcext:value-type="float">
            <text:p>0,877833</text:p>
          </table:table-cell>
          <table:table-cell office:value-type="float" office:value="0.887189" calcext:value-type="float">
            <text:p>0,887189</text:p>
          </table:table-cell>
          <table:table-cell office:value-type="float" office:value="0.887394" calcext:value-type="float">
            <text:p>0,887394</text:p>
          </table:table-cell>
          <table:table-cell office:value-type="float" office:value="0.88762" calcext:value-type="float">
            <text:p>0,88762</text:p>
          </table:table-cell>
          <table:table-cell office:value-type="float" office:value="0.887935" calcext:value-type="float">
            <text:p>0,887935</text:p>
          </table:table-cell>
          <table:table-cell office:value-type="float" office:value="0.905331" calcext:value-type="float">
            <text:p>0,905331</text:p>
          </table:table-cell>
          <table:table-cell office:value-type="float" office:value="0.913434" calcext:value-type="float">
            <text:p>0,913434</text:p>
          </table:table-cell>
          <table:table-cell office:value-type="float" office:value="0.915629" calcext:value-type="float">
            <text:p>0,915629</text:p>
          </table:table-cell>
          <table:table-cell office:value-type="float" office:value="0.917897" calcext:value-type="float">
            <text:p>0,917897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922" calcext:value-type="float">
            <text:p>0,89292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831333" calcext:value-type="float">
            <text:p>0,831333</text:p>
          </table:table-cell>
          <table:table-cell office:value-type="float" office:value="0.847229" calcext:value-type="float">
            <text:p>0,847229</text:p>
          </table:table-cell>
          <table:table-cell office:value-type="float" office:value="0.874525" calcext:value-type="float">
            <text:p>0,874525</text:p>
          </table:table-cell>
          <table:table-cell office:value-type="float" office:value="0.887159" calcext:value-type="float">
            <text:p>0,887159</text:p>
          </table:table-cell>
          <table:table-cell office:value-type="float" office:value="0.887395" calcext:value-type="float">
            <text:p>0,887395</text:p>
          </table:table-cell>
          <table:table-cell office:value-type="float" office:value="0.887631" calcext:value-type="float">
            <text:p>0,887631</text:p>
          </table:table-cell>
          <table:table-cell office:value-type="float" office:value="0.887891" calcext:value-type="float">
            <text:p>0,887891</text:p>
          </table:table-cell>
          <table:table-cell office:value-type="float" office:value="0.903766" calcext:value-type="float">
            <text:p>0,903766</text:p>
          </table:table-cell>
          <table:table-cell office:value-type="float" office:value="0.913548" calcext:value-type="float">
            <text:p>0,913548</text:p>
          </table:table-cell>
          <table:table-cell office:value-type="float" office:value="0.915356" calcext:value-type="float">
            <text:p>0,915356</text:p>
          </table:table-cell>
          <table:table-cell office:value-type="float" office:value="0.918012" calcext:value-type="float">
            <text:p>0,918012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251" calcext:value-type="float">
            <text:p>0,89225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798621" calcext:value-type="float">
            <text:p>0,798621</text:p>
          </table:table-cell>
          <table:table-cell office:value-type="float" office:value="0.84321" calcext:value-type="float">
            <text:p>0,84321</text:p>
          </table:table-cell>
          <table:table-cell office:value-type="float" office:value="0.869106" calcext:value-type="float">
            <text:p>0,869106</text:p>
          </table:table-cell>
          <table:table-cell office:value-type="float" office:value="0.887185" calcext:value-type="float">
            <text:p>0,887185</text:p>
          </table:table-cell>
          <table:table-cell office:value-type="float" office:value="0.887432" calcext:value-type="float">
            <text:p>0,887432</text:p>
          </table:table-cell>
          <table:table-cell office:value-type="float" office:value="0.887676" calcext:value-type="float">
            <text:p>0,887676</text:p>
          </table:table-cell>
          <table:table-cell office:value-type="float" office:value="0.887991" calcext:value-type="float">
            <text:p>0,887991</text:p>
          </table:table-cell>
          <table:table-cell office:value-type="float" office:value="0.910165" calcext:value-type="float">
            <text:p>0,910165</text:p>
          </table:table-cell>
          <table:table-cell office:value-type="float" office:value="0.913834" calcext:value-type="float">
            <text:p>0,913834</text:p>
          </table:table-cell>
          <table:table-cell office:value-type="float" office:value="0.916009" calcext:value-type="float">
            <text:p>0,916009</text:p>
          </table:table-cell>
          <table:table-cell office:value-type="float" office:value="0.918052" calcext:value-type="float">
            <text:p>0,918052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066" calcext:value-type="float">
            <text:p>0,892066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798621" calcext:value-type="float">
            <text:p>0,798621</text:p>
          </table:table-cell>
          <table:table-cell office:value-type="float" office:value="0.844641" calcext:value-type="float">
            <text:p>0,844641</text:p>
          </table:table-cell>
          <table:table-cell office:value-type="float" office:value="0.86619" calcext:value-type="float">
            <text:p>0,86619</text:p>
          </table:table-cell>
          <table:table-cell office:value-type="float" office:value="0.887141" calcext:value-type="float">
            <text:p>0,887141</text:p>
          </table:table-cell>
          <table:table-cell office:value-type="float" office:value="0.887441" calcext:value-type="float">
            <text:p>0,887441</text:p>
          </table:table-cell>
          <table:table-cell office:value-type="float" office:value="0.887698" calcext:value-type="float">
            <text:p>0,887698</text:p>
          </table:table-cell>
          <table:table-cell office:value-type="float" office:value="0.897942" calcext:value-type="float">
            <text:p>0,897942</text:p>
          </table:table-cell>
          <table:table-cell office:value-type="float" office:value="0.912931" calcext:value-type="float">
            <text:p>0,912931</text:p>
          </table:table-cell>
          <table:table-cell office:value-type="float" office:value="0.913986" calcext:value-type="float">
            <text:p>0,913986</text:p>
          </table:table-cell>
          <table:table-cell office:value-type="float" office:value="0.916008" calcext:value-type="float">
            <text:p>0,916008</text:p>
          </table:table-cell>
          <table:table-cell office:value-type="float" office:value="0.917771" calcext:value-type="float">
            <text:p>0,917771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3175" calcext:value-type="float">
            <text:p>0,893175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798621" calcext:value-type="float">
            <text:p>0,798621</text:p>
          </table:table-cell>
          <table:table-cell office:value-type="float" office:value="0.843482" calcext:value-type="float">
            <text:p>0,843482</text:p>
          </table:table-cell>
          <table:table-cell office:value-type="float" office:value="0.860545" calcext:value-type="float">
            <text:p>0,860545</text:p>
          </table:table-cell>
          <table:table-cell office:value-type="float" office:value="0.887048" calcext:value-type="float">
            <text:p>0,887048</text:p>
          </table:table-cell>
          <table:table-cell office:value-type="float" office:value="0.887386" calcext:value-type="float">
            <text:p>0,887386</text:p>
          </table:table-cell>
          <table:table-cell office:value-type="float" office:value="0.887706" calcext:value-type="float">
            <text:p>0,887706</text:p>
          </table:table-cell>
          <table:table-cell office:value-type="float" office:value="0.900383" calcext:value-type="float">
            <text:p>0,900383</text:p>
          </table:table-cell>
          <table:table-cell office:value-type="float" office:value="0.913232" calcext:value-type="float">
            <text:p>0,913232</text:p>
          </table:table-cell>
          <table:table-cell office:value-type="float" office:value="0.914691" calcext:value-type="float">
            <text:p>0,914691</text:p>
          </table:table-cell>
          <table:table-cell office:value-type="float" office:value="0.91628" calcext:value-type="float">
            <text:p>0,91628</text:p>
          </table:table-cell>
          <table:table-cell office:value-type="float" office:value="0.917742" calcext:value-type="float">
            <text:p>0,917742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285" calcext:value-type="float">
            <text:p>0,8928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570667" calcext:value-type="float">
            <text:p>0,570667</text:p>
          </table:table-cell>
          <table:table-cell office:value-type="float" office:value="0.832747" calcext:value-type="float">
            <text:p>0,832747</text:p>
          </table:table-cell>
          <table:table-cell office:value-type="float" office:value="0.88371" calcext:value-type="float">
            <text:p>0,88371</text:p>
          </table:table-cell>
          <table:table-cell office:value-type="float" office:value="0.887333" calcext:value-type="float">
            <text:p>0,887333</text:p>
          </table:table-cell>
          <table:table-cell office:value-type="float" office:value="0.887547" calcext:value-type="float">
            <text:p>0,887547</text:p>
          </table:table-cell>
          <table:table-cell office:value-type="float" office:value="0.887967" calcext:value-type="float">
            <text:p>0,887967</text:p>
          </table:table-cell>
          <table:table-cell office:value-type="float" office:value="0.910011" calcext:value-type="float">
            <text:p>0,910011</text:p>
          </table:table-cell>
          <table:table-cell office:value-type="float" office:value="0.913085" calcext:value-type="float">
            <text:p>0,913085</text:p>
          </table:table-cell>
          <table:table-cell office:value-type="float" office:value="0.914356" calcext:value-type="float">
            <text:p>0,914356</text:p>
          </table:table-cell>
          <table:table-cell office:value-type="float" office:value="0.916271" calcext:value-type="float">
            <text:p>0,916271</text:p>
          </table:table-cell>
          <table:table-cell office:value-type="float" office:value="0.918043" calcext:value-type="float">
            <text:p>0,918043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5107" calcext:value-type="float">
            <text:p>0,89510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831103" calcext:value-type="float">
            <text:p>0,831103</text:p>
          </table:table-cell>
          <table:table-cell office:value-type="float" office:value="0.840645" calcext:value-type="float">
            <text:p>0,840645</text:p>
          </table:table-cell>
          <table:table-cell office:value-type="float" office:value="0.868612" calcext:value-type="float">
            <text:p>0,868612</text:p>
          </table:table-cell>
          <table:table-cell office:value-type="float" office:value="0.887257" calcext:value-type="float">
            <text:p>0,887257</text:p>
          </table:table-cell>
          <table:table-cell office:value-type="float" office:value="0.887442" calcext:value-type="float">
            <text:p>0,887442</text:p>
          </table:table-cell>
          <table:table-cell office:value-type="float" office:value="0.887802" calcext:value-type="float">
            <text:p>0,887802</text:p>
          </table:table-cell>
          <table:table-cell office:value-type="float" office:value="0.904433" calcext:value-type="float">
            <text:p>0,904433</text:p>
          </table:table-cell>
          <table:table-cell office:value-type="float" office:value="0.913066" calcext:value-type="float">
            <text:p>0,913066</text:p>
          </table:table-cell>
          <table:table-cell office:value-type="float" office:value="0.91415" calcext:value-type="float">
            <text:p>0,91415</text:p>
          </table:table-cell>
          <table:table-cell office:value-type="float" office:value="0.916224" calcext:value-type="float">
            <text:p>0,916224</text:p>
          </table:table-cell>
          <table:table-cell office:value-type="float" office:value="0.917941" calcext:value-type="float">
            <text:p>0,917941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3757" calcext:value-type="float">
            <text:p>0,893757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343126" calcext:value-type="float">
            <text:p>0,343126</text:p>
          </table:table-cell>
          <table:table-cell office:value-type="float" office:value="0.819827" calcext:value-type="float">
            <text:p>0,819827</text:p>
          </table:table-cell>
          <table:table-cell office:value-type="float" office:value="0.860955" calcext:value-type="float">
            <text:p>0,860955</text:p>
          </table:table-cell>
          <table:table-cell office:value-type="float" office:value="0.887114" calcext:value-type="float">
            <text:p>0,887114</text:p>
          </table:table-cell>
          <table:table-cell office:value-type="float" office:value="0.887386" calcext:value-type="float">
            <text:p>0,887386</text:p>
          </table:table-cell>
          <table:table-cell office:value-type="float" office:value="0.887653" calcext:value-type="float">
            <text:p>0,887653</text:p>
          </table:table-cell>
          <table:table-cell office:value-type="float" office:value="0.894674" calcext:value-type="float">
            <text:p>0,894674</text:p>
          </table:table-cell>
          <table:table-cell office:value-type="float" office:value="0.91251" calcext:value-type="float">
            <text:p>0,91251</text:p>
          </table:table-cell>
          <table:table-cell office:value-type="float" office:value="0.913606" calcext:value-type="float">
            <text:p>0,913606</text:p>
          </table:table-cell>
          <table:table-cell office:value-type="float" office:value="0.915834" calcext:value-type="float">
            <text:p>0,915834</text:p>
          </table:table-cell>
          <table:table-cell office:value-type="float" office:value="0.917782" calcext:value-type="float">
            <text:p>0,917782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89734" calcext:value-type="float">
            <text:p>0,88973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83108" calcext:value-type="float">
            <text:p>0,83108</text:p>
          </table:table-cell>
          <table:table-cell office:value-type="float" office:value="0.8336" calcext:value-type="float">
            <text:p>0,8336</text:p>
          </table:table-cell>
          <table:table-cell office:value-type="float" office:value="0.857869" calcext:value-type="float">
            <text:p>0,857869</text:p>
          </table:table-cell>
          <table:table-cell office:value-type="float" office:value="0.886926" calcext:value-type="float">
            <text:p>0,886926</text:p>
          </table:table-cell>
          <table:table-cell office:value-type="float" office:value="0.88744" calcext:value-type="float">
            <text:p>0,88744</text:p>
          </table:table-cell>
          <table:table-cell office:value-type="float" office:value="0.887732" calcext:value-type="float">
            <text:p>0,887732</text:p>
          </table:table-cell>
          <table:table-cell office:value-type="float" office:value="0.894686" calcext:value-type="float">
            <text:p>0,894686</text:p>
          </table:table-cell>
          <table:table-cell office:value-type="float" office:value="0.912755" calcext:value-type="float">
            <text:p>0,912755</text:p>
          </table:table-cell>
          <table:table-cell office:value-type="float" office:value="0.914249" calcext:value-type="float">
            <text:p>0,914249</text:p>
          </table:table-cell>
          <table:table-cell office:value-type="float" office:value="0.916043" calcext:value-type="float">
            <text:p>0,916043</text:p>
          </table:table-cell>
          <table:table-cell office:value-type="float" office:value="0.917886" calcext:value-type="float">
            <text:p>0,917886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0919" calcext:value-type="float">
            <text:p>0,890919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31149" calcext:value-type="float">
            <text:p>0,831149</text:p>
          </table:table-cell>
          <table:table-cell office:value-type="float" office:value="0.832502" calcext:value-type="float">
            <text:p>0,832502</text:p>
          </table:table-cell>
          <table:table-cell office:value-type="float" office:value="0.857883" calcext:value-type="float">
            <text:p>0,857883</text:p>
          </table:table-cell>
          <table:table-cell office:value-type="float" office:value="0.887043" calcext:value-type="float">
            <text:p>0,887043</text:p>
          </table:table-cell>
          <table:table-cell office:value-type="float" office:value="0.887488" calcext:value-type="float">
            <text:p>0,887488</text:p>
          </table:table-cell>
          <table:table-cell office:value-type="float" office:value="0.88783" calcext:value-type="float">
            <text:p>0,88783</text:p>
          </table:table-cell>
          <table:table-cell office:value-type="float" office:value="0.895315" calcext:value-type="float">
            <text:p>0,895315</text:p>
          </table:table-cell>
          <table:table-cell office:value-type="float" office:value="0.912617" calcext:value-type="float">
            <text:p>0,912617</text:p>
          </table:table-cell>
          <table:table-cell office:value-type="float" office:value="0.913988" calcext:value-type="float">
            <text:p>0,913988</text:p>
          </table:table-cell>
          <table:table-cell office:value-type="float" office:value="0.915843" calcext:value-type="float">
            <text:p>0,915843</text:p>
          </table:table-cell>
          <table:table-cell office:value-type="float" office:value="0.917534" calcext:value-type="float">
            <text:p>0,917534</text:p>
          </table:table-cell>
          <table:table-cell office:value-type="float" office:value="0.919494" calcext:value-type="float">
            <text:p>0,919494</text:p>
          </table:table-cell>
          <table:table-cell office:value-type="float" office:value="0.890804" calcext:value-type="float">
            <text:p>0,89080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30345" calcext:value-type="float">
            <text:p>0,830345</text:p>
          </table:table-cell>
          <table:table-cell office:value-type="float" office:value="0.834768" calcext:value-type="float">
            <text:p>0,834768</text:p>
          </table:table-cell>
          <table:table-cell office:value-type="float" office:value="0.859602" calcext:value-type="float">
            <text:p>0,859602</text:p>
          </table:table-cell>
          <table:table-cell office:value-type="float" office:value="0.887043" calcext:value-type="float">
            <text:p>0,887043</text:p>
          </table:table-cell>
          <table:table-cell office:value-type="float" office:value="0.887434" calcext:value-type="float">
            <text:p>0,887434</text:p>
          </table:table-cell>
          <table:table-cell office:value-type="float" office:value="0.887718" calcext:value-type="float">
            <text:p>0,887718</text:p>
          </table:table-cell>
          <table:table-cell office:value-type="float" office:value="0.888011" calcext:value-type="float">
            <text:p>0,888011</text:p>
          </table:table-cell>
          <table:table-cell office:value-type="float" office:value="0.910007" calcext:value-type="float">
            <text:p>0,910007</text:p>
          </table:table-cell>
          <table:table-cell office:value-type="float" office:value="0.913055" calcext:value-type="float">
            <text:p>0,913055</text:p>
          </table:table-cell>
          <table:table-cell office:value-type="float" office:value="0.9153" calcext:value-type="float">
            <text:p>0,9153</text:p>
          </table:table-cell>
          <table:table-cell office:value-type="float" office:value="0.917334" calcext:value-type="float">
            <text:p>0,917334</text:p>
          </table:table-cell>
          <table:table-cell office:value-type="float" office:value="0.919563" calcext:value-type="float">
            <text:p>0,919563</text:p>
          </table:table-cell>
          <table:table-cell office:value-type="float" office:value="0.890027" calcext:value-type="float">
            <text:p>0,8900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21:26:27.874843964</dc:date>
    <meta:editing-duration>PT56S</meta:editing-duration>
    <meta:editing-cycles>1</meta:editing-cycles>
    <meta:generator>LibreOffice/7.6.4.1$Linux_X86_64 LibreOffice_project/60$Build-1</meta:generator>
    <meta:document-statistic meta:table-count="1" meta:cell-count="35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51 accuracy.C1:accuracy.N25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5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51" chart:label-cell-address="accuracy.C1:accuracy.C1" chart:class="chart:line">
            <chart:data-point chart:repeated="250"/>
          </chart:series>
          <chart:series chart:style-name="ch9" chart:values-cell-range-address="accuracy.D2:accuracy.D251" chart:label-cell-address="accuracy.D1:accuracy.D1" chart:class="chart:line">
            <chart:data-point chart:repeated="250"/>
          </chart:series>
          <chart:series chart:style-name="ch10" chart:values-cell-range-address="accuracy.E2:accuracy.E251" chart:label-cell-address="accuracy.E1:accuracy.E1" chart:class="chart:line">
            <chart:data-point chart:repeated="250"/>
          </chart:series>
          <chart:series chart:style-name="ch11" chart:values-cell-range-address="accuracy.F2:accuracy.F251" chart:label-cell-address="accuracy.F1:accuracy.F1" chart:class="chart:line">
            <chart:data-point chart:repeated="250"/>
          </chart:series>
          <chart:series chart:style-name="ch12" chart:values-cell-range-address="accuracy.G2:accuracy.G251" chart:label-cell-address="accuracy.G1:accuracy.G1" chart:class="chart:line">
            <chart:data-point chart:repeated="250"/>
          </chart:series>
          <chart:series chart:style-name="ch13" chart:values-cell-range-address="accuracy.H2:accuracy.H251" chart:label-cell-address="accuracy.H1:accuracy.H1" chart:class="chart:line">
            <chart:data-point chart:repeated="250"/>
          </chart:series>
          <chart:series chart:style-name="ch14" chart:values-cell-range-address="accuracy.I2:accuracy.I251" chart:label-cell-address="accuracy.I1:accuracy.I1" chart:class="chart:line">
            <chart:data-point chart:repeated="250"/>
          </chart:series>
          <chart:series chart:style-name="ch15" chart:values-cell-range-address="accuracy.J2:accuracy.J251" chart:label-cell-address="accuracy.J1:accuracy.J1" chart:class="chart:line">
            <chart:data-point chart:repeated="250"/>
          </chart:series>
          <chart:series chart:style-name="ch16" chart:values-cell-range-address="accuracy.K2:accuracy.K251" chart:label-cell-address="accuracy.K1:accuracy.K1" chart:class="chart:line">
            <chart:data-point chart:repeated="250"/>
          </chart:series>
          <chart:series chart:style-name="ch17" chart:values-cell-range-address="accuracy.L2:accuracy.L251" chart:label-cell-address="accuracy.L1:accuracy.L1" chart:class="chart:line">
            <chart:data-point chart:repeated="250"/>
          </chart:series>
          <chart:series chart:style-name="ch18" chart:values-cell-range-address="accuracy.M2:accuracy.M251" chart:label-cell-address="accuracy.M1:accuracy.M1" chart:class="chart:line">
            <chart:data-point chart:repeated="250"/>
          </chart:series>
          <chart:series chart:style-name="ch19" chart:values-cell-range-address="accuracy.N2:accuracy.N251" chart:label-cell-address="accuracy.N1:accuracy.N1" chart:class="chart:line">
            <chart:data-point chart:repeated="25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51</svg:desc>
                </draw:g>
              </table:table-cell>
              <table:table-cell office:value-type="float" office:value="0.000289">
                <text:p>0.000289</text:p>
                <draw:g>
                  <svg:desc>accuracy.C2:accuracy.C251</svg:desc>
                </draw:g>
              </table:table-cell>
              <table:table-cell office:value-type="float" office:value="0.000865">
                <text:p>0.000865</text:p>
                <draw:g>
                  <svg:desc>accuracy.D2:accuracy.D251</svg:desc>
                </draw:g>
              </table:table-cell>
              <table:table-cell office:value-type="float" office:value="0.002017">
                <text:p>0.002017</text:p>
                <draw:g>
                  <svg:desc>accuracy.E2:accuracy.E251</svg:desc>
                </draw:g>
              </table:table-cell>
              <table:table-cell office:value-type="float" office:value="0.00388">
                <text:p>0.00388</text:p>
                <draw:g>
                  <svg:desc>accuracy.F2:accuracy.F251</svg:desc>
                </draw:g>
              </table:table-cell>
              <table:table-cell office:value-type="float" office:value="0.016344">
                <text:p>0.016344</text:p>
                <draw:g>
                  <svg:desc>accuracy.G2:accuracy.G251</svg:desc>
                </draw:g>
              </table:table-cell>
              <table:table-cell office:value-type="float" office:value="0.044744">
                <text:p>0.044744</text:p>
                <draw:g>
                  <svg:desc>accuracy.H2:accuracy.H251</svg:desc>
                </draw:g>
              </table:table-cell>
              <table:table-cell office:value-type="float" office:value="0.098469">
                <text:p>0.098469</text:p>
                <draw:g>
                  <svg:desc>accuracy.I2:accuracy.I251</svg:desc>
                </draw:g>
              </table:table-cell>
              <table:table-cell office:value-type="float" office:value="0.153374">
                <text:p>0.153374</text:p>
                <draw:g>
                  <svg:desc>accuracy.J2:accuracy.J251</svg:desc>
                </draw:g>
              </table:table-cell>
              <table:table-cell office:value-type="float" office:value="0.379656">
                <text:p>0.379656</text:p>
                <draw:g>
                  <svg:desc>accuracy.K2:accuracy.K251</svg:desc>
                </draw:g>
              </table:table-cell>
              <table:table-cell office:value-type="float" office:value="0.752823">
                <text:p>0.752823</text:p>
                <draw:g>
                  <svg:desc>accuracy.L2:accuracy.L251</svg:desc>
                </draw:g>
              </table:table-cell>
              <table:table-cell office:value-type="float" office:value="0.819379">
                <text:p>0.819379</text:p>
                <draw:g>
                  <svg:desc>accuracy.M2:accuracy.M251</svg:desc>
                </draw:g>
              </table:table-cell>
              <table:table-cell office:value-type="float" office:value="0.145246">
                <text:p>0.145246</text:p>
                <draw:g>
                  <svg:desc>accuracy.N2:accuracy.N25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03345">
                <text:p>0.003345</text:p>
              </table:table-cell>
              <table:table-cell office:value-type="float" office:value="0.038959">
                <text:p>0.038959</text:p>
              </table:table-cell>
              <table:table-cell office:value-type="float" office:value="0.104723">
                <text:p>0.104723</text:p>
              </table:table-cell>
              <table:table-cell office:value-type="float" office:value="0.17517">
                <text:p>0.17517</text:p>
              </table:table-cell>
              <table:table-cell office:value-type="float" office:value="0.408729">
                <text:p>0.408729</text:p>
              </table:table-cell>
              <table:table-cell office:value-type="float" office:value="0.60724">
                <text:p>0.60724</text:p>
              </table:table-cell>
              <table:table-cell office:value-type="float" office:value="0.714545">
                <text:p>0.714545</text:p>
              </table:table-cell>
              <table:table-cell office:value-type="float" office:value="0.77554">
                <text:p>0.77554</text:p>
              </table:table-cell>
              <table:table-cell office:value-type="float" office:value="0.782839">
                <text:p>0.782839</text:p>
              </table:table-cell>
              <table:table-cell office:value-type="float" office:value="0.794181">
                <text:p>0.794181</text:p>
              </table:table-cell>
              <table:table-cell office:value-type="float" office:value="0.819379">
                <text:p>0.819379</text:p>
              </table:table-cell>
              <table:table-cell office:value-type="float" office:value="0.440527">
                <text:p>0.44052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16208">
                <text:p>0.016208</text:p>
              </table:table-cell>
              <table:table-cell office:value-type="float" office:value="0.119998">
                <text:p>0.119998</text:p>
              </table:table-cell>
              <table:table-cell office:value-type="float" office:value="0.371262">
                <text:p>0.371262</text:p>
              </table:table-cell>
              <table:table-cell office:value-type="float" office:value="0.579185">
                <text:p>0.579185</text:p>
              </table:table-cell>
              <table:table-cell office:value-type="float" office:value="0.694553">
                <text:p>0.694553</text:p>
              </table:table-cell>
              <table:table-cell office:value-type="float" office:value="0.758404">
                <text:p>0.758404</text:p>
              </table:table-cell>
              <table:table-cell office:value-type="float" office:value="0.781823">
                <text:p>0.781823</text:p>
              </table:table-cell>
              <table:table-cell office:value-type="float" office:value="0.782527">
                <text:p>0.782527</text:p>
              </table:table-cell>
              <table:table-cell office:value-type="float" office:value="0.783339">
                <text:p>0.783339</text:p>
              </table:table-cell>
              <table:table-cell office:value-type="float" office:value="0.800629">
                <text:p>0.800629</text:p>
              </table:table-cell>
              <table:table-cell office:value-type="float" office:value="0.828575">
                <text:p>0.828575</text:p>
              </table:table-cell>
              <table:table-cell office:value-type="float" office:value="0.568793">
                <text:p>0.5687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32244">
                <text:p>0.032244</text:p>
              </table:table-cell>
              <table:table-cell office:value-type="float" office:value="0.225602">
                <text:p>0.225602</text:p>
              </table:table-cell>
              <table:table-cell office:value-type="float" office:value="0.593948">
                <text:p>0.593948</text:p>
              </table:table-cell>
              <table:table-cell office:value-type="float" office:value="0.710417">
                <text:p>0.710417</text:p>
              </table:table-cell>
              <table:table-cell office:value-type="float" office:value="0.762559">
                <text:p>0.762559</text:p>
              </table:table-cell>
              <table:table-cell office:value-type="float" office:value="0.781097">
                <text:p>0.781097</text:p>
              </table:table-cell>
              <table:table-cell office:value-type="float" office:value="0.782336">
                <text:p>0.782336</text:p>
              </table:table-cell>
              <table:table-cell office:value-type="float" office:value="0.782839">
                <text:p>0.782839</text:p>
              </table:table-cell>
              <table:table-cell office:value-type="float" office:value="0.783542">
                <text:p>0.783542</text:p>
              </table:table-cell>
              <table:table-cell office:value-type="float" office:value="0.802433">
                <text:p>0.802433</text:p>
              </table:table-cell>
              <table:table-cell office:value-type="float" office:value="0.828575">
                <text:p>0.828575</text:p>
              </table:table-cell>
              <table:table-cell office:value-type="float" office:value="0.625702">
                <text:p>0.6257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70997">
                <text:p>0.070997</text:p>
              </table:table-cell>
              <table:table-cell office:value-type="float" office:value="0.49153">
                <text:p>0.49153</text:p>
              </table:table-cell>
              <table:table-cell office:value-type="float" office:value="0.691764">
                <text:p>0.691764</text:p>
              </table:table-cell>
              <table:table-cell office:value-type="float" office:value="0.756777">
                <text:p>0.756777</text:p>
              </table:table-cell>
              <table:table-cell office:value-type="float" office:value="0.779884">
                <text:p>0.779884</text:p>
              </table:table-cell>
              <table:table-cell office:value-type="float" office:value="0.782144">
                <text:p>0.782144</text:p>
              </table:table-cell>
              <table:table-cell office:value-type="float" office:value="0.782653">
                <text:p>0.782653</text:p>
              </table:table-cell>
              <table:table-cell office:value-type="float" office:value="0.783132">
                <text:p>0.783132</text:p>
              </table:table-cell>
              <table:table-cell office:value-type="float" office:value="0.783618">
                <text:p>0.783618</text:p>
              </table:table-cell>
              <table:table-cell office:value-type="float" office:value="0.807889">
                <text:p>0.807889</text:p>
              </table:table-cell>
              <table:table-cell office:value-type="float" office:value="0.828575">
                <text:p>0.828575</text:p>
              </table:table-cell>
              <table:table-cell office:value-type="float" office:value="0.673039">
                <text:p>0.67303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77555">
                <text:p>0.077555</text:p>
              </table:table-cell>
              <table:table-cell office:value-type="float" office:value="0.574714">
                <text:p>0.574714</text:p>
              </table:table-cell>
              <table:table-cell office:value-type="float" office:value="0.725751">
                <text:p>0.725751</text:p>
              </table:table-cell>
              <table:table-cell office:value-type="float" office:value="0.772974">
                <text:p>0.772974</text:p>
              </table:table-cell>
              <table:table-cell office:value-type="float" office:value="0.781661">
                <text:p>0.781661</text:p>
              </table:table-cell>
              <table:table-cell office:value-type="float" office:value="0.782292">
                <text:p>0.782292</text:p>
              </table:table-cell>
              <table:table-cell office:value-type="float" office:value="0.782828">
                <text:p>0.782828</text:p>
              </table:table-cell>
              <table:table-cell office:value-type="float" office:value="0.783274">
                <text:p>0.783274</text:p>
              </table:table-cell>
              <table:table-cell office:value-type="float" office:value="0.78419">
                <text:p>0.78419</text:p>
              </table:table-cell>
              <table:table-cell office:value-type="float" office:value="0.811104">
                <text:p>0.811104</text:p>
              </table:table-cell>
              <table:table-cell office:value-type="float" office:value="0.854644">
                <text:p>0.854644</text:p>
              </table:table-cell>
              <table:table-cell office:value-type="float" office:value="0.687634">
                <text:p>0.68763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137955">
                <text:p>0.137955</text:p>
              </table:table-cell>
              <table:table-cell office:value-type="float" office:value="0.62372">
                <text:p>0.62372</text:p>
              </table:table-cell>
              <table:table-cell office:value-type="float" office:value="0.7398">
                <text:p>0.7398</text:p>
              </table:table-cell>
              <table:table-cell office:value-type="float" office:value="0.778159">
                <text:p>0.778159</text:p>
              </table:table-cell>
              <table:table-cell office:value-type="float" office:value="0.78161">
                <text:p>0.78161</text:p>
              </table:table-cell>
              <table:table-cell office:value-type="float" office:value="0.782273">
                <text:p>0.782273</text:p>
              </table:table-cell>
              <table:table-cell office:value-type="float" office:value="0.782707">
                <text:p>0.782707</text:p>
              </table:table-cell>
              <table:table-cell office:value-type="float" office:value="0.783157">
                <text:p>0.783157</text:p>
              </table:table-cell>
              <table:table-cell office:value-type="float" office:value="0.783594">
                <text:p>0.783594</text:p>
              </table:table-cell>
              <table:table-cell office:value-type="float" office:value="0.8091">
                <text:p>0.8091</text:p>
              </table:table-cell>
              <table:table-cell office:value-type="float" office:value="0.854644">
                <text:p>0.854644</text:p>
              </table:table-cell>
              <table:table-cell office:value-type="float" office:value="0.700207">
                <text:p>0.7002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24128">
                <text:p>0.124128</text:p>
              </table:table-cell>
              <table:table-cell office:value-type="float" office:value="0.631141">
                <text:p>0.631141</text:p>
              </table:table-cell>
              <table:table-cell office:value-type="float" office:value="0.7408">
                <text:p>0.7408</text:p>
              </table:table-cell>
              <table:table-cell office:value-type="float" office:value="0.777657">
                <text:p>0.777657</text:p>
              </table:table-cell>
              <table:table-cell office:value-type="float" office:value="0.781673">
                <text:p>0.781673</text:p>
              </table:table-cell>
              <table:table-cell office:value-type="float" office:value="0.782239">
                <text:p>0.782239</text:p>
              </table:table-cell>
              <table:table-cell office:value-type="float" office:value="0.782643">
                <text:p>0.782643</text:p>
              </table:table-cell>
              <table:table-cell office:value-type="float" office:value="0.783109">
                <text:p>0.783109</text:p>
              </table:table-cell>
              <table:table-cell office:value-type="float" office:value="0.783571">
                <text:p>0.783571</text:p>
              </table:table-cell>
              <table:table-cell office:value-type="float" office:value="0.810485">
                <text:p>0.810485</text:p>
              </table:table-cell>
              <table:table-cell office:value-type="float" office:value="0.854644">
                <text:p>0.854644</text:p>
              </table:table-cell>
              <table:table-cell office:value-type="float" office:value="0.699744">
                <text:p>0.6997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82826">
                <text:p>0.282826</text:p>
              </table:table-cell>
              <table:table-cell office:value-type="float" office:value="0.730046">
                <text:p>0.730046</text:p>
              </table:table-cell>
              <table:table-cell office:value-type="float" office:value="0.776013">
                <text:p>0.776013</text:p>
              </table:table-cell>
              <table:table-cell office:value-type="float" office:value="0.781546">
                <text:p>0.781546</text:p>
              </table:table-cell>
              <table:table-cell office:value-type="float" office:value="0.782058">
                <text:p>0.782058</text:p>
              </table:table-cell>
              <table:table-cell office:value-type="float" office:value="0.782396">
                <text:p>0.782396</text:p>
              </table:table-cell>
              <table:table-cell office:value-type="float" office:value="0.782854">
                <text:p>0.782854</text:p>
              </table:table-cell>
              <table:table-cell office:value-type="float" office:value="0.783274">
                <text:p>0.783274</text:p>
              </table:table-cell>
              <table:table-cell office:value-type="float" office:value="0.783925">
                <text:p>0.783925</text:p>
              </table:table-cell>
              <table:table-cell office:value-type="float" office:value="0.812191">
                <text:p>0.812191</text:p>
              </table:table-cell>
              <table:table-cell office:value-type="float" office:value="0.854644">
                <text:p>0.854644</text:p>
              </table:table-cell>
              <table:table-cell office:value-type="float" office:value="0.729713">
                <text:p>0.7297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05773">
                <text:p>0.305773</text:p>
              </table:table-cell>
              <table:table-cell office:value-type="float" office:value="0.718225">
                <text:p>0.718225</text:p>
              </table:table-cell>
              <table:table-cell office:value-type="float" office:value="0.774577">
                <text:p>0.774577</text:p>
              </table:table-cell>
              <table:table-cell office:value-type="float" office:value="0.781297">
                <text:p>0.781297</text:p>
              </table:table-cell>
              <table:table-cell office:value-type="float" office:value="0.781951">
                <text:p>0.781951</text:p>
              </table:table-cell>
              <table:table-cell office:value-type="float" office:value="0.7823">
                <text:p>0.7823</text:p>
              </table:table-cell>
              <table:table-cell office:value-type="float" office:value="0.782767">
                <text:p>0.782767</text:p>
              </table:table-cell>
              <table:table-cell office:value-type="float" office:value="0.783263">
                <text:p>0.783263</text:p>
              </table:table-cell>
              <table:table-cell office:value-type="float" office:value="0.784622">
                <text:p>0.784622</text:p>
              </table:table-cell>
              <table:table-cell office:value-type="float" office:value="0.816891">
                <text:p>0.816891</text:p>
              </table:table-cell>
              <table:table-cell office:value-type="float" office:value="0.854644">
                <text:p>0.854644</text:p>
              </table:table-cell>
              <table:table-cell office:value-type="float" office:value="0.731167">
                <text:p>0.7311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6049">
                <text:p>0.246049</text:p>
              </table:table-cell>
              <table:table-cell office:value-type="float" office:value="0.72807">
                <text:p>0.72807</text:p>
              </table:table-cell>
              <table:table-cell office:value-type="float" office:value="0.776152">
                <text:p>0.776152</text:p>
              </table:table-cell>
              <table:table-cell office:value-type="float" office:value="0.781124">
                <text:p>0.781124</text:p>
              </table:table-cell>
              <table:table-cell office:value-type="float" office:value="0.781924">
                <text:p>0.781924</text:p>
              </table:table-cell>
              <table:table-cell office:value-type="float" office:value="0.782361">
                <text:p>0.782361</text:p>
              </table:table-cell>
              <table:table-cell office:value-type="float" office:value="0.78276">
                <text:p>0.78276</text:p>
              </table:table-cell>
              <table:table-cell office:value-type="float" office:value="0.783247">
                <text:p>0.783247</text:p>
              </table:table-cell>
              <table:table-cell office:value-type="float" office:value="0.785017">
                <text:p>0.785017</text:p>
              </table:table-cell>
              <table:table-cell office:value-type="float" office:value="0.819183">
                <text:p>0.819183</text:p>
              </table:table-cell>
              <table:table-cell office:value-type="float" office:value="0.854644">
                <text:p>0.854644</text:p>
              </table:table-cell>
              <table:table-cell office:value-type="float" office:value="0.726589">
                <text:p>0.72658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8902">
                <text:p>0.48902</text:p>
              </table:table-cell>
              <table:table-cell office:value-type="float" office:value="0.764432">
                <text:p>0.764432</text:p>
              </table:table-cell>
              <table:table-cell office:value-type="float" office:value="0.780833">
                <text:p>0.780833</text:p>
              </table:table-cell>
              <table:table-cell office:value-type="float" office:value="0.781808">
                <text:p>0.781808</text:p>
              </table:table-cell>
              <table:table-cell office:value-type="float" office:value="0.782124">
                <text:p>0.782124</text:p>
              </table:table-cell>
              <table:table-cell office:value-type="float" office:value="0.782488">
                <text:p>0.782488</text:p>
              </table:table-cell>
              <table:table-cell office:value-type="float" office:value="0.782839">
                <text:p>0.782839</text:p>
              </table:table-cell>
              <table:table-cell office:value-type="float" office:value="0.783221">
                <text:p>0.783221</text:p>
              </table:table-cell>
              <table:table-cell office:value-type="float" office:value="0.78361">
                <text:p>0.78361</text:p>
              </table:table-cell>
              <table:table-cell office:value-type="float" office:value="0.807957">
                <text:p>0.807957</text:p>
              </table:table-cell>
              <table:table-cell office:value-type="float" office:value="0.854644">
                <text:p>0.854644</text:p>
              </table:table-cell>
              <table:table-cell office:value-type="float" office:value="0.753833">
                <text:p>0.75383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5203">
                <text:p>0.545203</text:p>
              </table:table-cell>
              <table:table-cell office:value-type="float" office:value="0.774633">
                <text:p>0.774633</text:p>
              </table:table-cell>
              <table:table-cell office:value-type="float" office:value="0.78134">
                <text:p>0.78134</text:p>
              </table:table-cell>
              <table:table-cell office:value-type="float" office:value="0.78202">
                <text:p>0.78202</text:p>
              </table:table-cell>
              <table:table-cell office:value-type="float" office:value="0.782312">
                <text:p>0.782312</text:p>
              </table:table-cell>
              <table:table-cell office:value-type="float" office:value="0.78259">
                <text:p>0.78259</text:p>
              </table:table-cell>
              <table:table-cell office:value-type="float" office:value="0.782874">
                <text:p>0.782874</text:p>
              </table:table-cell>
              <table:table-cell office:value-type="float" office:value="0.783205">
                <text:p>0.783205</text:p>
              </table:table-cell>
              <table:table-cell office:value-type="float" office:value="0.783989">
                <text:p>0.783989</text:p>
              </table:table-cell>
              <table:table-cell office:value-type="float" office:value="0.814474">
                <text:p>0.814474</text:p>
              </table:table-cell>
              <table:table-cell office:value-type="float" office:value="0.854644">
                <text:p>0.854644</text:p>
              </table:table-cell>
              <table:table-cell office:value-type="float" office:value="0.761264">
                <text:p>0.761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12904">
                <text:p>0.512904</text:p>
              </table:table-cell>
              <table:table-cell office:value-type="float" office:value="0.766564">
                <text:p>0.766564</text:p>
              </table:table-cell>
              <table:table-cell office:value-type="float" office:value="0.780645">
                <text:p>0.780645</text:p>
              </table:table-cell>
              <table:table-cell office:value-type="float" office:value="0.781792">
                <text:p>0.781792</text:p>
              </table:table-cell>
              <table:table-cell office:value-type="float" office:value="0.782119">
                <text:p>0.782119</text:p>
              </table:table-cell>
              <table:table-cell office:value-type="float" office:value="0.782427">
                <text:p>0.782427</text:p>
              </table:table-cell>
              <table:table-cell office:value-type="float" office:value="0.782775">
                <text:p>0.782775</text:p>
              </table:table-cell>
              <table:table-cell office:value-type="float" office:value="0.783208">
                <text:p>0.783208</text:p>
              </table:table-cell>
              <table:table-cell office:value-type="float" office:value="0.783542">
                <text:p>0.783542</text:p>
              </table:table-cell>
              <table:table-cell office:value-type="float" office:value="0.804722">
                <text:p>0.804722</text:p>
              </table:table-cell>
              <table:table-cell office:value-type="float" office:value="0.854644">
                <text:p>0.854644</text:p>
              </table:table-cell>
              <table:table-cell office:value-type="float" office:value="0.75607">
                <text:p>0.7560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82817">
                <text:p>0.482817</text:p>
              </table:table-cell>
              <table:table-cell office:value-type="float" office:value="0.765217">
                <text:p>0.765217</text:p>
              </table:table-cell>
              <table:table-cell office:value-type="float" office:value="0.781408">
                <text:p>0.781408</text:p>
              </table:table-cell>
              <table:table-cell office:value-type="float" office:value="0.781949">
                <text:p>0.781949</text:p>
              </table:table-cell>
              <table:table-cell office:value-type="float" office:value="0.782243">
                <text:p>0.782243</text:p>
              </table:table-cell>
              <table:table-cell office:value-type="float" office:value="0.782564">
                <text:p>0.782564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336">
                <text:p>0.783336</text:p>
              </table:table-cell>
              <table:table-cell office:value-type="float" office:value="0.784148">
                <text:p>0.784148</text:p>
              </table:table-cell>
              <table:table-cell office:value-type="float" office:value="0.807586">
                <text:p>0.807586</text:p>
              </table:table-cell>
              <table:table-cell office:value-type="float" office:value="0.854644">
                <text:p>0.854644</text:p>
              </table:table-cell>
              <table:table-cell office:value-type="float" office:value="0.753421">
                <text:p>0.75342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03646">
                <text:p>0.603646</text:p>
              </table:table-cell>
              <table:table-cell office:value-type="float" office:value="0.773166">
                <text:p>0.773166</text:p>
              </table:table-cell>
              <table:table-cell office:value-type="float" office:value="0.781526">
                <text:p>0.781526</text:p>
              </table:table-cell>
              <table:table-cell office:value-type="float" office:value="0.78194">
                <text:p>0.78194</text:p>
              </table:table-cell>
              <table:table-cell office:value-type="float" office:value="0.782244">
                <text:p>0.782244</text:p>
              </table:table-cell>
              <table:table-cell office:value-type="float" office:value="0.782561">
                <text:p>0.782561</text:p>
              </table:table-cell>
              <table:table-cell office:value-type="float" office:value="0.782854">
                <text:p>0.782854</text:p>
              </table:table-cell>
              <table:table-cell office:value-type="float" office:value="0.783289">
                <text:p>0.783289</text:p>
              </table:table-cell>
              <table:table-cell office:value-type="float" office:value="0.784044">
                <text:p>0.784044</text:p>
              </table:table-cell>
              <table:table-cell office:value-type="float" office:value="0.808673">
                <text:p>0.808673</text:p>
              </table:table-cell>
              <table:table-cell office:value-type="float" office:value="0.854644">
                <text:p>0.854644</text:p>
              </table:table-cell>
              <table:table-cell office:value-type="float" office:value="0.766394">
                <text:p>0.76639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21533">
                <text:p>0.521533</text:p>
              </table:table-cell>
              <table:table-cell office:value-type="float" office:value="0.780837">
                <text:p>0.780837</text:p>
              </table:table-cell>
              <table:table-cell office:value-type="float" office:value="0.781791">
                <text:p>0.781791</text:p>
              </table:table-cell>
              <table:table-cell office:value-type="float" office:value="0.782096">
                <text:p>0.782096</text:p>
              </table:table-cell>
              <table:table-cell office:value-type="float" office:value="0.782367">
                <text:p>0.782367</text:p>
              </table:table-cell>
              <table:table-cell office:value-type="float" office:value="0.782624">
                <text:p>0.782624</text:p>
              </table:table-cell>
              <table:table-cell office:value-type="float" office:value="0.782978">
                <text:p>0.782978</text:p>
              </table:table-cell>
              <table:table-cell office:value-type="float" office:value="0.783365">
                <text:p>0.783365</text:p>
              </table:table-cell>
              <table:table-cell office:value-type="float" office:value="0.78405">
                <text:p>0.78405</text:p>
              </table:table-cell>
              <table:table-cell office:value-type="float" office:value="0.80944">
                <text:p>0.80944</text:p>
              </table:table-cell>
              <table:table-cell office:value-type="float" office:value="0.854644">
                <text:p>0.854644</text:p>
              </table:table-cell>
              <table:table-cell office:value-type="float" office:value="0.759108">
                <text:p>0.7591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485016">
                <text:p>0.485016</text:p>
              </table:table-cell>
              <table:table-cell office:value-type="float" office:value="0.779508">
                <text:p>0.779508</text:p>
              </table:table-cell>
              <table:table-cell office:value-type="float" office:value="0.78171">
                <text:p>0.78171</text:p>
              </table:table-cell>
              <table:table-cell office:value-type="float" office:value="0.781998">
                <text:p>0.781998</text:p>
              </table:table-cell>
              <table:table-cell office:value-type="float" office:value="0.782337">
                <text:p>0.782337</text:p>
              </table:table-cell>
              <table:table-cell office:value-type="float" office:value="0.782674">
                <text:p>0.782674</text:p>
              </table:table-cell>
              <table:table-cell office:value-type="float" office:value="0.782982">
                <text:p>0.782982</text:p>
              </table:table-cell>
              <table:table-cell office:value-type="float" office:value="0.783258">
                <text:p>0.783258</text:p>
              </table:table-cell>
              <table:table-cell office:value-type="float" office:value="0.78354">
                <text:p>0.78354</text:p>
              </table:table-cell>
              <table:table-cell office:value-type="float" office:value="0.807549">
                <text:p>0.807549</text:p>
              </table:table-cell>
              <table:table-cell office:value-type="float" office:value="0.854644">
                <text:p>0.854644</text:p>
              </table:table-cell>
              <table:table-cell office:value-type="float" office:value="0.755057">
                <text:p>0.75505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9246">
                <text:p>0.629246</text:p>
              </table:table-cell>
              <table:table-cell office:value-type="float" office:value="0.780962">
                <text:p>0.780962</text:p>
              </table:table-cell>
              <table:table-cell office:value-type="float" office:value="0.781727">
                <text:p>0.781727</text:p>
              </table:table-cell>
              <table:table-cell office:value-type="float" office:value="0.782017">
                <text:p>0.782017</text:p>
              </table:table-cell>
              <table:table-cell office:value-type="float" office:value="0.782348">
                <text:p>0.782348</text:p>
              </table:table-cell>
              <table:table-cell office:value-type="float" office:value="0.782646">
                <text:p>0.782646</text:p>
              </table:table-cell>
              <table:table-cell office:value-type="float" office:value="0.78293">
                <text:p>0.78293</text:p>
              </table:table-cell>
              <table:table-cell office:value-type="float" office:value="0.783216">
                <text:p>0.783216</text:p>
              </table:table-cell>
              <table:table-cell office:value-type="float" office:value="0.783528">
                <text:p>0.783528</text:p>
              </table:table-cell>
              <table:table-cell office:value-type="float" office:value="0.801811">
                <text:p>0.801811</text:p>
              </table:table-cell>
              <table:table-cell office:value-type="float" office:value="0.854644">
                <text:p>0.854644</text:p>
              </table:table-cell>
              <table:table-cell office:value-type="float" office:value="0.769043">
                <text:p>0.7690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21291">
                <text:p>0.521291</text:p>
              </table:table-cell>
              <table:table-cell office:value-type="float" office:value="0.779388">
                <text:p>0.779388</text:p>
              </table:table-cell>
              <table:table-cell office:value-type="float" office:value="0.781731">
                <text:p>0.781731</text:p>
              </table:table-cell>
              <table:table-cell office:value-type="float" office:value="0.782009">
                <text:p>0.782009</text:p>
              </table:table-cell>
              <table:table-cell office:value-type="float" office:value="0.782321">
                <text:p>0.782321</text:p>
              </table:table-cell>
              <table:table-cell office:value-type="float" office:value="0.782646">
                <text:p>0.782646</text:p>
              </table:table-cell>
              <table:table-cell office:value-type="float" office:value="0.783002">
                <text:p>0.783002</text:p>
              </table:table-cell>
              <table:table-cell office:value-type="float" office:value="0.783229">
                <text:p>0.783229</text:p>
              </table:table-cell>
              <table:table-cell office:value-type="float" office:value="0.783529">
                <text:p>0.783529</text:p>
              </table:table-cell>
              <table:table-cell office:value-type="float" office:value="0.799713">
                <text:p>0.799713</text:p>
              </table:table-cell>
              <table:table-cell office:value-type="float" office:value="0.854644">
                <text:p>0.854644</text:p>
              </table:table-cell>
              <table:table-cell office:value-type="float" office:value="0.757886">
                <text:p>0.7578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78095">
                <text:p>0.678095</text:p>
              </table:table-cell>
              <table:table-cell office:value-type="float" office:value="0.781212">
                <text:p>0.781212</text:p>
              </table:table-cell>
              <table:table-cell office:value-type="float" office:value="0.781755">
                <text:p>0.781755</text:p>
              </table:table-cell>
              <table:table-cell office:value-type="float" office:value="0.782032">
                <text:p>0.782032</text:p>
              </table:table-cell>
              <table:table-cell office:value-type="float" office:value="0.782333">
                <text:p>0.782333</text:p>
              </table:table-cell>
              <table:table-cell office:value-type="float" office:value="0.782726">
                <text:p>0.782726</text:p>
              </table:table-cell>
              <table:table-cell office:value-type="float" office:value="0.783066">
                <text:p>0.783066</text:p>
              </table:table-cell>
              <table:table-cell office:value-type="float" office:value="0.783253">
                <text:p>0.783253</text:p>
              </table:table-cell>
              <table:table-cell office:value-type="float" office:value="0.78353">
                <text:p>0.78353</text:p>
              </table:table-cell>
              <table:table-cell office:value-type="float" office:value="0.800442">
                <text:p>0.800442</text:p>
              </table:table-cell>
              <table:table-cell office:value-type="float" office:value="0.854644">
                <text:p>0.854644</text:p>
              </table:table-cell>
              <table:table-cell office:value-type="float" office:value="0.773845">
                <text:p>0.77384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641457">
                <text:p>0.641457</text:p>
              </table:table-cell>
              <table:table-cell office:value-type="float" office:value="0.781147">
                <text:p>0.781147</text:p>
              </table:table-cell>
              <table:table-cell office:value-type="float" office:value="0.781738">
                <text:p>0.781738</text:p>
              </table:table-cell>
              <table:table-cell office:value-type="float" office:value="0.782047">
                <text:p>0.782047</text:p>
              </table:table-cell>
              <table:table-cell office:value-type="float" office:value="0.782386">
                <text:p>0.782386</text:p>
              </table:table-cell>
              <table:table-cell office:value-type="float" office:value="0.782731">
                <text:p>0.782731</text:p>
              </table:table-cell>
              <table:table-cell office:value-type="float" office:value="0.78305">
                <text:p>0.78305</text:p>
              </table:table-cell>
              <table:table-cell office:value-type="float" office:value="0.78328">
                <text:p>0.78328</text:p>
              </table:table-cell>
              <table:table-cell office:value-type="float" office:value="0.783556">
                <text:p>0.783556</text:p>
              </table:table-cell>
              <table:table-cell office:value-type="float" office:value="0.801301">
                <text:p>0.801301</text:p>
              </table:table-cell>
              <table:table-cell office:value-type="float" office:value="0.854644">
                <text:p>0.854644</text:p>
              </table:table-cell>
              <table:table-cell office:value-type="float" office:value="0.770269">
                <text:p>0.77026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21736">
                <text:p>0.621736</text:p>
              </table:table-cell>
              <table:table-cell office:value-type="float" office:value="0.781549">
                <text:p>0.781549</text:p>
              </table:table-cell>
              <table:table-cell office:value-type="float" office:value="0.781888">
                <text:p>0.781888</text:p>
              </table:table-cell>
              <table:table-cell office:value-type="float" office:value="0.782252">
                <text:p>0.782252</text:p>
              </table:table-cell>
              <table:table-cell office:value-type="float" office:value="0.782549">
                <text:p>0.782549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076">
                <text:p>0.783076</text:p>
              </table:table-cell>
              <table:table-cell office:value-type="float" office:value="0.783314">
                <text:p>0.783314</text:p>
              </table:table-cell>
              <table:table-cell office:value-type="float" office:value="0.7836">
                <text:p>0.7836</text:p>
              </table:table-cell>
              <table:table-cell office:value-type="float" office:value="0.804077">
                <text:p>0.804077</text:p>
              </table:table-cell>
              <table:table-cell office:value-type="float" office:value="0.854644">
                <text:p>0.854644</text:p>
              </table:table-cell>
              <table:table-cell office:value-type="float" office:value="0.768688">
                <text:p>0.76868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667079">
                <text:p>0.667079</text:p>
              </table:table-cell>
              <table:table-cell office:value-type="float" office:value="0.781411">
                <text:p>0.781411</text:p>
              </table:table-cell>
              <table:table-cell office:value-type="float" office:value="0.781774">
                <text:p>0.781774</text:p>
              </table:table-cell>
              <table:table-cell office:value-type="float" office:value="0.78207">
                <text:p>0.78207</text:p>
              </table:table-cell>
              <table:table-cell office:value-type="float" office:value="0.78237">
                <text:p>0.78237</text:p>
              </table:table-cell>
              <table:table-cell office:value-type="float" office:value="0.782726">
                <text:p>0.782726</text:p>
              </table:table-cell>
              <table:table-cell office:value-type="float" office:value="0.782949">
                <text:p>0.782949</text:p>
              </table:table-cell>
              <table:table-cell office:value-type="float" office:value="0.783116">
                <text:p>0.783116</text:p>
              </table:table-cell>
              <table:table-cell office:value-type="float" office:value="0.783398">
                <text:p>0.783398</text:p>
              </table:table-cell>
              <table:table-cell office:value-type="float" office:value="0.804107">
                <text:p>0.804107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1">
                <text:p>0.773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506">
                <text:p>0.5506</text:p>
              </table:table-cell>
              <table:table-cell office:value-type="float" office:value="0.780665">
                <text:p>0.780665</text:p>
              </table:table-cell>
              <table:table-cell office:value-type="float" office:value="0.781678">
                <text:p>0.781678</text:p>
              </table:table-cell>
              <table:table-cell office:value-type="float" office:value="0.781954">
                <text:p>0.781954</text:p>
              </table:table-cell>
              <table:table-cell office:value-type="float" office:value="0.782316">
                <text:p>0.782316</text:p>
              </table:table-cell>
              <table:table-cell office:value-type="float" office:value="0.782714">
                <text:p>0.782714</text:p>
              </table:table-cell>
              <table:table-cell office:value-type="float" office:value="0.782984">
                <text:p>0.782984</text:p>
              </table:table-cell>
              <table:table-cell office:value-type="float" office:value="0.783241">
                <text:p>0.783241</text:p>
              </table:table-cell>
              <table:table-cell office:value-type="float" office:value="0.783535">
                <text:p>0.783535</text:p>
              </table:table-cell>
              <table:table-cell office:value-type="float" office:value="0.800371">
                <text:p>0.800371</text:p>
              </table:table-cell>
              <table:table-cell office:value-type="float" office:value="0.857011">
                <text:p>0.857011</text:p>
              </table:table-cell>
              <table:table-cell office:value-type="float" office:value="0.761006">
                <text:p>0.76100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5007">
                <text:p>0.555007</text:p>
              </table:table-cell>
              <table:table-cell office:value-type="float" office:value="0.780081">
                <text:p>0.780081</text:p>
              </table:table-cell>
              <table:table-cell office:value-type="float" office:value="0.781645">
                <text:p>0.781645</text:p>
              </table:table-cell>
              <table:table-cell office:value-type="float" office:value="0.781933">
                <text:p>0.781933</text:p>
              </table:table-cell>
              <table:table-cell office:value-type="float" office:value="0.782208">
                <text:p>0.782208</text:p>
              </table:table-cell>
              <table:table-cell office:value-type="float" office:value="0.782574">
                <text:p>0.782574</text:p>
              </table:table-cell>
              <table:table-cell office:value-type="float" office:value="0.782944">
                <text:p>0.782944</text:p>
              </table:table-cell>
              <table:table-cell office:value-type="float" office:value="0.78316">
                <text:p>0.78316</text:p>
              </table:table-cell>
              <table:table-cell office:value-type="float" office:value="0.783455">
                <text:p>0.783455</text:p>
              </table:table-cell>
              <table:table-cell office:value-type="float" office:value="0.800632">
                <text:p>0.800632</text:p>
              </table:table-cell>
              <table:table-cell office:value-type="float" office:value="0.857011">
                <text:p>0.857011</text:p>
              </table:table-cell>
              <table:table-cell office:value-type="float" office:value="0.761364">
                <text:p>0.76136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73325">
                <text:p>0.673325</text:p>
              </table:table-cell>
              <table:table-cell office:value-type="float" office:value="0.781221">
                <text:p>0.781221</text:p>
              </table:table-cell>
              <table:table-cell office:value-type="float" office:value="0.781871">
                <text:p>0.781871</text:p>
              </table:table-cell>
              <table:table-cell office:value-type="float" office:value="0.78218">
                <text:p>0.78218</text:p>
              </table:table-cell>
              <table:table-cell office:value-type="float" office:value="0.782464">
                <text:p>0.782464</text:p>
              </table:table-cell>
              <table:table-cell office:value-type="float" office:value="0.782749">
                <text:p>0.782749</text:p>
              </table:table-cell>
              <table:table-cell office:value-type="float" office:value="0.782959">
                <text:p>0.782959</text:p>
              </table:table-cell>
              <table:table-cell office:value-type="float" office:value="0.783234">
                <text:p>0.783234</text:p>
              </table:table-cell>
              <table:table-cell office:value-type="float" office:value="0.783489">
                <text:p>0.783489</text:p>
              </table:table-cell>
              <table:table-cell office:value-type="float" office:value="0.797457">
                <text:p>0.797457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095">
                <text:p>0.77309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659264">
                <text:p>0.659264</text:p>
              </table:table-cell>
              <table:table-cell office:value-type="float" office:value="0.781349">
                <text:p>0.781349</text:p>
              </table:table-cell>
              <table:table-cell office:value-type="float" office:value="0.781972">
                <text:p>0.781972</text:p>
              </table:table-cell>
              <table:table-cell office:value-type="float" office:value="0.782286">
                <text:p>0.782286</text:p>
              </table:table-cell>
              <table:table-cell office:value-type="float" office:value="0.782556">
                <text:p>0.782556</text:p>
              </table:table-cell>
              <table:table-cell office:value-type="float" office:value="0.782803">
                <text:p>0.782803</text:p>
              </table:table-cell>
              <table:table-cell office:value-type="float" office:value="0.783052">
                <text:p>0.783052</text:p>
              </table:table-cell>
              <table:table-cell office:value-type="float" office:value="0.783322">
                <text:p>0.783322</text:p>
              </table:table-cell>
              <table:table-cell office:value-type="float" office:value="0.783609">
                <text:p>0.783609</text:p>
              </table:table-cell>
              <table:table-cell office:value-type="float" office:value="0.804788">
                <text:p>0.804788</text:p>
              </table:table-cell>
              <table:table-cell office:value-type="float" office:value="0.857011">
                <text:p>0.857011</text:p>
              </table:table-cell>
              <table:table-cell office:value-type="float" office:value="0.7725">
                <text:p>0.77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651031">
                <text:p>0.651031</text:p>
              </table:table-cell>
              <table:table-cell office:value-type="float" office:value="0.780935">
                <text:p>0.780935</text:p>
              </table:table-cell>
              <table:table-cell office:value-type="float" office:value="0.781767">
                <text:p>0.781767</text:p>
              </table:table-cell>
              <table:table-cell office:value-type="float" office:value="0.782092">
                <text:p>0.782092</text:p>
              </table:table-cell>
              <table:table-cell office:value-type="float" office:value="0.782354">
                <text:p>0.782354</text:p>
              </table:table-cell>
              <table:table-cell office:value-type="float" office:value="0.782654">
                <text:p>0.782654</text:p>
              </table:table-cell>
              <table:table-cell office:value-type="float" office:value="0.782933">
                <text:p>0.782933</text:p>
              </table:table-cell>
              <table:table-cell office:value-type="float" office:value="0.783282">
                <text:p>0.783282</text:p>
              </table:table-cell>
              <table:table-cell office:value-type="float" office:value="0.783674">
                <text:p>0.783674</text:p>
              </table:table-cell>
              <table:table-cell office:value-type="float" office:value="0.805053">
                <text:p>0.805053</text:p>
              </table:table-cell>
              <table:table-cell office:value-type="float" office:value="0.857011">
                <text:p>0.857011</text:p>
              </table:table-cell>
              <table:table-cell office:value-type="float" office:value="0.771578">
                <text:p>0.77157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58055">
                <text:p>0.658055</text:p>
              </table:table-cell>
              <table:table-cell office:value-type="float" office:value="0.780594">
                <text:p>0.780594</text:p>
              </table:table-cell>
              <table:table-cell office:value-type="float" office:value="0.781689">
                <text:p>0.781689</text:p>
              </table:table-cell>
              <table:table-cell office:value-type="float" office:value="0.782037">
                <text:p>0.782037</text:p>
              </table:table-cell>
              <table:table-cell office:value-type="float" office:value="0.782261">
                <text:p>0.782261</text:p>
              </table:table-cell>
              <table:table-cell office:value-type="float" office:value="0.782542">
                <text:p>0.782542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222">
                <text:p>0.783222</text:p>
              </table:table-cell>
              <table:table-cell office:value-type="float" office:value="0.783527">
                <text:p>0.783527</text:p>
              </table:table-cell>
              <table:table-cell office:value-type="float" office:value="0.808488">
                <text:p>0.808488</text:p>
              </table:table-cell>
              <table:table-cell office:value-type="float" office:value="0.857011">
                <text:p>0.857011</text:p>
              </table:table-cell>
              <table:table-cell office:value-type="float" office:value="0.772525">
                <text:p>0.7725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49133">
                <text:p>0.649133</text:p>
              </table:table-cell>
              <table:table-cell office:value-type="float" office:value="0.781222">
                <text:p>0.781222</text:p>
              </table:table-cell>
              <table:table-cell office:value-type="float" office:value="0.781882">
                <text:p>0.781882</text:p>
              </table:table-cell>
              <table:table-cell office:value-type="float" office:value="0.782121">
                <text:p>0.782121</text:p>
              </table:table-cell>
              <table:table-cell office:value-type="float" office:value="0.782337">
                <text:p>0.782337</text:p>
              </table:table-cell>
              <table:table-cell office:value-type="float" office:value="0.782562">
                <text:p>0.782562</text:p>
              </table:table-cell>
              <table:table-cell office:value-type="float" office:value="0.782838">
                <text:p>0.782838</text:p>
              </table:table-cell>
              <table:table-cell office:value-type="float" office:value="0.783153">
                <text:p>0.783153</text:p>
              </table:table-cell>
              <table:table-cell office:value-type="float" office:value="0.783511">
                <text:p>0.783511</text:p>
              </table:table-cell>
              <table:table-cell office:value-type="float" office:value="0.808752">
                <text:p>0.808752</text:p>
              </table:table-cell>
              <table:table-cell office:value-type="float" office:value="0.857011">
                <text:p>0.857011</text:p>
              </table:table-cell>
              <table:table-cell office:value-type="float" office:value="0.771751">
                <text:p>0.77175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45635">
                <text:p>0.745635</text:p>
              </table:table-cell>
              <table:table-cell office:value-type="float" office:value="0.781642">
                <text:p>0.781642</text:p>
              </table:table-cell>
              <table:table-cell office:value-type="float" office:value="0.78198">
                <text:p>0.78198</text:p>
              </table:table-cell>
              <table:table-cell office:value-type="float" office:value="0.7822">
                <text:p>0.7822</text:p>
              </table:table-cell>
              <table:table-cell office:value-type="float" office:value="0.782456">
                <text:p>0.782456</text:p>
              </table:table-cell>
              <table:table-cell office:value-type="float" office:value="0.782672">
                <text:p>0.782672</text:p>
              </table:table-cell>
              <table:table-cell office:value-type="float" office:value="0.782957">
                <text:p>0.782957</text:p>
              </table:table-cell>
              <table:table-cell office:value-type="float" office:value="0.783207">
                <text:p>0.783207</text:p>
              </table:table-cell>
              <table:table-cell office:value-type="float" office:value="0.783491">
                <text:p>0.783491</text:p>
              </table:table-cell>
              <table:table-cell office:value-type="float" office:value="0.807089">
                <text:p>0.807089</text:p>
              </table:table-cell>
              <table:table-cell office:value-type="float" office:value="0.857011">
                <text:p>0.857011</text:p>
              </table:table-cell>
              <table:table-cell office:value-type="float" office:value="0.781333">
                <text:p>0.781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97255">
                <text:p>0.697255</text:p>
              </table:table-cell>
              <table:table-cell office:value-type="float" office:value="0.781558">
                <text:p>0.781558</text:p>
              </table:table-cell>
              <table:table-cell office:value-type="float" office:value="0.782065">
                <text:p>0.782065</text:p>
              </table:table-cell>
              <table:table-cell office:value-type="float" office:value="0.782344">
                <text:p>0.782344</text:p>
              </table:table-cell>
              <table:table-cell office:value-type="float" office:value="0.78252">
                <text:p>0.78252</text:p>
              </table:table-cell>
              <table:table-cell office:value-type="float" office:value="0.782698">
                <text:p>0.782698</text:p>
              </table:table-cell>
              <table:table-cell office:value-type="float" office:value="0.782992">
                <text:p>0.782992</text:p>
              </table:table-cell>
              <table:table-cell office:value-type="float" office:value="0.783262">
                <text:p>0.783262</text:p>
              </table:table-cell>
              <table:table-cell office:value-type="float" office:value="0.783867">
                <text:p>0.783867</text:p>
              </table:table-cell>
              <table:table-cell office:value-type="float" office:value="0.813054">
                <text:p>0.813054</text:p>
              </table:table-cell>
              <table:table-cell office:value-type="float" office:value="0.857011">
                <text:p>0.857011</text:p>
              </table:table-cell>
              <table:table-cell office:value-type="float" office:value="0.777161">
                <text:p>0.77716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00262">
                <text:p>0.700262</text:p>
              </table:table-cell>
              <table:table-cell office:value-type="float" office:value="0.781407">
                <text:p>0.781407</text:p>
              </table:table-cell>
              <table:table-cell office:value-type="float" office:value="0.781942">
                <text:p>0.781942</text:p>
              </table:table-cell>
              <table:table-cell office:value-type="float" office:value="0.782185">
                <text:p>0.782185</text:p>
              </table:table-cell>
              <table:table-cell office:value-type="float" office:value="0.782411">
                <text:p>0.782411</text:p>
              </table:table-cell>
              <table:table-cell office:value-type="float" office:value="0.782652">
                <text:p>0.782652</text:p>
              </table:table-cell>
              <table:table-cell office:value-type="float" office:value="0.782923">
                <text:p>0.782923</text:p>
              </table:table-cell>
              <table:table-cell office:value-type="float" office:value="0.783233">
                <text:p>0.783233</text:p>
              </table:table-cell>
              <table:table-cell office:value-type="float" office:value="0.784783">
                <text:p>0.784783</text:p>
              </table:table-cell>
              <table:table-cell office:value-type="float" office:value="0.816949">
                <text:p>0.816949</text:p>
              </table:table-cell>
              <table:table-cell office:value-type="float" office:value="0.857011">
                <text:p>0.857011</text:p>
              </table:table-cell>
              <table:table-cell office:value-type="float" office:value="0.777875">
                <text:p>0.77787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12639">
                <text:p>0.712639</text:p>
              </table:table-cell>
              <table:table-cell office:value-type="float" office:value="0.781339">
                <text:p>0.781339</text:p>
              </table:table-cell>
              <table:table-cell office:value-type="float" office:value="0.781849">
                <text:p>0.781849</text:p>
              </table:table-cell>
              <table:table-cell office:value-type="float" office:value="0.782189">
                <text:p>0.782189</text:p>
              </table:table-cell>
              <table:table-cell office:value-type="float" office:value="0.78244">
                <text:p>0.78244</text:p>
              </table:table-cell>
              <table:table-cell office:value-type="float" office:value="0.782708">
                <text:p>0.782708</text:p>
              </table:table-cell>
              <table:table-cell office:value-type="float" office:value="0.782961">
                <text:p>0.782961</text:p>
              </table:table-cell>
              <table:table-cell office:value-type="float" office:value="0.78326">
                <text:p>0.78326</text:p>
              </table:table-cell>
              <table:table-cell office:value-type="float" office:value="0.784495">
                <text:p>0.784495</text:p>
              </table:table-cell>
              <table:table-cell office:value-type="float" office:value="0.816065">
                <text:p>0.816065</text:p>
              </table:table-cell>
              <table:table-cell office:value-type="float" office:value="0.857011">
                <text:p>0.857011</text:p>
              </table:table-cell>
              <table:table-cell office:value-type="float" office:value="0.778994">
                <text:p>0.77899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82077">
                <text:p>0.682077</text:p>
              </table:table-cell>
              <table:table-cell office:value-type="float" office:value="0.780486">
                <text:p>0.780486</text:p>
              </table:table-cell>
              <table:table-cell office:value-type="float" office:value="0.781743">
                <text:p>0.781743</text:p>
              </table:table-cell>
              <table:table-cell office:value-type="float" office:value="0.782209">
                <text:p>0.782209</text:p>
              </table:table-cell>
              <table:table-cell office:value-type="float" office:value="0.782451">
                <text:p>0.782451</text:p>
              </table:table-cell>
              <table:table-cell office:value-type="float" office:value="0.782682">
                <text:p>0.782682</text:p>
              </table:table-cell>
              <table:table-cell office:value-type="float" office:value="0.78299">
                <text:p>0.78299</text:p>
              </table:table-cell>
              <table:table-cell office:value-type="float" office:value="0.783191">
                <text:p>0.783191</text:p>
              </table:table-cell>
              <table:table-cell office:value-type="float" office:value="0.783572">
                <text:p>0.783572</text:p>
              </table:table-cell>
              <table:table-cell office:value-type="float" office:value="0.810696">
                <text:p>0.810696</text:p>
              </table:table-cell>
              <table:table-cell office:value-type="float" office:value="0.857011">
                <text:p>0.857011</text:p>
              </table:table-cell>
              <table:table-cell office:value-type="float" office:value="0.77521">
                <text:p>0.775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651949">
                <text:p>0.651949</text:p>
              </table:table-cell>
              <table:table-cell office:value-type="float" office:value="0.781152">
                <text:p>0.781152</text:p>
              </table:table-cell>
              <table:table-cell office:value-type="float" office:value="0.781815">
                <text:p>0.781815</text:p>
              </table:table-cell>
              <table:table-cell office:value-type="float" office:value="0.782234">
                <text:p>0.782234</text:p>
              </table:table-cell>
              <table:table-cell office:value-type="float" office:value="0.782533">
                <text:p>0.782533</text:p>
              </table:table-cell>
              <table:table-cell office:value-type="float" office:value="0.782734">
                <text:p>0.782734</text:p>
              </table:table-cell>
              <table:table-cell office:value-type="float" office:value="0.782997">
                <text:p>0.782997</text:p>
              </table:table-cell>
              <table:table-cell office:value-type="float" office:value="0.783208">
                <text:p>0.783208</text:p>
              </table:table-cell>
              <table:table-cell office:value-type="float" office:value="0.783889">
                <text:p>0.783889</text:p>
              </table:table-cell>
              <table:table-cell office:value-type="float" office:value="0.818509">
                <text:p>0.818509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60465">
                <text:p>0.660465</text:p>
              </table:table-cell>
              <table:table-cell office:value-type="float" office:value="0.780817">
                <text:p>0.780817</text:p>
              </table:table-cell>
              <table:table-cell office:value-type="float" office:value="0.781836">
                <text:p>0.781836</text:p>
              </table:table-cell>
              <table:table-cell office:value-type="float" office:value="0.782184">
                <text:p>0.782184</text:p>
              </table:table-cell>
              <table:table-cell office:value-type="float" office:value="0.782493">
                <text:p>0.782493</text:p>
              </table:table-cell>
              <table:table-cell office:value-type="float" office:value="0.782677">
                <text:p>0.782677</text:p>
              </table:table-cell>
              <table:table-cell office:value-type="float" office:value="0.782873">
                <text:p>0.782873</text:p>
              </table:table-cell>
              <table:table-cell office:value-type="float" office:value="0.783131">
                <text:p>0.783131</text:p>
              </table:table-cell>
              <table:table-cell office:value-type="float" office:value="0.783692">
                <text:p>0.783692</text:p>
              </table:table-cell>
              <table:table-cell office:value-type="float" office:value="0.815767">
                <text:p>0.815767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594">
                <text:p>0.7735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89171">
                <text:p>0.689171</text:p>
              </table:table-cell>
              <table:table-cell office:value-type="float" office:value="0.780725">
                <text:p>0.780725</text:p>
              </table:table-cell>
              <table:table-cell office:value-type="float" office:value="0.781791">
                <text:p>0.781791</text:p>
              </table:table-cell>
              <table:table-cell office:value-type="float" office:value="0.782213">
                <text:p>0.782213</text:p>
              </table:table-cell>
              <table:table-cell office:value-type="float" office:value="0.782465">
                <text:p>0.782465</text:p>
              </table:table-cell>
              <table:table-cell office:value-type="float" office:value="0.782694">
                <text:p>0.782694</text:p>
              </table:table-cell>
              <table:table-cell office:value-type="float" office:value="0.782974">
                <text:p>0.782974</text:p>
              </table:table-cell>
              <table:table-cell office:value-type="float" office:value="0.783309">
                <text:p>0.783309</text:p>
              </table:table-cell>
              <table:table-cell office:value-type="float" office:value="0.785599">
                <text:p>0.785599</text:p>
              </table:table-cell>
              <table:table-cell office:value-type="float" office:value="0.813682">
                <text:p>0.813682</text:p>
              </table:table-cell>
              <table:table-cell office:value-type="float" office:value="0.857011">
                <text:p>0.857011</text:p>
              </table:table-cell>
              <table:table-cell office:value-type="float" office:value="0.776462">
                <text:p>0.77646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26818">
                <text:p>0.626818</text:p>
              </table:table-cell>
              <table:table-cell office:value-type="float" office:value="0.781239">
                <text:p>0.781239</text:p>
              </table:table-cell>
              <table:table-cell office:value-type="float" office:value="0.781927">
                <text:p>0.781927</text:p>
              </table:table-cell>
              <table:table-cell office:value-type="float" office:value="0.782251">
                <text:p>0.782251</text:p>
              </table:table-cell>
              <table:table-cell office:value-type="float" office:value="0.782455">
                <text:p>0.782455</text:p>
              </table:table-cell>
              <table:table-cell office:value-type="float" office:value="0.782664">
                <text:p>0.782664</text:p>
              </table:table-cell>
              <table:table-cell office:value-type="float" office:value="0.782949">
                <text:p>0.782949</text:p>
              </table:table-cell>
              <table:table-cell office:value-type="float" office:value="0.783215">
                <text:p>0.783215</text:p>
              </table:table-cell>
              <table:table-cell office:value-type="float" office:value="0.784291">
                <text:p>0.784291</text:p>
              </table:table-cell>
              <table:table-cell office:value-type="float" office:value="0.811811">
                <text:p>0.811811</text:p>
              </table:table-cell>
              <table:table-cell office:value-type="float" office:value="0.857011">
                <text:p>0.857011</text:p>
              </table:table-cell>
              <table:table-cell office:value-type="float" office:value="0.769962">
                <text:p>0.76996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75992">
                <text:p>0.675992</text:p>
              </table:table-cell>
              <table:table-cell office:value-type="float" office:value="0.781513">
                <text:p>0.781513</text:p>
              </table:table-cell>
              <table:table-cell office:value-type="float" office:value="0.781969">
                <text:p>0.781969</text:p>
              </table:table-cell>
              <table:table-cell office:value-type="float" office:value="0.782268">
                <text:p>0.782268</text:p>
              </table:table-cell>
              <table:table-cell office:value-type="float" office:value="0.782446">
                <text:p>0.782446</text:p>
              </table:table-cell>
              <table:table-cell office:value-type="float" office:value="0.78263">
                <text:p>0.78263</text:p>
              </table:table-cell>
              <table:table-cell office:value-type="float" office:value="0.782955">
                <text:p>0.782955</text:p>
              </table:table-cell>
              <table:table-cell office:value-type="float" office:value="0.783251">
                <text:p>0.783251</text:p>
              </table:table-cell>
              <table:table-cell office:value-type="float" office:value="0.785734">
                <text:p>0.785734</text:p>
              </table:table-cell>
              <table:table-cell office:value-type="float" office:value="0.815456">
                <text:p>0.815456</text:p>
              </table:table-cell>
              <table:table-cell office:value-type="float" office:value="0.857011">
                <text:p>0.857011</text:p>
              </table:table-cell>
              <table:table-cell office:value-type="float" office:value="0.775421">
                <text:p>0.77542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25025">
                <text:p>0.625025</text:p>
              </table:table-cell>
              <table:table-cell office:value-type="float" office:value="0.77822">
                <text:p>0.77822</text:p>
              </table:table-cell>
              <table:table-cell office:value-type="float" office:value="0.781944">
                <text:p>0.781944</text:p>
              </table:table-cell>
              <table:table-cell office:value-type="float" office:value="0.782255">
                <text:p>0.782255</text:p>
              </table:table-cell>
              <table:table-cell office:value-type="float" office:value="0.78252">
                <text:p>0.78252</text:p>
              </table:table-cell>
              <table:table-cell office:value-type="float" office:value="0.782761">
                <text:p>0.782761</text:p>
              </table:table-cell>
              <table:table-cell office:value-type="float" office:value="0.783057">
                <text:p>0.783057</text:p>
              </table:table-cell>
              <table:table-cell office:value-type="float" office:value="0.783352">
                <text:p>0.783352</text:p>
              </table:table-cell>
              <table:table-cell office:value-type="float" office:value="0.78931">
                <text:p>0.78931</text:p>
              </table:table-cell>
              <table:table-cell office:value-type="float" office:value="0.815234">
                <text:p>0.815234</text:p>
              </table:table-cell>
              <table:table-cell office:value-type="float" office:value="0.857011">
                <text:p>0.857011</text:p>
              </table:table-cell>
              <table:table-cell office:value-type="float" office:value="0.770368">
                <text:p>0.77036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38101">
                <text:p>0.638101</text:p>
              </table:table-cell>
              <table:table-cell office:value-type="float" office:value="0.781306">
                <text:p>0.781306</text:p>
              </table:table-cell>
              <table:table-cell office:value-type="float" office:value="0.78206">
                <text:p>0.78206</text:p>
              </table:table-cell>
              <table:table-cell office:value-type="float" office:value="0.782263">
                <text:p>0.782263</text:p>
              </table:table-cell>
              <table:table-cell office:value-type="float" office:value="0.782559">
                <text:p>0.782559</text:p>
              </table:table-cell>
              <table:table-cell office:value-type="float" office:value="0.782803">
                <text:p>0.782803</text:p>
              </table:table-cell>
              <table:table-cell office:value-type="float" office:value="0.783076">
                <text:p>0.783076</text:p>
              </table:table-cell>
              <table:table-cell office:value-type="float" office:value="0.783725">
                <text:p>0.783725</text:p>
              </table:table-cell>
              <table:table-cell office:value-type="float" office:value="0.796676">
                <text:p>0.796676</text:p>
              </table:table-cell>
              <table:table-cell office:value-type="float" office:value="0.820703">
                <text:p>0.820703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327">
                <text:p>0.77332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5378">
                <text:p>0.635378</text:p>
              </table:table-cell>
              <table:table-cell office:value-type="float" office:value="0.781811">
                <text:p>0.781811</text:p>
              </table:table-cell>
              <table:table-cell office:value-type="float" office:value="0.782128">
                <text:p>0.782128</text:p>
              </table:table-cell>
              <table:table-cell office:value-type="float" office:value="0.782342">
                <text:p>0.782342</text:p>
              </table:table-cell>
              <table:table-cell office:value-type="float" office:value="0.782606">
                <text:p>0.782606</text:p>
              </table:table-cell>
              <table:table-cell office:value-type="float" office:value="0.782859">
                <text:p>0.782859</text:p>
              </table:table-cell>
              <table:table-cell office:value-type="float" office:value="0.783196">
                <text:p>0.783196</text:p>
              </table:table-cell>
              <table:table-cell office:value-type="float" office:value="0.785368">
                <text:p>0.785368</text:p>
              </table:table-cell>
              <table:table-cell office:value-type="float" office:value="0.800118">
                <text:p>0.800118</text:p>
              </table:table-cell>
              <table:table-cell office:value-type="float" office:value="0.822535">
                <text:p>0.822535</text:p>
              </table:table-cell>
              <table:table-cell office:value-type="float" office:value="0.857011">
                <text:p>0.857011</text:p>
              </table:table-cell>
              <table:table-cell office:value-type="float" office:value="0.773834">
                <text:p>0.7738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712058">
                <text:p>0.712058</text:p>
              </table:table-cell>
              <table:table-cell office:value-type="float" office:value="0.78159">
                <text:p>0.78159</text:p>
              </table:table-cell>
              <table:table-cell office:value-type="float" office:value="0.78202">
                <text:p>0.78202</text:p>
              </table:table-cell>
              <table:table-cell office:value-type="float" office:value="0.782288">
                <text:p>0.782288</text:p>
              </table:table-cell>
              <table:table-cell office:value-type="float" office:value="0.782546">
                <text:p>0.782546</text:p>
              </table:table-cell>
              <table:table-cell office:value-type="float" office:value="0.782752">
                <text:p>0.782752</text:p>
              </table:table-cell>
              <table:table-cell office:value-type="float" office:value="0.783055">
                <text:p>0.783055</text:p>
              </table:table-cell>
              <table:table-cell office:value-type="float" office:value="0.784471">
                <text:p>0.784471</text:p>
              </table:table-cell>
              <table:table-cell office:value-type="float" office:value="0.797594">
                <text:p>0.797594</text:p>
              </table:table-cell>
              <table:table-cell office:value-type="float" office:value="0.817866">
                <text:p>0.817866</text:p>
              </table:table-cell>
              <table:table-cell office:value-type="float" office:value="0.857011">
                <text:p>0.857011</text:p>
              </table:table-cell>
              <table:table-cell office:value-type="float" office:value="0.780624">
                <text:p>0.7806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08742">
                <text:p>0.708742</text:p>
              </table:table-cell>
              <table:table-cell office:value-type="float" office:value="0.781801">
                <text:p>0.781801</text:p>
              </table:table-cell>
              <table:table-cell office:value-type="float" office:value="0.782284">
                <text:p>0.782284</text:p>
              </table:table-cell>
              <table:table-cell office:value-type="float" office:value="0.782514">
                <text:p>0.782514</text:p>
              </table:table-cell>
              <table:table-cell office:value-type="float" office:value="0.782691">
                <text:p>0.782691</text:p>
              </table:table-cell>
              <table:table-cell office:value-type="float" office:value="0.782974">
                <text:p>0.782974</text:p>
              </table:table-cell>
              <table:table-cell office:value-type="float" office:value="0.783293">
                <text:p>0.783293</text:p>
              </table:table-cell>
              <table:table-cell office:value-type="float" office:value="0.784381">
                <text:p>0.784381</text:p>
              </table:table-cell>
              <table:table-cell office:value-type="float" office:value="0.795664">
                <text:p>0.795664</text:p>
              </table:table-cell>
              <table:table-cell office:value-type="float" office:value="0.815919">
                <text:p>0.815919</text:p>
              </table:table-cell>
              <table:table-cell office:value-type="float" office:value="0.857011">
                <text:p>0.857011</text:p>
              </table:table-cell>
              <table:table-cell office:value-type="float" office:value="0.780026">
                <text:p>0.78002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79337">
                <text:p>0.679337</text:p>
              </table:table-cell>
              <table:table-cell office:value-type="float" office:value="0.781936">
                <text:p>0.781936</text:p>
              </table:table-cell>
              <table:table-cell office:value-type="float" office:value="0.782294">
                <text:p>0.782294</text:p>
              </table:table-cell>
              <table:table-cell office:value-type="float" office:value="0.782528">
                <text:p>0.782528</text:p>
              </table:table-cell>
              <table:table-cell office:value-type="float" office:value="0.782806">
                <text:p>0.782806</text:p>
              </table:table-cell>
              <table:table-cell office:value-type="float" office:value="0.783149">
                <text:p>0.783149</text:p>
              </table:table-cell>
              <table:table-cell office:value-type="float" office:value="0.783766">
                <text:p>0.783766</text:p>
              </table:table-cell>
              <table:table-cell office:value-type="float" office:value="0.791466">
                <text:p>0.791466</text:p>
              </table:table-cell>
              <table:table-cell office:value-type="float" office:value="0.802756">
                <text:p>0.802756</text:p>
              </table:table-cell>
              <table:table-cell office:value-type="float" office:value="0.8239">
                <text:p>0.8239</text:p>
              </table:table-cell>
              <table:table-cell office:value-type="float" office:value="0.866368">
                <text:p>0.866368</text:p>
              </table:table-cell>
              <table:table-cell office:value-type="float" office:value="0.779394">
                <text:p>0.77939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4001">
                <text:p>0.564001</text:p>
              </table:table-cell>
              <table:table-cell office:value-type="float" office:value="0.780488">
                <text:p>0.780488</text:p>
              </table:table-cell>
              <table:table-cell office:value-type="float" office:value="0.78218">
                <text:p>0.78218</text:p>
              </table:table-cell>
              <table:table-cell office:value-type="float" office:value="0.782495">
                <text:p>0.782495</text:p>
              </table:table-cell>
              <table:table-cell office:value-type="float" office:value="0.782788">
                <text:p>0.782788</text:p>
              </table:table-cell>
              <table:table-cell office:value-type="float" office:value="0.783132">
                <text:p>0.783132</text:p>
              </table:table-cell>
              <table:table-cell office:value-type="float" office:value="0.784344">
                <text:p>0.784344</text:p>
              </table:table-cell>
              <table:table-cell office:value-type="float" office:value="0.793801">
                <text:p>0.793801</text:p>
              </table:table-cell>
              <table:table-cell office:value-type="float" office:value="0.803837">
                <text:p>0.803837</text:p>
              </table:table-cell>
              <table:table-cell office:value-type="float" office:value="0.82301">
                <text:p>0.82301</text:p>
              </table:table-cell>
              <table:table-cell office:value-type="float" office:value="0.857011">
                <text:p>0.857011</text:p>
              </table:table-cell>
              <table:table-cell office:value-type="float" office:value="0.768008">
                <text:p>0.7680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08342">
                <text:p>0.608342</text:p>
              </table:table-cell>
              <table:table-cell office:value-type="float" office:value="0.781206">
                <text:p>0.781206</text:p>
              </table:table-cell>
              <table:table-cell office:value-type="float" office:value="0.782144">
                <text:p>0.782144</text:p>
              </table:table-cell>
              <table:table-cell office:value-type="float" office:value="0.782375">
                <text:p>0.782375</text:p>
              </table:table-cell>
              <table:table-cell office:value-type="float" office:value="0.782619">
                <text:p>0.782619</text:p>
              </table:table-cell>
              <table:table-cell office:value-type="float" office:value="0.782929">
                <text:p>0.782929</text:p>
              </table:table-cell>
              <table:table-cell office:value-type="float" office:value="0.783322">
                <text:p>0.783322</text:p>
              </table:table-cell>
              <table:table-cell office:value-type="float" office:value="0.788572">
                <text:p>0.788572</text:p>
              </table:table-cell>
              <table:table-cell office:value-type="float" office:value="0.801511">
                <text:p>0.801511</text:p>
              </table:table-cell>
              <table:table-cell office:value-type="float" office:value="0.825677">
                <text:p>0.825677</text:p>
              </table:table-cell>
              <table:table-cell office:value-type="float" office:value="0.857011">
                <text:p>0.857011</text:p>
              </table:table-cell>
              <table:table-cell office:value-type="float" office:value="0.77187">
                <text:p>0.771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504">
                <text:p>0.6504</text:p>
              </table:table-cell>
              <table:table-cell office:value-type="float" office:value="0.78128">
                <text:p>0.78128</text:p>
              </table:table-cell>
              <table:table-cell office:value-type="float" office:value="0.782147">
                <text:p>0.782147</text:p>
              </table:table-cell>
              <table:table-cell office:value-type="float" office:value="0.782409">
                <text:p>0.782409</text:p>
              </table:table-cell>
              <table:table-cell office:value-type="float" office:value="0.782691">
                <text:p>0.782691</text:p>
              </table:table-cell>
              <table:table-cell office:value-type="float" office:value="0.782953">
                <text:p>0.782953</text:p>
              </table:table-cell>
              <table:table-cell office:value-type="float" office:value="0.783273">
                <text:p>0.783273</text:p>
              </table:table-cell>
              <table:table-cell office:value-type="float" office:value="0.786928">
                <text:p>0.786928</text:p>
              </table:table-cell>
              <table:table-cell office:value-type="float" office:value="0.801194">
                <text:p>0.801194</text:p>
              </table:table-cell>
              <table:table-cell office:value-type="float" office:value="0.82905">
                <text:p>0.82905</text:p>
              </table:table-cell>
              <table:table-cell office:value-type="float" office:value="0.857011">
                <text:p>0.857011</text:p>
              </table:table-cell>
              <table:table-cell office:value-type="float" office:value="0.776233">
                <text:p>0.7762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74397">
                <text:p>0.674397</text:p>
              </table:table-cell>
              <table:table-cell office:value-type="float" office:value="0.781019">
                <text:p>0.781019</text:p>
              </table:table-cell>
              <table:table-cell office:value-type="float" office:value="0.782104">
                <text:p>0.782104</text:p>
              </table:table-cell>
              <table:table-cell office:value-type="float" office:value="0.782413">
                <text:p>0.782413</text:p>
              </table:table-cell>
              <table:table-cell office:value-type="float" office:value="0.782669">
                <text:p>0.782669</text:p>
              </table:table-cell>
              <table:table-cell office:value-type="float" office:value="0.782887">
                <text:p>0.782887</text:p>
              </table:table-cell>
              <table:table-cell office:value-type="float" office:value="0.783259">
                <text:p>0.783259</text:p>
              </table:table-cell>
              <table:table-cell office:value-type="float" office:value="0.786804">
                <text:p>0.786804</text:p>
              </table:table-cell>
              <table:table-cell office:value-type="float" office:value="0.802435">
                <text:p>0.802435</text:p>
              </table:table-cell>
              <table:table-cell office:value-type="float" office:value="0.828282">
                <text:p>0.828282</text:p>
              </table:table-cell>
              <table:table-cell office:value-type="float" office:value="0.857011">
                <text:p>0.857011</text:p>
              </table:table-cell>
              <table:table-cell office:value-type="float" office:value="0.778627">
                <text:p>0.77862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42189">
                <text:p>0.742189</text:p>
              </table:table-cell>
              <table:table-cell office:value-type="float" office:value="0.781729">
                <text:p>0.781729</text:p>
              </table:table-cell>
              <table:table-cell office:value-type="float" office:value="0.782307">
                <text:p>0.782307</text:p>
              </table:table-cell>
              <table:table-cell office:value-type="float" office:value="0.782621">
                <text:p>0.782621</text:p>
              </table:table-cell>
              <table:table-cell office:value-type="float" office:value="0.782894">
                <text:p>0.782894</text:p>
              </table:table-cell>
              <table:table-cell office:value-type="float" office:value="0.783191">
                <text:p>0.783191</text:p>
              </table:table-cell>
              <table:table-cell office:value-type="float" office:value="0.78359">
                <text:p>0.78359</text:p>
              </table:table-cell>
              <table:table-cell office:value-type="float" office:value="0.790273">
                <text:p>0.790273</text:p>
              </table:table-cell>
              <table:table-cell office:value-type="float" office:value="0.80321">
                <text:p>0.80321</text:p>
              </table:table-cell>
              <table:table-cell office:value-type="float" office:value="0.826977">
                <text:p>0.826977</text:p>
              </table:table-cell>
              <table:table-cell office:value-type="float" office:value="0.857011">
                <text:p>0.857011</text:p>
              </table:table-cell>
              <table:table-cell office:value-type="float" office:value="0.785898">
                <text:p>0.78589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7999">
                <text:p>0.57999</text:p>
              </table:table-cell>
              <table:table-cell office:value-type="float" office:value="0.780645">
                <text:p>0.780645</text:p>
              </table:table-cell>
              <table:table-cell office:value-type="float" office:value="0.782223">
                <text:p>0.782223</text:p>
              </table:table-cell>
              <table:table-cell office:value-type="float" office:value="0.78248">
                <text:p>0.78248</text:p>
              </table:table-cell>
              <table:table-cell office:value-type="float" office:value="0.782731">
                <text:p>0.782731</text:p>
              </table:table-cell>
              <table:table-cell office:value-type="float" office:value="0.783137">
                <text:p>0.783137</text:p>
              </table:table-cell>
              <table:table-cell office:value-type="float" office:value="0.78365">
                <text:p>0.78365</text:p>
              </table:table-cell>
              <table:table-cell office:value-type="float" office:value="0.791546">
                <text:p>0.791546</text:p>
              </table:table-cell>
              <table:table-cell office:value-type="float" office:value="0.803169">
                <text:p>0.803169</text:p>
              </table:table-cell>
              <table:table-cell office:value-type="float" office:value="0.828166">
                <text:p>0.828166</text:p>
              </table:table-cell>
              <table:table-cell office:value-type="float" office:value="0.857011">
                <text:p>0.857011</text:p>
              </table:table-cell>
              <table:table-cell office:value-type="float" office:value="0.769774">
                <text:p>0.7697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51608">
                <text:p>0.651608</text:p>
              </table:table-cell>
              <table:table-cell office:value-type="float" office:value="0.780109">
                <text:p>0.780109</text:p>
              </table:table-cell>
              <table:table-cell office:value-type="float" office:value="0.782189">
                <text:p>0.782189</text:p>
              </table:table-cell>
              <table:table-cell office:value-type="float" office:value="0.782491">
                <text:p>0.782491</text:p>
              </table:table-cell>
              <table:table-cell office:value-type="float" office:value="0.782802">
                <text:p>0.782802</text:p>
              </table:table-cell>
              <table:table-cell office:value-type="float" office:value="0.783202">
                <text:p>0.783202</text:p>
              </table:table-cell>
              <table:table-cell office:value-type="float" office:value="0.7841">
                <text:p>0.7841</text:p>
              </table:table-cell>
              <table:table-cell office:value-type="float" office:value="0.794227">
                <text:p>0.794227</text:p>
              </table:table-cell>
              <table:table-cell office:value-type="float" office:value="0.806693">
                <text:p>0.806693</text:p>
              </table:table-cell>
              <table:table-cell office:value-type="float" office:value="0.827222">
                <text:p>0.827222</text:p>
              </table:table-cell>
              <table:table-cell office:value-type="float" office:value="0.857011">
                <text:p>0.857011</text:p>
              </table:table-cell>
              <table:table-cell office:value-type="float" office:value="0.777464">
                <text:p>0.77746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0813">
                <text:p>0.660813</text:p>
              </table:table-cell>
              <table:table-cell office:value-type="float" office:value="0.779324">
                <text:p>0.779324</text:p>
              </table:table-cell>
              <table:table-cell office:value-type="float" office:value="0.782204">
                <text:p>0.782204</text:p>
              </table:table-cell>
              <table:table-cell office:value-type="float" office:value="0.7826">
                <text:p>0.7826</text:p>
              </table:table-cell>
              <table:table-cell office:value-type="float" office:value="0.782939">
                <text:p>0.782939</text:p>
              </table:table-cell>
              <table:table-cell office:value-type="float" office:value="0.783371">
                <text:p>0.783371</text:p>
              </table:table-cell>
              <table:table-cell office:value-type="float" office:value="0.785339">
                <text:p>0.785339</text:p>
              </table:table-cell>
              <table:table-cell office:value-type="float" office:value="0.795824">
                <text:p>0.795824</text:p>
              </table:table-cell>
              <table:table-cell office:value-type="float" office:value="0.80908">
                <text:p>0.80908</text:p>
              </table:table-cell>
              <table:table-cell office:value-type="float" office:value="0.828478">
                <text:p>0.828478</text:p>
              </table:table-cell>
              <table:table-cell office:value-type="float" office:value="0.857011">
                <text:p>0.857011</text:p>
              </table:table-cell>
              <table:table-cell office:value-type="float" office:value="0.778997">
                <text:p>0.7789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627072">
                <text:p>0.627072</text:p>
              </table:table-cell>
              <table:table-cell office:value-type="float" office:value="0.780663">
                <text:p>0.780663</text:p>
              </table:table-cell>
              <table:table-cell office:value-type="float" office:value="0.782191">
                <text:p>0.782191</text:p>
              </table:table-cell>
              <table:table-cell office:value-type="float" office:value="0.782552">
                <text:p>0.782552</text:p>
              </table:table-cell>
              <table:table-cell office:value-type="float" office:value="0.782882">
                <text:p>0.782882</text:p>
              </table:table-cell>
              <table:table-cell office:value-type="float" office:value="0.783303">
                <text:p>0.783303</text:p>
              </table:table-cell>
              <table:table-cell office:value-type="float" office:value="0.786179">
                <text:p>0.786179</text:p>
              </table:table-cell>
              <table:table-cell office:value-type="float" office:value="0.797027">
                <text:p>0.797027</text:p>
              </table:table-cell>
              <table:table-cell office:value-type="float" office:value="0.811412">
                <text:p>0.811412</text:p>
              </table:table-cell>
              <table:table-cell office:value-type="float" office:value="0.829245">
                <text:p>0.829245</text:p>
              </table:table-cell>
              <table:table-cell office:value-type="float" office:value="0.857011">
                <text:p>0.857011</text:p>
              </table:table-cell>
              <table:table-cell office:value-type="float" office:value="0.776253">
                <text:p>0.77625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730287">
                <text:p>0.730287</text:p>
              </table:table-cell>
              <table:table-cell office:value-type="float" office:value="0.781912">
                <text:p>0.781912</text:p>
              </table:table-cell>
              <table:table-cell office:value-type="float" office:value="0.782493">
                <text:p>0.782493</text:p>
              </table:table-cell>
              <table:table-cell office:value-type="float" office:value="0.782874">
                <text:p>0.782874</text:p>
              </table:table-cell>
              <table:table-cell office:value-type="float" office:value="0.783322">
                <text:p>0.783322</text:p>
              </table:table-cell>
              <table:table-cell office:value-type="float" office:value="0.785159">
                <text:p>0.785159</text:p>
              </table:table-cell>
              <table:table-cell office:value-type="float" office:value="0.79395">
                <text:p>0.79395</text:p>
              </table:table-cell>
              <table:table-cell office:value-type="float" office:value="0.801461">
                <text:p>0.801461</text:p>
              </table:table-cell>
              <table:table-cell office:value-type="float" office:value="0.815464">
                <text:p>0.815464</text:p>
              </table:table-cell>
              <table:table-cell office:value-type="float" office:value="0.833031">
                <text:p>0.833031</text:p>
              </table:table-cell>
              <table:table-cell office:value-type="float" office:value="0.857011">
                <text:p>0.857011</text:p>
              </table:table-cell>
              <table:table-cell office:value-type="float" office:value="0.788995">
                <text:p>0.7889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734224">
                <text:p>0.734224</text:p>
              </table:table-cell>
              <table:table-cell office:value-type="float" office:value="0.781998">
                <text:p>0.781998</text:p>
              </table:table-cell>
              <table:table-cell office:value-type="float" office:value="0.782455">
                <text:p>0.782455</text:p>
              </table:table-cell>
              <table:table-cell office:value-type="float" office:value="0.782737">
                <text:p>0.782737</text:p>
              </table:table-cell>
              <table:table-cell office:value-type="float" office:value="0.783149">
                <text:p>0.783149</text:p>
              </table:table-cell>
              <table:table-cell office:value-type="float" office:value="0.783635">
                <text:p>0.783635</text:p>
              </table:table-cell>
              <table:table-cell office:value-type="float" office:value="0.791839">
                <text:p>0.791839</text:p>
              </table:table-cell>
              <table:table-cell office:value-type="float" office:value="0.79938">
                <text:p>0.79938</text:p>
              </table:table-cell>
              <table:table-cell office:value-type="float" office:value="0.812005">
                <text:p>0.812005</text:p>
              </table:table-cell>
              <table:table-cell office:value-type="float" office:value="0.831069">
                <text:p>0.831069</text:p>
              </table:table-cell>
              <table:table-cell office:value-type="float" office:value="0.857011">
                <text:p>0.857011</text:p>
              </table:table-cell>
              <table:table-cell office:value-type="float" office:value="0.788249">
                <text:p>0.78824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31259">
                <text:p>0.731259</text:p>
              </table:table-cell>
              <table:table-cell office:value-type="float" office:value="0.781534">
                <text:p>0.781534</text:p>
              </table:table-cell>
              <table:table-cell office:value-type="float" office:value="0.782494">
                <text:p>0.782494</text:p>
              </table:table-cell>
              <table:table-cell office:value-type="float" office:value="0.782794">
                <text:p>0.782794</text:p>
              </table:table-cell>
              <table:table-cell office:value-type="float" office:value="0.783063">
                <text:p>0.783063</text:p>
              </table:table-cell>
              <table:table-cell office:value-type="float" office:value="0.78337">
                <text:p>0.78337</text:p>
              </table:table-cell>
              <table:table-cell office:value-type="float" office:value="0.790215">
                <text:p>0.790215</text:p>
              </table:table-cell>
              <table:table-cell office:value-type="float" office:value="0.798065">
                <text:p>0.798065</text:p>
              </table:table-cell>
              <table:table-cell office:value-type="float" office:value="0.811764">
                <text:p>0.811764</text:p>
              </table:table-cell>
              <table:table-cell office:value-type="float" office:value="0.829434">
                <text:p>0.829434</text:p>
              </table:table-cell>
              <table:table-cell office:value-type="float" office:value="0.857011">
                <text:p>0.857011</text:p>
              </table:table-cell>
              <table:table-cell office:value-type="float" office:value="0.787399">
                <text:p>0.78739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93011">
                <text:p>0.693011</text:p>
              </table:table-cell>
              <table:table-cell office:value-type="float" office:value="0.78192">
                <text:p>0.78192</text:p>
              </table:table-cell>
              <table:table-cell office:value-type="float" office:value="0.782505">
                <text:p>0.782505</text:p>
              </table:table-cell>
              <table:table-cell office:value-type="float" office:value="0.782877">
                <text:p>0.782877</text:p>
              </table:table-cell>
              <table:table-cell office:value-type="float" office:value="0.783202">
                <text:p>0.783202</text:p>
              </table:table-cell>
              <table:table-cell office:value-type="float" office:value="0.785876">
                <text:p>0.785876</text:p>
              </table:table-cell>
              <table:table-cell office:value-type="float" office:value="0.794981">
                <text:p>0.794981</text:p>
              </table:table-cell>
              <table:table-cell office:value-type="float" office:value="0.800891">
                <text:p>0.800891</text:p>
              </table:table-cell>
              <table:table-cell office:value-type="float" office:value="0.813362">
                <text:p>0.813362</text:p>
              </table:table-cell>
              <table:table-cell office:value-type="float" office:value="0.827566">
                <text:p>0.827566</text:p>
              </table:table-cell>
              <table:table-cell office:value-type="float" office:value="0.857011">
                <text:p>0.857011</text:p>
              </table:table-cell>
              <table:table-cell office:value-type="float" office:value="0.784619">
                <text:p>0.7846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70497">
                <text:p>0.770497</text:p>
              </table:table-cell>
              <table:table-cell office:value-type="float" office:value="0.782214">
                <text:p>0.782214</text:p>
              </table:table-cell>
              <table:table-cell office:value-type="float" office:value="0.782604">
                <text:p>0.782604</text:p>
              </table:table-cell>
              <table:table-cell office:value-type="float" office:value="0.782999">
                <text:p>0.782999</text:p>
              </table:table-cell>
              <table:table-cell office:value-type="float" office:value="0.783309">
                <text:p>0.783309</text:p>
              </table:table-cell>
              <table:table-cell office:value-type="float" office:value="0.785645">
                <text:p>0.785645</text:p>
              </table:table-cell>
              <table:table-cell office:value-type="float" office:value="0.794966">
                <text:p>0.794966</text:p>
              </table:table-cell>
              <table:table-cell office:value-type="float" office:value="0.799563">
                <text:p>0.799563</text:p>
              </table:table-cell>
              <table:table-cell office:value-type="float" office:value="0.810352">
                <text:p>0.810352</text:p>
              </table:table-cell>
              <table:table-cell office:value-type="float" office:value="0.824379">
                <text:p>0.824379</text:p>
              </table:table-cell>
              <table:table-cell office:value-type="float" office:value="0.857011">
                <text:p>0.857011</text:p>
              </table:table-cell>
              <table:table-cell office:value-type="float" office:value="0.791653">
                <text:p>0.7916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72578">
                <text:p>0.772578</text:p>
              </table:table-cell>
              <table:table-cell office:value-type="float" office:value="0.782368">
                <text:p>0.782368</text:p>
              </table:table-cell>
              <table:table-cell office:value-type="float" office:value="0.782663">
                <text:p>0.782663</text:p>
              </table:table-cell>
              <table:table-cell office:value-type="float" office:value="0.783009">
                <text:p>0.783009</text:p>
              </table:table-cell>
              <table:table-cell office:value-type="float" office:value="0.783319">
                <text:p>0.783319</text:p>
              </table:table-cell>
              <table:table-cell office:value-type="float" office:value="0.788429">
                <text:p>0.788429</text:p>
              </table:table-cell>
              <table:table-cell office:value-type="float" office:value="0.796909">
                <text:p>0.796909</text:p>
              </table:table-cell>
              <table:table-cell office:value-type="float" office:value="0.804234">
                <text:p>0.804234</text:p>
              </table:table-cell>
              <table:table-cell office:value-type="float" office:value="0.812829">
                <text:p>0.812829</text:p>
              </table:table-cell>
              <table:table-cell office:value-type="float" office:value="0.829529">
                <text:p>0.829529</text:p>
              </table:table-cell>
              <table:table-cell office:value-type="float" office:value="0.857011">
                <text:p>0.857011</text:p>
              </table:table-cell>
              <table:table-cell office:value-type="float" office:value="0.793587">
                <text:p>0.7935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55194">
                <text:p>0.755194</text:p>
              </table:table-cell>
              <table:table-cell office:value-type="float" office:value="0.782269">
                <text:p>0.782269</text:p>
              </table:table-cell>
              <table:table-cell office:value-type="float" office:value="0.782557">
                <text:p>0.782557</text:p>
              </table:table-cell>
              <table:table-cell office:value-type="float" office:value="0.782855">
                <text:p>0.782855</text:p>
              </table:table-cell>
              <table:table-cell office:value-type="float" office:value="0.783199">
                <text:p>0.783199</text:p>
              </table:table-cell>
              <table:table-cell office:value-type="float" office:value="0.785159">
                <text:p>0.785159</text:p>
              </table:table-cell>
              <table:table-cell office:value-type="float" office:value="0.794179">
                <text:p>0.794179</text:p>
              </table:table-cell>
              <table:table-cell office:value-type="float" office:value="0.799498">
                <text:p>0.799498</text:p>
              </table:table-cell>
              <table:table-cell office:value-type="float" office:value="0.810168">
                <text:p>0.810168</text:p>
              </table:table-cell>
              <table:table-cell office:value-type="float" office:value="0.829027">
                <text:p>0.829027</text:p>
              </table:table-cell>
              <table:table-cell office:value-type="float" office:value="0.857011">
                <text:p>0.857011</text:p>
              </table:table-cell>
              <table:table-cell office:value-type="float" office:value="0.790411">
                <text:p>0.79041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28393">
                <text:p>0.728393</text:p>
              </table:table-cell>
              <table:table-cell office:value-type="float" office:value="0.782128">
                <text:p>0.782128</text:p>
              </table:table-cell>
              <table:table-cell office:value-type="float" office:value="0.782484">
                <text:p>0.782484</text:p>
              </table:table-cell>
              <table:table-cell office:value-type="float" office:value="0.782726">
                <text:p>0.782726</text:p>
              </table:table-cell>
              <table:table-cell office:value-type="float" office:value="0.783029">
                <text:p>0.783029</text:p>
              </table:table-cell>
              <table:table-cell office:value-type="float" office:value="0.783741">
                <text:p>0.783741</text:p>
              </table:table-cell>
              <table:table-cell office:value-type="float" office:value="0.793284">
                <text:p>0.793284</text:p>
              </table:table-cell>
              <table:table-cell office:value-type="float" office:value="0.800279">
                <text:p>0.800279</text:p>
              </table:table-cell>
              <table:table-cell office:value-type="float" office:value="0.810747">
                <text:p>0.810747</text:p>
              </table:table-cell>
              <table:table-cell office:value-type="float" office:value="0.828422">
                <text:p>0.828422</text:p>
              </table:table-cell>
              <table:table-cell office:value-type="float" office:value="0.857011">
                <text:p>0.857011</text:p>
              </table:table-cell>
              <table:table-cell office:value-type="float" office:value="0.787523">
                <text:p>0.78752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774144">
                <text:p>0.774144</text:p>
              </table:table-cell>
              <table:table-cell office:value-type="float" office:value="0.782152">
                <text:p>0.782152</text:p>
              </table:table-cell>
              <table:table-cell office:value-type="float" office:value="0.782519">
                <text:p>0.782519</text:p>
              </table:table-cell>
              <table:table-cell office:value-type="float" office:value="0.782817">
                <text:p>0.782817</text:p>
              </table:table-cell>
              <table:table-cell office:value-type="float" office:value="0.783164">
                <text:p>0.783164</text:p>
              </table:table-cell>
              <table:table-cell office:value-type="float" office:value="0.784313">
                <text:p>0.784313</text:p>
              </table:table-cell>
              <table:table-cell office:value-type="float" office:value="0.79407">
                <text:p>0.79407</text:p>
              </table:table-cell>
              <table:table-cell office:value-type="float" office:value="0.803171">
                <text:p>0.803171</text:p>
              </table:table-cell>
              <table:table-cell office:value-type="float" office:value="0.81311">
                <text:p>0.81311</text:p>
              </table:table-cell>
              <table:table-cell office:value-type="float" office:value="0.83013">
                <text:p>0.83013</text:p>
              </table:table-cell>
              <table:table-cell office:value-type="float" office:value="0.857011">
                <text:p>0.857011</text:p>
              </table:table-cell>
              <table:table-cell office:value-type="float" office:value="0.792959">
                <text:p>0.79295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63295">
                <text:p>0.763295</text:p>
              </table:table-cell>
              <table:table-cell office:value-type="float" office:value="0.782234">
                <text:p>0.782234</text:p>
              </table:table-cell>
              <table:table-cell office:value-type="float" office:value="0.782722">
                <text:p>0.782722</text:p>
              </table:table-cell>
              <table:table-cell office:value-type="float" office:value="0.783053">
                <text:p>0.783053</text:p>
              </table:table-cell>
              <table:table-cell office:value-type="float" office:value="0.784036">
                <text:p>0.784036</text:p>
              </table:table-cell>
              <table:table-cell office:value-type="float" office:value="0.793723">
                <text:p>0.793723</text:p>
              </table:table-cell>
              <table:table-cell office:value-type="float" office:value="0.800694">
                <text:p>0.800694</text:p>
              </table:table-cell>
              <table:table-cell office:value-type="float" office:value="0.807824">
                <text:p>0.807824</text:p>
              </table:table-cell>
              <table:table-cell office:value-type="float" office:value="0.817113">
                <text:p>0.817113</text:p>
              </table:table-cell>
              <table:table-cell office:value-type="float" office:value="0.831095">
                <text:p>0.831095</text:p>
              </table:table-cell>
              <table:table-cell office:value-type="float" office:value="0.857011">
                <text:p>0.857011</text:p>
              </table:table-cell>
              <table:table-cell office:value-type="float" office:value="0.794579">
                <text:p>0.79457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56353">
                <text:p>0.756353</text:p>
              </table:table-cell>
              <table:table-cell office:value-type="float" office:value="0.782384">
                <text:p>0.782384</text:p>
              </table:table-cell>
              <table:table-cell office:value-type="float" office:value="0.782863">
                <text:p>0.782863</text:p>
              </table:table-cell>
              <table:table-cell office:value-type="float" office:value="0.783268">
                <text:p>0.783268</text:p>
              </table:table-cell>
              <table:table-cell office:value-type="float" office:value="0.787668">
                <text:p>0.787668</text:p>
              </table:table-cell>
              <table:table-cell office:value-type="float" office:value="0.79655">
                <text:p>0.79655</text:p>
              </table:table-cell>
              <table:table-cell office:value-type="float" office:value="0.802898">
                <text:p>0.802898</text:p>
              </table:table-cell>
              <table:table-cell office:value-type="float" office:value="0.811963">
                <text:p>0.811963</text:p>
              </table:table-cell>
              <table:table-cell office:value-type="float" office:value="0.819122">
                <text:p>0.819122</text:p>
              </table:table-cell>
              <table:table-cell office:value-type="float" office:value="0.833751">
                <text:p>0.833751</text:p>
              </table:table-cell>
              <table:table-cell office:value-type="float" office:value="0.857011">
                <text:p>0.857011</text:p>
              </table:table-cell>
              <table:table-cell office:value-type="float" office:value="0.795682">
                <text:p>0.79568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68235">
                <text:p>0.768235</text:p>
              </table:table-cell>
              <table:table-cell office:value-type="float" office:value="0.782287">
                <text:p>0.782287</text:p>
              </table:table-cell>
              <table:table-cell office:value-type="float" office:value="0.782726">
                <text:p>0.782726</text:p>
              </table:table-cell>
              <table:table-cell office:value-type="float" office:value="0.783217">
                <text:p>0.783217</text:p>
              </table:table-cell>
              <table:table-cell office:value-type="float" office:value="0.786344">
                <text:p>0.786344</text:p>
              </table:table-cell>
              <table:table-cell office:value-type="float" office:value="0.795333">
                <text:p>0.795333</text:p>
              </table:table-cell>
              <table:table-cell office:value-type="float" office:value="0.800367">
                <text:p>0.800367</text:p>
              </table:table-cell>
              <table:table-cell office:value-type="float" office:value="0.810412">
                <text:p>0.810412</text:p>
              </table:table-cell>
              <table:table-cell office:value-type="float" office:value="0.818161">
                <text:p>0.818161</text:p>
              </table:table-cell>
              <table:table-cell office:value-type="float" office:value="0.833563">
                <text:p>0.833563</text:p>
              </table:table-cell>
              <table:table-cell office:value-type="float" office:value="0.857011">
                <text:p>0.857011</text:p>
              </table:table-cell>
              <table:table-cell office:value-type="float" office:value="0.796064">
                <text:p>0.79606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727762">
                <text:p>0.727762</text:p>
              </table:table-cell>
              <table:table-cell office:value-type="float" office:value="0.782193">
                <text:p>0.782193</text:p>
              </table:table-cell>
              <table:table-cell office:value-type="float" office:value="0.782817">
                <text:p>0.782817</text:p>
              </table:table-cell>
              <table:table-cell office:value-type="float" office:value="0.783383">
                <text:p>0.783383</text:p>
              </table:table-cell>
              <table:table-cell office:value-type="float" office:value="0.791239">
                <text:p>0.791239</text:p>
              </table:table-cell>
              <table:table-cell office:value-type="float" office:value="0.797022">
                <text:p>0.797022</text:p>
              </table:table-cell>
              <table:table-cell office:value-type="float" office:value="0.804771">
                <text:p>0.804771</text:p>
              </table:table-cell>
              <table:table-cell office:value-type="float" office:value="0.811847">
                <text:p>0.811847</text:p>
              </table:table-cell>
              <table:table-cell office:value-type="float" office:value="0.82069">
                <text:p>0.82069</text:p>
              </table:table-cell>
              <table:table-cell office:value-type="float" office:value="0.83943">
                <text:p>0.83943</text:p>
              </table:table-cell>
              <table:table-cell office:value-type="float" office:value="0.857011">
                <text:p>0.857011</text:p>
              </table:table-cell>
              <table:table-cell office:value-type="float" office:value="0.794115">
                <text:p>0.7941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95473">
                <text:p>0.695473</text:p>
              </table:table-cell>
              <table:table-cell office:value-type="float" office:value="0.78168">
                <text:p>0.78168</text:p>
              </table:table-cell>
              <table:table-cell office:value-type="float" office:value="0.782646">
                <text:p>0.782646</text:p>
              </table:table-cell>
              <table:table-cell office:value-type="float" office:value="0.783412">
                <text:p>0.783412</text:p>
              </table:table-cell>
              <table:table-cell office:value-type="float" office:value="0.791468">
                <text:p>0.791468</text:p>
              </table:table-cell>
              <table:table-cell office:value-type="float" office:value="0.79692">
                <text:p>0.79692</text:p>
              </table:table-cell>
              <table:table-cell office:value-type="float" office:value="0.804544">
                <text:p>0.804544</text:p>
              </table:table-cell>
              <table:table-cell office:value-type="float" office:value="0.811949">
                <text:p>0.811949</text:p>
              </table:table-cell>
              <table:table-cell office:value-type="float" office:value="0.820156">
                <text:p>0.820156</text:p>
              </table:table-cell>
              <table:table-cell office:value-type="float" office:value="0.844134">
                <text:p>0.844134</text:p>
              </table:table-cell>
              <table:table-cell office:value-type="float" office:value="0.857011">
                <text:p>0.857011</text:p>
              </table:table-cell>
              <table:table-cell office:value-type="float" office:value="0.791238">
                <text:p>0.79123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04656">
                <text:p>0.704656</text:p>
              </table:table-cell>
              <table:table-cell office:value-type="float" office:value="0.781875">
                <text:p>0.781875</text:p>
              </table:table-cell>
              <table:table-cell office:value-type="float" office:value="0.782732">
                <text:p>0.782732</text:p>
              </table:table-cell>
              <table:table-cell office:value-type="float" office:value="0.784252">
                <text:p>0.784252</text:p>
              </table:table-cell>
              <table:table-cell office:value-type="float" office:value="0.793261">
                <text:p>0.793261</text:p>
              </table:table-cell>
              <table:table-cell office:value-type="float" office:value="0.796885">
                <text:p>0.796885</text:p>
              </table:table-cell>
              <table:table-cell office:value-type="float" office:value="0.803347">
                <text:p>0.803347</text:p>
              </table:table-cell>
              <table:table-cell office:value-type="float" office:value="0.811367">
                <text:p>0.811367</text:p>
              </table:table-cell>
              <table:table-cell office:value-type="float" office:value="0.819873">
                <text:p>0.819873</text:p>
              </table:table-cell>
              <table:table-cell office:value-type="float" office:value="0.843958">
                <text:p>0.843958</text:p>
              </table:table-cell>
              <table:table-cell office:value-type="float" office:value="0.857011">
                <text:p>0.857011</text:p>
              </table:table-cell>
              <table:table-cell office:value-type="float" office:value="0.792221">
                <text:p>0.79222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758892">
                <text:p>0.758892</text:p>
              </table:table-cell>
              <table:table-cell office:value-type="float" office:value="0.782101">
                <text:p>0.782101</text:p>
              </table:table-cell>
              <table:table-cell office:value-type="float" office:value="0.782772">
                <text:p>0.782772</text:p>
              </table:table-cell>
              <table:table-cell office:value-type="float" office:value="0.784082">
                <text:p>0.784082</text:p>
              </table:table-cell>
              <table:table-cell office:value-type="float" office:value="0.792662">
                <text:p>0.792662</text:p>
              </table:table-cell>
              <table:table-cell office:value-type="float" office:value="0.79634">
                <text:p>0.79634</text:p>
              </table:table-cell>
              <table:table-cell office:value-type="float" office:value="0.80283">
                <text:p>0.80283</text:p>
              </table:table-cell>
              <table:table-cell office:value-type="float" office:value="0.812766">
                <text:p>0.812766</text:p>
              </table:table-cell>
              <table:table-cell office:value-type="float" office:value="0.82054">
                <text:p>0.82054</text:p>
              </table:table-cell>
              <table:table-cell office:value-type="float" office:value="0.844761">
                <text:p>0.844761</text:p>
              </table:table-cell>
              <table:table-cell office:value-type="float" office:value="0.857011">
                <text:p>0.857011</text:p>
              </table:table-cell>
              <table:table-cell office:value-type="float" office:value="0.797775">
                <text:p>0.79777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709203">
                <text:p>0.709203</text:p>
              </table:table-cell>
              <table:table-cell office:value-type="float" office:value="0.782164">
                <text:p>0.782164</text:p>
              </table:table-cell>
              <table:table-cell office:value-type="float" office:value="0.782863">
                <text:p>0.782863</text:p>
              </table:table-cell>
              <table:table-cell office:value-type="float" office:value="0.783539">
                <text:p>0.783539</text:p>
              </table:table-cell>
              <table:table-cell office:value-type="float" office:value="0.791483">
                <text:p>0.791483</text:p>
              </table:table-cell>
              <table:table-cell office:value-type="float" office:value="0.796518">
                <text:p>0.796518</text:p>
              </table:table-cell>
              <table:table-cell office:value-type="float" office:value="0.80356">
                <text:p>0.80356</text:p>
              </table:table-cell>
              <table:table-cell office:value-type="float" office:value="0.81393">
                <text:p>0.81393</text:p>
              </table:table-cell>
              <table:table-cell office:value-type="float" office:value="0.821581">
                <text:p>0.821581</text:p>
              </table:table-cell>
              <table:table-cell office:value-type="float" office:value="0.845904">
                <text:p>0.845904</text:p>
              </table:table-cell>
              <table:table-cell office:value-type="float" office:value="0.857011">
                <text:p>0.857011</text:p>
              </table:table-cell>
              <table:table-cell office:value-type="float" office:value="0.793075">
                <text:p>0.79307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71735">
                <text:p>0.71735</text:p>
              </table:table-cell>
              <table:table-cell office:value-type="float" office:value="0.782097">
                <text:p>0.782097</text:p>
              </table:table-cell>
              <table:table-cell office:value-type="float" office:value="0.783105">
                <text:p>0.783105</text:p>
              </table:table-cell>
              <table:table-cell office:value-type="float" office:value="0.785026">
                <text:p>0.785026</text:p>
              </table:table-cell>
              <table:table-cell office:value-type="float" office:value="0.794465">
                <text:p>0.794465</text:p>
              </table:table-cell>
              <table:table-cell office:value-type="float" office:value="0.798168">
                <text:p>0.798168</text:p>
              </table:table-cell>
              <table:table-cell office:value-type="float" office:value="0.806053">
                <text:p>0.806053</text:p>
              </table:table-cell>
              <table:table-cell office:value-type="float" office:value="0.812984">
                <text:p>0.812984</text:p>
              </table:table-cell>
              <table:table-cell office:value-type="float" office:value="0.820497">
                <text:p>0.820497</text:p>
              </table:table-cell>
              <table:table-cell office:value-type="float" office:value="0.840606">
                <text:p>0.840606</text:p>
              </table:table-cell>
              <table:table-cell office:value-type="float" office:value="0.857011">
                <text:p>0.857011</text:p>
              </table:table-cell>
              <table:table-cell office:value-type="float" office:value="0.794035">
                <text:p>0.7940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29533">
                <text:p>0.729533</text:p>
              </table:table-cell>
              <table:table-cell office:value-type="float" office:value="0.781956">
                <text:p>0.781956</text:p>
              </table:table-cell>
              <table:table-cell office:value-type="float" office:value="0.783053">
                <text:p>0.783053</text:p>
              </table:table-cell>
              <table:table-cell office:value-type="float" office:value="0.786523">
                <text:p>0.786523</text:p>
              </table:table-cell>
              <table:table-cell office:value-type="float" office:value="0.79396">
                <text:p>0.79396</text:p>
              </table:table-cell>
              <table:table-cell office:value-type="float" office:value="0.797314">
                <text:p>0.797314</text:p>
              </table:table-cell>
              <table:table-cell office:value-type="float" office:value="0.804806">
                <text:p>0.804806</text:p>
              </table:table-cell>
              <table:table-cell office:value-type="float" office:value="0.813632">
                <text:p>0.813632</text:p>
              </table:table-cell>
              <table:table-cell office:value-type="float" office:value="0.821172">
                <text:p>0.821172</text:p>
              </table:table-cell>
              <table:table-cell office:value-type="float" office:value="0.840743">
                <text:p>0.840743</text:p>
              </table:table-cell>
              <table:table-cell office:value-type="float" office:value="0.857011">
                <text:p>0.857011</text:p>
              </table:table-cell>
              <table:table-cell office:value-type="float" office:value="0.795269">
                <text:p>0.79526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15497">
                <text:p>0.715497</text:p>
              </table:table-cell>
              <table:table-cell office:value-type="float" office:value="0.781274">
                <text:p>0.781274</text:p>
              </table:table-cell>
              <table:table-cell office:value-type="float" office:value="0.782811">
                <text:p>0.782811</text:p>
              </table:table-cell>
              <table:table-cell office:value-type="float" office:value="0.784777">
                <text:p>0.784777</text:p>
              </table:table-cell>
              <table:table-cell office:value-type="float" office:value="0.792434">
                <text:p>0.792434</text:p>
              </table:table-cell>
              <table:table-cell office:value-type="float" office:value="0.7966">
                <text:p>0.7966</text:p>
              </table:table-cell>
              <table:table-cell office:value-type="float" office:value="0.802162">
                <text:p>0.802162</text:p>
              </table:table-cell>
              <table:table-cell office:value-type="float" office:value="0.811091">
                <text:p>0.811091</text:p>
              </table:table-cell>
              <table:table-cell office:value-type="float" office:value="0.820054">
                <text:p>0.820054</text:p>
              </table:table-cell>
              <table:table-cell office:value-type="float" office:value="0.837659">
                <text:p>0.837659</text:p>
              </table:table-cell>
              <table:table-cell office:value-type="float" office:value="0.857011">
                <text:p>0.857011</text:p>
              </table:table-cell>
              <table:table-cell office:value-type="float" office:value="0.792436">
                <text:p>0.7924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52686">
                <text:p>0.652686</text:p>
              </table:table-cell>
              <table:table-cell office:value-type="float" office:value="0.780577">
                <text:p>0.780577</text:p>
              </table:table-cell>
              <table:table-cell office:value-type="float" office:value="0.782669">
                <text:p>0.782669</text:p>
              </table:table-cell>
              <table:table-cell office:value-type="float" office:value="0.783763">
                <text:p>0.783763</text:p>
              </table:table-cell>
              <table:table-cell office:value-type="float" office:value="0.791397">
                <text:p>0.791397</text:p>
              </table:table-cell>
              <table:table-cell office:value-type="float" office:value="0.797206">
                <text:p>0.797206</text:p>
              </table:table-cell>
              <table:table-cell office:value-type="float" office:value="0.803858">
                <text:p>0.803858</text:p>
              </table:table-cell>
              <table:table-cell office:value-type="float" office:value="0.813439">
                <text:p>0.813439</text:p>
              </table:table-cell>
              <table:table-cell office:value-type="float" office:value="0.820796">
                <text:p>0.820796</text:p>
              </table:table-cell>
              <table:table-cell office:value-type="float" office:value="0.841575">
                <text:p>0.841575</text:p>
              </table:table-cell>
              <table:table-cell office:value-type="float" office:value="0.857011">
                <text:p>0.857011</text:p>
              </table:table-cell>
              <table:table-cell office:value-type="float" office:value="0.786797">
                <text:p>0.78679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681741">
                <text:p>0.681741</text:p>
              </table:table-cell>
              <table:table-cell office:value-type="float" office:value="0.780989">
                <text:p>0.780989</text:p>
              </table:table-cell>
              <table:table-cell office:value-type="float" office:value="0.782555">
                <text:p>0.782555</text:p>
              </table:table-cell>
              <table:table-cell office:value-type="float" office:value="0.783298">
                <text:p>0.783298</text:p>
              </table:table-cell>
              <table:table-cell office:value-type="float" office:value="0.786259">
                <text:p>0.786259</text:p>
              </table:table-cell>
              <table:table-cell office:value-type="float" office:value="0.79484">
                <text:p>0.79484</text:p>
              </table:table-cell>
              <table:table-cell office:value-type="float" office:value="0.799379">
                <text:p>0.799379</text:p>
              </table:table-cell>
              <table:table-cell office:value-type="float" office:value="0.807293">
                <text:p>0.807293</text:p>
              </table:table-cell>
              <table:table-cell office:value-type="float" office:value="0.818146">
                <text:p>0.818146</text:p>
              </table:table-cell>
              <table:table-cell office:value-type="float" office:value="0.832109">
                <text:p>0.832109</text:p>
              </table:table-cell>
              <table:table-cell office:value-type="float" office:value="0.857011">
                <text:p>0.857011</text:p>
              </table:table-cell>
              <table:table-cell office:value-type="float" office:value="0.786661">
                <text:p>0.786661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692794">
                <text:p>0.692794</text:p>
              </table:table-cell>
              <table:table-cell office:value-type="float" office:value="0.780721">
                <text:p>0.780721</text:p>
              </table:table-cell>
              <table:table-cell office:value-type="float" office:value="0.782461">
                <text:p>0.782461</text:p>
              </table:table-cell>
              <table:table-cell office:value-type="float" office:value="0.783257">
                <text:p>0.783257</text:p>
              </table:table-cell>
              <table:table-cell office:value-type="float" office:value="0.785309">
                <text:p>0.785309</text:p>
              </table:table-cell>
              <table:table-cell office:value-type="float" office:value="0.794444">
                <text:p>0.794444</text:p>
              </table:table-cell>
              <table:table-cell office:value-type="float" office:value="0.799011">
                <text:p>0.799011</text:p>
              </table:table-cell>
              <table:table-cell office:value-type="float" office:value="0.809442">
                <text:p>0.809442</text:p>
              </table:table-cell>
              <table:table-cell office:value-type="float" office:value="0.819167">
                <text:p>0.819167</text:p>
              </table:table-cell>
              <table:table-cell office:value-type="float" office:value="0.830891">
                <text:p>0.830891</text:p>
              </table:table-cell>
              <table:table-cell office:value-type="float" office:value="0.857011">
                <text:p>0.857011</text:p>
              </table:table-cell>
              <table:table-cell office:value-type="float" office:value="0.78775">
                <text:p>0.7877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10257">
                <text:p>0.710257</text:p>
              </table:table-cell>
              <table:table-cell office:value-type="float" office:value="0.781352">
                <text:p>0.781352</text:p>
              </table:table-cell>
              <table:table-cell office:value-type="float" office:value="0.782538">
                <text:p>0.782538</text:p>
              </table:table-cell>
              <table:table-cell office:value-type="float" office:value="0.783236">
                <text:p>0.783236</text:p>
              </table:table-cell>
              <table:table-cell office:value-type="float" office:value="0.785489">
                <text:p>0.785489</text:p>
              </table:table-cell>
              <table:table-cell office:value-type="float" office:value="0.794777">
                <text:p>0.794777</text:p>
              </table:table-cell>
              <table:table-cell office:value-type="float" office:value="0.799378">
                <text:p>0.799378</text:p>
              </table:table-cell>
              <table:table-cell office:value-type="float" office:value="0.811556">
                <text:p>0.811556</text:p>
              </table:table-cell>
              <table:table-cell office:value-type="float" office:value="0.820177">
                <text:p>0.820177</text:p>
              </table:table-cell>
              <table:table-cell office:value-type="float" office:value="0.832244">
                <text:p>0.832244</text:p>
              </table:table-cell>
              <table:table-cell office:value-type="float" office:value="0.857011">
                <text:p>0.857011</text:p>
              </table:table-cell>
              <table:table-cell office:value-type="float" office:value="0.7901">
                <text:p>0.79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1044">
                <text:p>0.71044</text:p>
              </table:table-cell>
              <table:table-cell office:value-type="float" office:value="0.779844">
                <text:p>0.779844</text:p>
              </table:table-cell>
              <table:table-cell office:value-type="float" office:value="0.7824">
                <text:p>0.7824</text:p>
              </table:table-cell>
              <table:table-cell office:value-type="float" office:value="0.783296">
                <text:p>0.783296</text:p>
              </table:table-cell>
              <table:table-cell office:value-type="float" office:value="0.786978">
                <text:p>0.786978</text:p>
              </table:table-cell>
              <table:table-cell office:value-type="float" office:value="0.795414">
                <text:p>0.795414</text:p>
              </table:table-cell>
              <table:table-cell office:value-type="float" office:value="0.80099">
                <text:p>0.80099</text:p>
              </table:table-cell>
              <table:table-cell office:value-type="float" office:value="0.8127">
                <text:p>0.8127</text:p>
              </table:table-cell>
              <table:table-cell office:value-type="float" office:value="0.820231">
                <text:p>0.820231</text:p>
              </table:table-cell>
              <table:table-cell office:value-type="float" office:value="0.836305">
                <text:p>0.836305</text:p>
              </table:table-cell>
              <table:table-cell office:value-type="float" office:value="0.857011">
                <text:p>0.857011</text:p>
              </table:table-cell>
              <table:table-cell office:value-type="float" office:value="0.79086">
                <text:p>0.7908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62773">
                <text:p>0.62773</text:p>
              </table:table-cell>
              <table:table-cell office:value-type="float" office:value="0.777417">
                <text:p>0.777417</text:p>
              </table:table-cell>
              <table:table-cell office:value-type="float" office:value="0.782022">
                <text:p>0.782022</text:p>
              </table:table-cell>
              <table:table-cell office:value-type="float" office:value="0.782979">
                <text:p>0.782979</text:p>
              </table:table-cell>
              <table:table-cell office:value-type="float" office:value="0.787103">
                <text:p>0.787103</text:p>
              </table:table-cell>
              <table:table-cell office:value-type="float" office:value="0.798449">
                <text:p>0.798449</text:p>
              </table:table-cell>
              <table:table-cell office:value-type="float" office:value="0.807174">
                <text:p>0.807174</text:p>
              </table:table-cell>
              <table:table-cell office:value-type="float" office:value="0.816655">
                <text:p>0.816655</text:p>
              </table:table-cell>
              <table:table-cell office:value-type="float" office:value="0.821777">
                <text:p>0.821777</text:p>
              </table:table-cell>
              <table:table-cell office:value-type="float" office:value="0.843639">
                <text:p>0.843639</text:p>
              </table:table-cell>
              <table:table-cell office:value-type="float" office:value="0.857011">
                <text:p>0.857011</text:p>
              </table:table-cell>
              <table:table-cell office:value-type="float" office:value="0.784494">
                <text:p>0.78449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50592">
                <text:p>0.650592</text:p>
              </table:table-cell>
              <table:table-cell office:value-type="float" office:value="0.777169">
                <text:p>0.777169</text:p>
              </table:table-cell>
              <table:table-cell office:value-type="float" office:value="0.781418">
                <text:p>0.781418</text:p>
              </table:table-cell>
              <table:table-cell office:value-type="float" office:value="0.782596">
                <text:p>0.782596</text:p>
              </table:table-cell>
              <table:table-cell office:value-type="float" office:value="0.784859">
                <text:p>0.784859</text:p>
              </table:table-cell>
              <table:table-cell office:value-type="float" office:value="0.797471">
                <text:p>0.797471</text:p>
              </table:table-cell>
              <table:table-cell office:value-type="float" office:value="0.804377">
                <text:p>0.804377</text:p>
              </table:table-cell>
              <table:table-cell office:value-type="float" office:value="0.814023">
                <text:p>0.814023</text:p>
              </table:table-cell>
              <table:table-cell office:value-type="float" office:value="0.820731">
                <text:p>0.820731</text:p>
              </table:table-cell>
              <table:table-cell office:value-type="float" office:value="0.837646">
                <text:p>0.837646</text:p>
              </table:table-cell>
              <table:table-cell office:value-type="float" office:value="0.857011">
                <text:p>0.857011</text:p>
              </table:table-cell>
              <table:table-cell office:value-type="float" office:value="0.785088">
                <text:p>0.7850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537699">
                <text:p>0.537699</text:p>
              </table:table-cell>
              <table:table-cell office:value-type="float" office:value="0.777686">
                <text:p>0.777686</text:p>
              </table:table-cell>
              <table:table-cell office:value-type="float" office:value="0.78212">
                <text:p>0.78212</text:p>
              </table:table-cell>
              <table:table-cell office:value-type="float" office:value="0.783125">
                <text:p>0.783125</text:p>
              </table:table-cell>
              <table:table-cell office:value-type="float" office:value="0.790566">
                <text:p>0.790566</text:p>
              </table:table-cell>
              <table:table-cell office:value-type="float" office:value="0.802635">
                <text:p>0.802635</text:p>
              </table:table-cell>
              <table:table-cell office:value-type="float" office:value="0.812202">
                <text:p>0.812202</text:p>
              </table:table-cell>
              <table:table-cell office:value-type="float" office:value="0.820178">
                <text:p>0.820178</text:p>
              </table:table-cell>
              <table:table-cell office:value-type="float" office:value="0.823103">
                <text:p>0.823103</text:p>
              </table:table-cell>
              <table:table-cell office:value-type="float" office:value="0.843058">
                <text:p>0.843058</text:p>
              </table:table-cell>
              <table:table-cell office:value-type="float" office:value="0.860598">
                <text:p>0.860598</text:p>
              </table:table-cell>
              <table:table-cell office:value-type="float" office:value="0.777238">
                <text:p>0.777238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14212">
                <text:p>0.614212</text:p>
              </table:table-cell>
              <table:table-cell office:value-type="float" office:value="0.779173">
                <text:p>0.779173</text:p>
              </table:table-cell>
              <table:table-cell office:value-type="float" office:value="0.782537">
                <text:p>0.782537</text:p>
              </table:table-cell>
              <table:table-cell office:value-type="float" office:value="0.783344">
                <text:p>0.783344</text:p>
              </table:table-cell>
              <table:table-cell office:value-type="float" office:value="0.792012">
                <text:p>0.792012</text:p>
              </table:table-cell>
              <table:table-cell office:value-type="float" office:value="0.801629">
                <text:p>0.801629</text:p>
              </table:table-cell>
              <table:table-cell office:value-type="float" office:value="0.812998">
                <text:p>0.812998</text:p>
              </table:table-cell>
              <table:table-cell office:value-type="float" office:value="0.821">
                <text:p>0.821</text:p>
              </table:table-cell>
              <table:table-cell office:value-type="float" office:value="0.825374">
                <text:p>0.825374</text:p>
              </table:table-cell>
              <table:table-cell office:value-type="float" office:value="0.854314">
                <text:p>0.854314</text:p>
              </table:table-cell>
              <table:table-cell office:value-type="float" office:value="0.860598">
                <text:p>0.860598</text:p>
              </table:table-cell>
              <table:table-cell office:value-type="float" office:value="0.786659">
                <text:p>0.7866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39594">
                <text:p>0.739594</text:p>
              </table:table-cell>
              <table:table-cell office:value-type="float" office:value="0.780807">
                <text:p>0.780807</text:p>
              </table:table-cell>
              <table:table-cell office:value-type="float" office:value="0.782751">
                <text:p>0.782751</text:p>
              </table:table-cell>
              <table:table-cell office:value-type="float" office:value="0.783629">
                <text:p>0.783629</text:p>
              </table:table-cell>
              <table:table-cell office:value-type="float" office:value="0.792806">
                <text:p>0.792806</text:p>
              </table:table-cell>
              <table:table-cell office:value-type="float" office:value="0.800217">
                <text:p>0.800217</text:p>
              </table:table-cell>
              <table:table-cell office:value-type="float" office:value="0.811373">
                <text:p>0.811373</text:p>
              </table:table-cell>
              <table:table-cell office:value-type="float" office:value="0.819985">
                <text:p>0.819985</text:p>
              </table:table-cell>
              <table:table-cell office:value-type="float" office:value="0.823226">
                <text:p>0.823226</text:p>
              </table:table-cell>
              <table:table-cell office:value-type="float" office:value="0.849136">
                <text:p>0.849136</text:p>
              </table:table-cell>
              <table:table-cell office:value-type="float" office:value="0.862276">
                <text:p>0.862276</text:p>
              </table:table-cell>
              <table:table-cell office:value-type="float" office:value="0.798353">
                <text:p>0.79835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9039">
                <text:p>0.69039</text:p>
              </table:table-cell>
              <table:table-cell office:value-type="float" office:value="0.779688">
                <text:p>0.779688</text:p>
              </table:table-cell>
              <table:table-cell office:value-type="float" office:value="0.782661">
                <text:p>0.782661</text:p>
              </table:table-cell>
              <table:table-cell office:value-type="float" office:value="0.784747">
                <text:p>0.784747</text:p>
              </table:table-cell>
              <table:table-cell office:value-type="float" office:value="0.794891">
                <text:p>0.794891</text:p>
              </table:table-cell>
              <table:table-cell office:value-type="float" office:value="0.801491">
                <text:p>0.801491</text:p>
              </table:table-cell>
              <table:table-cell office:value-type="float" office:value="0.815075">
                <text:p>0.815075</text:p>
              </table:table-cell>
              <table:table-cell office:value-type="float" office:value="0.821234">
                <text:p>0.821234</text:p>
              </table:table-cell>
              <table:table-cell office:value-type="float" office:value="0.824268">
                <text:p>0.824268</text:p>
              </table:table-cell>
              <table:table-cell office:value-type="float" office:value="0.854137">
                <text:p>0.854137</text:p>
              </table:table-cell>
              <table:table-cell office:value-type="float" office:value="0.862276">
                <text:p>0.862276</text:p>
              </table:table-cell>
              <table:table-cell office:value-type="float" office:value="0.794858">
                <text:p>0.79485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89596">
                <text:p>0.689596</text:p>
              </table:table-cell>
              <table:table-cell office:value-type="float" office:value="0.7813">
                <text:p>0.7813</text:p>
              </table:table-cell>
              <table:table-cell office:value-type="float" office:value="0.783063">
                <text:p>0.783063</text:p>
              </table:table-cell>
              <table:table-cell office:value-type="float" office:value="0.791549">
                <text:p>0.791549</text:p>
              </table:table-cell>
              <table:table-cell office:value-type="float" office:value="0.800066">
                <text:p>0.800066</text:p>
              </table:table-cell>
              <table:table-cell office:value-type="float" office:value="0.811393">
                <text:p>0.811393</text:p>
              </table:table-cell>
              <table:table-cell office:value-type="float" office:value="0.819633">
                <text:p>0.819633</text:p>
              </table:table-cell>
              <table:table-cell office:value-type="float" office:value="0.822282">
                <text:p>0.822282</text:p>
              </table:table-cell>
              <table:table-cell office:value-type="float" office:value="0.824433">
                <text:p>0.824433</text:p>
              </table:table-cell>
              <table:table-cell office:value-type="float" office:value="0.853281">
                <text:p>0.853281</text:p>
              </table:table-cell>
              <table:table-cell office:value-type="float" office:value="0.862276">
                <text:p>0.862276</text:p>
              </table:table-cell>
              <table:table-cell office:value-type="float" office:value="0.79766">
                <text:p>0.7976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39432">
                <text:p>0.739432</text:p>
              </table:table-cell>
              <table:table-cell office:value-type="float" office:value="0.782157">
                <text:p>0.782157</text:p>
              </table:table-cell>
              <table:table-cell office:value-type="float" office:value="0.783626">
                <text:p>0.783626</text:p>
              </table:table-cell>
              <table:table-cell office:value-type="float" office:value="0.793907">
                <text:p>0.793907</text:p>
              </table:table-cell>
              <table:table-cell office:value-type="float" office:value="0.80292">
                <text:p>0.80292</text:p>
              </table:table-cell>
              <table:table-cell office:value-type="float" office:value="0.815487">
                <text:p>0.815487</text:p>
              </table:table-cell>
              <table:table-cell office:value-type="float" office:value="0.821137">
                <text:p>0.821137</text:p>
              </table:table-cell>
              <table:table-cell office:value-type="float" office:value="0.82241">
                <text:p>0.82241</text:p>
              </table:table-cell>
              <table:table-cell office:value-type="float" office:value="0.823742">
                <text:p>0.823742</text:p>
              </table:table-cell>
              <table:table-cell office:value-type="float" office:value="0.850385">
                <text:p>0.850385</text:p>
              </table:table-cell>
              <table:table-cell office:value-type="float" office:value="0.862276">
                <text:p>0.862276</text:p>
              </table:table-cell>
              <table:table-cell office:value-type="float" office:value="0.80352">
                <text:p>0.8035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66639">
                <text:p>0.766639</text:p>
              </table:table-cell>
              <table:table-cell office:value-type="float" office:value="0.782756">
                <text:p>0.782756</text:p>
              </table:table-cell>
              <table:table-cell office:value-type="float" office:value="0.784879">
                <text:p>0.784879</text:p>
              </table:table-cell>
              <table:table-cell office:value-type="float" office:value="0.794399">
                <text:p>0.794399</text:p>
              </table:table-cell>
              <table:table-cell office:value-type="float" office:value="0.803184">
                <text:p>0.803184</text:p>
              </table:table-cell>
              <table:table-cell office:value-type="float" office:value="0.815965">
                <text:p>0.815965</text:p>
              </table:table-cell>
              <table:table-cell office:value-type="float" office:value="0.821156">
                <text:p>0.821156</text:p>
              </table:table-cell>
              <table:table-cell office:value-type="float" office:value="0.822423">
                <text:p>0.822423</text:p>
              </table:table-cell>
              <table:table-cell office:value-type="float" office:value="0.825304">
                <text:p>0.825304</text:p>
              </table:table-cell>
              <table:table-cell office:value-type="float" office:value="0.852391">
                <text:p>0.852391</text:p>
              </table:table-cell>
              <table:table-cell office:value-type="float" office:value="0.862276">
                <text:p>0.862276</text:p>
              </table:table-cell>
              <table:table-cell office:value-type="float" office:value="0.80691">
                <text:p>0.806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25741">
                <text:p>0.725741</text:p>
              </table:table-cell>
              <table:table-cell office:value-type="float" office:value="0.782778">
                <text:p>0.782778</text:p>
              </table:table-cell>
              <table:table-cell office:value-type="float" office:value="0.785983">
                <text:p>0.785983</text:p>
              </table:table-cell>
              <table:table-cell office:value-type="float" office:value="0.797152">
                <text:p>0.797152</text:p>
              </table:table-cell>
              <table:table-cell office:value-type="float" office:value="0.804601">
                <text:p>0.804601</text:p>
              </table:table-cell>
              <table:table-cell office:value-type="float" office:value="0.818245">
                <text:p>0.818245</text:p>
              </table:table-cell>
              <table:table-cell office:value-type="float" office:value="0.821837">
                <text:p>0.821837</text:p>
              </table:table-cell>
              <table:table-cell office:value-type="float" office:value="0.822904">
                <text:p>0.822904</text:p>
              </table:table-cell>
              <table:table-cell office:value-type="float" office:value="0.827693">
                <text:p>0.827693</text:p>
              </table:table-cell>
              <table:table-cell office:value-type="float" office:value="0.855088">
                <text:p>0.855088</text:p>
              </table:table-cell>
              <table:table-cell office:value-type="float" office:value="0.878161">
                <text:p>0.878161</text:p>
              </table:table-cell>
              <table:table-cell office:value-type="float" office:value="0.804202">
                <text:p>0.80420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00211">
                <text:p>0.700211</text:p>
              </table:table-cell>
              <table:table-cell office:value-type="float" office:value="0.782744">
                <text:p>0.782744</text:p>
              </table:table-cell>
              <table:table-cell office:value-type="float" office:value="0.788613">
                <text:p>0.788613</text:p>
              </table:table-cell>
              <table:table-cell office:value-type="float" office:value="0.800023">
                <text:p>0.800023</text:p>
              </table:table-cell>
              <table:table-cell office:value-type="float" office:value="0.813453">
                <text:p>0.813453</text:p>
              </table:table-cell>
              <table:table-cell office:value-type="float" office:value="0.820663">
                <text:p>0.820663</text:p>
              </table:table-cell>
              <table:table-cell office:value-type="float" office:value="0.822106">
                <text:p>0.822106</text:p>
              </table:table-cell>
              <table:table-cell office:value-type="float" office:value="0.822916">
                <text:p>0.822916</text:p>
              </table:table-cell>
              <table:table-cell office:value-type="float" office:value="0.831957">
                <text:p>0.831957</text:p>
              </table:table-cell>
              <table:table-cell office:value-type="float" office:value="0.857715">
                <text:p>0.857715</text:p>
              </table:table-cell>
              <table:table-cell office:value-type="float" office:value="0.878161">
                <text:p>0.878161</text:p>
              </table:table-cell>
              <table:table-cell office:value-type="float" office:value="0.80404">
                <text:p>0.8040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94851">
                <text:p>0.694851</text:p>
              </table:table-cell>
              <table:table-cell office:value-type="float" office:value="0.782333">
                <text:p>0.782333</text:p>
              </table:table-cell>
              <table:table-cell office:value-type="float" office:value="0.78936">
                <text:p>0.78936</text:p>
              </table:table-cell>
              <table:table-cell office:value-type="float" office:value="0.801003">
                <text:p>0.801003</text:p>
              </table:table-cell>
              <table:table-cell office:value-type="float" office:value="0.816058">
                <text:p>0.816058</text:p>
              </table:table-cell>
              <table:table-cell office:value-type="float" office:value="0.821243">
                <text:p>0.821243</text:p>
              </table:table-cell>
              <table:table-cell office:value-type="float" office:value="0.82246">
                <text:p>0.82246</text:p>
              </table:table-cell>
              <table:table-cell office:value-type="float" office:value="0.823894">
                <text:p>0.823894</text:p>
              </table:table-cell>
              <table:table-cell office:value-type="float" office:value="0.842332">
                <text:p>0.842332</text:p>
              </table:table-cell>
              <table:table-cell office:value-type="float" office:value="0.859797">
                <text:p>0.859797</text:p>
              </table:table-cell>
              <table:table-cell office:value-type="float" office:value="0.878161">
                <text:p>0.878161</text:p>
              </table:table-cell>
              <table:table-cell office:value-type="float" office:value="0.805333">
                <text:p>0.805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31007">
                <text:p>0.731007</text:p>
              </table:table-cell>
              <table:table-cell office:value-type="float" office:value="0.782501">
                <text:p>0.782501</text:p>
              </table:table-cell>
              <table:table-cell office:value-type="float" office:value="0.792109">
                <text:p>0.792109</text:p>
              </table:table-cell>
              <table:table-cell office:value-type="float" office:value="0.802315">
                <text:p>0.802315</text:p>
              </table:table-cell>
              <table:table-cell office:value-type="float" office:value="0.815439">
                <text:p>0.815439</text:p>
              </table:table-cell>
              <table:table-cell office:value-type="float" office:value="0.821021">
                <text:p>0.821021</text:p>
              </table:table-cell>
              <table:table-cell office:value-type="float" office:value="0.822359">
                <text:p>0.822359</text:p>
              </table:table-cell>
              <table:table-cell office:value-type="float" office:value="0.825325">
                <text:p>0.825325</text:p>
              </table:table-cell>
              <table:table-cell office:value-type="float" office:value="0.84572">
                <text:p>0.84572</text:p>
              </table:table-cell>
              <table:table-cell office:value-type="float" office:value="0.864469">
                <text:p>0.864469</text:p>
              </table:table-cell>
              <table:table-cell office:value-type="float" office:value="0.901471">
                <text:p>0.901471</text:p>
              </table:table-cell>
              <table:table-cell office:value-type="float" office:value="0.810227">
                <text:p>0.81022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72472">
                <text:p>0.672472</text:p>
              </table:table-cell>
              <table:table-cell office:value-type="float" office:value="0.782893">
                <text:p>0.782893</text:p>
              </table:table-cell>
              <table:table-cell office:value-type="float" office:value="0.796474">
                <text:p>0.796474</text:p>
              </table:table-cell>
              <table:table-cell office:value-type="float" office:value="0.807448">
                <text:p>0.807448</text:p>
              </table:table-cell>
              <table:table-cell office:value-type="float" office:value="0.816185">
                <text:p>0.816185</text:p>
              </table:table-cell>
              <table:table-cell office:value-type="float" office:value="0.820798">
                <text:p>0.820798</text:p>
              </table:table-cell>
              <table:table-cell office:value-type="float" office:value="0.821983">
                <text:p>0.821983</text:p>
              </table:table-cell>
              <table:table-cell office:value-type="float" office:value="0.823058">
                <text:p>0.823058</text:p>
              </table:table-cell>
              <table:table-cell office:value-type="float" office:value="0.837709">
                <text:p>0.837709</text:p>
              </table:table-cell>
              <table:table-cell office:value-type="float" office:value="0.860586">
                <text:p>0.860586</text:p>
              </table:table-cell>
              <table:table-cell office:value-type="float" office:value="0.901471">
                <text:p>0.901471</text:p>
              </table:table-cell>
              <table:table-cell office:value-type="float" office:value="0.803961">
                <text:p>0.80396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77422">
                <text:p>0.677422</text:p>
              </table:table-cell>
              <table:table-cell office:value-type="float" office:value="0.781924">
                <text:p>0.781924</text:p>
              </table:table-cell>
              <table:table-cell office:value-type="float" office:value="0.792204">
                <text:p>0.792204</text:p>
              </table:table-cell>
              <table:table-cell office:value-type="float" office:value="0.804571">
                <text:p>0.804571</text:p>
              </table:table-cell>
              <table:table-cell office:value-type="float" office:value="0.813891">
                <text:p>0.813891</text:p>
              </table:table-cell>
              <table:table-cell office:value-type="float" office:value="0.819512">
                <text:p>0.819512</text:p>
              </table:table-cell>
              <table:table-cell office:value-type="float" office:value="0.821661">
                <text:p>0.821661</text:p>
              </table:table-cell>
              <table:table-cell office:value-type="float" office:value="0.823766">
                <text:p>0.823766</text:p>
              </table:table-cell>
              <table:table-cell office:value-type="float" office:value="0.840441">
                <text:p>0.840441</text:p>
              </table:table-cell>
              <table:table-cell office:value-type="float" office:value="0.869226">
                <text:p>0.869226</text:p>
              </table:table-cell>
              <table:table-cell office:value-type="float" office:value="0.901471">
                <text:p>0.901471</text:p>
              </table:table-cell>
              <table:table-cell office:value-type="float" office:value="0.804462">
                <text:p>0.80446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39372">
                <text:p>0.739372</text:p>
              </table:table-cell>
              <table:table-cell office:value-type="float" office:value="0.782165">
                <text:p>0.782165</text:p>
              </table:table-cell>
              <table:table-cell office:value-type="float" office:value="0.789864">
                <text:p>0.789864</text:p>
              </table:table-cell>
              <table:table-cell office:value-type="float" office:value="0.805125">
                <text:p>0.805125</text:p>
              </table:table-cell>
              <table:table-cell office:value-type="float" office:value="0.815816">
                <text:p>0.815816</text:p>
              </table:table-cell>
              <table:table-cell office:value-type="float" office:value="0.821114">
                <text:p>0.821114</text:p>
              </table:table-cell>
              <table:table-cell office:value-type="float" office:value="0.822653">
                <text:p>0.822653</text:p>
              </table:table-cell>
              <table:table-cell office:value-type="float" office:value="0.828211">
                <text:p>0.828211</text:p>
              </table:table-cell>
              <table:table-cell office:value-type="float" office:value="0.844918">
                <text:p>0.844918</text:p>
              </table:table-cell>
              <table:table-cell office:value-type="float" office:value="0.870475">
                <text:p>0.870475</text:p>
              </table:table-cell>
              <table:table-cell office:value-type="float" office:value="0.910253">
                <text:p>0.910253</text:p>
              </table:table-cell>
              <table:table-cell office:value-type="float" office:value="0.811971">
                <text:p>0.811971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44016">
                <text:p>0.744016</text:p>
              </table:table-cell>
              <table:table-cell office:value-type="float" office:value="0.782859">
                <text:p>0.782859</text:p>
              </table:table-cell>
              <table:table-cell office:value-type="float" office:value="0.795942">
                <text:p>0.795942</text:p>
              </table:table-cell>
              <table:table-cell office:value-type="float" office:value="0.808454">
                <text:p>0.808454</text:p>
              </table:table-cell>
              <table:table-cell office:value-type="float" office:value="0.816909">
                <text:p>0.816909</text:p>
              </table:table-cell>
              <table:table-cell office:value-type="float" office:value="0.821425">
                <text:p>0.821425</text:p>
              </table:table-cell>
              <table:table-cell office:value-type="float" office:value="0.82325">
                <text:p>0.82325</text:p>
              </table:table-cell>
              <table:table-cell office:value-type="float" office:value="0.832519">
                <text:p>0.832519</text:p>
              </table:table-cell>
              <table:table-cell office:value-type="float" office:value="0.846999">
                <text:p>0.846999</text:p>
              </table:table-cell>
              <table:table-cell office:value-type="float" office:value="0.876295">
                <text:p>0.876295</text:p>
              </table:table-cell>
              <table:table-cell office:value-type="float" office:value="0.911425">
                <text:p>0.911425</text:p>
              </table:table-cell>
              <table:table-cell office:value-type="float" office:value="0.814867">
                <text:p>0.8148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00981">
                <text:p>0.700981</text:p>
              </table:table-cell>
              <table:table-cell office:value-type="float" office:value="0.782385">
                <text:p>0.782385</text:p>
              </table:table-cell>
              <table:table-cell office:value-type="float" office:value="0.789239">
                <text:p>0.789239</text:p>
              </table:table-cell>
              <table:table-cell office:value-type="float" office:value="0.808262">
                <text:p>0.808262</text:p>
              </table:table-cell>
              <table:table-cell office:value-type="float" office:value="0.817777">
                <text:p>0.817777</text:p>
              </table:table-cell>
              <table:table-cell office:value-type="float" office:value="0.821312">
                <text:p>0.821312</text:p>
              </table:table-cell>
              <table:table-cell office:value-type="float" office:value="0.8225">
                <text:p>0.8225</text:p>
              </table:table-cell>
              <table:table-cell office:value-type="float" office:value="0.826931">
                <text:p>0.826931</text:p>
              </table:table-cell>
              <table:table-cell office:value-type="float" office:value="0.843505">
                <text:p>0.843505</text:p>
              </table:table-cell>
              <table:table-cell office:value-type="float" office:value="0.874129">
                <text:p>0.874129</text:p>
              </table:table-cell>
              <table:table-cell office:value-type="float" office:value="0.911425">
                <text:p>0.911425</text:p>
              </table:table-cell>
              <table:table-cell office:value-type="float" office:value="0.808702">
                <text:p>0.808702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30789">
                <text:p>0.730789</text:p>
              </table:table-cell>
              <table:table-cell office:value-type="float" office:value="0.782222">
                <text:p>0.782222</text:p>
              </table:table-cell>
              <table:table-cell office:value-type="float" office:value="0.78468">
                <text:p>0.78468</text:p>
              </table:table-cell>
              <table:table-cell office:value-type="float" office:value="0.800838">
                <text:p>0.800838</text:p>
              </table:table-cell>
              <table:table-cell office:value-type="float" office:value="0.813402">
                <text:p>0.813402</text:p>
              </table:table-cell>
              <table:table-cell office:value-type="float" office:value="0.820031">
                <text:p>0.820031</text:p>
              </table:table-cell>
              <table:table-cell office:value-type="float" office:value="0.822095">
                <text:p>0.822095</text:p>
              </table:table-cell>
              <table:table-cell office:value-type="float" office:value="0.830087">
                <text:p>0.830087</text:p>
              </table:table-cell>
              <table:table-cell office:value-type="float" office:value="0.847685">
                <text:p>0.847685</text:p>
              </table:table-cell>
              <table:table-cell office:value-type="float" office:value="0.87538">
                <text:p>0.87538</text:p>
              </table:table-cell>
              <table:table-cell office:value-type="float" office:value="0.911425">
                <text:p>0.911425</text:p>
              </table:table-cell>
              <table:table-cell office:value-type="float" office:value="0.810721">
                <text:p>0.81072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11793">
                <text:p>0.611793</text:p>
              </table:table-cell>
              <table:table-cell office:value-type="float" office:value="0.78232">
                <text:p>0.78232</text:p>
              </table:table-cell>
              <table:table-cell office:value-type="float" office:value="0.789861">
                <text:p>0.789861</text:p>
              </table:table-cell>
              <table:table-cell office:value-type="float" office:value="0.806998">
                <text:p>0.806998</text:p>
              </table:table-cell>
              <table:table-cell office:value-type="float" office:value="0.818433">
                <text:p>0.818433</text:p>
              </table:table-cell>
              <table:table-cell office:value-type="float" office:value="0.821571">
                <text:p>0.821571</text:p>
              </table:table-cell>
              <table:table-cell office:value-type="float" office:value="0.824524">
                <text:p>0.824524</text:p>
              </table:table-cell>
              <table:table-cell office:value-type="float" office:value="0.837067">
                <text:p>0.837067</text:p>
              </table:table-cell>
              <table:table-cell office:value-type="float" office:value="0.852264">
                <text:p>0.852264</text:p>
              </table:table-cell>
              <table:table-cell office:value-type="float" office:value="0.875731">
                <text:p>0.875731</text:p>
              </table:table-cell>
              <table:table-cell office:value-type="float" office:value="0.911425">
                <text:p>0.911425</text:p>
              </table:table-cell>
              <table:table-cell office:value-type="float" office:value="0.802056">
                <text:p>0.802056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42223">
                <text:p>0.742223</text:p>
              </table:table-cell>
              <table:table-cell office:value-type="float" office:value="0.782617">
                <text:p>0.782617</text:p>
              </table:table-cell>
              <table:table-cell office:value-type="float" office:value="0.788682">
                <text:p>0.788682</text:p>
              </table:table-cell>
              <table:table-cell office:value-type="float" office:value="0.805857">
                <text:p>0.805857</text:p>
              </table:table-cell>
              <table:table-cell office:value-type="float" office:value="0.818026">
                <text:p>0.818026</text:p>
              </table:table-cell>
              <table:table-cell office:value-type="float" office:value="0.821368">
                <text:p>0.821368</text:p>
              </table:table-cell>
              <table:table-cell office:value-type="float" office:value="0.823888">
                <text:p>0.823888</text:p>
              </table:table-cell>
              <table:table-cell office:value-type="float" office:value="0.838845">
                <text:p>0.838845</text:p>
              </table:table-cell>
              <table:table-cell office:value-type="float" office:value="0.850558">
                <text:p>0.850558</text:p>
              </table:table-cell>
              <table:table-cell office:value-type="float" office:value="0.875671">
                <text:p>0.875671</text:p>
              </table:table-cell>
              <table:table-cell office:value-type="float" office:value="0.911425">
                <text:p>0.911425</text:p>
              </table:table-cell>
              <table:table-cell office:value-type="float" office:value="0.814774">
                <text:p>0.81477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66475">
                <text:p>0.766475</text:p>
              </table:table-cell>
              <table:table-cell office:value-type="float" office:value="0.782464">
                <text:p>0.782464</text:p>
              </table:table-cell>
              <table:table-cell office:value-type="float" office:value="0.785279">
                <text:p>0.785279</text:p>
              </table:table-cell>
              <table:table-cell office:value-type="float" office:value="0.801766">
                <text:p>0.801766</text:p>
              </table:table-cell>
              <table:table-cell office:value-type="float" office:value="0.815407">
                <text:p>0.815407</text:p>
              </table:table-cell>
              <table:table-cell office:value-type="float" office:value="0.821205">
                <text:p>0.821205</text:p>
              </table:table-cell>
              <table:table-cell office:value-type="float" office:value="0.822726">
                <text:p>0.822726</text:p>
              </table:table-cell>
              <table:table-cell office:value-type="float" office:value="0.832636">
                <text:p>0.832636</text:p>
              </table:table-cell>
              <table:table-cell office:value-type="float" office:value="0.846329">
                <text:p>0.846329</text:p>
              </table:table-cell>
              <table:table-cell office:value-type="float" office:value="0.871503">
                <text:p>0.871503</text:p>
              </table:table-cell>
              <table:table-cell office:value-type="float" office:value="0.911425">
                <text:p>0.911425</text:p>
              </table:table-cell>
              <table:table-cell office:value-type="float" office:value="0.814579">
                <text:p>0.81457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58389">
                <text:p>0.758389</text:p>
              </table:table-cell>
              <table:table-cell office:value-type="float" office:value="0.782677">
                <text:p>0.782677</text:p>
              </table:table-cell>
              <table:table-cell office:value-type="float" office:value="0.785023">
                <text:p>0.785023</text:p>
              </table:table-cell>
              <table:table-cell office:value-type="float" office:value="0.799313">
                <text:p>0.799313</text:p>
              </table:table-cell>
              <table:table-cell office:value-type="float" office:value="0.816442">
                <text:p>0.816442</text:p>
              </table:table-cell>
              <table:table-cell office:value-type="float" office:value="0.821805">
                <text:p>0.821805</text:p>
              </table:table-cell>
              <table:table-cell office:value-type="float" office:value="0.825797">
                <text:p>0.825797</text:p>
              </table:table-cell>
              <table:table-cell office:value-type="float" office:value="0.840647">
                <text:p>0.840647</text:p>
              </table:table-cell>
              <table:table-cell office:value-type="float" office:value="0.848644">
                <text:p>0.848644</text:p>
              </table:table-cell>
              <table:table-cell office:value-type="float" office:value="0.877394">
                <text:p>0.877394</text:p>
              </table:table-cell>
              <table:table-cell office:value-type="float" office:value="0.911425">
                <text:p>0.911425</text:p>
              </table:table-cell>
              <table:table-cell office:value-type="float" office:value="0.815613">
                <text:p>0.8156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49999">
                <text:p>0.749999</text:p>
              </table:table-cell>
              <table:table-cell office:value-type="float" office:value="0.782172">
                <text:p>0.782172</text:p>
              </table:table-cell>
              <table:table-cell office:value-type="float" office:value="0.783641">
                <text:p>0.783641</text:p>
              </table:table-cell>
              <table:table-cell office:value-type="float" office:value="0.794276">
                <text:p>0.794276</text:p>
              </table:table-cell>
              <table:table-cell office:value-type="float" office:value="0.811847">
                <text:p>0.811847</text:p>
              </table:table-cell>
              <table:table-cell office:value-type="float" office:value="0.821578">
                <text:p>0.821578</text:p>
              </table:table-cell>
              <table:table-cell office:value-type="float" office:value="0.825037">
                <text:p>0.825037</text:p>
              </table:table-cell>
              <table:table-cell office:value-type="float" office:value="0.840841">
                <text:p>0.840841</text:p>
              </table:table-cell>
              <table:table-cell office:value-type="float" office:value="0.849633">
                <text:p>0.849633</text:p>
              </table:table-cell>
              <table:table-cell office:value-type="float" office:value="0.875851">
                <text:p>0.875851</text:p>
              </table:table-cell>
              <table:table-cell office:value-type="float" office:value="0.911425">
                <text:p>0.911425</text:p>
              </table:table-cell>
              <table:table-cell office:value-type="float" office:value="0.813488">
                <text:p>0.81348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47571">
                <text:p>0.747571</text:p>
              </table:table-cell>
              <table:table-cell office:value-type="float" office:value="0.782111">
                <text:p>0.782111</text:p>
              </table:table-cell>
              <table:table-cell office:value-type="float" office:value="0.783996">
                <text:p>0.783996</text:p>
              </table:table-cell>
              <table:table-cell office:value-type="float" office:value="0.797752">
                <text:p>0.797752</text:p>
              </table:table-cell>
              <table:table-cell office:value-type="float" office:value="0.813148">
                <text:p>0.813148</text:p>
              </table:table-cell>
              <table:table-cell office:value-type="float" office:value="0.821175">
                <text:p>0.821175</text:p>
              </table:table-cell>
              <table:table-cell office:value-type="float" office:value="0.823674">
                <text:p>0.823674</text:p>
              </table:table-cell>
              <table:table-cell office:value-type="float" office:value="0.837138">
                <text:p>0.837138</text:p>
              </table:table-cell>
              <table:table-cell office:value-type="float" office:value="0.849976">
                <text:p>0.849976</text:p>
              </table:table-cell>
              <table:table-cell office:value-type="float" office:value="0.877394">
                <text:p>0.877394</text:p>
              </table:table-cell>
              <table:table-cell office:value-type="float" office:value="0.911586">
                <text:p>0.911586</text:p>
              </table:table-cell>
              <table:table-cell office:value-type="float" office:value="0.813394">
                <text:p>0.81339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02143">
                <text:p>0.702143</text:p>
              </table:table-cell>
              <table:table-cell office:value-type="float" office:value="0.781272">
                <text:p>0.781272</text:p>
              </table:table-cell>
              <table:table-cell office:value-type="float" office:value="0.784075">
                <text:p>0.784075</text:p>
              </table:table-cell>
              <table:table-cell office:value-type="float" office:value="0.799407">
                <text:p>0.799407</text:p>
              </table:table-cell>
              <table:table-cell office:value-type="float" office:value="0.815384">
                <text:p>0.815384</text:p>
              </table:table-cell>
              <table:table-cell office:value-type="float" office:value="0.822243">
                <text:p>0.822243</text:p>
              </table:table-cell>
              <table:table-cell office:value-type="float" office:value="0.827324">
                <text:p>0.827324</text:p>
              </table:table-cell>
              <table:table-cell office:value-type="float" office:value="0.841604">
                <text:p>0.841604</text:p>
              </table:table-cell>
              <table:table-cell office:value-type="float" office:value="0.852825">
                <text:p>0.852825</text:p>
              </table:table-cell>
              <table:table-cell office:value-type="float" office:value="0.87764">
                <text:p>0.87764</text:p>
              </table:table-cell>
              <table:table-cell office:value-type="float" office:value="0.911586">
                <text:p>0.911586</text:p>
              </table:table-cell>
              <table:table-cell office:value-type="float" office:value="0.810392">
                <text:p>0.810392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34117">
                <text:p>0.734117</text:p>
              </table:table-cell>
              <table:table-cell office:value-type="float" office:value="0.781632">
                <text:p>0.781632</text:p>
              </table:table-cell>
              <table:table-cell office:value-type="float" office:value="0.783331">
                <text:p>0.783331</text:p>
              </table:table-cell>
              <table:table-cell office:value-type="float" office:value="0.79753">
                <text:p>0.79753</text:p>
              </table:table-cell>
              <table:table-cell office:value-type="float" office:value="0.813437">
                <text:p>0.813437</text:p>
              </table:table-cell>
              <table:table-cell office:value-type="float" office:value="0.821728">
                <text:p>0.821728</text:p>
              </table:table-cell>
              <table:table-cell office:value-type="float" office:value="0.825305">
                <text:p>0.825305</text:p>
              </table:table-cell>
              <table:table-cell office:value-type="float" office:value="0.84014">
                <text:p>0.84014</text:p>
              </table:table-cell>
              <table:table-cell office:value-type="float" office:value="0.853191">
                <text:p>0.853191</text:p>
              </table:table-cell>
              <table:table-cell office:value-type="float" office:value="0.879564">
                <text:p>0.879564</text:p>
              </table:table-cell>
              <table:table-cell office:value-type="float" office:value="0.911586">
                <text:p>0.911586</text:p>
              </table:table-cell>
              <table:table-cell office:value-type="float" office:value="0.812998">
                <text:p>0.812998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64735">
                <text:p>0.564735</text:p>
              </table:table-cell>
              <table:table-cell office:value-type="float" office:value="0.781713">
                <text:p>0.781713</text:p>
              </table:table-cell>
              <table:table-cell office:value-type="float" office:value="0.782925">
                <text:p>0.782925</text:p>
              </table:table-cell>
              <table:table-cell office:value-type="float" office:value="0.792484">
                <text:p>0.792484</text:p>
              </table:table-cell>
              <table:table-cell office:value-type="float" office:value="0.808728">
                <text:p>0.808728</text:p>
              </table:table-cell>
              <table:table-cell office:value-type="float" office:value="0.819454">
                <text:p>0.819454</text:p>
              </table:table-cell>
              <table:table-cell office:value-type="float" office:value="0.822445">
                <text:p>0.822445</text:p>
              </table:table-cell>
              <table:table-cell office:value-type="float" office:value="0.829785">
                <text:p>0.829785</text:p>
              </table:table-cell>
              <table:table-cell office:value-type="float" office:value="0.848071">
                <text:p>0.848071</text:p>
              </table:table-cell>
              <table:table-cell office:value-type="float" office:value="0.879372">
                <text:p>0.879372</text:p>
              </table:table-cell>
              <table:table-cell office:value-type="float" office:value="0.912092">
                <text:p>0.912092</text:p>
              </table:table-cell>
              <table:table-cell office:value-type="float" office:value="0.792971">
                <text:p>0.792971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745057">
                <text:p>0.745057</text:p>
              </table:table-cell>
              <table:table-cell office:value-type="float" office:value="0.782497">
                <text:p>0.782497</text:p>
              </table:table-cell>
              <table:table-cell office:value-type="float" office:value="0.785378">
                <text:p>0.785378</text:p>
              </table:table-cell>
              <table:table-cell office:value-type="float" office:value="0.800909">
                <text:p>0.800909</text:p>
              </table:table-cell>
              <table:table-cell office:value-type="float" office:value="0.81154">
                <text:p>0.81154</text:p>
              </table:table-cell>
              <table:table-cell office:value-type="float" office:value="0.820903">
                <text:p>0.820903</text:p>
              </table:table-cell>
              <table:table-cell office:value-type="float" office:value="0.822851">
                <text:p>0.822851</text:p>
              </table:table-cell>
              <table:table-cell office:value-type="float" office:value="0.833318">
                <text:p>0.833318</text:p>
              </table:table-cell>
              <table:table-cell office:value-type="float" office:value="0.849149">
                <text:p>0.849149</text:p>
              </table:table-cell>
              <table:table-cell office:value-type="float" office:value="0.877593">
                <text:p>0.877593</text:p>
              </table:table-cell>
              <table:table-cell office:value-type="float" office:value="0.912092">
                <text:p>0.912092</text:p>
              </table:table-cell>
              <table:table-cell office:value-type="float" office:value="0.81292">
                <text:p>0.8129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6729">
                <text:p>0.76729</text:p>
              </table:table-cell>
              <table:table-cell office:value-type="float" office:value="0.782409">
                <text:p>0.782409</text:p>
              </table:table-cell>
              <table:table-cell office:value-type="float" office:value="0.786226">
                <text:p>0.786226</text:p>
              </table:table-cell>
              <table:table-cell office:value-type="float" office:value="0.802668">
                <text:p>0.802668</text:p>
              </table:table-cell>
              <table:table-cell office:value-type="float" office:value="0.815323">
                <text:p>0.815323</text:p>
              </table:table-cell>
              <table:table-cell office:value-type="float" office:value="0.821839">
                <text:p>0.821839</text:p>
              </table:table-cell>
              <table:table-cell office:value-type="float" office:value="0.824302">
                <text:p>0.824302</text:p>
              </table:table-cell>
              <table:table-cell office:value-type="float" office:value="0.836318">
                <text:p>0.836318</text:p>
              </table:table-cell>
              <table:table-cell office:value-type="float" office:value="0.851968">
                <text:p>0.851968</text:p>
              </table:table-cell>
              <table:table-cell office:value-type="float" office:value="0.892311">
                <text:p>0.892311</text:p>
              </table:table-cell>
              <table:table-cell office:value-type="float" office:value="0.912299">
                <text:p>0.912299</text:p>
              </table:table-cell>
              <table:table-cell office:value-type="float" office:value="0.818065">
                <text:p>0.818065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11434">
                <text:p>0.711434</text:p>
              </table:table-cell>
              <table:table-cell office:value-type="float" office:value="0.782269">
                <text:p>0.782269</text:p>
              </table:table-cell>
              <table:table-cell office:value-type="float" office:value="0.78348">
                <text:p>0.78348</text:p>
              </table:table-cell>
              <table:table-cell office:value-type="float" office:value="0.797091">
                <text:p>0.797091</text:p>
              </table:table-cell>
              <table:table-cell office:value-type="float" office:value="0.80966">
                <text:p>0.80966</text:p>
              </table:table-cell>
              <table:table-cell office:value-type="float" office:value="0.821084">
                <text:p>0.821084</text:p>
              </table:table-cell>
              <table:table-cell office:value-type="float" office:value="0.824143">
                <text:p>0.824143</text:p>
              </table:table-cell>
              <table:table-cell office:value-type="float" office:value="0.83649">
                <text:p>0.83649</text:p>
              </table:table-cell>
              <table:table-cell office:value-type="float" office:value="0.850913">
                <text:p>0.850913</text:p>
              </table:table-cell>
              <table:table-cell office:value-type="float" office:value="0.887127">
                <text:p>0.887127</text:p>
              </table:table-cell>
              <table:table-cell office:value-type="float" office:value="0.912299">
                <text:p>0.912299</text:p>
              </table:table-cell>
              <table:table-cell office:value-type="float" office:value="0.810369">
                <text:p>0.81036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81245">
                <text:p>0.681245</text:p>
              </table:table-cell>
              <table:table-cell office:value-type="float" office:value="0.782221">
                <text:p>0.782221</text:p>
              </table:table-cell>
              <table:table-cell office:value-type="float" office:value="0.783429">
                <text:p>0.783429</text:p>
              </table:table-cell>
              <table:table-cell office:value-type="float" office:value="0.795366">
                <text:p>0.795366</text:p>
              </table:table-cell>
              <table:table-cell office:value-type="float" office:value="0.805912">
                <text:p>0.805912</text:p>
              </table:table-cell>
              <table:table-cell office:value-type="float" office:value="0.817367">
                <text:p>0.817367</text:p>
              </table:table-cell>
              <table:table-cell office:value-type="float" office:value="0.823354">
                <text:p>0.823354</text:p>
              </table:table-cell>
              <table:table-cell office:value-type="float" office:value="0.835199">
                <text:p>0.835199</text:p>
              </table:table-cell>
              <table:table-cell office:value-type="float" office:value="0.849218">
                <text:p>0.849218</text:p>
              </table:table-cell>
              <table:table-cell office:value-type="float" office:value="0.883944">
                <text:p>0.883944</text:p>
              </table:table-cell>
              <table:table-cell office:value-type="float" office:value="0.912299">
                <text:p>0.912299</text:p>
              </table:table-cell>
              <table:table-cell office:value-type="float" office:value="0.805725">
                <text:p>0.80572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75182">
                <text:p>0.75182</text:p>
              </table:table-cell>
              <table:table-cell office:value-type="float" office:value="0.782836">
                <text:p>0.782836</text:p>
              </table:table-cell>
              <table:table-cell office:value-type="float" office:value="0.787583">
                <text:p>0.787583</text:p>
              </table:table-cell>
              <table:table-cell office:value-type="float" office:value="0.801999">
                <text:p>0.801999</text:p>
              </table:table-cell>
              <table:table-cell office:value-type="float" office:value="0.8106">
                <text:p>0.8106</text:p>
              </table:table-cell>
              <table:table-cell office:value-type="float" office:value="0.820375">
                <text:p>0.820375</text:p>
              </table:table-cell>
              <table:table-cell office:value-type="float" office:value="0.824413">
                <text:p>0.824413</text:p>
              </table:table-cell>
              <table:table-cell office:value-type="float" office:value="0.834843">
                <text:p>0.834843</text:p>
              </table:table-cell>
              <table:table-cell office:value-type="float" office:value="0.849258">
                <text:p>0.849258</text:p>
              </table:table-cell>
              <table:table-cell office:value-type="float" office:value="0.875107">
                <text:p>0.875107</text:p>
              </table:table-cell>
              <table:table-cell office:value-type="float" office:value="0.912299">
                <text:p>0.912299</text:p>
              </table:table-cell>
              <table:table-cell office:value-type="float" office:value="0.813883">
                <text:p>0.81388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6362">
                <text:p>0.76362</text:p>
              </table:table-cell>
              <table:table-cell office:value-type="float" office:value="0.782698">
                <text:p>0.782698</text:p>
              </table:table-cell>
              <table:table-cell office:value-type="float" office:value="0.783834">
                <text:p>0.783834</text:p>
              </table:table-cell>
              <table:table-cell office:value-type="float" office:value="0.797638">
                <text:p>0.797638</text:p>
              </table:table-cell>
              <table:table-cell office:value-type="float" office:value="0.805392">
                <text:p>0.805392</text:p>
              </table:table-cell>
              <table:table-cell office:value-type="float" office:value="0.815406">
                <text:p>0.815406</text:p>
              </table:table-cell>
              <table:table-cell office:value-type="float" office:value="0.822847">
                <text:p>0.822847</text:p>
              </table:table-cell>
              <table:table-cell office:value-type="float" office:value="0.830856">
                <text:p>0.830856</text:p>
              </table:table-cell>
              <table:table-cell office:value-type="float" office:value="0.846773">
                <text:p>0.846773</text:p>
              </table:table-cell>
              <table:table-cell office:value-type="float" office:value="0.872126">
                <text:p>0.872126</text:p>
              </table:table-cell>
              <table:table-cell office:value-type="float" office:value="0.912299">
                <text:p>0.912299</text:p>
              </table:table-cell>
              <table:table-cell office:value-type="float" office:value="0.812119">
                <text:p>0.81211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730244">
                <text:p>0.730244</text:p>
              </table:table-cell>
              <table:table-cell office:value-type="float" office:value="0.783186">
                <text:p>0.783186</text:p>
              </table:table-cell>
              <table:table-cell office:value-type="float" office:value="0.79207">
                <text:p>0.79207</text:p>
              </table:table-cell>
              <table:table-cell office:value-type="float" office:value="0.803839">
                <text:p>0.803839</text:p>
              </table:table-cell>
              <table:table-cell office:value-type="float" office:value="0.810088">
                <text:p>0.810088</text:p>
              </table:table-cell>
              <table:table-cell office:value-type="float" office:value="0.819829">
                <text:p>0.819829</text:p>
              </table:table-cell>
              <table:table-cell office:value-type="float" office:value="0.824169">
                <text:p>0.824169</text:p>
              </table:table-cell>
              <table:table-cell office:value-type="float" office:value="0.8364">
                <text:p>0.8364</text:p>
              </table:table-cell>
              <table:table-cell office:value-type="float" office:value="0.848739">
                <text:p>0.848739</text:p>
              </table:table-cell>
              <table:table-cell office:value-type="float" office:value="0.876668">
                <text:p>0.876668</text:p>
              </table:table-cell>
              <table:table-cell office:value-type="float" office:value="0.912299">
                <text:p>0.912299</text:p>
              </table:table-cell>
              <table:table-cell office:value-type="float" office:value="0.812523">
                <text:p>0.81252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34276">
                <text:p>0.734276</text:p>
              </table:table-cell>
              <table:table-cell office:value-type="float" office:value="0.783423">
                <text:p>0.783423</text:p>
              </table:table-cell>
              <table:table-cell office:value-type="float" office:value="0.796542">
                <text:p>0.796542</text:p>
              </table:table-cell>
              <table:table-cell office:value-type="float" office:value="0.805651">
                <text:p>0.805651</text:p>
              </table:table-cell>
              <table:table-cell office:value-type="float" office:value="0.812244">
                <text:p>0.812244</text:p>
              </table:table-cell>
              <table:table-cell office:value-type="float" office:value="0.820162">
                <text:p>0.820162</text:p>
              </table:table-cell>
              <table:table-cell office:value-type="float" office:value="0.82447">
                <text:p>0.82447</text:p>
              </table:table-cell>
              <table:table-cell office:value-type="float" office:value="0.838623">
                <text:p>0.838623</text:p>
              </table:table-cell>
              <table:table-cell office:value-type="float" office:value="0.851428">
                <text:p>0.851428</text:p>
              </table:table-cell>
              <table:table-cell office:value-type="float" office:value="0.882826">
                <text:p>0.882826</text:p>
              </table:table-cell>
              <table:table-cell office:value-type="float" office:value="0.912299">
                <text:p>0.912299</text:p>
              </table:table-cell>
              <table:table-cell office:value-type="float" office:value="0.814964">
                <text:p>0.81496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02143">
                <text:p>0.702143</text:p>
              </table:table-cell>
              <table:table-cell office:value-type="float" office:value="0.783897">
                <text:p>0.783897</text:p>
              </table:table-cell>
              <table:table-cell office:value-type="float" office:value="0.801696">
                <text:p>0.801696</text:p>
              </table:table-cell>
              <table:table-cell office:value-type="float" office:value="0.81132">
                <text:p>0.81132</text:p>
              </table:table-cell>
              <table:table-cell office:value-type="float" office:value="0.820735">
                <text:p>0.820735</text:p>
              </table:table-cell>
              <table:table-cell office:value-type="float" office:value="0.824191">
                <text:p>0.824191</text:p>
              </table:table-cell>
              <table:table-cell office:value-type="float" office:value="0.834783">
                <text:p>0.834783</text:p>
              </table:table-cell>
              <table:table-cell office:value-type="float" office:value="0.844601">
                <text:p>0.844601</text:p>
              </table:table-cell>
              <table:table-cell office:value-type="float" office:value="0.861912">
                <text:p>0.861912</text:p>
              </table:table-cell>
              <table:table-cell office:value-type="float" office:value="0.896789">
                <text:p>0.896789</text:p>
              </table:table-cell>
              <table:table-cell office:value-type="float" office:value="0.912299">
                <text:p>0.912299</text:p>
              </table:table-cell>
              <table:table-cell office:value-type="float" office:value="0.818207">
                <text:p>0.8182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55285">
                <text:p>0.755285</text:p>
              </table:table-cell>
              <table:table-cell office:value-type="float" office:value="0.787171">
                <text:p>0.787171</text:p>
              </table:table-cell>
              <table:table-cell office:value-type="float" office:value="0.804406">
                <text:p>0.804406</text:p>
              </table:table-cell>
              <table:table-cell office:value-type="float" office:value="0.816927">
                <text:p>0.816927</text:p>
              </table:table-cell>
              <table:table-cell office:value-type="float" office:value="0.822098">
                <text:p>0.822098</text:p>
              </table:table-cell>
              <table:table-cell office:value-type="float" office:value="0.82684">
                <text:p>0.82684</text:p>
              </table:table-cell>
              <table:table-cell office:value-type="float" office:value="0.834913">
                <text:p>0.834913</text:p>
              </table:table-cell>
              <table:table-cell office:value-type="float" office:value="0.845553">
                <text:p>0.845553</text:p>
              </table:table-cell>
              <table:table-cell office:value-type="float" office:value="0.856577">
                <text:p>0.856577</text:p>
              </table:table-cell>
              <table:table-cell office:value-type="float" office:value="0.885392">
                <text:p>0.885392</text:p>
              </table:table-cell>
              <table:table-cell office:value-type="float" office:value="0.912299">
                <text:p>0.912299</text:p>
              </table:table-cell>
              <table:table-cell office:value-type="float" office:value="0.823516">
                <text:p>0.823516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39812">
                <text:p>0.739812</text:p>
              </table:table-cell>
              <table:table-cell office:value-type="float" office:value="0.79561">
                <text:p>0.79561</text:p>
              </table:table-cell>
              <table:table-cell office:value-type="float" office:value="0.808698">
                <text:p>0.808698</text:p>
              </table:table-cell>
              <table:table-cell office:value-type="float" office:value="0.820889">
                <text:p>0.820889</text:p>
              </table:table-cell>
              <table:table-cell office:value-type="float" office:value="0.823846">
                <text:p>0.823846</text:p>
              </table:table-cell>
              <table:table-cell office:value-type="float" office:value="0.83267">
                <text:p>0.83267</text:p>
              </table:table-cell>
              <table:table-cell office:value-type="float" office:value="0.842073">
                <text:p>0.842073</text:p>
              </table:table-cell>
              <table:table-cell office:value-type="float" office:value="0.849573">
                <text:p>0.849573</text:p>
              </table:table-cell>
              <table:table-cell office:value-type="float" office:value="0.858337">
                <text:p>0.858337</text:p>
              </table:table-cell>
              <table:table-cell office:value-type="float" office:value="0.893949">
                <text:p>0.893949</text:p>
              </table:table-cell>
              <table:table-cell office:value-type="float" office:value="0.912299">
                <text:p>0.912299</text:p>
              </table:table-cell>
              <table:table-cell office:value-type="float" office:value="0.826546">
                <text:p>0.82654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37479">
                <text:p>0.737479</text:p>
              </table:table-cell>
              <table:table-cell office:value-type="float" office:value="0.795735">
                <text:p>0.795735</text:p>
              </table:table-cell>
              <table:table-cell office:value-type="float" office:value="0.810349">
                <text:p>0.810349</text:p>
              </table:table-cell>
              <table:table-cell office:value-type="float" office:value="0.821409">
                <text:p>0.821409</text:p>
              </table:table-cell>
              <table:table-cell office:value-type="float" office:value="0.823966">
                <text:p>0.823966</text:p>
              </table:table-cell>
              <table:table-cell office:value-type="float" office:value="0.83298">
                <text:p>0.83298</text:p>
              </table:table-cell>
              <table:table-cell office:value-type="float" office:value="0.842547">
                <text:p>0.842547</text:p>
              </table:table-cell>
              <table:table-cell office:value-type="float" office:value="0.851994">
                <text:p>0.851994</text:p>
              </table:table-cell>
              <table:table-cell office:value-type="float" office:value="0.861208">
                <text:p>0.861208</text:p>
              </table:table-cell>
              <table:table-cell office:value-type="float" office:value="0.895399">
                <text:p>0.895399</text:p>
              </table:table-cell>
              <table:table-cell office:value-type="float" office:value="0.912299">
                <text:p>0.912299</text:p>
              </table:table-cell>
              <table:table-cell office:value-type="float" office:value="0.827306">
                <text:p>0.82730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16825">
                <text:p>0.716825</text:p>
              </table:table-cell>
              <table:table-cell office:value-type="float" office:value="0.793694">
                <text:p>0.793694</text:p>
              </table:table-cell>
              <table:table-cell office:value-type="float" office:value="0.810305">
                <text:p>0.810305</text:p>
              </table:table-cell>
              <table:table-cell office:value-type="float" office:value="0.821293">
                <text:p>0.821293</text:p>
              </table:table-cell>
              <table:table-cell office:value-type="float" office:value="0.824603">
                <text:p>0.824603</text:p>
              </table:table-cell>
              <table:table-cell office:value-type="float" office:value="0.834104">
                <text:p>0.834104</text:p>
              </table:table-cell>
              <table:table-cell office:value-type="float" office:value="0.842673">
                <text:p>0.842673</text:p>
              </table:table-cell>
              <table:table-cell office:value-type="float" office:value="0.850295">
                <text:p>0.850295</text:p>
              </table:table-cell>
              <table:table-cell office:value-type="float" office:value="0.862131">
                <text:p>0.862131</text:p>
              </table:table-cell>
              <table:table-cell office:value-type="float" office:value="0.895323">
                <text:p>0.895323</text:p>
              </table:table-cell>
              <table:table-cell office:value-type="float" office:value="0.912299">
                <text:p>0.912299</text:p>
              </table:table-cell>
              <table:table-cell office:value-type="float" office:value="0.825125">
                <text:p>0.82512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709552">
                <text:p>0.709552</text:p>
              </table:table-cell>
              <table:table-cell office:value-type="float" office:value="0.806584">
                <text:p>0.806584</text:p>
              </table:table-cell>
              <table:table-cell office:value-type="float" office:value="0.817055">
                <text:p>0.817055</text:p>
              </table:table-cell>
              <table:table-cell office:value-type="float" office:value="0.822042">
                <text:p>0.822042</text:p>
              </table:table-cell>
              <table:table-cell office:value-type="float" office:value="0.825033">
                <text:p>0.825033</text:p>
              </table:table-cell>
              <table:table-cell office:value-type="float" office:value="0.835136">
                <text:p>0.835136</text:p>
              </table:table-cell>
              <table:table-cell office:value-type="float" office:value="0.84484">
                <text:p>0.84484</text:p>
              </table:table-cell>
              <table:table-cell office:value-type="float" office:value="0.853922">
                <text:p>0.853922</text:p>
              </table:table-cell>
              <table:table-cell office:value-type="float" office:value="0.86769">
                <text:p>0.86769</text:p>
              </table:table-cell>
              <table:table-cell office:value-type="float" office:value="0.896874">
                <text:p>0.896874</text:p>
              </table:table-cell>
              <table:table-cell office:value-type="float" office:value="0.912299">
                <text:p>0.912299</text:p>
              </table:table-cell>
              <table:table-cell office:value-type="float" office:value="0.827873">
                <text:p>0.82787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32066">
                <text:p>0.732066</text:p>
              </table:table-cell>
              <table:table-cell office:value-type="float" office:value="0.811011">
                <text:p>0.811011</text:p>
              </table:table-cell>
              <table:table-cell office:value-type="float" office:value="0.821526">
                <text:p>0.821526</text:p>
              </table:table-cell>
              <table:table-cell office:value-type="float" office:value="0.823952">
                <text:p>0.823952</text:p>
              </table:table-cell>
              <table:table-cell office:value-type="float" office:value="0.829906">
                <text:p>0.829906</text:p>
              </table:table-cell>
              <table:table-cell office:value-type="float" office:value="0.840885">
                <text:p>0.840885</text:p>
              </table:table-cell>
              <table:table-cell office:value-type="float" office:value="0.845722">
                <text:p>0.845722</text:p>
              </table:table-cell>
              <table:table-cell office:value-type="float" office:value="0.854817">
                <text:p>0.854817</text:p>
              </table:table-cell>
              <table:table-cell office:value-type="float" office:value="0.870786">
                <text:p>0.870786</text:p>
              </table:table-cell>
              <table:table-cell office:value-type="float" office:value="0.90044">
                <text:p>0.90044</text:p>
              </table:table-cell>
              <table:table-cell office:value-type="float" office:value="0.912345">
                <text:p>0.912345</text:p>
              </table:table-cell>
              <table:table-cell office:value-type="float" office:value="0.833111">
                <text:p>0.83311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70285">
                <text:p>0.770285</text:p>
              </table:table-cell>
              <table:table-cell office:value-type="float" office:value="0.807134">
                <text:p>0.807134</text:p>
              </table:table-cell>
              <table:table-cell office:value-type="float" office:value="0.819462">
                <text:p>0.819462</text:p>
              </table:table-cell>
              <table:table-cell office:value-type="float" office:value="0.822516">
                <text:p>0.822516</text:p>
              </table:table-cell>
              <table:table-cell office:value-type="float" office:value="0.824282">
                <text:p>0.824282</text:p>
              </table:table-cell>
              <table:table-cell office:value-type="float" office:value="0.833228">
                <text:p>0.833228</text:p>
              </table:table-cell>
              <table:table-cell office:value-type="float" office:value="0.842494">
                <text:p>0.842494</text:p>
              </table:table-cell>
              <table:table-cell office:value-type="float" office:value="0.850948">
                <text:p>0.850948</text:p>
              </table:table-cell>
              <table:table-cell office:value-type="float" office:value="0.869345">
                <text:p>0.869345</text:p>
              </table:table-cell>
              <table:table-cell office:value-type="float" office:value="0.901184">
                <text:p>0.901184</text:p>
              </table:table-cell>
              <table:table-cell office:value-type="float" office:value="0.912345">
                <text:p>0.912345</text:p>
              </table:table-cell>
              <table:table-cell office:value-type="float" office:value="0.834088">
                <text:p>0.83408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68729">
                <text:p>0.768729</text:p>
              </table:table-cell>
              <table:table-cell office:value-type="float" office:value="0.815034">
                <text:p>0.815034</text:p>
              </table:table-cell>
              <table:table-cell office:value-type="float" office:value="0.821309">
                <text:p>0.821309</text:p>
              </table:table-cell>
              <table:table-cell office:value-type="float" office:value="0.823099">
                <text:p>0.823099</text:p>
              </table:table-cell>
              <table:table-cell office:value-type="float" office:value="0.827733">
                <text:p>0.827733</text:p>
              </table:table-cell>
              <table:table-cell office:value-type="float" office:value="0.839472">
                <text:p>0.839472</text:p>
              </table:table-cell>
              <table:table-cell office:value-type="float" office:value="0.846901">
                <text:p>0.846901</text:p>
              </table:table-cell>
              <table:table-cell office:value-type="float" office:value="0.855979">
                <text:p>0.855979</text:p>
              </table:table-cell>
              <table:table-cell office:value-type="float" office:value="0.876319">
                <text:p>0.876319</text:p>
              </table:table-cell>
              <table:table-cell office:value-type="float" office:value="0.901993">
                <text:p>0.901993</text:p>
              </table:table-cell>
              <table:table-cell office:value-type="float" office:value="0.912345">
                <text:p>0.912345</text:p>
              </table:table-cell>
              <table:table-cell office:value-type="float" office:value="0.837657">
                <text:p>0.83765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40497">
                <text:p>0.740497</text:p>
              </table:table-cell>
              <table:table-cell office:value-type="float" office:value="0.810313">
                <text:p>0.810313</text:p>
              </table:table-cell>
              <table:table-cell office:value-type="float" office:value="0.82067">
                <text:p>0.82067</text:p>
              </table:table-cell>
              <table:table-cell office:value-type="float" office:value="0.823578">
                <text:p>0.823578</text:p>
              </table:table-cell>
              <table:table-cell office:value-type="float" office:value="0.830503">
                <text:p>0.830503</text:p>
              </table:table-cell>
              <table:table-cell office:value-type="float" office:value="0.841057">
                <text:p>0.841057</text:p>
              </table:table-cell>
              <table:table-cell office:value-type="float" office:value="0.848911">
                <text:p>0.848911</text:p>
              </table:table-cell>
              <table:table-cell office:value-type="float" office:value="0.85789">
                <text:p>0.85789</text:p>
              </table:table-cell>
              <table:table-cell office:value-type="float" office:value="0.883817">
                <text:p>0.883817</text:p>
              </table:table-cell>
              <table:table-cell office:value-type="float" office:value="0.904645">
                <text:p>0.904645</text:p>
              </table:table-cell>
              <table:table-cell office:value-type="float" office:value="0.913149">
                <text:p>0.913149</text:p>
              </table:table-cell>
              <table:table-cell office:value-type="float" office:value="0.836188">
                <text:p>0.83618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45699">
                <text:p>0.745699</text:p>
              </table:table-cell>
              <table:table-cell office:value-type="float" office:value="0.811902">
                <text:p>0.811902</text:p>
              </table:table-cell>
              <table:table-cell office:value-type="float" office:value="0.821532">
                <text:p>0.821532</text:p>
              </table:table-cell>
              <table:table-cell office:value-type="float" office:value="0.824129">
                <text:p>0.824129</text:p>
              </table:table-cell>
              <table:table-cell office:value-type="float" office:value="0.83014">
                <text:p>0.83014</text:p>
              </table:table-cell>
              <table:table-cell office:value-type="float" office:value="0.842141">
                <text:p>0.842141</text:p>
              </table:table-cell>
              <table:table-cell office:value-type="float" office:value="0.851456">
                <text:p>0.851456</text:p>
              </table:table-cell>
              <table:table-cell office:value-type="float" office:value="0.859439">
                <text:p>0.859439</text:p>
              </table:table-cell>
              <table:table-cell office:value-type="float" office:value="0.886436">
                <text:p>0.886436</text:p>
              </table:table-cell>
              <table:table-cell office:value-type="float" office:value="0.905309">
                <text:p>0.905309</text:p>
              </table:table-cell>
              <table:table-cell office:value-type="float" office:value="0.913149">
                <text:p>0.913149</text:p>
              </table:table-cell>
              <table:table-cell office:value-type="float" office:value="0.837818">
                <text:p>0.8378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701001">
                <text:p>0.701001</text:p>
              </table:table-cell>
              <table:table-cell office:value-type="float" office:value="0.804764">
                <text:p>0.804764</text:p>
              </table:table-cell>
              <table:table-cell office:value-type="float" office:value="0.818728">
                <text:p>0.818728</text:p>
              </table:table-cell>
              <table:table-cell office:value-type="float" office:value="0.82274">
                <text:p>0.82274</text:p>
              </table:table-cell>
              <table:table-cell office:value-type="float" office:value="0.825983">
                <text:p>0.825983</text:p>
              </table:table-cell>
              <table:table-cell office:value-type="float" office:value="0.835046">
                <text:p>0.835046</text:p>
              </table:table-cell>
              <table:table-cell office:value-type="float" office:value="0.848699">
                <text:p>0.848699</text:p>
              </table:table-cell>
              <table:table-cell office:value-type="float" office:value="0.857845">
                <text:p>0.857845</text:p>
              </table:table-cell>
              <table:table-cell office:value-type="float" office:value="0.885254">
                <text:p>0.885254</text:p>
              </table:table-cell>
              <table:table-cell office:value-type="float" office:value="0.905223">
                <text:p>0.905223</text:p>
              </table:table-cell>
              <table:table-cell office:value-type="float" office:value="0.913149">
                <text:p>0.913149</text:p>
              </table:table-cell>
              <table:table-cell office:value-type="float" office:value="0.830528">
                <text:p>0.83052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35507">
                <text:p>0.735507</text:p>
              </table:table-cell>
              <table:table-cell office:value-type="float" office:value="0.808383">
                <text:p>0.808383</text:p>
              </table:table-cell>
              <table:table-cell office:value-type="float" office:value="0.82088">
                <text:p>0.82088</text:p>
              </table:table-cell>
              <table:table-cell office:value-type="float" office:value="0.822782">
                <text:p>0.822782</text:p>
              </table:table-cell>
              <table:table-cell office:value-type="float" office:value="0.825003">
                <text:p>0.825003</text:p>
              </table:table-cell>
              <table:table-cell office:value-type="float" office:value="0.82985">
                <text:p>0.82985</text:p>
              </table:table-cell>
              <table:table-cell office:value-type="float" office:value="0.841078">
                <text:p>0.841078</text:p>
              </table:table-cell>
              <table:table-cell office:value-type="float" office:value="0.854032">
                <text:p>0.854032</text:p>
              </table:table-cell>
              <table:table-cell office:value-type="float" office:value="0.878065">
                <text:p>0.878065</text:p>
              </table:table-cell>
              <table:table-cell office:value-type="float" office:value="0.905045">
                <text:p>0.905045</text:p>
              </table:table-cell>
              <table:table-cell office:value-type="float" office:value="0.913149">
                <text:p>0.913149</text:p>
              </table:table-cell>
              <table:table-cell office:value-type="float" office:value="0.832062">
                <text:p>0.8320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21514">
                <text:p>0.721514</text:p>
              </table:table-cell>
              <table:table-cell office:value-type="float" office:value="0.81375">
                <text:p>0.81375</text:p>
              </table:table-cell>
              <table:table-cell office:value-type="float" office:value="0.821235">
                <text:p>0.821235</text:p>
              </table:table-cell>
              <table:table-cell office:value-type="float" office:value="0.823024">
                <text:p>0.823024</text:p>
              </table:table-cell>
              <table:table-cell office:value-type="float" office:value="0.824258">
                <text:p>0.824258</text:p>
              </table:table-cell>
              <table:table-cell office:value-type="float" office:value="0.829891">
                <text:p>0.829891</text:p>
              </table:table-cell>
              <table:table-cell office:value-type="float" office:value="0.84236">
                <text:p>0.84236</text:p>
              </table:table-cell>
              <table:table-cell office:value-type="float" office:value="0.854191">
                <text:p>0.854191</text:p>
              </table:table-cell>
              <table:table-cell office:value-type="float" office:value="0.86832">
                <text:p>0.86832</text:p>
              </table:table-cell>
              <table:table-cell office:value-type="float" office:value="0.904069">
                <text:p>0.904069</text:p>
              </table:table-cell>
              <table:table-cell office:value-type="float" office:value="0.913149">
                <text:p>0.913149</text:p>
              </table:table-cell>
              <table:table-cell office:value-type="float" office:value="0.830261">
                <text:p>0.83026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96179">
                <text:p>0.796179</text:p>
              </table:table-cell>
              <table:table-cell office:value-type="float" office:value="0.820291">
                <text:p>0.820291</text:p>
              </table:table-cell>
              <table:table-cell office:value-type="float" office:value="0.822408">
                <text:p>0.822408</text:p>
              </table:table-cell>
              <table:table-cell office:value-type="float" office:value="0.823517">
                <text:p>0.823517</text:p>
              </table:table-cell>
              <table:table-cell office:value-type="float" office:value="0.827465">
                <text:p>0.827465</text:p>
              </table:table-cell>
              <table:table-cell office:value-type="float" office:value="0.83748">
                <text:p>0.83748</text:p>
              </table:table-cell>
              <table:table-cell office:value-type="float" office:value="0.847211">
                <text:p>0.847211</text:p>
              </table:table-cell>
              <table:table-cell office:value-type="float" office:value="0.855896">
                <text:p>0.855896</text:p>
              </table:table-cell>
              <table:table-cell office:value-type="float" office:value="0.867893">
                <text:p>0.867893</text:p>
              </table:table-cell>
              <table:table-cell office:value-type="float" office:value="0.905302">
                <text:p>0.905302</text:p>
              </table:table-cell>
              <table:table-cell office:value-type="float" office:value="0.913149">
                <text:p>0.913149</text:p>
              </table:table-cell>
              <table:table-cell office:value-type="float" office:value="0.840364">
                <text:p>0.84036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6655">
                <text:p>0.76655</text:p>
              </table:table-cell>
              <table:table-cell office:value-type="float" office:value="0.816254">
                <text:p>0.816254</text:p>
              </table:table-cell>
              <table:table-cell office:value-type="float" office:value="0.821818">
                <text:p>0.821818</text:p>
              </table:table-cell>
              <table:table-cell office:value-type="float" office:value="0.823315">
                <text:p>0.823315</text:p>
              </table:table-cell>
              <table:table-cell office:value-type="float" office:value="0.825922">
                <text:p>0.825922</text:p>
              </table:table-cell>
              <table:table-cell office:value-type="float" office:value="0.83268">
                <text:p>0.83268</text:p>
              </table:table-cell>
              <table:table-cell office:value-type="float" office:value="0.843963">
                <text:p>0.843963</text:p>
              </table:table-cell>
              <table:table-cell office:value-type="float" office:value="0.853974">
                <text:p>0.853974</text:p>
              </table:table-cell>
              <table:table-cell office:value-type="float" office:value="0.868002">
                <text:p>0.868002</text:p>
              </table:table-cell>
              <table:table-cell office:value-type="float" office:value="0.904416">
                <text:p>0.904416</text:p>
              </table:table-cell>
              <table:table-cell office:value-type="float" office:value="0.913149">
                <text:p>0.913149</text:p>
              </table:table-cell>
              <table:table-cell office:value-type="float" office:value="0.835689">
                <text:p>0.835689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89004">
                <text:p>0.789004</text:p>
              </table:table-cell>
              <table:table-cell office:value-type="float" office:value="0.814863">
                <text:p>0.814863</text:p>
              </table:table-cell>
              <table:table-cell office:value-type="float" office:value="0.821924">
                <text:p>0.821924</text:p>
              </table:table-cell>
              <table:table-cell office:value-type="float" office:value="0.823258">
                <text:p>0.823258</text:p>
              </table:table-cell>
              <table:table-cell office:value-type="float" office:value="0.825017">
                <text:p>0.825017</text:p>
              </table:table-cell>
              <table:table-cell office:value-type="float" office:value="0.82961">
                <text:p>0.82961</text:p>
              </table:table-cell>
              <table:table-cell office:value-type="float" office:value="0.8402">
                <text:p>0.8402</text:p>
              </table:table-cell>
              <table:table-cell office:value-type="float" office:value="0.851846">
                <text:p>0.851846</text:p>
              </table:table-cell>
              <table:table-cell office:value-type="float" office:value="0.868401">
                <text:p>0.868401</text:p>
              </table:table-cell>
              <table:table-cell office:value-type="float" office:value="0.903085">
                <text:p>0.903085</text:p>
              </table:table-cell>
              <table:table-cell office:value-type="float" office:value="0.913586">
                <text:p>0.913586</text:p>
              </table:table-cell>
              <table:table-cell office:value-type="float" office:value="0.836721">
                <text:p>0.836721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85616">
                <text:p>0.785616</text:p>
              </table:table-cell>
              <table:table-cell office:value-type="float" office:value="0.809331">
                <text:p>0.809331</text:p>
              </table:table-cell>
              <table:table-cell office:value-type="float" office:value="0.821463">
                <text:p>0.821463</text:p>
              </table:table-cell>
              <table:table-cell office:value-type="float" office:value="0.823137">
                <text:p>0.823137</text:p>
              </table:table-cell>
              <table:table-cell office:value-type="float" office:value="0.825028">
                <text:p>0.825028</text:p>
              </table:table-cell>
              <table:table-cell office:value-type="float" office:value="0.831752">
                <text:p>0.831752</text:p>
              </table:table-cell>
              <table:table-cell office:value-type="float" office:value="0.844006">
                <text:p>0.844006</text:p>
              </table:table-cell>
              <table:table-cell office:value-type="float" office:value="0.852497">
                <text:p>0.852497</text:p>
              </table:table-cell>
              <table:table-cell office:value-type="float" office:value="0.862653">
                <text:p>0.862653</text:p>
              </table:table-cell>
              <table:table-cell office:value-type="float" office:value="0.900487">
                <text:p>0.900487</text:p>
              </table:table-cell>
              <table:table-cell office:value-type="float" office:value="0.913586">
                <text:p>0.913586</text:p>
              </table:table-cell>
              <table:table-cell office:value-type="float" office:value="0.835597">
                <text:p>0.83559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786719">
                <text:p>0.786719</text:p>
              </table:table-cell>
              <table:table-cell office:value-type="float" office:value="0.81198">
                <text:p>0.81198</text:p>
              </table:table-cell>
              <table:table-cell office:value-type="float" office:value="0.822132">
                <text:p>0.822132</text:p>
              </table:table-cell>
              <table:table-cell office:value-type="float" office:value="0.823395">
                <text:p>0.823395</text:p>
              </table:table-cell>
              <table:table-cell office:value-type="float" office:value="0.82616">
                <text:p>0.82616</text:p>
              </table:table-cell>
              <table:table-cell office:value-type="float" office:value="0.837657">
                <text:p>0.837657</text:p>
              </table:table-cell>
              <table:table-cell office:value-type="float" office:value="0.845602">
                <text:p>0.845602</text:p>
              </table:table-cell>
              <table:table-cell office:value-type="float" office:value="0.853953">
                <text:p>0.853953</text:p>
              </table:table-cell>
              <table:table-cell office:value-type="float" office:value="0.869178">
                <text:p>0.869178</text:p>
              </table:table-cell>
              <table:table-cell office:value-type="float" office:value="0.907638">
                <text:p>0.907638</text:p>
              </table:table-cell>
              <table:table-cell office:value-type="float" office:value="0.913586">
                <text:p>0.913586</text:p>
              </table:table-cell>
              <table:table-cell office:value-type="float" office:value="0.838441">
                <text:p>0.83844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84187">
                <text:p>0.784187</text:p>
              </table:table-cell>
              <table:table-cell office:value-type="float" office:value="0.807139">
                <text:p>0.807139</text:p>
              </table:table-cell>
              <table:table-cell office:value-type="float" office:value="0.821945">
                <text:p>0.821945</text:p>
              </table:table-cell>
              <table:table-cell office:value-type="float" office:value="0.823588">
                <text:p>0.823588</text:p>
              </table:table-cell>
              <table:table-cell office:value-type="float" office:value="0.82967">
                <text:p>0.82967</text:p>
              </table:table-cell>
              <table:table-cell office:value-type="float" office:value="0.838692">
                <text:p>0.838692</text:p>
              </table:table-cell>
              <table:table-cell office:value-type="float" office:value="0.846575">
                <text:p>0.846575</text:p>
              </table:table-cell>
              <table:table-cell office:value-type="float" office:value="0.855621">
                <text:p>0.855621</text:p>
              </table:table-cell>
              <table:table-cell office:value-type="float" office:value="0.887289">
                <text:p>0.887289</text:p>
              </table:table-cell>
              <table:table-cell office:value-type="float" office:value="0.911993">
                <text:p>0.911993</text:p>
              </table:table-cell>
              <table:table-cell office:value-type="float" office:value="0.914299">
                <text:p>0.914299</text:p>
              </table:table-cell>
              <table:table-cell office:value-type="float" office:value="0.84067">
                <text:p>0.8406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87535">
                <text:p>0.787535</text:p>
              </table:table-cell>
              <table:table-cell office:value-type="float" office:value="0.807859">
                <text:p>0.807859</text:p>
              </table:table-cell>
              <table:table-cell office:value-type="float" office:value="0.821675">
                <text:p>0.821675</text:p>
              </table:table-cell>
              <table:table-cell office:value-type="float" office:value="0.824038">
                <text:p>0.824038</text:p>
              </table:table-cell>
              <table:table-cell office:value-type="float" office:value="0.830189">
                <text:p>0.830189</text:p>
              </table:table-cell>
              <table:table-cell office:value-type="float" office:value="0.840883">
                <text:p>0.840883</text:p>
              </table:table-cell>
              <table:table-cell office:value-type="float" office:value="0.849096">
                <text:p>0.849096</text:p>
              </table:table-cell>
              <table:table-cell office:value-type="float" office:value="0.855832">
                <text:p>0.855832</text:p>
              </table:table-cell>
              <table:table-cell office:value-type="float" office:value="0.871208">
                <text:p>0.871208</text:p>
              </table:table-cell>
              <table:table-cell office:value-type="float" office:value="0.908649">
                <text:p>0.908649</text:p>
              </table:table-cell>
              <table:table-cell office:value-type="float" office:value="0.914299">
                <text:p>0.914299</text:p>
              </table:table-cell>
              <table:table-cell office:value-type="float" office:value="0.839696">
                <text:p>0.839696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41152">
                <text:p>0.741152</text:p>
              </table:table-cell>
              <table:table-cell office:value-type="float" office:value="0.810317">
                <text:p>0.810317</text:p>
              </table:table-cell>
              <table:table-cell office:value-type="float" office:value="0.822191">
                <text:p>0.822191</text:p>
              </table:table-cell>
              <table:table-cell office:value-type="float" office:value="0.825177">
                <text:p>0.825177</text:p>
              </table:table-cell>
              <table:table-cell office:value-type="float" office:value="0.834434">
                <text:p>0.834434</text:p>
              </table:table-cell>
              <table:table-cell office:value-type="float" office:value="0.844817">
                <text:p>0.844817</text:p>
              </table:table-cell>
              <table:table-cell office:value-type="float" office:value="0.854405">
                <text:p>0.854405</text:p>
              </table:table-cell>
              <table:table-cell office:value-type="float" office:value="0.856962">
                <text:p>0.856962</text:p>
              </table:table-cell>
              <table:table-cell office:value-type="float" office:value="0.877655">
                <text:p>0.877655</text:p>
              </table:table-cell>
              <table:table-cell office:value-type="float" office:value="0.9099">
                <text:p>0.9099</text:p>
              </table:table-cell>
              <table:table-cell office:value-type="float" office:value="0.914299">
                <text:p>0.914299</text:p>
              </table:table-cell>
              <table:table-cell office:value-type="float" office:value="0.837701">
                <text:p>0.8377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87392">
                <text:p>0.787392</text:p>
              </table:table-cell>
              <table:table-cell office:value-type="float" office:value="0.815891">
                <text:p>0.815891</text:p>
              </table:table-cell>
              <table:table-cell office:value-type="float" office:value="0.82244">
                <text:p>0.82244</text:p>
              </table:table-cell>
              <table:table-cell office:value-type="float" office:value="0.825532">
                <text:p>0.825532</text:p>
              </table:table-cell>
              <table:table-cell office:value-type="float" office:value="0.832884">
                <text:p>0.832884</text:p>
              </table:table-cell>
              <table:table-cell office:value-type="float" office:value="0.848057">
                <text:p>0.848057</text:p>
              </table:table-cell>
              <table:table-cell office:value-type="float" office:value="0.855072">
                <text:p>0.855072</text:p>
              </table:table-cell>
              <table:table-cell office:value-type="float" office:value="0.85687">
                <text:p>0.85687</text:p>
              </table:table-cell>
              <table:table-cell office:value-type="float" office:value="0.875402">
                <text:p>0.875402</text:p>
              </table:table-cell>
              <table:table-cell office:value-type="float" office:value="0.909021">
                <text:p>0.909021</text:p>
              </table:table-cell>
              <table:table-cell office:value-type="float" office:value="0.914299">
                <text:p>0.914299</text:p>
              </table:table-cell>
              <table:table-cell office:value-type="float" office:value="0.842856">
                <text:p>0.84285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92322">
                <text:p>0.792322</text:p>
              </table:table-cell>
              <table:table-cell office:value-type="float" office:value="0.820078">
                <text:p>0.820078</text:p>
              </table:table-cell>
              <table:table-cell office:value-type="float" office:value="0.823206">
                <text:p>0.823206</text:p>
              </table:table-cell>
              <table:table-cell office:value-type="float" office:value="0.826602">
                <text:p>0.826602</text:p>
              </table:table-cell>
              <table:table-cell office:value-type="float" office:value="0.834277">
                <text:p>0.834277</text:p>
              </table:table-cell>
              <table:table-cell office:value-type="float" office:value="0.849291">
                <text:p>0.849291</text:p>
              </table:table-cell>
              <table:table-cell office:value-type="float" office:value="0.855708">
                <text:p>0.855708</text:p>
              </table:table-cell>
              <table:table-cell office:value-type="float" office:value="0.856721">
                <text:p>0.856721</text:p>
              </table:table-cell>
              <table:table-cell office:value-type="float" office:value="0.871606">
                <text:p>0.871606</text:p>
              </table:table-cell>
              <table:table-cell office:value-type="float" office:value="0.909006">
                <text:p>0.909006</text:p>
              </table:table-cell>
              <table:table-cell office:value-type="float" office:value="0.914299">
                <text:p>0.914299</text:p>
              </table:table-cell>
              <table:table-cell office:value-type="float" office:value="0.843882">
                <text:p>0.84388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77538">
                <text:p>0.777538</text:p>
              </table:table-cell>
              <table:table-cell office:value-type="float" office:value="0.821875">
                <text:p>0.821875</text:p>
              </table:table-cell>
              <table:table-cell office:value-type="float" office:value="0.823783">
                <text:p>0.823783</text:p>
              </table:table-cell>
              <table:table-cell office:value-type="float" office:value="0.826935">
                <text:p>0.826935</text:p>
              </table:table-cell>
              <table:table-cell office:value-type="float" office:value="0.835649">
                <text:p>0.835649</text:p>
              </table:table-cell>
              <table:table-cell office:value-type="float" office:value="0.849232">
                <text:p>0.849232</text:p>
              </table:table-cell>
              <table:table-cell office:value-type="float" office:value="0.855663">
                <text:p>0.855663</text:p>
              </table:table-cell>
              <table:table-cell office:value-type="float" office:value="0.856804">
                <text:p>0.856804</text:p>
              </table:table-cell>
              <table:table-cell office:value-type="float" office:value="0.873992">
                <text:p>0.873992</text:p>
              </table:table-cell>
              <table:table-cell office:value-type="float" office:value="0.907483">
                <text:p>0.907483</text:p>
              </table:table-cell>
              <table:table-cell office:value-type="float" office:value="0.914299">
                <text:p>0.914299</text:p>
              </table:table-cell>
              <table:table-cell office:value-type="float" office:value="0.842895">
                <text:p>0.842895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0054">
                <text:p>0.80054</text:p>
              </table:table-cell>
              <table:table-cell office:value-type="float" office:value="0.821048">
                <text:p>0.821048</text:p>
              </table:table-cell>
              <table:table-cell office:value-type="float" office:value="0.823222">
                <text:p>0.823222</text:p>
              </table:table-cell>
              <table:table-cell office:value-type="float" office:value="0.82579">
                <text:p>0.82579</text:p>
              </table:table-cell>
              <table:table-cell office:value-type="float" office:value="0.837123">
                <text:p>0.837123</text:p>
              </table:table-cell>
              <table:table-cell office:value-type="float" office:value="0.850965">
                <text:p>0.850965</text:p>
              </table:table-cell>
              <table:table-cell office:value-type="float" office:value="0.856159">
                <text:p>0.856159</text:p>
              </table:table-cell>
              <table:table-cell office:value-type="float" office:value="0.856834">
                <text:p>0.856834</text:p>
              </table:table-cell>
              <table:table-cell office:value-type="float" office:value="0.875391">
                <text:p>0.875391</text:p>
              </table:table-cell>
              <table:table-cell office:value-type="float" office:value="0.907193">
                <text:p>0.907193</text:p>
              </table:table-cell>
              <table:table-cell office:value-type="float" office:value="0.914299">
                <text:p>0.914299</text:p>
              </table:table-cell>
              <table:table-cell office:value-type="float" office:value="0.845426">
                <text:p>0.84542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97448">
                <text:p>0.797448</text:p>
              </table:table-cell>
              <table:table-cell office:value-type="float" office:value="0.820462">
                <text:p>0.820462</text:p>
              </table:table-cell>
              <table:table-cell office:value-type="float" office:value="0.822979">
                <text:p>0.822979</text:p>
              </table:table-cell>
              <table:table-cell office:value-type="float" office:value="0.825835">
                <text:p>0.825835</text:p>
              </table:table-cell>
              <table:table-cell office:value-type="float" office:value="0.839647">
                <text:p>0.839647</text:p>
              </table:table-cell>
              <table:table-cell office:value-type="float" office:value="0.853709">
                <text:p>0.853709</text:p>
              </table:table-cell>
              <table:table-cell office:value-type="float" office:value="0.85632">
                <text:p>0.85632</text:p>
              </table:table-cell>
              <table:table-cell office:value-type="float" office:value="0.857006">
                <text:p>0.857006</text:p>
              </table:table-cell>
              <table:table-cell office:value-type="float" office:value="0.87335">
                <text:p>0.87335</text:p>
              </table:table-cell>
              <table:table-cell office:value-type="float" office:value="0.903747">
                <text:p>0.903747</text:p>
              </table:table-cell>
              <table:table-cell office:value-type="float" office:value="0.914299">
                <text:p>0.914299</text:p>
              </table:table-cell>
              <table:table-cell office:value-type="float" office:value="0.84505">
                <text:p>0.8450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96034">
                <text:p>0.796034</text:p>
              </table:table-cell>
              <table:table-cell office:value-type="float" office:value="0.820439">
                <text:p>0.820439</text:p>
              </table:table-cell>
              <table:table-cell office:value-type="float" office:value="0.82324">
                <text:p>0.82324</text:p>
              </table:table-cell>
              <table:table-cell office:value-type="float" office:value="0.82676">
                <text:p>0.82676</text:p>
              </table:table-cell>
              <table:table-cell office:value-type="float" office:value="0.839437">
                <text:p>0.839437</text:p>
              </table:table-cell>
              <table:table-cell office:value-type="float" office:value="0.852829">
                <text:p>0.852829</text:p>
              </table:table-cell>
              <table:table-cell office:value-type="float" office:value="0.856145">
                <text:p>0.856145</text:p>
              </table:table-cell>
              <table:table-cell office:value-type="float" office:value="0.856899">
                <text:p>0.856899</text:p>
              </table:table-cell>
              <table:table-cell office:value-type="float" office:value="0.876074">
                <text:p>0.876074</text:p>
              </table:table-cell>
              <table:table-cell office:value-type="float" office:value="0.911264">
                <text:p>0.911264</text:p>
              </table:table-cell>
              <table:table-cell office:value-type="float" office:value="0.914299">
                <text:p>0.914299</text:p>
              </table:table-cell>
              <table:table-cell office:value-type="float" office:value="0.845912">
                <text:p>0.845912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749089">
                <text:p>0.749089</text:p>
              </table:table-cell>
              <table:table-cell office:value-type="float" office:value="0.82174">
                <text:p>0.82174</text:p>
              </table:table-cell>
              <table:table-cell office:value-type="float" office:value="0.82459">
                <text:p>0.82459</text:p>
              </table:table-cell>
              <table:table-cell office:value-type="float" office:value="0.834463">
                <text:p>0.834463</text:p>
              </table:table-cell>
              <table:table-cell office:value-type="float" office:value="0.850718">
                <text:p>0.850718</text:p>
              </table:table-cell>
              <table:table-cell office:value-type="float" office:value="0.856072">
                <text:p>0.856072</text:p>
              </table:table-cell>
              <table:table-cell office:value-type="float" office:value="0.856813">
                <text:p>0.856813</text:p>
              </table:table-cell>
              <table:table-cell office:value-type="float" office:value="0.859796">
                <text:p>0.859796</text:p>
              </table:table-cell>
              <table:table-cell office:value-type="float" office:value="0.899951">
                <text:p>0.899951</text:p>
              </table:table-cell>
              <table:table-cell office:value-type="float" office:value="0.912474">
                <text:p>0.912474</text:p>
              </table:table-cell>
              <table:table-cell office:value-type="float" office:value="0.914299">
                <text:p>0.914299</text:p>
              </table:table-cell>
              <table:table-cell office:value-type="float" office:value="0.846571">
                <text:p>0.84657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01951">
                <text:p>0.801951</text:p>
              </table:table-cell>
              <table:table-cell office:value-type="float" office:value="0.822373">
                <text:p>0.822373</text:p>
              </table:table-cell>
              <table:table-cell office:value-type="float" office:value="0.825928">
                <text:p>0.825928</text:p>
              </table:table-cell>
              <table:table-cell office:value-type="float" office:value="0.842698">
                <text:p>0.842698</text:p>
              </table:table-cell>
              <table:table-cell office:value-type="float" office:value="0.854586">
                <text:p>0.854586</text:p>
              </table:table-cell>
              <table:table-cell office:value-type="float" office:value="0.8564">
                <text:p>0.8564</text:p>
              </table:table-cell>
              <table:table-cell office:value-type="float" office:value="0.856995">
                <text:p>0.856995</text:p>
              </table:table-cell>
              <table:table-cell office:value-type="float" office:value="0.861169">
                <text:p>0.861169</text:p>
              </table:table-cell>
              <table:table-cell office:value-type="float" office:value="0.903626">
                <text:p>0.903626</text:p>
              </table:table-cell>
              <table:table-cell office:value-type="float" office:value="0.912819">
                <text:p>0.912819</text:p>
              </table:table-cell>
              <table:table-cell office:value-type="float" office:value="0.914391">
                <text:p>0.914391</text:p>
              </table:table-cell>
              <table:table-cell office:value-type="float" office:value="0.853855">
                <text:p>0.853855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774899">
                <text:p>0.774899</text:p>
              </table:table-cell>
              <table:table-cell office:value-type="float" office:value="0.822585">
                <text:p>0.822585</text:p>
              </table:table-cell>
              <table:table-cell office:value-type="float" office:value="0.825197">
                <text:p>0.825197</text:p>
              </table:table-cell>
              <table:table-cell office:value-type="float" office:value="0.836635">
                <text:p>0.836635</text:p>
              </table:table-cell>
              <table:table-cell office:value-type="float" office:value="0.851598">
                <text:p>0.851598</text:p>
              </table:table-cell>
              <table:table-cell office:value-type="float" office:value="0.855637">
                <text:p>0.855637</text:p>
              </table:table-cell>
              <table:table-cell office:value-type="float" office:value="0.856684">
                <text:p>0.856684</text:p>
              </table:table-cell>
              <table:table-cell office:value-type="float" office:value="0.858862">
                <text:p>0.858862</text:p>
              </table:table-cell>
              <table:table-cell office:value-type="float" office:value="0.891664">
                <text:p>0.891664</text:p>
              </table:table-cell>
              <table:table-cell office:value-type="float" office:value="0.912261">
                <text:p>0.912261</text:p>
              </table:table-cell>
              <table:table-cell office:value-type="float" office:value="0.914391">
                <text:p>0.914391</text:p>
              </table:table-cell>
              <table:table-cell office:value-type="float" office:value="0.848602">
                <text:p>0.84860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93328">
                <text:p>0.793328</text:p>
              </table:table-cell>
              <table:table-cell office:value-type="float" office:value="0.818966">
                <text:p>0.818966</text:p>
              </table:table-cell>
              <table:table-cell office:value-type="float" office:value="0.8234">
                <text:p>0.8234</text:p>
              </table:table-cell>
              <table:table-cell office:value-type="float" office:value="0.826436">
                <text:p>0.826436</text:p>
              </table:table-cell>
              <table:table-cell office:value-type="float" office:value="0.843094">
                <text:p>0.843094</text:p>
              </table:table-cell>
              <table:table-cell office:value-type="float" office:value="0.854908">
                <text:p>0.854908</text:p>
              </table:table-cell>
              <table:table-cell office:value-type="float" office:value="0.856591">
                <text:p>0.856591</text:p>
              </table:table-cell>
              <table:table-cell office:value-type="float" office:value="0.858932">
                <text:p>0.858932</text:p>
              </table:table-cell>
              <table:table-cell office:value-type="float" office:value="0.893937">
                <text:p>0.893937</text:p>
              </table:table-cell>
              <table:table-cell office:value-type="float" office:value="0.912118">
                <text:p>0.912118</text:p>
              </table:table-cell>
              <table:table-cell office:value-type="float" office:value="0.914391">
                <text:p>0.914391</text:p>
              </table:table-cell>
              <table:table-cell office:value-type="float" office:value="0.848171">
                <text:p>0.84817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97287">
                <text:p>0.797287</text:p>
              </table:table-cell>
              <table:table-cell office:value-type="float" office:value="0.82043">
                <text:p>0.82043</text:p>
              </table:table-cell>
              <table:table-cell office:value-type="float" office:value="0.823651">
                <text:p>0.823651</text:p>
              </table:table-cell>
              <table:table-cell office:value-type="float" office:value="0.834238">
                <text:p>0.834238</text:p>
              </table:table-cell>
              <table:table-cell office:value-type="float" office:value="0.852289">
                <text:p>0.852289</text:p>
              </table:table-cell>
              <table:table-cell office:value-type="float" office:value="0.856">
                <text:p>0.856</text:p>
              </table:table-cell>
              <table:table-cell office:value-type="float" office:value="0.856801">
                <text:p>0.856801</text:p>
              </table:table-cell>
              <table:table-cell office:value-type="float" office:value="0.861286">
                <text:p>0.861286</text:p>
              </table:table-cell>
              <table:table-cell office:value-type="float" office:value="0.898291">
                <text:p>0.898291</text:p>
              </table:table-cell>
              <table:table-cell office:value-type="float" office:value="0.912815">
                <text:p>0.912815</text:p>
              </table:table-cell>
              <table:table-cell office:value-type="float" office:value="0.914414">
                <text:p>0.914414</text:p>
              </table:table-cell>
              <table:table-cell office:value-type="float" office:value="0.851309">
                <text:p>0.85130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92693">
                <text:p>0.792693</text:p>
              </table:table-cell>
              <table:table-cell office:value-type="float" office:value="0.817778">
                <text:p>0.817778</text:p>
              </table:table-cell>
              <table:table-cell office:value-type="float" office:value="0.823853">
                <text:p>0.823853</text:p>
              </table:table-cell>
              <table:table-cell office:value-type="float" office:value="0.834277">
                <text:p>0.834277</text:p>
              </table:table-cell>
              <table:table-cell office:value-type="float" office:value="0.850762">
                <text:p>0.850762</text:p>
              </table:table-cell>
              <table:table-cell office:value-type="float" office:value="0.856205">
                <text:p>0.856205</text:p>
              </table:table-cell>
              <table:table-cell office:value-type="float" office:value="0.856964">
                <text:p>0.856964</text:p>
              </table:table-cell>
              <table:table-cell office:value-type="float" office:value="0.86126">
                <text:p>0.86126</text:p>
              </table:table-cell>
              <table:table-cell office:value-type="float" office:value="0.889796">
                <text:p>0.889796</text:p>
              </table:table-cell>
              <table:table-cell office:value-type="float" office:value="0.912126">
                <text:p>0.912126</text:p>
              </table:table-cell>
              <table:table-cell office:value-type="float" office:value="0.914414">
                <text:p>0.914414</text:p>
              </table:table-cell>
              <table:table-cell office:value-type="float" office:value="0.849571">
                <text:p>0.84957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7793">
                <text:p>0.77793</text:p>
              </table:table-cell>
              <table:table-cell office:value-type="float" office:value="0.821671">
                <text:p>0.821671</text:p>
              </table:table-cell>
              <table:table-cell office:value-type="float" office:value="0.827287">
                <text:p>0.827287</text:p>
              </table:table-cell>
              <table:table-cell office:value-type="float" office:value="0.840819">
                <text:p>0.840819</text:p>
              </table:table-cell>
              <table:table-cell office:value-type="float" office:value="0.853331">
                <text:p>0.853331</text:p>
              </table:table-cell>
              <table:table-cell office:value-type="float" office:value="0.856543">
                <text:p>0.856543</text:p>
              </table:table-cell>
              <table:table-cell office:value-type="float" office:value="0.857446">
                <text:p>0.857446</text:p>
              </table:table-cell>
              <table:table-cell office:value-type="float" office:value="0.866671">
                <text:p>0.866671</text:p>
              </table:table-cell>
              <table:table-cell office:value-type="float" office:value="0.898547">
                <text:p>0.898547</text:p>
              </table:table-cell>
              <table:table-cell office:value-type="float" office:value="0.912397">
                <text:p>0.912397</text:p>
              </table:table-cell>
              <table:table-cell office:value-type="float" office:value="0.914644">
                <text:p>0.914644</text:p>
              </table:table-cell>
              <table:table-cell office:value-type="float" office:value="0.851264">
                <text:p>0.85126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58192">
                <text:p>0.758192</text:p>
              </table:table-cell>
              <table:table-cell office:value-type="float" office:value="0.819624">
                <text:p>0.819624</text:p>
              </table:table-cell>
              <table:table-cell office:value-type="float" office:value="0.824484">
                <text:p>0.824484</text:p>
              </table:table-cell>
              <table:table-cell office:value-type="float" office:value="0.834631">
                <text:p>0.834631</text:p>
              </table:table-cell>
              <table:table-cell office:value-type="float" office:value="0.849153">
                <text:p>0.849153</text:p>
              </table:table-cell>
              <table:table-cell office:value-type="float" office:value="0.856267">
                <text:p>0.856267</text:p>
              </table:table-cell>
              <table:table-cell office:value-type="float" office:value="0.857224">
                <text:p>0.857224</text:p>
              </table:table-cell>
              <table:table-cell office:value-type="float" office:value="0.867906">
                <text:p>0.867906</text:p>
              </table:table-cell>
              <table:table-cell office:value-type="float" office:value="0.901288">
                <text:p>0.901288</text:p>
              </table:table-cell>
              <table:table-cell office:value-type="float" office:value="0.912675">
                <text:p>0.912675</text:p>
              </table:table-cell>
              <table:table-cell office:value-type="float" office:value="0.914644">
                <text:p>0.914644</text:p>
              </table:table-cell>
              <table:table-cell office:value-type="float" office:value="0.848144">
                <text:p>0.84814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77578">
                <text:p>0.777578</text:p>
              </table:table-cell>
              <table:table-cell office:value-type="float" office:value="0.822096">
                <text:p>0.822096</text:p>
              </table:table-cell>
              <table:table-cell office:value-type="float" office:value="0.824556">
                <text:p>0.824556</text:p>
              </table:table-cell>
              <table:table-cell office:value-type="float" office:value="0.837206">
                <text:p>0.837206</text:p>
              </table:table-cell>
              <table:table-cell office:value-type="float" office:value="0.852087">
                <text:p>0.852087</text:p>
              </table:table-cell>
              <table:table-cell office:value-type="float" office:value="0.856854">
                <text:p>0.856854</text:p>
              </table:table-cell>
              <table:table-cell office:value-type="float" office:value="0.858833">
                <text:p>0.858833</text:p>
              </table:table-cell>
              <table:table-cell office:value-type="float" office:value="0.875917">
                <text:p>0.875917</text:p>
              </table:table-cell>
              <table:table-cell office:value-type="float" office:value="0.907782">
                <text:p>0.907782</text:p>
              </table:table-cell>
              <table:table-cell office:value-type="float" office:value="0.913106">
                <text:p>0.913106</text:p>
              </table:table-cell>
              <table:table-cell office:value-type="float" office:value="0.914644">
                <text:p>0.914644</text:p>
              </table:table-cell>
              <table:table-cell office:value-type="float" office:value="0.852602">
                <text:p>0.852602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03403">
                <text:p>0.803403</text:p>
              </table:table-cell>
              <table:table-cell office:value-type="float" office:value="0.823291">
                <text:p>0.823291</text:p>
              </table:table-cell>
              <table:table-cell office:value-type="float" office:value="0.829492">
                <text:p>0.829492</text:p>
              </table:table-cell>
              <table:table-cell office:value-type="float" office:value="0.850028">
                <text:p>0.850028</text:p>
              </table:table-cell>
              <table:table-cell office:value-type="float" office:value="0.856529">
                <text:p>0.856529</text:p>
              </table:table-cell>
              <table:table-cell office:value-type="float" office:value="0.857199">
                <text:p>0.857199</text:p>
              </table:table-cell>
              <table:table-cell office:value-type="float" office:value="0.859886">
                <text:p>0.859886</text:p>
              </table:table-cell>
              <table:table-cell office:value-type="float" office:value="0.883433">
                <text:p>0.883433</text:p>
              </table:table-cell>
              <table:table-cell office:value-type="float" office:value="0.9077">
                <text:p>0.9077</text:p>
              </table:table-cell>
              <table:table-cell office:value-type="float" office:value="0.913098">
                <text:p>0.913098</text:p>
              </table:table-cell>
              <table:table-cell office:value-type="float" office:value="0.914644">
                <text:p>0.914644</text:p>
              </table:table-cell>
              <table:table-cell office:value-type="float" office:value="0.858406">
                <text:p>0.85840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02528">
                <text:p>0.802528</text:p>
              </table:table-cell>
              <table:table-cell office:value-type="float" office:value="0.823676">
                <text:p>0.823676</text:p>
              </table:table-cell>
              <table:table-cell office:value-type="float" office:value="0.827379">
                <text:p>0.827379</text:p>
              </table:table-cell>
              <table:table-cell office:value-type="float" office:value="0.846002">
                <text:p>0.846002</text:p>
              </table:table-cell>
              <table:table-cell office:value-type="float" office:value="0.855823">
                <text:p>0.855823</text:p>
              </table:table-cell>
              <table:table-cell office:value-type="float" office:value="0.85699">
                <text:p>0.85699</text:p>
              </table:table-cell>
              <table:table-cell office:value-type="float" office:value="0.857958">
                <text:p>0.857958</text:p>
              </table:table-cell>
              <table:table-cell office:value-type="float" office:value="0.87878">
                <text:p>0.87878</text:p>
              </table:table-cell>
              <table:table-cell office:value-type="float" office:value="0.903111">
                <text:p>0.903111</text:p>
              </table:table-cell>
              <table:table-cell office:value-type="float" office:value="0.91275">
                <text:p>0.91275</text:p>
              </table:table-cell>
              <table:table-cell office:value-type="float" office:value="0.914644">
                <text:p>0.914644</text:p>
              </table:table-cell>
              <table:table-cell office:value-type="float" office:value="0.8565">
                <text:p>0.856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0528">
                <text:p>0.80528</text:p>
              </table:table-cell>
              <table:table-cell office:value-type="float" office:value="0.823361">
                <text:p>0.823361</text:p>
              </table:table-cell>
              <table:table-cell office:value-type="float" office:value="0.828396">
                <text:p>0.828396</text:p>
              </table:table-cell>
              <table:table-cell office:value-type="float" office:value="0.847369">
                <text:p>0.847369</text:p>
              </table:table-cell>
              <table:table-cell office:value-type="float" office:value="0.85616">
                <text:p>0.85616</text:p>
              </table:table-cell>
              <table:table-cell office:value-type="float" office:value="0.857025">
                <text:p>0.857025</text:p>
              </table:table-cell>
              <table:table-cell office:value-type="float" office:value="0.858497">
                <text:p>0.858497</text:p>
              </table:table-cell>
              <table:table-cell office:value-type="float" office:value="0.88526">
                <text:p>0.88526</text:p>
              </table:table-cell>
              <table:table-cell office:value-type="float" office:value="0.902781">
                <text:p>0.902781</text:p>
              </table:table-cell>
              <table:table-cell office:value-type="float" office:value="0.912551">
                <text:p>0.912551</text:p>
              </table:table-cell>
              <table:table-cell office:value-type="float" office:value="0.914644">
                <text:p>0.914644</text:p>
              </table:table-cell>
              <table:table-cell office:value-type="float" office:value="0.857668">
                <text:p>0.857668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80555">
                <text:p>0.780555</text:p>
              </table:table-cell>
              <table:table-cell office:value-type="float" office:value="0.823535">
                <text:p>0.823535</text:p>
              </table:table-cell>
              <table:table-cell office:value-type="float" office:value="0.830281">
                <text:p>0.830281</text:p>
              </table:table-cell>
              <table:table-cell office:value-type="float" office:value="0.850685">
                <text:p>0.850685</text:p>
              </table:table-cell>
              <table:table-cell office:value-type="float" office:value="0.85643">
                <text:p>0.85643</text:p>
              </table:table-cell>
              <table:table-cell office:value-type="float" office:value="0.857088">
                <text:p>0.857088</text:p>
              </table:table-cell>
              <table:table-cell office:value-type="float" office:value="0.858902">
                <text:p>0.858902</text:p>
              </table:table-cell>
              <table:table-cell office:value-type="float" office:value="0.877291">
                <text:p>0.877291</text:p>
              </table:table-cell>
              <table:table-cell office:value-type="float" office:value="0.901296">
                <text:p>0.901296</text:p>
              </table:table-cell>
              <table:table-cell office:value-type="float" office:value="0.912577">
                <text:p>0.912577</text:p>
              </table:table-cell>
              <table:table-cell office:value-type="float" office:value="0.914644">
                <text:p>0.914644</text:p>
              </table:table-cell>
              <table:table-cell office:value-type="float" office:value="0.854864">
                <text:p>0.854864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44237">
                <text:p>0.744237</text:p>
              </table:table-cell>
              <table:table-cell office:value-type="float" office:value="0.823507">
                <text:p>0.823507</text:p>
              </table:table-cell>
              <table:table-cell office:value-type="float" office:value="0.827059">
                <text:p>0.827059</text:p>
              </table:table-cell>
              <table:table-cell office:value-type="float" office:value="0.843218">
                <text:p>0.843218</text:p>
              </table:table-cell>
              <table:table-cell office:value-type="float" office:value="0.85532">
                <text:p>0.85532</text:p>
              </table:table-cell>
              <table:table-cell office:value-type="float" office:value="0.856726">
                <text:p>0.856726</text:p>
              </table:table-cell>
              <table:table-cell office:value-type="float" office:value="0.857935">
                <text:p>0.857935</text:p>
              </table:table-cell>
              <table:table-cell office:value-type="float" office:value="0.876659">
                <text:p>0.876659</text:p>
              </table:table-cell>
              <table:table-cell office:value-type="float" office:value="0.898104">
                <text:p>0.898104</text:p>
              </table:table-cell>
              <table:table-cell office:value-type="float" office:value="0.912468">
                <text:p>0.912468</text:p>
              </table:table-cell>
              <table:table-cell office:value-type="float" office:value="0.914644">
                <text:p>0.914644</text:p>
              </table:table-cell>
              <table:table-cell office:value-type="float" office:value="0.849523">
                <text:p>0.849523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771651">
                <text:p>0.771651</text:p>
              </table:table-cell>
              <table:table-cell office:value-type="float" office:value="0.823562">
                <text:p>0.823562</text:p>
              </table:table-cell>
              <table:table-cell office:value-type="float" office:value="0.828068">
                <text:p>0.828068</text:p>
              </table:table-cell>
              <table:table-cell office:value-type="float" office:value="0.849446">
                <text:p>0.849446</text:p>
              </table:table-cell>
              <table:table-cell office:value-type="float" office:value="0.856283">
                <text:p>0.856283</text:p>
              </table:table-cell>
              <table:table-cell office:value-type="float" office:value="0.856863">
                <text:p>0.856863</text:p>
              </table:table-cell>
              <table:table-cell office:value-type="float" office:value="0.857468">
                <text:p>0.857468</text:p>
              </table:table-cell>
              <table:table-cell office:value-type="float" office:value="0.874334">
                <text:p>0.874334</text:p>
              </table:table-cell>
              <table:table-cell office:value-type="float" office:value="0.897474">
                <text:p>0.897474</text:p>
              </table:table-cell>
              <table:table-cell office:value-type="float" office:value="0.912488">
                <text:p>0.912488</text:p>
              </table:table-cell>
              <table:table-cell office:value-type="float" office:value="0.914644">
                <text:p>0.914644</text:p>
              </table:table-cell>
              <table:table-cell office:value-type="float" office:value="0.852764">
                <text:p>0.85276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4846">
                <text:p>0.784846</text:p>
              </table:table-cell>
              <table:table-cell office:value-type="float" office:value="0.823722">
                <text:p>0.823722</text:p>
              </table:table-cell>
              <table:table-cell office:value-type="float" office:value="0.837635">
                <text:p>0.837635</text:p>
              </table:table-cell>
              <table:table-cell office:value-type="float" office:value="0.854784">
                <text:p>0.854784</text:p>
              </table:table-cell>
              <table:table-cell office:value-type="float" office:value="0.856682">
                <text:p>0.856682</text:p>
              </table:table-cell>
              <table:table-cell office:value-type="float" office:value="0.856976">
                <text:p>0.856976</text:p>
              </table:table-cell>
              <table:table-cell office:value-type="float" office:value="0.857856">
                <text:p>0.857856</text:p>
              </table:table-cell>
              <table:table-cell office:value-type="float" office:value="0.878417">
                <text:p>0.878417</text:p>
              </table:table-cell>
              <table:table-cell office:value-type="float" office:value="0.902134">
                <text:p>0.902134</text:p>
              </table:table-cell>
              <table:table-cell office:value-type="float" office:value="0.912745">
                <text:p>0.912745</text:p>
              </table:table-cell>
              <table:table-cell office:value-type="float" office:value="0.914644">
                <text:p>0.914644</text:p>
              </table:table-cell>
              <table:table-cell office:value-type="float" office:value="0.85658">
                <text:p>0.85658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16531">
                <text:p>0.816531</text:p>
              </table:table-cell>
              <table:table-cell office:value-type="float" office:value="0.826521">
                <text:p>0.826521</text:p>
              </table:table-cell>
              <table:table-cell office:value-type="float" office:value="0.849946">
                <text:p>0.849946</text:p>
              </table:table-cell>
              <table:table-cell office:value-type="float" office:value="0.856474">
                <text:p>0.856474</text:p>
              </table:table-cell>
              <table:table-cell office:value-type="float" office:value="0.856897">
                <text:p>0.856897</text:p>
              </table:table-cell>
              <table:table-cell office:value-type="float" office:value="0.85742">
                <text:p>0.85742</text:p>
              </table:table-cell>
              <table:table-cell office:value-type="float" office:value="0.868599">
                <text:p>0.868599</text:p>
              </table:table-cell>
              <table:table-cell office:value-type="float" office:value="0.894977">
                <text:p>0.894977</text:p>
              </table:table-cell>
              <table:table-cell office:value-type="float" office:value="0.910829">
                <text:p>0.910829</text:p>
              </table:table-cell>
              <table:table-cell office:value-type="float" office:value="0.913466">
                <text:p>0.913466</text:p>
              </table:table-cell>
              <table:table-cell office:value-type="float" office:value="0.91577">
                <text:p>0.91577</text:p>
              </table:table-cell>
              <table:table-cell office:value-type="float" office:value="0.865166">
                <text:p>0.86516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16109">
                <text:p>0.816109</text:p>
              </table:table-cell>
              <table:table-cell office:value-type="float" office:value="0.825113">
                <text:p>0.825113</text:p>
              </table:table-cell>
              <table:table-cell office:value-type="float" office:value="0.84859">
                <text:p>0.84859</text:p>
              </table:table-cell>
              <table:table-cell office:value-type="float" office:value="0.856447">
                <text:p>0.856447</text:p>
              </table:table-cell>
              <table:table-cell office:value-type="float" office:value="0.856897">
                <text:p>0.856897</text:p>
              </table:table-cell>
              <table:table-cell office:value-type="float" office:value="0.857571">
                <text:p>0.857571</text:p>
              </table:table-cell>
              <table:table-cell office:value-type="float" office:value="0.866525">
                <text:p>0.866525</text:p>
              </table:table-cell>
              <table:table-cell office:value-type="float" office:value="0.894414">
                <text:p>0.894414</text:p>
              </table:table-cell>
              <table:table-cell office:value-type="float" office:value="0.910792">
                <text:p>0.910792</text:p>
              </table:table-cell>
              <table:table-cell office:value-type="float" office:value="0.913887">
                <text:p>0.913887</text:p>
              </table:table-cell>
              <table:table-cell office:value-type="float" office:value="0.91577">
                <text:p>0.91577</text:p>
              </table:table-cell>
              <table:table-cell office:value-type="float" office:value="0.864634">
                <text:p>0.86463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16449">
                <text:p>0.816449</text:p>
              </table:table-cell>
              <table:table-cell office:value-type="float" office:value="0.829773">
                <text:p>0.829773</text:p>
              </table:table-cell>
              <table:table-cell office:value-type="float" office:value="0.855415">
                <text:p>0.855415</text:p>
              </table:table-cell>
              <table:table-cell office:value-type="float" office:value="0.856798">
                <text:p>0.856798</text:p>
              </table:table-cell>
              <table:table-cell office:value-type="float" office:value="0.857345">
                <text:p>0.857345</text:p>
              </table:table-cell>
              <table:table-cell office:value-type="float" office:value="0.861343">
                <text:p>0.861343</text:p>
              </table:table-cell>
              <table:table-cell office:value-type="float" office:value="0.889366">
                <text:p>0.889366</text:p>
              </table:table-cell>
              <table:table-cell office:value-type="float" office:value="0.905204">
                <text:p>0.905204</text:p>
              </table:table-cell>
              <table:table-cell office:value-type="float" office:value="0.912376">
                <text:p>0.912376</text:p>
              </table:table-cell>
              <table:table-cell office:value-type="float" office:value="0.91394">
                <text:p>0.91394</text:p>
              </table:table-cell>
              <table:table-cell office:value-type="float" office:value="0.91577">
                <text:p>0.91577</text:p>
              </table:table-cell>
              <table:table-cell office:value-type="float" office:value="0.869801">
                <text:p>0.869801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12345">
                <text:p>0.812345</text:p>
              </table:table-cell>
              <table:table-cell office:value-type="float" office:value="0.84177">
                <text:p>0.84177</text:p>
              </table:table-cell>
              <table:table-cell office:value-type="float" office:value="0.856334">
                <text:p>0.856334</text:p>
              </table:table-cell>
              <table:table-cell office:value-type="float" office:value="0.856907">
                <text:p>0.856907</text:p>
              </table:table-cell>
              <table:table-cell office:value-type="float" office:value="0.857387">
                <text:p>0.857387</text:p>
              </table:table-cell>
              <table:table-cell office:value-type="float" office:value="0.859577">
                <text:p>0.859577</text:p>
              </table:table-cell>
              <table:table-cell office:value-type="float" office:value="0.881903">
                <text:p>0.881903</text:p>
              </table:table-cell>
              <table:table-cell office:value-type="float" office:value="0.897005">
                <text:p>0.897005</text:p>
              </table:table-cell>
              <table:table-cell office:value-type="float" office:value="0.910249">
                <text:p>0.910249</text:p>
              </table:table-cell>
              <table:table-cell office:value-type="float" office:value="0.913558">
                <text:p>0.913558</text:p>
              </table:table-cell>
              <table:table-cell office:value-type="float" office:value="0.91577">
                <text:p>0.91577</text:p>
              </table:table-cell>
              <table:table-cell office:value-type="float" office:value="0.868703">
                <text:p>0.86870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790259">
                <text:p>0.790259</text:p>
              </table:table-cell>
              <table:table-cell office:value-type="float" office:value="0.841205">
                <text:p>0.841205</text:p>
              </table:table-cell>
              <table:table-cell office:value-type="float" office:value="0.856162">
                <text:p>0.856162</text:p>
              </table:table-cell>
              <table:table-cell office:value-type="float" office:value="0.856785">
                <text:p>0.856785</text:p>
              </table:table-cell>
              <table:table-cell office:value-type="float" office:value="0.857137">
                <text:p>0.857137</text:p>
              </table:table-cell>
              <table:table-cell office:value-type="float" office:value="0.857686">
                <text:p>0.857686</text:p>
              </table:table-cell>
              <table:table-cell office:value-type="float" office:value="0.867601">
                <text:p>0.867601</text:p>
              </table:table-cell>
              <table:table-cell office:value-type="float" office:value="0.893317">
                <text:p>0.893317</text:p>
              </table:table-cell>
              <table:table-cell office:value-type="float" office:value="0.905912">
                <text:p>0.905912</text:p>
              </table:table-cell>
              <table:table-cell office:value-type="float" office:value="0.913462">
                <text:p>0.913462</text:p>
              </table:table-cell>
              <table:table-cell office:value-type="float" office:value="0.91577">
                <text:p>0.91577</text:p>
              </table:table-cell>
              <table:table-cell office:value-type="float" office:value="0.863952">
                <text:p>0.86395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0609">
                <text:p>0.80609</text:p>
              </table:table-cell>
              <table:table-cell office:value-type="float" office:value="0.845401">
                <text:p>0.845401</text:p>
              </table:table-cell>
              <table:table-cell office:value-type="float" office:value="0.856295">
                <text:p>0.856295</text:p>
              </table:table-cell>
              <table:table-cell office:value-type="float" office:value="0.85683">
                <text:p>0.85683</text:p>
              </table:table-cell>
              <table:table-cell office:value-type="float" office:value="0.857227">
                <text:p>0.857227</text:p>
              </table:table-cell>
              <table:table-cell office:value-type="float" office:value="0.858021">
                <text:p>0.858021</text:p>
              </table:table-cell>
              <table:table-cell office:value-type="float" office:value="0.880388">
                <text:p>0.880388</text:p>
              </table:table-cell>
              <table:table-cell office:value-type="float" office:value="0.898546">
                <text:p>0.898546</text:p>
              </table:table-cell>
              <table:table-cell office:value-type="float" office:value="0.909593">
                <text:p>0.909593</text:p>
              </table:table-cell>
              <table:table-cell office:value-type="float" office:value="0.913798">
                <text:p>0.913798</text:p>
              </table:table-cell>
              <table:table-cell office:value-type="float" office:value="0.91577">
                <text:p>0.91577</text:p>
              </table:table-cell>
              <table:table-cell office:value-type="float" office:value="0.868219">
                <text:p>0.868219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10604">
                <text:p>0.810604</text:p>
              </table:table-cell>
              <table:table-cell office:value-type="float" office:value="0.851327">
                <text:p>0.851327</text:p>
              </table:table-cell>
              <table:table-cell office:value-type="float" office:value="0.856501">
                <text:p>0.856501</text:p>
              </table:table-cell>
              <table:table-cell office:value-type="float" office:value="0.856918">
                <text:p>0.856918</text:p>
              </table:table-cell>
              <table:table-cell office:value-type="float" office:value="0.857283">
                <text:p>0.857283</text:p>
              </table:table-cell>
              <table:table-cell office:value-type="float" office:value="0.858938">
                <text:p>0.858938</text:p>
              </table:table-cell>
              <table:table-cell office:value-type="float" office:value="0.883845">
                <text:p>0.883845</text:p>
              </table:table-cell>
              <table:table-cell office:value-type="float" office:value="0.90033">
                <text:p>0.90033</text:p>
              </table:table-cell>
              <table:table-cell office:value-type="float" office:value="0.911421">
                <text:p>0.911421</text:p>
              </table:table-cell>
              <table:table-cell office:value-type="float" office:value="0.913758">
                <text:p>0.913758</text:p>
              </table:table-cell>
              <table:table-cell office:value-type="float" office:value="0.91577">
                <text:p>0.91577</text:p>
              </table:table-cell>
              <table:table-cell office:value-type="float" office:value="0.870092">
                <text:p>0.87009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19015">
                <text:p>0.819015</text:p>
              </table:table-cell>
              <table:table-cell office:value-type="float" office:value="0.853865">
                <text:p>0.853865</text:p>
              </table:table-cell>
              <table:table-cell office:value-type="float" office:value="0.856682">
                <text:p>0.856682</text:p>
              </table:table-cell>
              <table:table-cell office:value-type="float" office:value="0.856966">
                <text:p>0.856966</text:p>
              </table:table-cell>
              <table:table-cell office:value-type="float" office:value="0.857321">
                <text:p>0.857321</text:p>
              </table:table-cell>
              <table:table-cell office:value-type="float" office:value="0.85975">
                <text:p>0.85975</text:p>
              </table:table-cell>
              <table:table-cell office:value-type="float" office:value="0.885167">
                <text:p>0.885167</text:p>
              </table:table-cell>
              <table:table-cell office:value-type="float" office:value="0.899193">
                <text:p>0.899193</text:p>
              </table:table-cell>
              <table:table-cell office:value-type="float" office:value="0.911109">
                <text:p>0.911109</text:p>
              </table:table-cell>
              <table:table-cell office:value-type="float" office:value="0.913475">
                <text:p>0.913475</text:p>
              </table:table-cell>
              <table:table-cell office:value-type="float" office:value="0.91577">
                <text:p>0.91577</text:p>
              </table:table-cell>
              <table:table-cell office:value-type="float" office:value="0.871254">
                <text:p>0.87125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84769">
                <text:p>0.784769</text:p>
              </table:table-cell>
              <table:table-cell office:value-type="float" office:value="0.849731">
                <text:p>0.849731</text:p>
              </table:table-cell>
              <table:table-cell office:value-type="float" office:value="0.856559">
                <text:p>0.856559</text:p>
              </table:table-cell>
              <table:table-cell office:value-type="float" office:value="0.856907">
                <text:p>0.856907</text:p>
              </table:table-cell>
              <table:table-cell office:value-type="float" office:value="0.857187">
                <text:p>0.857187</text:p>
              </table:table-cell>
              <table:table-cell office:value-type="float" office:value="0.858628">
                <text:p>0.858628</text:p>
              </table:table-cell>
              <table:table-cell office:value-type="float" office:value="0.880406">
                <text:p>0.880406</text:p>
              </table:table-cell>
              <table:table-cell office:value-type="float" office:value="0.898604">
                <text:p>0.898604</text:p>
              </table:table-cell>
              <table:table-cell office:value-type="float" office:value="0.910452">
                <text:p>0.910452</text:p>
              </table:table-cell>
              <table:table-cell office:value-type="float" office:value="0.913473">
                <text:p>0.913473</text:p>
              </table:table-cell>
              <table:table-cell office:value-type="float" office:value="0.915793">
                <text:p>0.915793</text:p>
              </table:table-cell>
              <table:table-cell office:value-type="float" office:value="0.866672">
                <text:p>0.86667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837">
                <text:p>0.783837</text:p>
              </table:table-cell>
              <table:table-cell office:value-type="float" office:value="0.845142">
                <text:p>0.845142</text:p>
              </table:table-cell>
              <table:table-cell office:value-type="float" office:value="0.856324">
                <text:p>0.856324</text:p>
              </table:table-cell>
              <table:table-cell office:value-type="float" office:value="0.856831">
                <text:p>0.856831</text:p>
              </table:table-cell>
              <table:table-cell office:value-type="float" office:value="0.857077">
                <text:p>0.857077</text:p>
              </table:table-cell>
              <table:table-cell office:value-type="float" office:value="0.857556">
                <text:p>0.857556</text:p>
              </table:table-cell>
              <table:table-cell office:value-type="float" office:value="0.865738">
                <text:p>0.865738</text:p>
              </table:table-cell>
              <table:table-cell office:value-type="float" office:value="0.894498">
                <text:p>0.894498</text:p>
              </table:table-cell>
              <table:table-cell office:value-type="float" office:value="0.910517">
                <text:p>0.910517</text:p>
              </table:table-cell>
              <table:table-cell office:value-type="float" office:value="0.913547">
                <text:p>0.913547</text:p>
              </table:table-cell>
              <table:table-cell office:value-type="float" office:value="0.915793">
                <text:p>0.915793</text:p>
              </table:table-cell>
              <table:table-cell office:value-type="float" office:value="0.864107">
                <text:p>0.86410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804669">
                <text:p>0.804669</text:p>
              </table:table-cell>
              <table:table-cell office:value-type="float" office:value="0.844607">
                <text:p>0.844607</text:p>
              </table:table-cell>
              <table:table-cell office:value-type="float" office:value="0.856472">
                <text:p>0.856472</text:p>
              </table:table-cell>
              <table:table-cell office:value-type="float" office:value="0.856815">
                <text:p>0.856815</text:p>
              </table:table-cell>
              <table:table-cell office:value-type="float" office:value="0.857092">
                <text:p>0.857092</text:p>
              </table:table-cell>
              <table:table-cell office:value-type="float" office:value="0.857451">
                <text:p>0.857451</text:p>
              </table:table-cell>
              <table:table-cell office:value-type="float" office:value="0.861237">
                <text:p>0.861237</text:p>
              </table:table-cell>
              <table:table-cell office:value-type="float" office:value="0.891076">
                <text:p>0.891076</text:p>
              </table:table-cell>
              <table:table-cell office:value-type="float" office:value="0.907528">
                <text:p>0.907528</text:p>
              </table:table-cell>
              <table:table-cell office:value-type="float" office:value="0.913475">
                <text:p>0.913475</text:p>
              </table:table-cell>
              <table:table-cell office:value-type="float" office:value="0.915793">
                <text:p>0.915793</text:p>
              </table:table-cell>
              <table:table-cell office:value-type="float" office:value="0.865042">
                <text:p>0.86504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93102">
                <text:p>0.793102</text:p>
              </table:table-cell>
              <table:table-cell office:value-type="float" office:value="0.851274">
                <text:p>0.851274</text:p>
              </table:table-cell>
              <table:table-cell office:value-type="float" office:value="0.856588">
                <text:p>0.856588</text:p>
              </table:table-cell>
              <table:table-cell office:value-type="float" office:value="0.856837">
                <text:p>0.856837</text:p>
              </table:table-cell>
              <table:table-cell office:value-type="float" office:value="0.857122">
                <text:p>0.857122</text:p>
              </table:table-cell>
              <table:table-cell office:value-type="float" office:value="0.857439">
                <text:p>0.857439</text:p>
              </table:table-cell>
              <table:table-cell office:value-type="float" office:value="0.858731">
                <text:p>0.858731</text:p>
              </table:table-cell>
              <table:table-cell office:value-type="float" office:value="0.886941">
                <text:p>0.886941</text:p>
              </table:table-cell>
              <table:table-cell office:value-type="float" office:value="0.906136">
                <text:p>0.906136</text:p>
              </table:table-cell>
              <table:table-cell office:value-type="float" office:value="0.912924">
                <text:p>0.912924</text:p>
              </table:table-cell>
              <table:table-cell office:value-type="float" office:value="0.915793">
                <text:p>0.915793</text:p>
              </table:table-cell>
              <table:table-cell office:value-type="float" office:value="0.863709">
                <text:p>0.86370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818406">
                <text:p>0.818406</text:p>
              </table:table-cell>
              <table:table-cell office:value-type="float" office:value="0.846277">
                <text:p>0.846277</text:p>
              </table:table-cell>
              <table:table-cell office:value-type="float" office:value="0.856508">
                <text:p>0.856508</text:p>
              </table:table-cell>
              <table:table-cell office:value-type="float" office:value="0.856789">
                <text:p>0.856789</text:p>
              </table:table-cell>
              <table:table-cell office:value-type="float" office:value="0.857089">
                <text:p>0.857089</text:p>
              </table:table-cell>
              <table:table-cell office:value-type="float" office:value="0.857434">
                <text:p>0.857434</text:p>
              </table:table-cell>
              <table:table-cell office:value-type="float" office:value="0.864963">
                <text:p>0.864963</text:p>
              </table:table-cell>
              <table:table-cell office:value-type="float" office:value="0.894118">
                <text:p>0.894118</text:p>
              </table:table-cell>
              <table:table-cell office:value-type="float" office:value="0.909465">
                <text:p>0.909465</text:p>
              </table:table-cell>
              <table:table-cell office:value-type="float" office:value="0.913263">
                <text:p>0.913263</text:p>
              </table:table-cell>
              <table:table-cell office:value-type="float" office:value="0.915793">
                <text:p>0.915793</text:p>
              </table:table-cell>
              <table:table-cell office:value-type="float" office:value="0.867431">
                <text:p>0.86743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12643">
                <text:p>0.812643</text:p>
              </table:table-cell>
              <table:table-cell office:value-type="float" office:value="0.838691">
                <text:p>0.838691</text:p>
              </table:table-cell>
              <table:table-cell office:value-type="float" office:value="0.856055">
                <text:p>0.856055</text:p>
              </table:table-cell>
              <table:table-cell office:value-type="float" office:value="0.856883">
                <text:p>0.856883</text:p>
              </table:table-cell>
              <table:table-cell office:value-type="float" office:value="0.857268">
                <text:p>0.857268</text:p>
              </table:table-cell>
              <table:table-cell office:value-type="float" office:value="0.857914">
                <text:p>0.857914</text:p>
              </table:table-cell>
              <table:table-cell office:value-type="float" office:value="0.864371">
                <text:p>0.864371</text:p>
              </table:table-cell>
              <table:table-cell office:value-type="float" office:value="0.89226">
                <text:p>0.89226</text:p>
              </table:table-cell>
              <table:table-cell office:value-type="float" office:value="0.909427">
                <text:p>0.909427</text:p>
              </table:table-cell>
              <table:table-cell office:value-type="float" office:value="0.913853">
                <text:p>0.913853</text:p>
              </table:table-cell>
              <table:table-cell office:value-type="float" office:value="0.915793">
                <text:p>0.915793</text:p>
              </table:table-cell>
              <table:table-cell office:value-type="float" office:value="0.865936">
                <text:p>0.86593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811366">
                <text:p>0.811366</text:p>
              </table:table-cell>
              <table:table-cell office:value-type="float" office:value="0.841018">
                <text:p>0.841018</text:p>
              </table:table-cell>
              <table:table-cell office:value-type="float" office:value="0.856363">
                <text:p>0.856363</text:p>
              </table:table-cell>
              <table:table-cell office:value-type="float" office:value="0.85693">
                <text:p>0.85693</text:p>
              </table:table-cell>
              <table:table-cell office:value-type="float" office:value="0.857311">
                <text:p>0.857311</text:p>
              </table:table-cell>
              <table:table-cell office:value-type="float" office:value="0.858134">
                <text:p>0.858134</text:p>
              </table:table-cell>
              <table:table-cell office:value-type="float" office:value="0.865684">
                <text:p>0.865684</text:p>
              </table:table-cell>
              <table:table-cell office:value-type="float" office:value="0.894305">
                <text:p>0.894305</text:p>
              </table:table-cell>
              <table:table-cell office:value-type="float" office:value="0.911534">
                <text:p>0.911534</text:p>
              </table:table-cell>
              <table:table-cell office:value-type="float" office:value="0.914272">
                <text:p>0.914272</text:p>
              </table:table-cell>
              <table:table-cell office:value-type="float" office:value="0.915816">
                <text:p>0.915816</text:p>
              </table:table-cell>
              <table:table-cell office:value-type="float" office:value="0.866692">
                <text:p>0.86669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07189">
                <text:p>0.807189</text:p>
              </table:table-cell>
              <table:table-cell office:value-type="float" office:value="0.830058">
                <text:p>0.830058</text:p>
              </table:table-cell>
              <table:table-cell office:value-type="float" office:value="0.851181">
                <text:p>0.851181</text:p>
              </table:table-cell>
              <table:table-cell office:value-type="float" office:value="0.85654">
                <text:p>0.85654</text:p>
              </table:table-cell>
              <table:table-cell office:value-type="float" office:value="0.857054">
                <text:p>0.857054</text:p>
              </table:table-cell>
              <table:table-cell office:value-type="float" office:value="0.857571">
                <text:p>0.857571</text:p>
              </table:table-cell>
              <table:table-cell office:value-type="float" office:value="0.863181">
                <text:p>0.863181</text:p>
              </table:table-cell>
              <table:table-cell office:value-type="float" office:value="0.893212">
                <text:p>0.893212</text:p>
              </table:table-cell>
              <table:table-cell office:value-type="float" office:value="0.908714">
                <text:p>0.908714</text:p>
              </table:table-cell>
              <table:table-cell office:value-type="float" office:value="0.91372">
                <text:p>0.91372</text:p>
              </table:table-cell>
              <table:table-cell office:value-type="float" office:value="0.915816">
                <text:p>0.915816</text:p>
              </table:table-cell>
              <table:table-cell office:value-type="float" office:value="0.863842">
                <text:p>0.86384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10205">
                <text:p>0.810205</text:p>
              </table:table-cell>
              <table:table-cell office:value-type="float" office:value="0.831358">
                <text:p>0.831358</text:p>
              </table:table-cell>
              <table:table-cell office:value-type="float" office:value="0.851256">
                <text:p>0.851256</text:p>
              </table:table-cell>
              <table:table-cell office:value-type="float" office:value="0.856486">
                <text:p>0.856486</text:p>
              </table:table-cell>
              <table:table-cell office:value-type="float" office:value="0.856898">
                <text:p>0.856898</text:p>
              </table:table-cell>
              <table:table-cell office:value-type="float" office:value="0.85732">
                <text:p>0.85732</text:p>
              </table:table-cell>
              <table:table-cell office:value-type="float" office:value="0.858249">
                <text:p>0.858249</text:p>
              </table:table-cell>
              <table:table-cell office:value-type="float" office:value="0.882691">
                <text:p>0.882691</text:p>
              </table:table-cell>
              <table:table-cell office:value-type="float" office:value="0.902753">
                <text:p>0.902753</text:p>
              </table:table-cell>
              <table:table-cell office:value-type="float" office:value="0.913527">
                <text:p>0.913527</text:p>
              </table:table-cell>
              <table:table-cell office:value-type="float" office:value="0.915816">
                <text:p>0.915816</text:p>
              </table:table-cell>
              <table:table-cell office:value-type="float" office:value="0.862074">
                <text:p>0.862074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783757">
                <text:p>0.783757</text:p>
              </table:table-cell>
              <table:table-cell office:value-type="float" office:value="0.840236">
                <text:p>0.840236</text:p>
              </table:table-cell>
              <table:table-cell office:value-type="float" office:value="0.855484">
                <text:p>0.855484</text:p>
              </table:table-cell>
              <table:table-cell office:value-type="float" office:value="0.856669">
                <text:p>0.856669</text:p>
              </table:table-cell>
              <table:table-cell office:value-type="float" office:value="0.857117">
                <text:p>0.857117</text:p>
              </table:table-cell>
              <table:table-cell office:value-type="float" office:value="0.857737">
                <text:p>0.857737</text:p>
              </table:table-cell>
              <table:table-cell office:value-type="float" office:value="0.865251">
                <text:p>0.865251</text:p>
              </table:table-cell>
              <table:table-cell office:value-type="float" office:value="0.891396">
                <text:p>0.891396</text:p>
              </table:table-cell>
              <table:table-cell office:value-type="float" office:value="0.908419">
                <text:p>0.908419</text:p>
              </table:table-cell>
              <table:table-cell office:value-type="float" office:value="0.91338">
                <text:p>0.91338</text:p>
              </table:table-cell>
              <table:table-cell office:value-type="float" office:value="0.915816">
                <text:p>0.915816</text:p>
              </table:table-cell>
              <table:table-cell office:value-type="float" office:value="0.862945">
                <text:p>0.86294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81043">
                <text:p>0.781043</text:p>
              </table:table-cell>
              <table:table-cell office:value-type="float" office:value="0.838174">
                <text:p>0.838174</text:p>
              </table:table-cell>
              <table:table-cell office:value-type="float" office:value="0.853846">
                <text:p>0.853846</text:p>
              </table:table-cell>
              <table:table-cell office:value-type="float" office:value="0.856582">
                <text:p>0.856582</text:p>
              </table:table-cell>
              <table:table-cell office:value-type="float" office:value="0.857162">
                <text:p>0.857162</text:p>
              </table:table-cell>
              <table:table-cell office:value-type="float" office:value="0.857965">
                <text:p>0.857965</text:p>
              </table:table-cell>
              <table:table-cell office:value-type="float" office:value="0.877025">
                <text:p>0.877025</text:p>
              </table:table-cell>
              <table:table-cell office:value-type="float" office:value="0.90215">
                <text:p>0.90215</text:p>
              </table:table-cell>
              <table:table-cell office:value-type="float" office:value="0.912202">
                <text:p>0.912202</text:p>
              </table:table-cell>
              <table:table-cell office:value-type="float" office:value="0.913937">
                <text:p>0.913937</text:p>
              </table:table-cell>
              <table:table-cell office:value-type="float" office:value="0.916989">
                <text:p>0.916989</text:p>
              </table:table-cell>
              <table:table-cell office:value-type="float" office:value="0.865009">
                <text:p>0.86500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6714">
                <text:p>0.796714</text:p>
              </table:table-cell>
              <table:table-cell office:value-type="float" office:value="0.843128">
                <text:p>0.843128</text:p>
              </table:table-cell>
              <table:table-cell office:value-type="float" office:value="0.855917">
                <text:p>0.855917</text:p>
              </table:table-cell>
              <table:table-cell office:value-type="float" office:value="0.856684">
                <text:p>0.856684</text:p>
              </table:table-cell>
              <table:table-cell office:value-type="float" office:value="0.857117">
                <text:p>0.857117</text:p>
              </table:table-cell>
              <table:table-cell office:value-type="float" office:value="0.857936">
                <text:p>0.857936</text:p>
              </table:table-cell>
              <table:table-cell office:value-type="float" office:value="0.877164">
                <text:p>0.877164</text:p>
              </table:table-cell>
              <table:table-cell office:value-type="float" office:value="0.904156">
                <text:p>0.904156</text:p>
              </table:table-cell>
              <table:table-cell office:value-type="float" office:value="0.912446">
                <text:p>0.912446</text:p>
              </table:table-cell>
              <table:table-cell office:value-type="float" office:value="0.914525">
                <text:p>0.914525</text:p>
              </table:table-cell>
              <table:table-cell office:value-type="float" office:value="0.916989">
                <text:p>0.916989</text:p>
              </table:table-cell>
              <table:table-cell office:value-type="float" office:value="0.867579">
                <text:p>0.86757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99484">
                <text:p>0.799484</text:p>
              </table:table-cell>
              <table:table-cell office:value-type="float" office:value="0.850922">
                <text:p>0.850922</text:p>
              </table:table-cell>
              <table:table-cell office:value-type="float" office:value="0.856406">
                <text:p>0.856406</text:p>
              </table:table-cell>
              <table:table-cell office:value-type="float" office:value="0.856817">
                <text:p>0.856817</text:p>
              </table:table-cell>
              <table:table-cell office:value-type="float" office:value="0.857511">
                <text:p>0.857511</text:p>
              </table:table-cell>
              <table:table-cell office:value-type="float" office:value="0.87596">
                <text:p>0.87596</text:p>
              </table:table-cell>
              <table:table-cell office:value-type="float" office:value="0.89484">
                <text:p>0.89484</text:p>
              </table:table-cell>
              <table:table-cell office:value-type="float" office:value="0.911589">
                <text:p>0.911589</text:p>
              </table:table-cell>
              <table:table-cell office:value-type="float" office:value="0.913033">
                <text:p>0.913033</text:p>
              </table:table-cell>
              <table:table-cell office:value-type="float" office:value="0.915193">
                <text:p>0.915193</text:p>
              </table:table-cell>
              <table:table-cell office:value-type="float" office:value="0.916989">
                <text:p>0.916989</text:p>
              </table:table-cell>
              <table:table-cell office:value-type="float" office:value="0.873175">
                <text:p>0.87317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26277">
                <text:p>0.826277</text:p>
              </table:table-cell>
              <table:table-cell office:value-type="float" office:value="0.851302">
                <text:p>0.851302</text:p>
              </table:table-cell>
              <table:table-cell office:value-type="float" office:value="0.856694">
                <text:p>0.856694</text:p>
              </table:table-cell>
              <table:table-cell office:value-type="float" office:value="0.857103">
                <text:p>0.857103</text:p>
              </table:table-cell>
              <table:table-cell office:value-type="float" office:value="0.858478">
                <text:p>0.858478</text:p>
              </table:table-cell>
              <table:table-cell office:value-type="float" office:value="0.886948">
                <text:p>0.886948</text:p>
              </table:table-cell>
              <table:table-cell office:value-type="float" office:value="0.905048">
                <text:p>0.905048</text:p>
              </table:table-cell>
              <table:table-cell office:value-type="float" office:value="0.912435">
                <text:p>0.912435</text:p>
              </table:table-cell>
              <table:table-cell office:value-type="float" office:value="0.913429">
                <text:p>0.913429</text:p>
              </table:table-cell>
              <table:table-cell office:value-type="float" office:value="0.915354">
                <text:p>0.915354</text:p>
              </table:table-cell>
              <table:table-cell office:value-type="float" office:value="0.916989">
                <text:p>0.916989</text:p>
              </table:table-cell>
              <table:table-cell office:value-type="float" office:value="0.878307">
                <text:p>0.87830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98164">
                <text:p>0.798164</text:p>
              </table:table-cell>
              <table:table-cell office:value-type="float" office:value="0.848293">
                <text:p>0.848293</text:p>
              </table:table-cell>
              <table:table-cell office:value-type="float" office:value="0.8566">
                <text:p>0.8566</text:p>
              </table:table-cell>
              <table:table-cell office:value-type="float" office:value="0.857524">
                <text:p>0.857524</text:p>
              </table:table-cell>
              <table:table-cell office:value-type="float" office:value="0.874531">
                <text:p>0.874531</text:p>
              </table:table-cell>
              <table:table-cell office:value-type="float" office:value="0.891282">
                <text:p>0.891282</text:p>
              </table:table-cell>
              <table:table-cell office:value-type="float" office:value="0.906494">
                <text:p>0.906494</text:p>
              </table:table-cell>
              <table:table-cell office:value-type="float" office:value="0.912524">
                <text:p>0.912524</text:p>
              </table:table-cell>
              <table:table-cell office:value-type="float" office:value="0.913425">
                <text:p>0.913425</text:p>
              </table:table-cell>
              <table:table-cell office:value-type="float" office:value="0.915476">
                <text:p>0.915476</text:p>
              </table:table-cell>
              <table:table-cell office:value-type="float" office:value="0.917356">
                <text:p>0.917356</text:p>
              </table:table-cell>
              <table:table-cell office:value-type="float" office:value="0.877431">
                <text:p>0.877431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19431">
                <text:p>0.819431</text:p>
              </table:table-cell>
              <table:table-cell office:value-type="float" office:value="0.845215">
                <text:p>0.845215</text:p>
              </table:table-cell>
              <table:table-cell office:value-type="float" office:value="0.85626">
                <text:p>0.85626</text:p>
              </table:table-cell>
              <table:table-cell office:value-type="float" office:value="0.85765">
                <text:p>0.85765</text:p>
              </table:table-cell>
              <table:table-cell office:value-type="float" office:value="0.873625">
                <text:p>0.873625</text:p>
              </table:table-cell>
              <table:table-cell office:value-type="float" office:value="0.889675">
                <text:p>0.889675</text:p>
              </table:table-cell>
              <table:table-cell office:value-type="float" office:value="0.905168">
                <text:p>0.905168</text:p>
              </table:table-cell>
              <table:table-cell office:value-type="float" office:value="0.912478">
                <text:p>0.912478</text:p>
              </table:table-cell>
              <table:table-cell office:value-type="float" office:value="0.913395">
                <text:p>0.913395</text:p>
              </table:table-cell>
              <table:table-cell office:value-type="float" office:value="0.915748">
                <text:p>0.915748</text:p>
              </table:table-cell>
              <table:table-cell office:value-type="float" office:value="0.918253">
                <text:p>0.918253</text:p>
              </table:table-cell>
              <table:table-cell office:value-type="float" office:value="0.878864">
                <text:p>0.87886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79332">
                <text:p>0.79332</text:p>
              </table:table-cell>
              <table:table-cell office:value-type="float" office:value="0.845475">
                <text:p>0.845475</text:p>
              </table:table-cell>
              <table:table-cell office:value-type="float" office:value="0.856543">
                <text:p>0.856543</text:p>
              </table:table-cell>
              <table:table-cell office:value-type="float" office:value="0.858009">
                <text:p>0.858009</text:p>
              </table:table-cell>
              <table:table-cell office:value-type="float" office:value="0.876891">
                <text:p>0.876891</text:p>
              </table:table-cell>
              <table:table-cell office:value-type="float" office:value="0.889557">
                <text:p>0.889557</text:p>
              </table:table-cell>
              <table:table-cell office:value-type="float" office:value="0.903908">
                <text:p>0.903908</text:p>
              </table:table-cell>
              <table:table-cell office:value-type="float" office:value="0.912168">
                <text:p>0.912168</text:p>
              </table:table-cell>
              <table:table-cell office:value-type="float" office:value="0.913154">
                <text:p>0.913154</text:p>
              </table:table-cell>
              <table:table-cell office:value-type="float" office:value="0.915151">
                <text:p>0.915151</text:p>
              </table:table-cell>
              <table:table-cell office:value-type="float" office:value="0.918253">
                <text:p>0.918253</text:p>
              </table:table-cell>
              <table:table-cell office:value-type="float" office:value="0.876418">
                <text:p>0.87641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16079">
                <text:p>0.816079</text:p>
              </table:table-cell>
              <table:table-cell office:value-type="float" office:value="0.840964">
                <text:p>0.840964</text:p>
              </table:table-cell>
              <table:table-cell office:value-type="float" office:value="0.856443">
                <text:p>0.856443</text:p>
              </table:table-cell>
              <table:table-cell office:value-type="float" office:value="0.85714">
                <text:p>0.85714</text:p>
              </table:table-cell>
              <table:table-cell office:value-type="float" office:value="0.864403">
                <text:p>0.864403</text:p>
              </table:table-cell>
              <table:table-cell office:value-type="float" office:value="0.887287">
                <text:p>0.887287</text:p>
              </table:table-cell>
              <table:table-cell office:value-type="float" office:value="0.893441">
                <text:p>0.893441</text:p>
              </table:table-cell>
              <table:table-cell office:value-type="float" office:value="0.907013">
                <text:p>0.907013</text:p>
              </table:table-cell>
              <table:table-cell office:value-type="float" office:value="0.912572">
                <text:p>0.912572</text:p>
              </table:table-cell>
              <table:table-cell office:value-type="float" office:value="0.914851">
                <text:p>0.914851</text:p>
              </table:table-cell>
              <table:table-cell office:value-type="float" office:value="0.91892">
                <text:p>0.91892</text:p>
              </table:table-cell>
              <table:table-cell office:value-type="float" office:value="0.875019">
                <text:p>0.87501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65902">
                <text:p>0.765902</text:p>
              </table:table-cell>
              <table:table-cell office:value-type="float" office:value="0.839765">
                <text:p>0.839765</text:p>
              </table:table-cell>
              <table:table-cell office:value-type="float" office:value="0.855809">
                <text:p>0.855809</text:p>
              </table:table-cell>
              <table:table-cell office:value-type="float" office:value="0.857115">
                <text:p>0.857115</text:p>
              </table:table-cell>
              <table:table-cell office:value-type="float" office:value="0.868409">
                <text:p>0.868409</text:p>
              </table:table-cell>
              <table:table-cell office:value-type="float" office:value="0.887662">
                <text:p>0.887662</text:p>
              </table:table-cell>
              <table:table-cell office:value-type="float" office:value="0.895888">
                <text:p>0.895888</text:p>
              </table:table-cell>
              <table:table-cell office:value-type="float" office:value="0.908003">
                <text:p>0.908003</text:p>
              </table:table-cell>
              <table:table-cell office:value-type="float" office:value="0.912482">
                <text:p>0.912482</text:p>
              </table:table-cell>
              <table:table-cell office:value-type="float" office:value="0.915084">
                <text:p>0.915084</text:p>
              </table:table-cell>
              <table:table-cell office:value-type="float" office:value="0.91892">
                <text:p>0.91892</text:p>
              </table:table-cell>
              <table:table-cell office:value-type="float" office:value="0.870612">
                <text:p>0.870612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20936">
                <text:p>0.820936</text:p>
              </table:table-cell>
              <table:table-cell office:value-type="float" office:value="0.843453">
                <text:p>0.843453</text:p>
              </table:table-cell>
              <table:table-cell office:value-type="float" office:value="0.855846">
                <text:p>0.855846</text:p>
              </table:table-cell>
              <table:table-cell office:value-type="float" office:value="0.857329">
                <text:p>0.857329</text:p>
              </table:table-cell>
              <table:table-cell office:value-type="float" office:value="0.874795">
                <text:p>0.874795</text:p>
              </table:table-cell>
              <table:table-cell office:value-type="float" office:value="0.888779">
                <text:p>0.888779</text:p>
              </table:table-cell>
              <table:table-cell office:value-type="float" office:value="0.896403">
                <text:p>0.896403</text:p>
              </table:table-cell>
              <table:table-cell office:value-type="float" office:value="0.909711">
                <text:p>0.909711</text:p>
              </table:table-cell>
              <table:table-cell office:value-type="float" office:value="0.912596">
                <text:p>0.912596</text:p>
              </table:table-cell>
              <table:table-cell office:value-type="float" office:value="0.915145">
                <text:p>0.915145</text:p>
              </table:table-cell>
              <table:table-cell office:value-type="float" office:value="0.91892">
                <text:p>0.91892</text:p>
              </table:table-cell>
              <table:table-cell office:value-type="float" office:value="0.877499">
                <text:p>0.87749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83063">
                <text:p>0.83063</text:p>
              </table:table-cell>
              <table:table-cell office:value-type="float" office:value="0.853522">
                <text:p>0.853522</text:p>
              </table:table-cell>
              <table:table-cell office:value-type="float" office:value="0.857037">
                <text:p>0.857037</text:p>
              </table:table-cell>
              <table:table-cell office:value-type="float" office:value="0.867963">
                <text:p>0.867963</text:p>
              </table:table-cell>
              <table:table-cell office:value-type="float" office:value="0.887549">
                <text:p>0.887549</text:p>
              </table:table-cell>
              <table:table-cell office:value-type="float" office:value="0.894453">
                <text:p>0.894453</text:p>
              </table:table-cell>
              <table:table-cell office:value-type="float" office:value="0.906152">
                <text:p>0.906152</text:p>
              </table:table-cell>
              <table:table-cell office:value-type="float" office:value="0.912086">
                <text:p>0.912086</text:p>
              </table:table-cell>
              <table:table-cell office:value-type="float" office:value="0.912955">
                <text:p>0.912955</text:p>
              </table:table-cell>
              <table:table-cell office:value-type="float" office:value="0.9158">
                <text:p>0.9158</text:p>
              </table:table-cell>
              <table:table-cell office:value-type="float" office:value="0.91892">
                <text:p>0.91892</text:p>
              </table:table-cell>
              <table:table-cell office:value-type="float" office:value="0.883815">
                <text:p>0.88381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829869">
                <text:p>0.829869</text:p>
              </table:table-cell>
              <table:table-cell office:value-type="float" office:value="0.847917">
                <text:p>0.847917</text:p>
              </table:table-cell>
              <table:table-cell office:value-type="float" office:value="0.856414">
                <text:p>0.856414</text:p>
              </table:table-cell>
              <table:table-cell office:value-type="float" office:value="0.858488">
                <text:p>0.858488</text:p>
              </table:table-cell>
              <table:table-cell office:value-type="float" office:value="0.880246">
                <text:p>0.880246</text:p>
              </table:table-cell>
              <table:table-cell office:value-type="float" office:value="0.892924">
                <text:p>0.892924</text:p>
              </table:table-cell>
              <table:table-cell office:value-type="float" office:value="0.905287">
                <text:p>0.905287</text:p>
              </table:table-cell>
              <table:table-cell office:value-type="float" office:value="0.91178">
                <text:p>0.91178</text:p>
              </table:table-cell>
              <table:table-cell office:value-type="float" office:value="0.912897">
                <text:p>0.912897</text:p>
              </table:table-cell>
              <table:table-cell office:value-type="float" office:value="0.915245">
                <text:p>0.915245</text:p>
              </table:table-cell>
              <table:table-cell office:value-type="float" office:value="0.91892">
                <text:p>0.91892</text:p>
              </table:table-cell>
              <table:table-cell office:value-type="float" office:value="0.881107">
                <text:p>0.88110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98846">
                <text:p>0.798846</text:p>
              </table:table-cell>
              <table:table-cell office:value-type="float" office:value="0.845129">
                <text:p>0.845129</text:p>
              </table:table-cell>
              <table:table-cell office:value-type="float" office:value="0.856079">
                <text:p>0.856079</text:p>
              </table:table-cell>
              <table:table-cell office:value-type="float" office:value="0.858455">
                <text:p>0.858455</text:p>
              </table:table-cell>
              <table:table-cell office:value-type="float" office:value="0.880386">
                <text:p>0.880386</text:p>
              </table:table-cell>
              <table:table-cell office:value-type="float" office:value="0.890227">
                <text:p>0.890227</text:p>
              </table:table-cell>
              <table:table-cell office:value-type="float" office:value="0.904829">
                <text:p>0.904829</text:p>
              </table:table-cell>
              <table:table-cell office:value-type="float" office:value="0.911723">
                <text:p>0.911723</text:p>
              </table:table-cell>
              <table:table-cell office:value-type="float" office:value="0.912782">
                <text:p>0.912782</text:p>
              </table:table-cell>
              <table:table-cell office:value-type="float" office:value="0.915194">
                <text:p>0.915194</text:p>
              </table:table-cell>
              <table:table-cell office:value-type="float" office:value="0.91892">
                <text:p>0.91892</text:p>
              </table:table-cell>
              <table:table-cell office:value-type="float" office:value="0.877365">
                <text:p>0.87736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18166">
                <text:p>0.818166</text:p>
              </table:table-cell>
              <table:table-cell office:value-type="float" office:value="0.843144">
                <text:p>0.843144</text:p>
              </table:table-cell>
              <table:table-cell office:value-type="float" office:value="0.855085">
                <text:p>0.855085</text:p>
              </table:table-cell>
              <table:table-cell office:value-type="float" office:value="0.85801">
                <text:p>0.85801</text:p>
              </table:table-cell>
              <table:table-cell office:value-type="float" office:value="0.885378">
                <text:p>0.885378</text:p>
              </table:table-cell>
              <table:table-cell office:value-type="float" office:value="0.891228">
                <text:p>0.891228</text:p>
              </table:table-cell>
              <table:table-cell office:value-type="float" office:value="0.905411">
                <text:p>0.905411</text:p>
              </table:table-cell>
              <table:table-cell office:value-type="float" office:value="0.911658">
                <text:p>0.911658</text:p>
              </table:table-cell>
              <table:table-cell office:value-type="float" office:value="0.912781">
                <text:p>0.912781</text:p>
              </table:table-cell>
              <table:table-cell office:value-type="float" office:value="0.915106">
                <text:p>0.915106</text:p>
              </table:table-cell>
              <table:table-cell office:value-type="float" office:value="0.91892">
                <text:p>0.91892</text:p>
              </table:table-cell>
              <table:table-cell office:value-type="float" office:value="0.879597">
                <text:p>0.87959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88128">
                <text:p>0.788128</text:p>
              </table:table-cell>
              <table:table-cell office:value-type="float" office:value="0.842736">
                <text:p>0.842736</text:p>
              </table:table-cell>
              <table:table-cell office:value-type="float" office:value="0.853335">
                <text:p>0.853335</text:p>
              </table:table-cell>
              <table:table-cell office:value-type="float" office:value="0.857108">
                <text:p>0.857108</text:p>
              </table:table-cell>
              <table:table-cell office:value-type="float" office:value="0.876614">
                <text:p>0.876614</text:p>
              </table:table-cell>
              <table:table-cell office:value-type="float" office:value="0.891116">
                <text:p>0.891116</text:p>
              </table:table-cell>
              <table:table-cell office:value-type="float" office:value="0.901619">
                <text:p>0.901619</text:p>
              </table:table-cell>
              <table:table-cell office:value-type="float" office:value="0.911636">
                <text:p>0.911636</text:p>
              </table:table-cell>
              <table:table-cell office:value-type="float" office:value="0.912553">
                <text:p>0.912553</text:p>
              </table:table-cell>
              <table:table-cell office:value-type="float" office:value="0.914897">
                <text:p>0.914897</text:p>
              </table:table-cell>
              <table:table-cell office:value-type="float" office:value="0.91892">
                <text:p>0.91892</text:p>
              </table:table-cell>
              <table:table-cell office:value-type="float" office:value="0.874974">
                <text:p>0.874974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13041">
                <text:p>0.813041</text:p>
              </table:table-cell>
              <table:table-cell office:value-type="float" office:value="0.844576">
                <text:p>0.844576</text:p>
              </table:table-cell>
              <table:table-cell office:value-type="float" office:value="0.855028">
                <text:p>0.855028</text:p>
              </table:table-cell>
              <table:table-cell office:value-type="float" office:value="0.867689">
                <text:p>0.867689</text:p>
              </table:table-cell>
              <table:table-cell office:value-type="float" office:value="0.888099">
                <text:p>0.888099</text:p>
              </table:table-cell>
              <table:table-cell office:value-type="float" office:value="0.894934">
                <text:p>0.894934</text:p>
              </table:table-cell>
              <table:table-cell office:value-type="float" office:value="0.906567">
                <text:p>0.906567</text:p>
              </table:table-cell>
              <table:table-cell office:value-type="float" office:value="0.912224">
                <text:p>0.912224</text:p>
              </table:table-cell>
              <table:table-cell office:value-type="float" office:value="0.913041">
                <text:p>0.913041</text:p>
              </table:table-cell>
              <table:table-cell office:value-type="float" office:value="0.915693">
                <text:p>0.915693</text:p>
              </table:table-cell>
              <table:table-cell office:value-type="float" office:value="0.91892">
                <text:p>0.91892</text:p>
              </table:table-cell>
              <table:table-cell office:value-type="float" office:value="0.881089">
                <text:p>0.881089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15051">
                <text:p>0.815051</text:p>
              </table:table-cell>
              <table:table-cell office:value-type="float" office:value="0.84661">
                <text:p>0.84661</text:p>
              </table:table-cell>
              <table:table-cell office:value-type="float" office:value="0.856381">
                <text:p>0.856381</text:p>
              </table:table-cell>
              <table:table-cell office:value-type="float" office:value="0.877791">
                <text:p>0.877791</text:p>
              </table:table-cell>
              <table:table-cell office:value-type="float" office:value="0.889001">
                <text:p>0.889001</text:p>
              </table:table-cell>
              <table:table-cell office:value-type="float" office:value="0.89724">
                <text:p>0.89724</text:p>
              </table:table-cell>
              <table:table-cell office:value-type="float" office:value="0.910945">
                <text:p>0.910945</text:p>
              </table:table-cell>
              <table:table-cell office:value-type="float" office:value="0.912452">
                <text:p>0.912452</text:p>
              </table:table-cell>
              <table:table-cell office:value-type="float" office:value="0.913258">
                <text:p>0.913258</text:p>
              </table:table-cell>
              <table:table-cell office:value-type="float" office:value="0.915745">
                <text:p>0.915745</text:p>
              </table:table-cell>
              <table:table-cell office:value-type="float" office:value="0.91892">
                <text:p>0.91892</text:p>
              </table:table-cell>
              <table:table-cell office:value-type="float" office:value="0.883447">
                <text:p>0.88344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822011">
                <text:p>0.822011</text:p>
              </table:table-cell>
              <table:table-cell office:value-type="float" office:value="0.849835">
                <text:p>0.849835</text:p>
              </table:table-cell>
              <table:table-cell office:value-type="float" office:value="0.856592">
                <text:p>0.856592</text:p>
              </table:table-cell>
              <table:table-cell office:value-type="float" office:value="0.877574">
                <text:p>0.877574</text:p>
              </table:table-cell>
              <table:table-cell office:value-type="float" office:value="0.889681">
                <text:p>0.889681</text:p>
              </table:table-cell>
              <table:table-cell office:value-type="float" office:value="0.90164">
                <text:p>0.90164</text:p>
              </table:table-cell>
              <table:table-cell office:value-type="float" office:value="0.911661">
                <text:p>0.911661</text:p>
              </table:table-cell>
              <table:table-cell office:value-type="float" office:value="0.912669">
                <text:p>0.912669</text:p>
              </table:table-cell>
              <table:table-cell office:value-type="float" office:value="0.913514">
                <text:p>0.913514</text:p>
              </table:table-cell>
              <table:table-cell office:value-type="float" office:value="0.91604">
                <text:p>0.91604</text:p>
              </table:table-cell>
              <table:table-cell office:value-type="float" office:value="0.91892">
                <text:p>0.91892</text:p>
              </table:table-cell>
              <table:table-cell office:value-type="float" office:value="0.885122">
                <text:p>0.88512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829354">
                <text:p>0.829354</text:p>
              </table:table-cell>
              <table:table-cell office:value-type="float" office:value="0.853942">
                <text:p>0.853942</text:p>
              </table:table-cell>
              <table:table-cell office:value-type="float" office:value="0.870105">
                <text:p>0.870105</text:p>
              </table:table-cell>
              <table:table-cell office:value-type="float" office:value="0.887451">
                <text:p>0.887451</text:p>
              </table:table-cell>
              <table:table-cell office:value-type="float" office:value="0.893695">
                <text:p>0.893695</text:p>
              </table:table-cell>
              <table:table-cell office:value-type="float" office:value="0.909663">
                <text:p>0.909663</text:p>
              </table:table-cell>
              <table:table-cell office:value-type="float" office:value="0.912314">
                <text:p>0.912314</text:p>
              </table:table-cell>
              <table:table-cell office:value-type="float" office:value="0.91304">
                <text:p>0.91304</text:p>
              </table:table-cell>
              <table:table-cell office:value-type="float" office:value="0.913742">
                <text:p>0.913742</text:p>
              </table:table-cell>
              <table:table-cell office:value-type="float" office:value="0.916549">
                <text:p>0.916549</text:p>
              </table:table-cell>
              <table:table-cell office:value-type="float" office:value="0.91892">
                <text:p>0.91892</text:p>
              </table:table-cell>
              <table:table-cell office:value-type="float" office:value="0.889985">
                <text:p>0.889985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83106">
                <text:p>0.83106</text:p>
              </table:table-cell>
              <table:table-cell office:value-type="float" office:value="0.852681">
                <text:p>0.852681</text:p>
              </table:table-cell>
              <table:table-cell office:value-type="float" office:value="0.864728">
                <text:p>0.864728</text:p>
              </table:table-cell>
              <table:table-cell office:value-type="float" office:value="0.887189">
                <text:p>0.887189</text:p>
              </table:table-cell>
              <table:table-cell office:value-type="float" office:value="0.889354">
                <text:p>0.889354</text:p>
              </table:table-cell>
              <table:table-cell office:value-type="float" office:value="0.901653">
                <text:p>0.901653</text:p>
              </table:table-cell>
              <table:table-cell office:value-type="float" office:value="0.912058">
                <text:p>0.912058</text:p>
              </table:table-cell>
              <table:table-cell office:value-type="float" office:value="0.91297">
                <text:p>0.91297</text:p>
              </table:table-cell>
              <table:table-cell office:value-type="float" office:value="0.91366">
                <text:p>0.91366</text:p>
              </table:table-cell>
              <table:table-cell office:value-type="float" office:value="0.916448">
                <text:p>0.916448</text:p>
              </table:table-cell>
              <table:table-cell office:value-type="float" office:value="0.91892">
                <text:p>0.91892</text:p>
              </table:table-cell>
              <table:table-cell office:value-type="float" office:value="0.88818">
                <text:p>0.88818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830743">
                <text:p>0.830743</text:p>
              </table:table-cell>
              <table:table-cell office:value-type="float" office:value="0.856206">
                <text:p>0.856206</text:p>
              </table:table-cell>
              <table:table-cell office:value-type="float" office:value="0.867479">
                <text:p>0.867479</text:p>
              </table:table-cell>
              <table:table-cell office:value-type="float" office:value="0.887238">
                <text:p>0.887238</text:p>
              </table:table-cell>
              <table:table-cell office:value-type="float" office:value="0.889282">
                <text:p>0.889282</text:p>
              </table:table-cell>
              <table:table-cell office:value-type="float" office:value="0.899786">
                <text:p>0.899786</text:p>
              </table:table-cell>
              <table:table-cell office:value-type="float" office:value="0.911872">
                <text:p>0.911872</text:p>
              </table:table-cell>
              <table:table-cell office:value-type="float" office:value="0.912704">
                <text:p>0.912704</text:p>
              </table:table-cell>
              <table:table-cell office:value-type="float" office:value="0.913469">
                <text:p>0.913469</text:p>
              </table:table-cell>
              <table:table-cell office:value-type="float" office:value="0.916417">
                <text:p>0.916417</text:p>
              </table:table-cell>
              <table:table-cell office:value-type="float" office:value="0.91892">
                <text:p>0.91892</text:p>
              </table:table-cell>
              <table:table-cell office:value-type="float" office:value="0.88852">
                <text:p>0.888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32934">
                <text:p>0.832934</text:p>
              </table:table-cell>
              <table:table-cell office:value-type="float" office:value="0.854401">
                <text:p>0.854401</text:p>
              </table:table-cell>
              <table:table-cell office:value-type="float" office:value="0.859128">
                <text:p>0.859128</text:p>
              </table:table-cell>
              <table:table-cell office:value-type="float" office:value="0.884794">
                <text:p>0.884794</text:p>
              </table:table-cell>
              <table:table-cell office:value-type="float" office:value="0.887798">
                <text:p>0.887798</text:p>
              </table:table-cell>
              <table:table-cell office:value-type="float" office:value="0.894605">
                <text:p>0.894605</text:p>
              </table:table-cell>
              <table:table-cell office:value-type="float" office:value="0.911175">
                <text:p>0.911175</text:p>
              </table:table-cell>
              <table:table-cell office:value-type="float" office:value="0.912504">
                <text:p>0.912504</text:p>
              </table:table-cell>
              <table:table-cell office:value-type="float" office:value="0.913283">
                <text:p>0.913283</text:p>
              </table:table-cell>
              <table:table-cell office:value-type="float" office:value="0.915396">
                <text:p>0.915396</text:p>
              </table:table-cell>
              <table:table-cell office:value-type="float" office:value="0.91892">
                <text:p>0.91892</text:p>
              </table:table-cell>
              <table:table-cell office:value-type="float" office:value="0.886602">
                <text:p>0.88660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83506">
                <text:p>0.83506</text:p>
              </table:table-cell>
              <table:table-cell office:value-type="float" office:value="0.854321">
                <text:p>0.854321</text:p>
              </table:table-cell>
              <table:table-cell office:value-type="float" office:value="0.866874">
                <text:p>0.866874</text:p>
              </table:table-cell>
              <table:table-cell office:value-type="float" office:value="0.887272">
                <text:p>0.887272</text:p>
              </table:table-cell>
              <table:table-cell office:value-type="float" office:value="0.88779">
                <text:p>0.88779</text:p>
              </table:table-cell>
              <table:table-cell office:value-type="float" office:value="0.896542">
                <text:p>0.896542</text:p>
              </table:table-cell>
              <table:table-cell office:value-type="float" office:value="0.911782">
                <text:p>0.911782</text:p>
              </table:table-cell>
              <table:table-cell office:value-type="float" office:value="0.912634">
                <text:p>0.912634</text:p>
              </table:table-cell>
              <table:table-cell office:value-type="float" office:value="0.913491">
                <text:p>0.913491</text:p>
              </table:table-cell>
              <table:table-cell office:value-type="float" office:value="0.915576">
                <text:p>0.915576</text:p>
              </table:table-cell>
              <table:table-cell office:value-type="float" office:value="0.91892">
                <text:p>0.91892</text:p>
              </table:table-cell>
              <table:table-cell office:value-type="float" office:value="0.888134">
                <text:p>0.888134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830234">
                <text:p>0.830234</text:p>
              </table:table-cell>
              <table:table-cell office:value-type="float" office:value="0.854885">
                <text:p>0.854885</text:p>
              </table:table-cell>
              <table:table-cell office:value-type="float" office:value="0.869936">
                <text:p>0.869936</text:p>
              </table:table-cell>
              <table:table-cell office:value-type="float" office:value="0.887286">
                <text:p>0.887286</text:p>
              </table:table-cell>
              <table:table-cell office:value-type="float" office:value="0.887833">
                <text:p>0.887833</text:p>
              </table:table-cell>
              <table:table-cell office:value-type="float" office:value="0.893542">
                <text:p>0.893542</text:p>
              </table:table-cell>
              <table:table-cell office:value-type="float" office:value="0.909634">
                <text:p>0.909634</text:p>
              </table:table-cell>
              <table:table-cell office:value-type="float" office:value="0.912485">
                <text:p>0.912485</text:p>
              </table:table-cell>
              <table:table-cell office:value-type="float" office:value="0.913353">
                <text:p>0.913353</text:p>
              </table:table-cell>
              <table:table-cell office:value-type="float" office:value="0.915502">
                <text:p>0.915502</text:p>
              </table:table-cell>
              <table:table-cell office:value-type="float" office:value="0.91892">
                <text:p>0.91892</text:p>
              </table:table-cell>
              <table:table-cell office:value-type="float" office:value="0.887469">
                <text:p>0.887469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835812">
                <text:p>0.835812</text:p>
              </table:table-cell>
              <table:table-cell office:value-type="float" office:value="0.854244">
                <text:p>0.854244</text:p>
              </table:table-cell>
              <table:table-cell office:value-type="float" office:value="0.862283">
                <text:p>0.862283</text:p>
              </table:table-cell>
              <table:table-cell office:value-type="float" office:value="0.886941">
                <text:p>0.886941</text:p>
              </table:table-cell>
              <table:table-cell office:value-type="float" office:value="0.887687">
                <text:p>0.887687</text:p>
              </table:table-cell>
              <table:table-cell office:value-type="float" office:value="0.896862">
                <text:p>0.896862</text:p>
              </table:table-cell>
              <table:table-cell office:value-type="float" office:value="0.911596">
                <text:p>0.911596</text:p>
              </table:table-cell>
              <table:table-cell office:value-type="float" office:value="0.912444">
                <text:p>0.912444</text:p>
              </table:table-cell>
              <table:table-cell office:value-type="float" office:value="0.913124">
                <text:p>0.913124</text:p>
              </table:table-cell>
              <table:table-cell office:value-type="float" office:value="0.915668">
                <text:p>0.915668</text:p>
              </table:table-cell>
              <table:table-cell office:value-type="float" office:value="0.91892">
                <text:p>0.91892</text:p>
              </table:table-cell>
              <table:table-cell office:value-type="float" office:value="0.887666">
                <text:p>0.88766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82644">
                <text:p>0.82644</text:p>
              </table:table-cell>
              <table:table-cell office:value-type="float" office:value="0.853618">
                <text:p>0.853618</text:p>
              </table:table-cell>
              <table:table-cell office:value-type="float" office:value="0.866822">
                <text:p>0.866822</text:p>
              </table:table-cell>
              <table:table-cell office:value-type="float" office:value="0.887005">
                <text:p>0.887005</text:p>
              </table:table-cell>
              <table:table-cell office:value-type="float" office:value="0.887637">
                <text:p>0.887637</text:p>
              </table:table-cell>
              <table:table-cell office:value-type="float" office:value="0.890913">
                <text:p>0.890913</text:p>
              </table:table-cell>
              <table:table-cell office:value-type="float" office:value="0.908758">
                <text:p>0.908758</text:p>
              </table:table-cell>
              <table:table-cell office:value-type="float" office:value="0.912111">
                <text:p>0.912111</text:p>
              </table:table-cell>
              <table:table-cell office:value-type="float" office:value="0.912948">
                <text:p>0.912948</text:p>
              </table:table-cell>
              <table:table-cell office:value-type="float" office:value="0.915216">
                <text:p>0.915216</text:p>
              </table:table-cell>
              <table:table-cell office:value-type="float" office:value="0.91892">
                <text:p>0.91892</text:p>
              </table:table-cell>
              <table:table-cell office:value-type="float" office:value="0.886147">
                <text:p>0.88614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30425">
                <text:p>0.830425</text:p>
              </table:table-cell>
              <table:table-cell office:value-type="float" office:value="0.857094">
                <text:p>0.857094</text:p>
              </table:table-cell>
              <table:table-cell office:value-type="float" office:value="0.878762">
                <text:p>0.878762</text:p>
              </table:table-cell>
              <table:table-cell office:value-type="float" office:value="0.887392">
                <text:p>0.887392</text:p>
              </table:table-cell>
              <table:table-cell office:value-type="float" office:value="0.888311">
                <text:p>0.888311</text:p>
              </table:table-cell>
              <table:table-cell office:value-type="float" office:value="0.903416">
                <text:p>0.903416</text:p>
              </table:table-cell>
              <table:table-cell office:value-type="float" office:value="0.911406">
                <text:p>0.911406</text:p>
              </table:table-cell>
              <table:table-cell office:value-type="float" office:value="0.912362">
                <text:p>0.912362</text:p>
              </table:table-cell>
              <table:table-cell office:value-type="float" office:value="0.912974">
                <text:p>0.912974</text:p>
              </table:table-cell>
              <table:table-cell office:value-type="float" office:value="0.915085">
                <text:p>0.915085</text:p>
              </table:table-cell>
              <table:table-cell office:value-type="float" office:value="0.91892">
                <text:p>0.91892</text:p>
              </table:table-cell>
              <table:table-cell office:value-type="float" office:value="0.889723">
                <text:p>0.889723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812964">
                <text:p>0.812964</text:p>
              </table:table-cell>
              <table:table-cell office:value-type="float" office:value="0.85988">
                <text:p>0.85988</text:p>
              </table:table-cell>
              <table:table-cell office:value-type="float" office:value="0.883104">
                <text:p>0.883104</text:p>
              </table:table-cell>
              <table:table-cell office:value-type="float" office:value="0.887602">
                <text:p>0.887602</text:p>
              </table:table-cell>
              <table:table-cell office:value-type="float" office:value="0.889015">
                <text:p>0.889015</text:p>
              </table:table-cell>
              <table:table-cell office:value-type="float" office:value="0.904554">
                <text:p>0.904554</text:p>
              </table:table-cell>
              <table:table-cell office:value-type="float" office:value="0.911657">
                <text:p>0.911657</text:p>
              </table:table-cell>
              <table:table-cell office:value-type="float" office:value="0.912422">
                <text:p>0.912422</text:p>
              </table:table-cell>
              <table:table-cell office:value-type="float" office:value="0.913149">
                <text:p>0.913149</text:p>
              </table:table-cell>
              <table:table-cell office:value-type="float" office:value="0.915122">
                <text:p>0.915122</text:p>
              </table:table-cell>
              <table:table-cell office:value-type="float" office:value="0.91892">
                <text:p>0.91892</text:p>
              </table:table-cell>
              <table:table-cell office:value-type="float" office:value="0.888947">
                <text:p>0.888947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94165">
                <text:p>0.794165</text:p>
              </table:table-cell>
              <table:table-cell office:value-type="float" office:value="0.857274">
                <text:p>0.857274</text:p>
              </table:table-cell>
              <table:table-cell office:value-type="float" office:value="0.881934">
                <text:p>0.881934</text:p>
              </table:table-cell>
              <table:table-cell office:value-type="float" office:value="0.887479">
                <text:p>0.887479</text:p>
              </table:table-cell>
              <table:table-cell office:value-type="float" office:value="0.888886">
                <text:p>0.888886</text:p>
              </table:table-cell>
              <table:table-cell office:value-type="float" office:value="0.903154">
                <text:p>0.903154</text:p>
              </table:table-cell>
              <table:table-cell office:value-type="float" office:value="0.911792">
                <text:p>0.911792</text:p>
              </table:table-cell>
              <table:table-cell office:value-type="float" office:value="0.912487">
                <text:p>0.912487</text:p>
              </table:table-cell>
              <table:table-cell office:value-type="float" office:value="0.913316">
                <text:p>0.913316</text:p>
              </table:table-cell>
              <table:table-cell office:value-type="float" office:value="0.915565">
                <text:p>0.915565</text:p>
              </table:table-cell>
              <table:table-cell office:value-type="float" office:value="0.91892">
                <text:p>0.91892</text:p>
              </table:table-cell>
              <table:table-cell office:value-type="float" office:value="0.886605">
                <text:p>0.88660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814299">
                <text:p>0.814299</text:p>
              </table:table-cell>
              <table:table-cell office:value-type="float" office:value="0.859588">
                <text:p>0.859588</text:p>
              </table:table-cell>
              <table:table-cell office:value-type="float" office:value="0.883937">
                <text:p>0.883937</text:p>
              </table:table-cell>
              <table:table-cell office:value-type="float" office:value="0.887305">
                <text:p>0.887305</text:p>
              </table:table-cell>
              <table:table-cell office:value-type="float" office:value="0.887822">
                <text:p>0.887822</text:p>
              </table:table-cell>
              <table:table-cell office:value-type="float" office:value="0.895328">
                <text:p>0.895328</text:p>
              </table:table-cell>
              <table:table-cell office:value-type="float" office:value="0.911738">
                <text:p>0.911738</text:p>
              </table:table-cell>
              <table:table-cell office:value-type="float" office:value="0.912597">
                <text:p>0.912597</text:p>
              </table:table-cell>
              <table:table-cell office:value-type="float" office:value="0.913345">
                <text:p>0.913345</text:p>
              </table:table-cell>
              <table:table-cell office:value-type="float" office:value="0.915423">
                <text:p>0.915423</text:p>
              </table:table-cell>
              <table:table-cell office:value-type="float" office:value="0.91892">
                <text:p>0.91892</text:p>
              </table:table-cell>
              <table:table-cell office:value-type="float" office:value="0.888138">
                <text:p>0.88813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7982">
                <text:p>0.7982</text:p>
              </table:table-cell>
              <table:table-cell office:value-type="float" office:value="0.855505">
                <text:p>0.855505</text:p>
              </table:table-cell>
              <table:table-cell office:value-type="float" office:value="0.876508">
                <text:p>0.876508</text:p>
              </table:table-cell>
              <table:table-cell office:value-type="float" office:value="0.88741">
                <text:p>0.88741</text:p>
              </table:table-cell>
              <table:table-cell office:value-type="float" office:value="0.887776">
                <text:p>0.887776</text:p>
              </table:table-cell>
              <table:table-cell office:value-type="float" office:value="0.889795">
                <text:p>0.889795</text:p>
              </table:table-cell>
              <table:table-cell office:value-type="float" office:value="0.90897">
                <text:p>0.90897</text:p>
              </table:table-cell>
              <table:table-cell office:value-type="float" office:value="0.912621">
                <text:p>0.912621</text:p>
              </table:table-cell>
              <table:table-cell office:value-type="float" office:value="0.913274">
                <text:p>0.913274</text:p>
              </table:table-cell>
              <table:table-cell office:value-type="float" office:value="0.915857">
                <text:p>0.915857</text:p>
              </table:table-cell>
              <table:table-cell office:value-type="float" office:value="0.91892">
                <text:p>0.91892</text:p>
              </table:table-cell>
              <table:table-cell office:value-type="float" office:value="0.884592">
                <text:p>0.88459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34876">
                <text:p>0.834876</text:p>
              </table:table-cell>
              <table:table-cell office:value-type="float" office:value="0.86028">
                <text:p>0.86028</text:p>
              </table:table-cell>
              <table:table-cell office:value-type="float" office:value="0.886102">
                <text:p>0.886102</text:p>
              </table:table-cell>
              <table:table-cell office:value-type="float" office:value="0.88764">
                <text:p>0.88764</text:p>
              </table:table-cell>
              <table:table-cell office:value-type="float" office:value="0.887903">
                <text:p>0.887903</text:p>
              </table:table-cell>
              <table:table-cell office:value-type="float" office:value="0.888096">
                <text:p>0.888096</text:p>
              </table:table-cell>
              <table:table-cell office:value-type="float" office:value="0.908241">
                <text:p>0.908241</text:p>
              </table:table-cell>
              <table:table-cell office:value-type="float" office:value="0.912715">
                <text:p>0.912715</text:p>
              </table:table-cell>
              <table:table-cell office:value-type="float" office:value="0.913414">
                <text:p>0.913414</text:p>
              </table:table-cell>
              <table:table-cell office:value-type="float" office:value="0.916086">
                <text:p>0.916086</text:p>
              </table:table-cell>
              <table:table-cell office:value-type="float" office:value="0.91892">
                <text:p>0.91892</text:p>
              </table:table-cell>
              <table:table-cell office:value-type="float" office:value="0.889535">
                <text:p>0.889535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837664">
                <text:p>0.837664</text:p>
              </table:table-cell>
              <table:table-cell office:value-type="float" office:value="0.862866">
                <text:p>0.862866</text:p>
              </table:table-cell>
              <table:table-cell office:value-type="float" office:value="0.886427">
                <text:p>0.886427</text:p>
              </table:table-cell>
              <table:table-cell office:value-type="float" office:value="0.887544">
                <text:p>0.887544</text:p>
              </table:table-cell>
              <table:table-cell office:value-type="float" office:value="0.8878">
                <text:p>0.8878</text:p>
              </table:table-cell>
              <table:table-cell office:value-type="float" office:value="0.88801">
                <text:p>0.88801</text:p>
              </table:table-cell>
              <table:table-cell office:value-type="float" office:value="0.897799">
                <text:p>0.897799</text:p>
              </table:table-cell>
              <table:table-cell office:value-type="float" office:value="0.912383">
                <text:p>0.912383</text:p>
              </table:table-cell>
              <table:table-cell office:value-type="float" office:value="0.913257">
                <text:p>0.913257</text:p>
              </table:table-cell>
              <table:table-cell office:value-type="float" office:value="0.916036">
                <text:p>0.916036</text:p>
              </table:table-cell>
              <table:table-cell office:value-type="float" office:value="0.91892">
                <text:p>0.91892</text:p>
              </table:table-cell>
              <table:table-cell office:value-type="float" office:value="0.888979">
                <text:p>0.88897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835639">
                <text:p>0.835639</text:p>
              </table:table-cell>
              <table:table-cell office:value-type="float" office:value="0.861151">
                <text:p>0.861151</text:p>
              </table:table-cell>
              <table:table-cell office:value-type="float" office:value="0.886334">
                <text:p>0.886334</text:p>
              </table:table-cell>
              <table:table-cell office:value-type="float" office:value="0.887554">
                <text:p>0.887554</text:p>
              </table:table-cell>
              <table:table-cell office:value-type="float" office:value="0.887809">
                <text:p>0.887809</text:p>
              </table:table-cell>
              <table:table-cell office:value-type="float" office:value="0.888061">
                <text:p>0.888061</text:p>
              </table:table-cell>
              <table:table-cell office:value-type="float" office:value="0.905019">
                <text:p>0.905019</text:p>
              </table:table-cell>
              <table:table-cell office:value-type="float" office:value="0.912488">
                <text:p>0.912488</text:p>
              </table:table-cell>
              <table:table-cell office:value-type="float" office:value="0.913474">
                <text:p>0.913474</text:p>
              </table:table-cell>
              <table:table-cell office:value-type="float" office:value="0.916035">
                <text:p>0.916035</text:p>
              </table:table-cell>
              <table:table-cell office:value-type="float" office:value="0.91892">
                <text:p>0.91892</text:p>
              </table:table-cell>
              <table:table-cell office:value-type="float" office:value="0.889356">
                <text:p>0.889356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31168">
                <text:p>0.831168</text:p>
              </table:table-cell>
              <table:table-cell office:value-type="float" office:value="0.858295">
                <text:p>0.858295</text:p>
              </table:table-cell>
              <table:table-cell office:value-type="float" office:value="0.884976">
                <text:p>0.884976</text:p>
              </table:table-cell>
              <table:table-cell office:value-type="float" office:value="0.887492">
                <text:p>0.887492</text:p>
              </table:table-cell>
              <table:table-cell office:value-type="float" office:value="0.887741">
                <text:p>0.887741</text:p>
              </table:table-cell>
              <table:table-cell office:value-type="float" office:value="0.887973">
                <text:p>0.887973</text:p>
              </table:table-cell>
              <table:table-cell office:value-type="float" office:value="0.903685">
                <text:p>0.903685</text:p>
              </table:table-cell>
              <table:table-cell office:value-type="float" office:value="0.912486">
                <text:p>0.912486</text:p>
              </table:table-cell>
              <table:table-cell office:value-type="float" office:value="0.913394">
                <text:p>0.913394</text:p>
              </table:table-cell>
              <table:table-cell office:value-type="float" office:value="0.916687">
                <text:p>0.916687</text:p>
              </table:table-cell>
              <table:table-cell office:value-type="float" office:value="0.91892">
                <text:p>0.91892</text:p>
              </table:table-cell>
              <table:table-cell office:value-type="float" office:value="0.88839">
                <text:p>0.8883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36943">
                <text:p>0.836943</text:p>
              </table:table-cell>
              <table:table-cell office:value-type="float" office:value="0.857637">
                <text:p>0.857637</text:p>
              </table:table-cell>
              <table:table-cell office:value-type="float" office:value="0.881274">
                <text:p>0.881274</text:p>
              </table:table-cell>
              <table:table-cell office:value-type="float" office:value="0.887434">
                <text:p>0.887434</text:p>
              </table:table-cell>
              <table:table-cell office:value-type="float" office:value="0.887708">
                <text:p>0.887708</text:p>
              </table:table-cell>
              <table:table-cell office:value-type="float" office:value="0.887983">
                <text:p>0.887983</text:p>
              </table:table-cell>
              <table:table-cell office:value-type="float" office:value="0.904076">
                <text:p>0.904076</text:p>
              </table:table-cell>
              <table:table-cell office:value-type="float" office:value="0.912628">
                <text:p>0.912628</text:p>
              </table:table-cell>
              <table:table-cell office:value-type="float" office:value="0.913949">
                <text:p>0.913949</text:p>
              </table:table-cell>
              <table:table-cell office:value-type="float" office:value="0.917192">
                <text:p>0.917192</text:p>
              </table:table-cell>
              <table:table-cell office:value-type="float" office:value="0.919034">
                <text:p>0.919034</text:p>
              </table:table-cell>
              <table:table-cell office:value-type="float" office:value="0.888682">
                <text:p>0.88868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02907">
                <text:p>0.802907</text:p>
              </table:table-cell>
              <table:table-cell office:value-type="float" office:value="0.85332">
                <text:p>0.85332</text:p>
              </table:table-cell>
              <table:table-cell office:value-type="float" office:value="0.866703">
                <text:p>0.866703</text:p>
              </table:table-cell>
              <table:table-cell office:value-type="float" office:value="0.886735">
                <text:p>0.886735</text:p>
              </table:table-cell>
              <table:table-cell office:value-type="float" office:value="0.887564">
                <text:p>0.887564</text:p>
              </table:table-cell>
              <table:table-cell office:value-type="float" office:value="0.887831">
                <text:p>0.887831</text:p>
              </table:table-cell>
              <table:table-cell office:value-type="float" office:value="0.894951">
                <text:p>0.894951</text:p>
              </table:table-cell>
              <table:table-cell office:value-type="float" office:value="0.911936">
                <text:p>0.911936</text:p>
              </table:table-cell>
              <table:table-cell office:value-type="float" office:value="0.912977">
                <text:p>0.912977</text:p>
              </table:table-cell>
              <table:table-cell office:value-type="float" office:value="0.916158">
                <text:p>0.916158</text:p>
              </table:table-cell>
              <table:table-cell office:value-type="float" office:value="0.919034">
                <text:p>0.919034</text:p>
              </table:table-cell>
              <table:table-cell office:value-type="float" office:value="0.882108">
                <text:p>0.88210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83821">
                <text:p>0.83821</text:p>
              </table:table-cell>
              <table:table-cell office:value-type="float" office:value="0.859008">
                <text:p>0.859008</text:p>
              </table:table-cell>
              <table:table-cell office:value-type="float" office:value="0.884943">
                <text:p>0.884943</text:p>
              </table:table-cell>
              <table:table-cell office:value-type="float" office:value="0.887399">
                <text:p>0.887399</text:p>
              </table:table-cell>
              <table:table-cell office:value-type="float" office:value="0.887711">
                <text:p>0.887711</text:p>
              </table:table-cell>
              <table:table-cell office:value-type="float" office:value="0.887971">
                <text:p>0.887971</text:p>
              </table:table-cell>
              <table:table-cell office:value-type="float" office:value="0.901125">
                <text:p>0.901125</text:p>
              </table:table-cell>
              <table:table-cell office:value-type="float" office:value="0.912302">
                <text:p>0.912302</text:p>
              </table:table-cell>
              <table:table-cell office:value-type="float" office:value="0.913375">
                <text:p>0.913375</text:p>
              </table:table-cell>
              <table:table-cell office:value-type="float" office:value="0.916825">
                <text:p>0.916825</text:p>
              </table:table-cell>
              <table:table-cell office:value-type="float" office:value="0.919034">
                <text:p>0.919034</text:p>
              </table:table-cell>
              <table:table-cell office:value-type="float" office:value="0.888887">
                <text:p>0.888887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83921">
                <text:p>0.83921</text:p>
              </table:table-cell>
              <table:table-cell office:value-type="float" office:value="0.863922">
                <text:p>0.863922</text:p>
              </table:table-cell>
              <table:table-cell office:value-type="float" office:value="0.886922">
                <text:p>0.886922</text:p>
              </table:table-cell>
              <table:table-cell office:value-type="float" office:value="0.887554">
                <text:p>0.887554</text:p>
              </table:table-cell>
              <table:table-cell office:value-type="float" office:value="0.887815">
                <text:p>0.887815</text:p>
              </table:table-cell>
              <table:table-cell office:value-type="float" office:value="0.895315">
                <text:p>0.895315</text:p>
              </table:table-cell>
              <table:table-cell office:value-type="float" office:value="0.911727">
                <text:p>0.911727</text:p>
              </table:table-cell>
              <table:table-cell office:value-type="float" office:value="0.912972">
                <text:p>0.912972</text:p>
              </table:table-cell>
              <table:table-cell office:value-type="float" office:value="0.914753">
                <text:p>0.914753</text:p>
              </table:table-cell>
              <table:table-cell office:value-type="float" office:value="0.917251">
                <text:p>0.917251</text:p>
              </table:table-cell>
              <table:table-cell office:value-type="float" office:value="0.919195">
                <text:p>0.919195</text:p>
              </table:table-cell>
              <table:table-cell office:value-type="float" office:value="0.891744">
                <text:p>0.89174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837932">
                <text:p>0.837932</text:p>
              </table:table-cell>
              <table:table-cell office:value-type="float" office:value="0.870479">
                <text:p>0.870479</text:p>
              </table:table-cell>
              <table:table-cell office:value-type="float" office:value="0.88707">
                <text:p>0.88707</text:p>
              </table:table-cell>
              <table:table-cell office:value-type="float" office:value="0.887569">
                <text:p>0.887569</text:p>
              </table:table-cell>
              <table:table-cell office:value-type="float" office:value="0.887808">
                <text:p>0.887808</text:p>
              </table:table-cell>
              <table:table-cell office:value-type="float" office:value="0.888837">
                <text:p>0.888837</text:p>
              </table:table-cell>
              <table:table-cell office:value-type="float" office:value="0.907412">
                <text:p>0.907412</text:p>
              </table:table-cell>
              <table:table-cell office:value-type="float" office:value="0.912879">
                <text:p>0.912879</text:p>
              </table:table-cell>
              <table:table-cell office:value-type="float" office:value="0.914519">
                <text:p>0.914519</text:p>
              </table:table-cell>
              <table:table-cell office:value-type="float" office:value="0.917072">
                <text:p>0.917072</text:p>
              </table:table-cell>
              <table:table-cell office:value-type="float" office:value="0.919241">
                <text:p>0.919241</text:p>
              </table:table-cell>
              <table:table-cell office:value-type="float" office:value="0.891158">
                <text:p>0.89115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844952">
                <text:p>0.844952</text:p>
              </table:table-cell>
              <table:table-cell office:value-type="float" office:value="0.879565">
                <text:p>0.879565</text:p>
              </table:table-cell>
              <table:table-cell office:value-type="float" office:value="0.887126">
                <text:p>0.887126</text:p>
              </table:table-cell>
              <table:table-cell office:value-type="float" office:value="0.887614">
                <text:p>0.887614</text:p>
              </table:table-cell>
              <table:table-cell office:value-type="float" office:value="0.887863">
                <text:p>0.887863</text:p>
              </table:table-cell>
              <table:table-cell office:value-type="float" office:value="0.890719">
                <text:p>0.890719</text:p>
              </table:table-cell>
              <table:table-cell office:value-type="float" office:value="0.910796">
                <text:p>0.910796</text:p>
              </table:table-cell>
              <table:table-cell office:value-type="float" office:value="0.913537">
                <text:p>0.913537</text:p>
              </table:table-cell>
              <table:table-cell office:value-type="float" office:value="0.915594">
                <text:p>0.915594</text:p>
              </table:table-cell>
              <table:table-cell office:value-type="float" office:value="0.91728">
                <text:p>0.91728</text:p>
              </table:table-cell>
              <table:table-cell office:value-type="float" office:value="0.919241">
                <text:p>0.919241</text:p>
              </table:table-cell>
              <table:table-cell office:value-type="float" office:value="0.893504">
                <text:p>0.8935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21868">
                <text:p>0.821868</text:p>
              </table:table-cell>
              <table:table-cell office:value-type="float" office:value="0.881603">
                <text:p>0.881603</text:p>
              </table:table-cell>
              <table:table-cell office:value-type="float" office:value="0.887177">
                <text:p>0.887177</text:p>
              </table:table-cell>
              <table:table-cell office:value-type="float" office:value="0.887557">
                <text:p>0.887557</text:p>
              </table:table-cell>
              <table:table-cell office:value-type="float" office:value="0.887861">
                <text:p>0.887861</text:p>
              </table:table-cell>
              <table:table-cell office:value-type="float" office:value="0.890105">
                <text:p>0.890105</text:p>
              </table:table-cell>
              <table:table-cell office:value-type="float" office:value="0.908201">
                <text:p>0.908201</text:p>
              </table:table-cell>
              <table:table-cell office:value-type="float" office:value="0.913802">
                <text:p>0.913802</text:p>
              </table:table-cell>
              <table:table-cell office:value-type="float" office:value="0.915925">
                <text:p>0.915925</text:p>
              </table:table-cell>
              <table:table-cell office:value-type="float" office:value="0.917431">
                <text:p>0.917431</text:p>
              </table:table-cell>
              <table:table-cell office:value-type="float" office:value="0.919241">
                <text:p>0.919241</text:p>
              </table:table-cell>
              <table:table-cell office:value-type="float" office:value="0.891153">
                <text:p>0.89115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41851">
                <text:p>0.841851</text:p>
              </table:table-cell>
              <table:table-cell office:value-type="float" office:value="0.886728">
                <text:p>0.886728</text:p>
              </table:table-cell>
              <table:table-cell office:value-type="float" office:value="0.887404">
                <text:p>0.887404</text:p>
              </table:table-cell>
              <table:table-cell office:value-type="float" office:value="0.887652">
                <text:p>0.887652</text:p>
              </table:table-cell>
              <table:table-cell office:value-type="float" office:value="0.887878">
                <text:p>0.887878</text:p>
              </table:table-cell>
              <table:table-cell office:value-type="float" office:value="0.889338">
                <text:p>0.889338</text:p>
              </table:table-cell>
              <table:table-cell office:value-type="float" office:value="0.910235">
                <text:p>0.910235</text:p>
              </table:table-cell>
              <table:table-cell office:value-type="float" office:value="0.913594">
                <text:p>0.913594</text:p>
              </table:table-cell>
              <table:table-cell office:value-type="float" office:value="0.915829">
                <text:p>0.915829</text:p>
              </table:table-cell>
              <table:table-cell office:value-type="float" office:value="0.917096">
                <text:p>0.917096</text:p>
              </table:table-cell>
              <table:table-cell office:value-type="float" office:value="0.919241">
                <text:p>0.919241</text:p>
              </table:table-cell>
              <table:table-cell office:value-type="float" office:value="0.893761">
                <text:p>0.89376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33726">
                <text:p>0.833726</text:p>
              </table:table-cell>
              <table:table-cell office:value-type="float" office:value="0.884823">
                <text:p>0.884823</text:p>
              </table:table-cell>
              <table:table-cell office:value-type="float" office:value="0.887433">
                <text:p>0.887433</text:p>
              </table:table-cell>
              <table:table-cell office:value-type="float" office:value="0.887627">
                <text:p>0.887627</text:p>
              </table:table-cell>
              <table:table-cell office:value-type="float" office:value="0.887837">
                <text:p>0.887837</text:p>
              </table:table-cell>
              <table:table-cell office:value-type="float" office:value="0.889506">
                <text:p>0.889506</text:p>
              </table:table-cell>
              <table:table-cell office:value-type="float" office:value="0.912161">
                <text:p>0.912161</text:p>
              </table:table-cell>
              <table:table-cell office:value-type="float" office:value="0.913536">
                <text:p>0.913536</text:p>
              </table:table-cell>
              <table:table-cell office:value-type="float" office:value="0.91532">
                <text:p>0.91532</text:p>
              </table:table-cell>
              <table:table-cell office:value-type="float" office:value="0.91718">
                <text:p>0.91718</text:p>
              </table:table-cell>
              <table:table-cell office:value-type="float" office:value="0.919241">
                <text:p>0.919241</text:p>
              </table:table-cell>
              <table:table-cell office:value-type="float" office:value="0.892915">
                <text:p>0.892915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39568">
                <text:p>0.839568</text:p>
              </table:table-cell>
              <table:table-cell office:value-type="float" office:value="0.879874">
                <text:p>0.879874</text:p>
              </table:table-cell>
              <table:table-cell office:value-type="float" office:value="0.887438">
                <text:p>0.887438</text:p>
              </table:table-cell>
              <table:table-cell office:value-type="float" office:value="0.887697">
                <text:p>0.887697</text:p>
              </table:table-cell>
              <table:table-cell office:value-type="float" office:value="0.888006">
                <text:p>0.888006</text:p>
              </table:table-cell>
              <table:table-cell office:value-type="float" office:value="0.908399">
                <text:p>0.908399</text:p>
              </table:table-cell>
              <table:table-cell office:value-type="float" office:value="0.913015">
                <text:p>0.913015</text:p>
              </table:table-cell>
              <table:table-cell office:value-type="float" office:value="0.913653">
                <text:p>0.913653</text:p>
              </table:table-cell>
              <table:table-cell office:value-type="float" office:value="0.915144">
                <text:p>0.915144</text:p>
              </table:table-cell>
              <table:table-cell office:value-type="float" office:value="0.916887">
                <text:p>0.916887</text:p>
              </table:table-cell>
              <table:table-cell office:value-type="float" office:value="0.919241">
                <text:p>0.919241</text:p>
              </table:table-cell>
              <table:table-cell office:value-type="float" office:value="0.894968">
                <text:p>0.894968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45688">
                <text:p>0.845688</text:p>
              </table:table-cell>
              <table:table-cell office:value-type="float" office:value="0.886863">
                <text:p>0.886863</text:p>
              </table:table-cell>
              <table:table-cell office:value-type="float" office:value="0.887467">
                <text:p>0.887467</text:p>
              </table:table-cell>
              <table:table-cell office:value-type="float" office:value="0.88776">
                <text:p>0.88776</text:p>
              </table:table-cell>
              <table:table-cell office:value-type="float" office:value="0.890086">
                <text:p>0.890086</text:p>
              </table:table-cell>
              <table:table-cell office:value-type="float" office:value="0.911963">
                <text:p>0.911963</text:p>
              </table:table-cell>
              <table:table-cell office:value-type="float" office:value="0.912881">
                <text:p>0.912881</text:p>
              </table:table-cell>
              <table:table-cell office:value-type="float" office:value="0.913488">
                <text:p>0.913488</text:p>
              </table:table-cell>
              <table:table-cell office:value-type="float" office:value="0.914623">
                <text:p>0.914623</text:p>
              </table:table-cell>
              <table:table-cell office:value-type="float" office:value="0.916951">
                <text:p>0.916951</text:p>
              </table:table-cell>
              <table:table-cell office:value-type="float" office:value="0.919241">
                <text:p>0.919241</text:p>
              </table:table-cell>
              <table:table-cell office:value-type="float" office:value="0.896777">
                <text:p>0.896777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34457">
                <text:p>0.834457</text:p>
              </table:table-cell>
              <table:table-cell office:value-type="float" office:value="0.887098">
                <text:p>0.887098</text:p>
              </table:table-cell>
              <table:table-cell office:value-type="float" office:value="0.887533">
                <text:p>0.887533</text:p>
              </table:table-cell>
              <table:table-cell office:value-type="float" office:value="0.887789">
                <text:p>0.887789</text:p>
              </table:table-cell>
              <table:table-cell office:value-type="float" office:value="0.887971">
                <text:p>0.887971</text:p>
              </table:table-cell>
              <table:table-cell office:value-type="float" office:value="0.895824">
                <text:p>0.895824</text:p>
              </table:table-cell>
              <table:table-cell office:value-type="float" office:value="0.912763">
                <text:p>0.912763</text:p>
              </table:table-cell>
              <table:table-cell office:value-type="float" office:value="0.913393">
                <text:p>0.913393</text:p>
              </table:table-cell>
              <table:table-cell office:value-type="float" office:value="0.91465">
                <text:p>0.91465</text:p>
              </table:table-cell>
              <table:table-cell office:value-type="float" office:value="0.916943">
                <text:p>0.916943</text:p>
              </table:table-cell>
              <table:table-cell office:value-type="float" office:value="0.919241">
                <text:p>0.919241</text:p>
              </table:table-cell>
              <table:table-cell office:value-type="float" office:value="0.893842">
                <text:p>0.89384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852193">
                <text:p>0.852193</text:p>
              </table:table-cell>
              <table:table-cell office:value-type="float" office:value="0.886829">
                <text:p>0.886829</text:p>
              </table:table-cell>
              <table:table-cell office:value-type="float" office:value="0.887384">
                <text:p>0.887384</text:p>
              </table:table-cell>
              <table:table-cell office:value-type="float" office:value="0.88766">
                <text:p>0.88766</text:p>
              </table:table-cell>
              <table:table-cell office:value-type="float" office:value="0.88788">
                <text:p>0.88788</text:p>
              </table:table-cell>
              <table:table-cell office:value-type="float" office:value="0.889943">
                <text:p>0.889943</text:p>
              </table:table-cell>
              <table:table-cell office:value-type="float" office:value="0.912441">
                <text:p>0.912441</text:p>
              </table:table-cell>
              <table:table-cell office:value-type="float" office:value="0.913368">
                <text:p>0.913368</text:p>
              </table:table-cell>
              <table:table-cell office:value-type="float" office:value="0.915191">
                <text:p>0.915191</text:p>
              </table:table-cell>
              <table:table-cell office:value-type="float" office:value="0.917043">
                <text:p>0.917043</text:p>
              </table:table-cell>
              <table:table-cell office:value-type="float" office:value="0.919241">
                <text:p>0.919241</text:p>
              </table:table-cell>
              <table:table-cell office:value-type="float" office:value="0.894993">
                <text:p>0.894993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832458">
                <text:p>0.832458</text:p>
              </table:table-cell>
              <table:table-cell office:value-type="float" office:value="0.886663">
                <text:p>0.886663</text:p>
              </table:table-cell>
              <table:table-cell office:value-type="float" office:value="0.887344">
                <text:p>0.887344</text:p>
              </table:table-cell>
              <table:table-cell office:value-type="float" office:value="0.887654">
                <text:p>0.887654</text:p>
              </table:table-cell>
              <table:table-cell office:value-type="float" office:value="0.887909">
                <text:p>0.887909</text:p>
              </table:table-cell>
              <table:table-cell office:value-type="float" office:value="0.895113">
                <text:p>0.895113</text:p>
              </table:table-cell>
              <table:table-cell office:value-type="float" office:value="0.912606">
                <text:p>0.912606</text:p>
              </table:table-cell>
              <table:table-cell office:value-type="float" office:value="0.913362">
                <text:p>0.913362</text:p>
              </table:table-cell>
              <table:table-cell office:value-type="float" office:value="0.914752">
                <text:p>0.914752</text:p>
              </table:table-cell>
              <table:table-cell office:value-type="float" office:value="0.917038">
                <text:p>0.917038</text:p>
              </table:table-cell>
              <table:table-cell office:value-type="float" office:value="0.919241">
                <text:p>0.919241</text:p>
              </table:table-cell>
              <table:table-cell office:value-type="float" office:value="0.89349">
                <text:p>0.8934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849526">
                <text:p>0.849526</text:p>
              </table:table-cell>
              <table:table-cell office:value-type="float" office:value="0.884981">
                <text:p>0.884981</text:p>
              </table:table-cell>
              <table:table-cell office:value-type="float" office:value="0.887146">
                <text:p>0.887146</text:p>
              </table:table-cell>
              <table:table-cell office:value-type="float" office:value="0.887488">
                <text:p>0.887488</text:p>
              </table:table-cell>
              <table:table-cell office:value-type="float" office:value="0.887692">
                <text:p>0.887692</text:p>
              </table:table-cell>
              <table:table-cell office:value-type="float" office:value="0.887902">
                <text:p>0.887902</text:p>
              </table:table-cell>
              <table:table-cell office:value-type="float" office:value="0.898495">
                <text:p>0.898495</text:p>
              </table:table-cell>
              <table:table-cell office:value-type="float" office:value="0.912867">
                <text:p>0.912867</text:p>
              </table:table-cell>
              <table:table-cell office:value-type="float" office:value="0.914014">
                <text:p>0.914014</text:p>
              </table:table-cell>
              <table:table-cell office:value-type="float" office:value="0.916925">
                <text:p>0.916925</text:p>
              </table:table-cell>
              <table:table-cell office:value-type="float" office:value="0.919241">
                <text:p>0.919241</text:p>
              </table:table-cell>
              <table:table-cell office:value-type="float" office:value="0.892704">
                <text:p>0.892704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850709">
                <text:p>0.850709</text:p>
              </table:table-cell>
              <table:table-cell office:value-type="float" office:value="0.878216">
                <text:p>0.878216</text:p>
              </table:table-cell>
              <table:table-cell office:value-type="float" office:value="0.887176">
                <text:p>0.887176</text:p>
              </table:table-cell>
              <table:table-cell office:value-type="float" office:value="0.887534">
                <text:p>0.887534</text:p>
              </table:table-cell>
              <table:table-cell office:value-type="float" office:value="0.887766">
                <text:p>0.887766</text:p>
              </table:table-cell>
              <table:table-cell office:value-type="float" office:value="0.887976">
                <text:p>0.887976</text:p>
              </table:table-cell>
              <table:table-cell office:value-type="float" office:value="0.905276">
                <text:p>0.905276</text:p>
              </table:table-cell>
              <table:table-cell office:value-type="float" office:value="0.912886">
                <text:p>0.912886</text:p>
              </table:table-cell>
              <table:table-cell office:value-type="float" office:value="0.914386">
                <text:p>0.914386</text:p>
              </table:table-cell>
              <table:table-cell office:value-type="float" office:value="0.917091">
                <text:p>0.917091</text:p>
              </table:table-cell>
              <table:table-cell office:value-type="float" office:value="0.919241">
                <text:p>0.919241</text:p>
              </table:table-cell>
              <table:table-cell office:value-type="float" office:value="0.892902">
                <text:p>0.89290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851183">
                <text:p>0.851183</text:p>
              </table:table-cell>
              <table:table-cell office:value-type="float" office:value="0.880292">
                <text:p>0.880292</text:p>
              </table:table-cell>
              <table:table-cell office:value-type="float" office:value="0.887244">
                <text:p>0.887244</text:p>
              </table:table-cell>
              <table:table-cell office:value-type="float" office:value="0.887554">
                <text:p>0.887554</text:p>
              </table:table-cell>
              <table:table-cell office:value-type="float" office:value="0.887876">
                <text:p>0.887876</text:p>
              </table:table-cell>
              <table:table-cell office:value-type="float" office:value="0.896063">
                <text:p>0.896063</text:p>
              </table:table-cell>
              <table:table-cell office:value-type="float" office:value="0.912228">
                <text:p>0.912228</text:p>
              </table:table-cell>
              <table:table-cell office:value-type="float" office:value="0.913079">
                <text:p>0.913079</text:p>
              </table:table-cell>
              <table:table-cell office:value-type="float" office:value="0.914531">
                <text:p>0.914531</text:p>
              </table:table-cell>
              <table:table-cell office:value-type="float" office:value="0.91707">
                <text:p>0.91707</text:p>
              </table:table-cell>
              <table:table-cell office:value-type="float" office:value="0.919241">
                <text:p>0.919241</text:p>
              </table:table-cell>
              <table:table-cell office:value-type="float" office:value="0.894712">
                <text:p>0.894712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246">
                <text:p>0.8246</text:p>
              </table:table-cell>
              <table:table-cell office:value-type="float" office:value="0.87728">
                <text:p>0.87728</text:p>
              </table:table-cell>
              <table:table-cell office:value-type="float" office:value="0.88715">
                <text:p>0.88715</text:p>
              </table:table-cell>
              <table:table-cell office:value-type="float" office:value="0.887488">
                <text:p>0.887488</text:p>
              </table:table-cell>
              <table:table-cell office:value-type="float" office:value="0.887801">
                <text:p>0.887801</text:p>
              </table:table-cell>
              <table:table-cell office:value-type="float" office:value="0.89327">
                <text:p>0.89327</text:p>
              </table:table-cell>
              <table:table-cell office:value-type="float" office:value="0.912077">
                <text:p>0.912077</text:p>
              </table:table-cell>
              <table:table-cell office:value-type="float" office:value="0.913212">
                <text:p>0.913212</text:p>
              </table:table-cell>
              <table:table-cell office:value-type="float" office:value="0.915027">
                <text:p>0.915027</text:p>
              </table:table-cell>
              <table:table-cell office:value-type="float" office:value="0.917261">
                <text:p>0.917261</text:p>
              </table:table-cell>
              <table:table-cell office:value-type="float" office:value="0.919494">
                <text:p>0.919494</text:p>
              </table:table-cell>
              <table:table-cell office:value-type="float" office:value="0.891517">
                <text:p>0.89151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853899">
                <text:p>0.853899</text:p>
              </table:table-cell>
              <table:table-cell office:value-type="float" office:value="0.886307">
                <text:p>0.886307</text:p>
              </table:table-cell>
              <table:table-cell office:value-type="float" office:value="0.887212">
                <text:p>0.887212</text:p>
              </table:table-cell>
              <table:table-cell office:value-type="float" office:value="0.887456">
                <text:p>0.887456</text:p>
              </table:table-cell>
              <table:table-cell office:value-type="float" office:value="0.88782">
                <text:p>0.88782</text:p>
              </table:table-cell>
              <table:table-cell office:value-type="float" office:value="0.903977">
                <text:p>0.903977</text:p>
              </table:table-cell>
              <table:table-cell office:value-type="float" office:value="0.912398">
                <text:p>0.912398</text:p>
              </table:table-cell>
              <table:table-cell office:value-type="float" office:value="0.913043">
                <text:p>0.913043</text:p>
              </table:table-cell>
              <table:table-cell office:value-type="float" office:value="0.914762">
                <text:p>0.914762</text:p>
              </table:table-cell>
              <table:table-cell office:value-type="float" office:value="0.916946">
                <text:p>0.916946</text:p>
              </table:table-cell>
              <table:table-cell office:value-type="float" office:value="0.919494">
                <text:p>0.919494</text:p>
              </table:table-cell>
              <table:table-cell office:value-type="float" office:value="0.896382">
                <text:p>0.896382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848336">
                <text:p>0.848336</text:p>
              </table:table-cell>
              <table:table-cell office:value-type="float" office:value="0.886358">
                <text:p>0.886358</text:p>
              </table:table-cell>
              <table:table-cell office:value-type="float" office:value="0.887196">
                <text:p>0.887196</text:p>
              </table:table-cell>
              <table:table-cell office:value-type="float" office:value="0.887409">
                <text:p>0.887409</text:p>
              </table:table-cell>
              <table:table-cell office:value-type="float" office:value="0.887781">
                <text:p>0.887781</text:p>
              </table:table-cell>
              <table:table-cell office:value-type="float" office:value="0.897084">
                <text:p>0.897084</text:p>
              </table:table-cell>
              <table:table-cell office:value-type="float" office:value="0.912282">
                <text:p>0.912282</text:p>
              </table:table-cell>
              <table:table-cell office:value-type="float" office:value="0.913256">
                <text:p>0.913256</text:p>
              </table:table-cell>
              <table:table-cell office:value-type="float" office:value="0.914956">
                <text:p>0.914956</text:p>
              </table:table-cell>
              <table:table-cell office:value-type="float" office:value="0.916758">
                <text:p>0.916758</text:p>
              </table:table-cell>
              <table:table-cell office:value-type="float" office:value="0.919494">
                <text:p>0.919494</text:p>
              </table:table-cell>
              <table:table-cell office:value-type="float" office:value="0.895142">
                <text:p>0.895142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848616">
                <text:p>0.848616</text:p>
              </table:table-cell>
              <table:table-cell office:value-type="float" office:value="0.885434">
                <text:p>0.885434</text:p>
              </table:table-cell>
              <table:table-cell office:value-type="float" office:value="0.887151">
                <text:p>0.887151</text:p>
              </table:table-cell>
              <table:table-cell office:value-type="float" office:value="0.887335">
                <text:p>0.887335</text:p>
              </table:table-cell>
              <table:table-cell office:value-type="float" office:value="0.887633">
                <text:p>0.887633</text:p>
              </table:table-cell>
              <table:table-cell office:value-type="float" office:value="0.888009">
                <text:p>0.888009</text:p>
              </table:table-cell>
              <table:table-cell office:value-type="float" office:value="0.910246">
                <text:p>0.910246</text:p>
              </table:table-cell>
              <table:table-cell office:value-type="float" office:value="0.913169">
                <text:p>0.913169</text:p>
              </table:table-cell>
              <table:table-cell office:value-type="float" office:value="0.91478">
                <text:p>0.91478</text:p>
              </table:table-cell>
              <table:table-cell office:value-type="float" office:value="0.916669">
                <text:p>0.916669</text:p>
              </table:table-cell>
              <table:table-cell office:value-type="float" office:value="0.919494">
                <text:p>0.919494</text:p>
              </table:table-cell>
              <table:table-cell office:value-type="float" office:value="0.893904">
                <text:p>0.89390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30382">
                <text:p>0.830382</text:p>
              </table:table-cell>
              <table:table-cell office:value-type="float" office:value="0.886207">
                <text:p>0.886207</text:p>
              </table:table-cell>
              <table:table-cell office:value-type="float" office:value="0.887202">
                <text:p>0.887202</text:p>
              </table:table-cell>
              <table:table-cell office:value-type="float" office:value="0.887432">
                <text:p>0.887432</text:p>
              </table:table-cell>
              <table:table-cell office:value-type="float" office:value="0.887723">
                <text:p>0.887723</text:p>
              </table:table-cell>
              <table:table-cell office:value-type="float" office:value="0.888029">
                <text:p>0.888029</text:p>
              </table:table-cell>
              <table:table-cell office:value-type="float" office:value="0.90972">
                <text:p>0.90972</text:p>
              </table:table-cell>
              <table:table-cell office:value-type="float" office:value="0.913229">
                <text:p>0.913229</text:p>
              </table:table-cell>
              <table:table-cell office:value-type="float" office:value="0.914727">
                <text:p>0.914727</text:p>
              </table:table-cell>
              <table:table-cell office:value-type="float" office:value="0.916934">
                <text:p>0.916934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159">
                <text:p>0.892159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826288">
                <text:p>0.826288</text:p>
              </table:table-cell>
              <table:table-cell office:value-type="float" office:value="0.882114">
                <text:p>0.882114</text:p>
              </table:table-cell>
              <table:table-cell office:value-type="float" office:value="0.887137">
                <text:p>0.887137</text:p>
              </table:table-cell>
              <table:table-cell office:value-type="float" office:value="0.887451">
                <text:p>0.887451</text:p>
              </table:table-cell>
              <table:table-cell office:value-type="float" office:value="0.887856">
                <text:p>0.887856</text:p>
              </table:table-cell>
              <table:table-cell office:value-type="float" office:value="0.89689">
                <text:p>0.89689</text:p>
              </table:table-cell>
              <table:table-cell office:value-type="float" office:value="0.912779">
                <text:p>0.912779</text:p>
              </table:table-cell>
              <table:table-cell office:value-type="float" office:value="0.914372">
                <text:p>0.914372</text:p>
              </table:table-cell>
              <table:table-cell office:value-type="float" office:value="0.915837">
                <text:p>0.915837</text:p>
              </table:table-cell>
              <table:table-cell office:value-type="float" office:value="0.917868">
                <text:p>0.917868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859">
                <text:p>0.89285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851064">
                <text:p>0.851064</text:p>
              </table:table-cell>
              <table:table-cell office:value-type="float" office:value="0.883653">
                <text:p>0.883653</text:p>
              </table:table-cell>
              <table:table-cell office:value-type="float" office:value="0.887186">
                <text:p>0.887186</text:p>
              </table:table-cell>
              <table:table-cell office:value-type="float" office:value="0.88747">
                <text:p>0.88747</text:p>
              </table:table-cell>
              <table:table-cell office:value-type="float" office:value="0.887788">
                <text:p>0.887788</text:p>
              </table:table-cell>
              <table:table-cell office:value-type="float" office:value="0.888024">
                <text:p>0.888024</text:p>
              </table:table-cell>
              <table:table-cell office:value-type="float" office:value="0.908423">
                <text:p>0.908423</text:p>
              </table:table-cell>
              <table:table-cell office:value-type="float" office:value="0.913688">
                <text:p>0.913688</text:p>
              </table:table-cell>
              <table:table-cell office:value-type="float" office:value="0.915385">
                <text:p>0.915385</text:p>
              </table:table-cell>
              <table:table-cell office:value-type="float" office:value="0.917607">
                <text:p>0.917607</text:p>
              </table:table-cell>
              <table:table-cell office:value-type="float" office:value="0.919494">
                <text:p>0.919494</text:p>
              </table:table-cell>
              <table:table-cell office:value-type="float" office:value="0.894029">
                <text:p>0.89402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50451">
                <text:p>0.850451</text:p>
              </table:table-cell>
              <table:table-cell office:value-type="float" office:value="0.884146">
                <text:p>0.884146</text:p>
              </table:table-cell>
              <table:table-cell office:value-type="float" office:value="0.887266">
                <text:p>0.887266</text:p>
              </table:table-cell>
              <table:table-cell office:value-type="float" office:value="0.887448">
                <text:p>0.887448</text:p>
              </table:table-cell>
              <table:table-cell office:value-type="float" office:value="0.887731">
                <text:p>0.887731</text:p>
              </table:table-cell>
              <table:table-cell office:value-type="float" office:value="0.888031">
                <text:p>0.888031</text:p>
              </table:table-cell>
              <table:table-cell office:value-type="float" office:value="0.910196">
                <text:p>0.910196</text:p>
              </table:table-cell>
              <table:table-cell office:value-type="float" office:value="0.913448">
                <text:p>0.913448</text:p>
              </table:table-cell>
              <table:table-cell office:value-type="float" office:value="0.915361">
                <text:p>0.915361</text:p>
              </table:table-cell>
              <table:table-cell office:value-type="float" office:value="0.917851">
                <text:p>0.917851</text:p>
              </table:table-cell>
              <table:table-cell office:value-type="float" office:value="0.919494">
                <text:p>0.919494</text:p>
              </table:table-cell>
              <table:table-cell office:value-type="float" office:value="0.894193">
                <text:p>0.89419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848963">
                <text:p>0.848963</text:p>
              </table:table-cell>
              <table:table-cell office:value-type="float" office:value="0.877833">
                <text:p>0.877833</text:p>
              </table:table-cell>
              <table:table-cell office:value-type="float" office:value="0.887189">
                <text:p>0.887189</text:p>
              </table:table-cell>
              <table:table-cell office:value-type="float" office:value="0.887394">
                <text:p>0.887394</text:p>
              </table:table-cell>
              <table:table-cell office:value-type="float" office:value="0.88762">
                <text:p>0.88762</text:p>
              </table:table-cell>
              <table:table-cell office:value-type="float" office:value="0.887935">
                <text:p>0.887935</text:p>
              </table:table-cell>
              <table:table-cell office:value-type="float" office:value="0.905331">
                <text:p>0.905331</text:p>
              </table:table-cell>
              <table:table-cell office:value-type="float" office:value="0.913434">
                <text:p>0.913434</text:p>
              </table:table-cell>
              <table:table-cell office:value-type="float" office:value="0.915629">
                <text:p>0.915629</text:p>
              </table:table-cell>
              <table:table-cell office:value-type="float" office:value="0.917897">
                <text:p>0.917897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922">
                <text:p>0.8929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847229">
                <text:p>0.847229</text:p>
              </table:table-cell>
              <table:table-cell office:value-type="float" office:value="0.874525">
                <text:p>0.874525</text:p>
              </table:table-cell>
              <table:table-cell office:value-type="float" office:value="0.887159">
                <text:p>0.887159</text:p>
              </table:table-cell>
              <table:table-cell office:value-type="float" office:value="0.887395">
                <text:p>0.887395</text:p>
              </table:table-cell>
              <table:table-cell office:value-type="float" office:value="0.887631">
                <text:p>0.887631</text:p>
              </table:table-cell>
              <table:table-cell office:value-type="float" office:value="0.887891">
                <text:p>0.887891</text:p>
              </table:table-cell>
              <table:table-cell office:value-type="float" office:value="0.903766">
                <text:p>0.903766</text:p>
              </table:table-cell>
              <table:table-cell office:value-type="float" office:value="0.913548">
                <text:p>0.913548</text:p>
              </table:table-cell>
              <table:table-cell office:value-type="float" office:value="0.915356">
                <text:p>0.915356</text:p>
              </table:table-cell>
              <table:table-cell office:value-type="float" office:value="0.918012">
                <text:p>0.918012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251">
                <text:p>0.89225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84321">
                <text:p>0.84321</text:p>
              </table:table-cell>
              <table:table-cell office:value-type="float" office:value="0.869106">
                <text:p>0.869106</text:p>
              </table:table-cell>
              <table:table-cell office:value-type="float" office:value="0.887185">
                <text:p>0.887185</text:p>
              </table:table-cell>
              <table:table-cell office:value-type="float" office:value="0.887432">
                <text:p>0.887432</text:p>
              </table:table-cell>
              <table:table-cell office:value-type="float" office:value="0.887676">
                <text:p>0.887676</text:p>
              </table:table-cell>
              <table:table-cell office:value-type="float" office:value="0.887991">
                <text:p>0.887991</text:p>
              </table:table-cell>
              <table:table-cell office:value-type="float" office:value="0.910165">
                <text:p>0.910165</text:p>
              </table:table-cell>
              <table:table-cell office:value-type="float" office:value="0.913834">
                <text:p>0.913834</text:p>
              </table:table-cell>
              <table:table-cell office:value-type="float" office:value="0.916009">
                <text:p>0.916009</text:p>
              </table:table-cell>
              <table:table-cell office:value-type="float" office:value="0.918052">
                <text:p>0.918052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066">
                <text:p>0.892066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844641">
                <text:p>0.844641</text:p>
              </table:table-cell>
              <table:table-cell office:value-type="float" office:value="0.86619">
                <text:p>0.86619</text:p>
              </table:table-cell>
              <table:table-cell office:value-type="float" office:value="0.887141">
                <text:p>0.887141</text:p>
              </table:table-cell>
              <table:table-cell office:value-type="float" office:value="0.887441">
                <text:p>0.887441</text:p>
              </table:table-cell>
              <table:table-cell office:value-type="float" office:value="0.887698">
                <text:p>0.887698</text:p>
              </table:table-cell>
              <table:table-cell office:value-type="float" office:value="0.897942">
                <text:p>0.897942</text:p>
              </table:table-cell>
              <table:table-cell office:value-type="float" office:value="0.912931">
                <text:p>0.912931</text:p>
              </table:table-cell>
              <table:table-cell office:value-type="float" office:value="0.913986">
                <text:p>0.913986</text:p>
              </table:table-cell>
              <table:table-cell office:value-type="float" office:value="0.916008">
                <text:p>0.916008</text:p>
              </table:table-cell>
              <table:table-cell office:value-type="float" office:value="0.917771">
                <text:p>0.917771</text:p>
              </table:table-cell>
              <table:table-cell office:value-type="float" office:value="0.919494">
                <text:p>0.919494</text:p>
              </table:table-cell>
              <table:table-cell office:value-type="float" office:value="0.893175">
                <text:p>0.893175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843482">
                <text:p>0.843482</text:p>
              </table:table-cell>
              <table:table-cell office:value-type="float" office:value="0.860545">
                <text:p>0.860545</text:p>
              </table:table-cell>
              <table:table-cell office:value-type="float" office:value="0.887048">
                <text:p>0.887048</text:p>
              </table:table-cell>
              <table:table-cell office:value-type="float" office:value="0.887386">
                <text:p>0.887386</text:p>
              </table:table-cell>
              <table:table-cell office:value-type="float" office:value="0.887706">
                <text:p>0.887706</text:p>
              </table:table-cell>
              <table:table-cell office:value-type="float" office:value="0.900383">
                <text:p>0.900383</text:p>
              </table:table-cell>
              <table:table-cell office:value-type="float" office:value="0.913232">
                <text:p>0.913232</text:p>
              </table:table-cell>
              <table:table-cell office:value-type="float" office:value="0.914691">
                <text:p>0.914691</text:p>
              </table:table-cell>
              <table:table-cell office:value-type="float" office:value="0.91628">
                <text:p>0.91628</text:p>
              </table:table-cell>
              <table:table-cell office:value-type="float" office:value="0.917742">
                <text:p>0.917742</text:p>
              </table:table-cell>
              <table:table-cell office:value-type="float" office:value="0.919494">
                <text:p>0.919494</text:p>
              </table:table-cell>
              <table:table-cell office:value-type="float" office:value="0.89285">
                <text:p>0.89285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32747">
                <text:p>0.832747</text:p>
              </table:table-cell>
              <table:table-cell office:value-type="float" office:value="0.88371">
                <text:p>0.88371</text:p>
              </table:table-cell>
              <table:table-cell office:value-type="float" office:value="0.887333">
                <text:p>0.887333</text:p>
              </table:table-cell>
              <table:table-cell office:value-type="float" office:value="0.887547">
                <text:p>0.887547</text:p>
              </table:table-cell>
              <table:table-cell office:value-type="float" office:value="0.887967">
                <text:p>0.887967</text:p>
              </table:table-cell>
              <table:table-cell office:value-type="float" office:value="0.910011">
                <text:p>0.910011</text:p>
              </table:table-cell>
              <table:table-cell office:value-type="float" office:value="0.913085">
                <text:p>0.913085</text:p>
              </table:table-cell>
              <table:table-cell office:value-type="float" office:value="0.914356">
                <text:p>0.914356</text:p>
              </table:table-cell>
              <table:table-cell office:value-type="float" office:value="0.916271">
                <text:p>0.916271</text:p>
              </table:table-cell>
              <table:table-cell office:value-type="float" office:value="0.918043">
                <text:p>0.918043</text:p>
              </table:table-cell>
              <table:table-cell office:value-type="float" office:value="0.919494">
                <text:p>0.919494</text:p>
              </table:table-cell>
              <table:table-cell office:value-type="float" office:value="0.895107">
                <text:p>0.895107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40645">
                <text:p>0.840645</text:p>
              </table:table-cell>
              <table:table-cell office:value-type="float" office:value="0.868612">
                <text:p>0.868612</text:p>
              </table:table-cell>
              <table:table-cell office:value-type="float" office:value="0.887257">
                <text:p>0.887257</text:p>
              </table:table-cell>
              <table:table-cell office:value-type="float" office:value="0.887442">
                <text:p>0.887442</text:p>
              </table:table-cell>
              <table:table-cell office:value-type="float" office:value="0.887802">
                <text:p>0.887802</text:p>
              </table:table-cell>
              <table:table-cell office:value-type="float" office:value="0.904433">
                <text:p>0.904433</text:p>
              </table:table-cell>
              <table:table-cell office:value-type="float" office:value="0.913066">
                <text:p>0.913066</text:p>
              </table:table-cell>
              <table:table-cell office:value-type="float" office:value="0.91415">
                <text:p>0.91415</text:p>
              </table:table-cell>
              <table:table-cell office:value-type="float" office:value="0.916224">
                <text:p>0.916224</text:p>
              </table:table-cell>
              <table:table-cell office:value-type="float" office:value="0.917941">
                <text:p>0.917941</text:p>
              </table:table-cell>
              <table:table-cell office:value-type="float" office:value="0.919494">
                <text:p>0.919494</text:p>
              </table:table-cell>
              <table:table-cell office:value-type="float" office:value="0.893757">
                <text:p>0.893757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819827">
                <text:p>0.819827</text:p>
              </table:table-cell>
              <table:table-cell office:value-type="float" office:value="0.860955">
                <text:p>0.860955</text:p>
              </table:table-cell>
              <table:table-cell office:value-type="float" office:value="0.887114">
                <text:p>0.887114</text:p>
              </table:table-cell>
              <table:table-cell office:value-type="float" office:value="0.887386">
                <text:p>0.887386</text:p>
              </table:table-cell>
              <table:table-cell office:value-type="float" office:value="0.887653">
                <text:p>0.887653</text:p>
              </table:table-cell>
              <table:table-cell office:value-type="float" office:value="0.894674">
                <text:p>0.894674</text:p>
              </table:table-cell>
              <table:table-cell office:value-type="float" office:value="0.91251">
                <text:p>0.91251</text:p>
              </table:table-cell>
              <table:table-cell office:value-type="float" office:value="0.913606">
                <text:p>0.913606</text:p>
              </table:table-cell>
              <table:table-cell office:value-type="float" office:value="0.915834">
                <text:p>0.915834</text:p>
              </table:table-cell>
              <table:table-cell office:value-type="float" office:value="0.917782">
                <text:p>0.917782</text:p>
              </table:table-cell>
              <table:table-cell office:value-type="float" office:value="0.919494">
                <text:p>0.919494</text:p>
              </table:table-cell>
              <table:table-cell office:value-type="float" office:value="0.889734">
                <text:p>0.88973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8336">
                <text:p>0.8336</text:p>
              </table:table-cell>
              <table:table-cell office:value-type="float" office:value="0.857869">
                <text:p>0.857869</text:p>
              </table:table-cell>
              <table:table-cell office:value-type="float" office:value="0.886926">
                <text:p>0.886926</text:p>
              </table:table-cell>
              <table:table-cell office:value-type="float" office:value="0.88744">
                <text:p>0.88744</text:p>
              </table:table-cell>
              <table:table-cell office:value-type="float" office:value="0.887732">
                <text:p>0.887732</text:p>
              </table:table-cell>
              <table:table-cell office:value-type="float" office:value="0.894686">
                <text:p>0.894686</text:p>
              </table:table-cell>
              <table:table-cell office:value-type="float" office:value="0.912755">
                <text:p>0.912755</text:p>
              </table:table-cell>
              <table:table-cell office:value-type="float" office:value="0.914249">
                <text:p>0.914249</text:p>
              </table:table-cell>
              <table:table-cell office:value-type="float" office:value="0.916043">
                <text:p>0.916043</text:p>
              </table:table-cell>
              <table:table-cell office:value-type="float" office:value="0.917886">
                <text:p>0.917886</text:p>
              </table:table-cell>
              <table:table-cell office:value-type="float" office:value="0.919494">
                <text:p>0.919494</text:p>
              </table:table-cell>
              <table:table-cell office:value-type="float" office:value="0.890919">
                <text:p>0.890919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832502">
                <text:p>0.832502</text:p>
              </table:table-cell>
              <table:table-cell office:value-type="float" office:value="0.857883">
                <text:p>0.857883</text:p>
              </table:table-cell>
              <table:table-cell office:value-type="float" office:value="0.887043">
                <text:p>0.887043</text:p>
              </table:table-cell>
              <table:table-cell office:value-type="float" office:value="0.887488">
                <text:p>0.887488</text:p>
              </table:table-cell>
              <table:table-cell office:value-type="float" office:value="0.88783">
                <text:p>0.88783</text:p>
              </table:table-cell>
              <table:table-cell office:value-type="float" office:value="0.895315">
                <text:p>0.895315</text:p>
              </table:table-cell>
              <table:table-cell office:value-type="float" office:value="0.912617">
                <text:p>0.912617</text:p>
              </table:table-cell>
              <table:table-cell office:value-type="float" office:value="0.913988">
                <text:p>0.913988</text:p>
              </table:table-cell>
              <table:table-cell office:value-type="float" office:value="0.915843">
                <text:p>0.915843</text:p>
              </table:table-cell>
              <table:table-cell office:value-type="float" office:value="0.917534">
                <text:p>0.917534</text:p>
              </table:table-cell>
              <table:table-cell office:value-type="float" office:value="0.919494">
                <text:p>0.919494</text:p>
              </table:table-cell>
              <table:table-cell office:value-type="float" office:value="0.890804">
                <text:p>0.89080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834768">
                <text:p>0.834768</text:p>
              </table:table-cell>
              <table:table-cell office:value-type="float" office:value="0.859602">
                <text:p>0.859602</text:p>
              </table:table-cell>
              <table:table-cell office:value-type="float" office:value="0.887043">
                <text:p>0.887043</text:p>
              </table:table-cell>
              <table:table-cell office:value-type="float" office:value="0.887434">
                <text:p>0.887434</text:p>
              </table:table-cell>
              <table:table-cell office:value-type="float" office:value="0.887718">
                <text:p>0.887718</text:p>
              </table:table-cell>
              <table:table-cell office:value-type="float" office:value="0.888011">
                <text:p>0.888011</text:p>
              </table:table-cell>
              <table:table-cell office:value-type="float" office:value="0.910007">
                <text:p>0.910007</text:p>
              </table:table-cell>
              <table:table-cell office:value-type="float" office:value="0.913055">
                <text:p>0.913055</text:p>
              </table:table-cell>
              <table:table-cell office:value-type="float" office:value="0.9153">
                <text:p>0.9153</text:p>
              </table:table-cell>
              <table:table-cell office:value-type="float" office:value="0.917334">
                <text:p>0.917334</text:p>
              </table:table-cell>
              <table:table-cell office:value-type="float" office:value="0.919563">
                <text:p>0.919563</text:p>
              </table:table-cell>
              <table:table-cell office:value-type="float" office:value="0.890027">
                <text:p>0.890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